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2" style:family="table-cell" style:parent-style-name="Default" style:data-style-name="N0">
      <style:table-cell-properties fo:background-color="#FFFFFF"/>
    </style:style>
    <style:style style:name="ce3" style:family="table-cell" style:parent-style-name="Percent" style:data-style-name="N13">
      <style:table-cell-properties style:vertical-align="automatic" fo:background-color="#FFFFFF" style:repeat-content="false"/>
      <style:paragraph-properties fo:text-align="end" fo:margin-right="0cm"/>
    </style:style>
    <style:style style:name="ce4" style:family="table-cell" style:parent-style-name="Default" style:data-style-name="N30">
      <style:table-cell-properties fo:background-color="#FFFFFF" style:cell-protect="none"/>
    </style:style>
    <style:style style:name="ce5" style:family="table-cell" style:parent-style-name="Default" style:data-style-name="N30">
      <style:table-cell-properties fo:background-color="#FFFFFF" style:cell-protect="none"/>
    </style:style>
    <style:style style:name="ce6" style:family="table-cell" style:parent-style-name="Default" style:data-style-name="N0">
      <style:table-cell-properties fo:background-color="#FFFFFF"/>
    </style:style>
    <style:style style:name="ce7" style:family="table-cell" style:parent-style-name="Hyperlink" style:data-style-name="N0">
      <style:table-cell-properties style:vertical-align="automatic" fo:background-color="#FFFFFF"/>
      <style:text-properties fo:color="#0000FF" style:text-underline-style="solid" style:text-underline-type="single"/>
    </style:style>
    <style:style style:name="ce8" style:family="table-cell" style:parent-style-name="Default" style:data-style-name="N0">
      <style:table-cell-properties fo:background-color="#FFFFFF"/>
      <style:text-properties fo:color="#008080"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middle" fo:background-color="#FFFFFF"/>
      <style:text-properties fo:color="#008080" fo:font-size="12pt" style:font-size-asian="12pt" style:font-size-complex="12pt" fo:font-weight="bold" style:font-weight-asian="bold" style:font-weight-complex="bold"/>
    </style:style>
    <style:style style:name="ce10" style:family="table-cell" style:parent-style-name="Percent" style:data-style-name="N13">
      <style:table-cell-properties style:vertical-align="automatic" fo:background-color="#FFFFFF" style:cell-protect="none" style:repeat-content="false"/>
      <style:paragraph-properties fo:text-align="end" fo:margin-right="0cm"/>
      <style:text-properties fo:font-size="12pt" style:font-size-asian="12pt" style:font-size-complex="12pt"/>
    </style:style>
    <style:style style:name="ce11" style:family="table-cell" style:parent-style-name="Default" style:data-style-name="N0">
      <style:table-cell-properties style:vertical-align="middle" fo:wrap-option="wrap" fo:background-color="#FFFFFF" style:repeat-content="false"/>
      <style:paragraph-properties fo:text-align="start" fo:margin-left="0cm"/>
      <style:text-properties fo:font-style="italic" style:font-style-asian="italic" style:font-style-complex="italic" fo:font-weight="bold" style:font-weight-asian="bold" style:font-weight-complex="bold"/>
    </style:style>
    <style:style style:name="ce12" style:family="table-cell" style:parent-style-name="Default" style:data-style-name="N0">
      <style:table-cell-properties style:vertical-align="middle" fo:wrap-option="wrap" fo:background-color="#FFFFFF" style:repeat-content="false"/>
      <style:paragraph-properties fo:text-align="start" fo:margin-left="0cm"/>
      <style:text-properties fo:color="#FF0000" fo:font-style="italic" style:font-style-asian="italic" style:font-style-complex="italic" fo:font-weight="bold" style:font-weight-asian="bold" style:font-weight-complex="bold"/>
    </style:style>
    <style:style style:name="ce13" style:family="table-cell" style:parent-style-name="Default" style:data-style-name="N0">
      <style:table-cell-properties fo:border-top="none" fo:border-bottom="2pt solid #000000" fo:border-left="none" fo:border-right="none" style:vertical-align="middle" fo:wrap-option="wrap" fo:background-color="#FFFFFF" style:repeat-content="false"/>
      <style:paragraph-properties fo:text-align="start" fo:margin-left="0cm"/>
      <style:text-properties fo:color="#FF0000" fo:font-style="italic" style:font-style-asian="italic" style:font-style-complex="italic" fo:font-weight="bold" style:font-weight-asian="bold" style:font-weight-complex="bold"/>
    </style:style>
    <style:style style:name="ce14" style:family="table-cell" style:parent-style-name="Default" style:data-style-name="N0">
      <style:table-cell-properties style:vertical-align="automatic" fo:background-color="#FFFFFF"/>
      <style:text-properties fo:color="#FF0000" fo:font-weight="bold" style:font-weight-asian="bold" style:font-weight-complex="bold"/>
    </style:style>
    <style:style style:name="ce15" style:family="table-cell" style:parent-style-name="Default" style:data-style-name="N30">
      <style:table-cell-properties fo:background-color="#FFFFFF" style:cell-protect="none"/>
      <style:text-properties fo:color="#FF0000"/>
    </style:style>
    <style:style style:name="ce16" style:family="table-cell" style:parent-style-name="Default" style:data-style-name="N4">
      <style:table-cell-properties fo:border-top="2pt solid #000000" fo:border-bottom="thin solid #000000" fo:border-left="none" fo:border-right="none" style:vertical-align="automatic" fo:background-color="#FFFFFF" style:cell-protect="none" style:repeat-content="false"/>
      <style:paragraph-properties fo:text-align="start" fo:margin-left="0cm"/>
      <style:text-properties fo:color="#FF0000" fo:font-size="11pt" style:font-size-asian="11pt" style:font-size-complex="11pt" fo:font-weight="bold" style:font-weight-asian="bold" style:font-weight-complex="bold"/>
    </style:style>
    <style:style style:name="ce17" style:family="table-cell" style:parent-style-name="Default" style:data-style-name="N30">
      <style:table-cell-properties fo:border-top="2pt solid #000000" fo:border-bottom="thin solid #000000" fo:border-left="none" fo:border-right="none" style:vertical-align="automatic" fo:background-color="#FFFFFF" style:cell-protect="none" style:repeat-content="false"/>
      <style:paragraph-properties fo:text-align="center"/>
    </style:style>
    <style:style style:name="ce18" style:family="table-cell" style:parent-style-name="Default" style:data-style-name="N30">
      <style:table-cell-properties fo:border-top="2pt solid #000000" fo:border-bottom="thin solid #000000" fo:border-left="none" fo:border-right="none" style:vertical-align="middle" fo:background-color="#FFFFFF" style:cell-protect="none" style:repeat-content="false"/>
      <style:paragraph-properties fo:text-align="center"/>
      <style:text-properties fo:font-weight="bold" style:font-weight-asian="bold" style:font-weight-complex="bold"/>
    </style:style>
    <style:style style:name="ce19" style:family="table-cell" style:parent-style-name="Default" style:data-style-name="N30">
      <style:table-cell-properties fo:border-top="2pt solid #000000" fo:border-bottom="none" fo:border-left="none" fo:border-right="none" style:vertical-align="middle" fo:background-color="#FFFFFF" style:cell-protect="none"/>
      <style:text-properties fo:font-weight="bold" style:font-weight-asian="bold" style:font-weight-complex="bold"/>
    </style:style>
    <style:style style:name="ce20" style:family="table-cell" style:parent-style-name="Default" style:data-style-name="N30">
      <style:table-cell-properties style:vertical-align="automatic" fo:background-color="#FFFFFF" style:cell-protect="none" style:repeat-content="false"/>
      <style:paragraph-properties fo:text-align="start" fo:margin-left="0cm"/>
    </style:style>
    <style:style style:name="ce21" style:family="table-cell" style:parent-style-name="Default" style:data-style-name="N30">
      <style:table-cell-properties style:vertical-align="automatic" fo:background-color="#FFFFFF" style:cell-protect="none" style:repeat-content="false"/>
      <style:paragraph-properties fo:text-align="center"/>
    </style:style>
    <style:style style:name="ce22" style:family="table-cell" style:parent-style-name="Percent" style:data-style-name="N13">
      <style:table-cell-properties fo:border-top="thin solid #000000" fo:border-bottom="thin solid #000000" fo:border-left="none" fo:border-right="none" style:vertical-align="automatic" fo:wrap-option="wrap" fo:background-color="#FFFFFF" style:cell-protect="none" style:repeat-content="false"/>
      <style:paragraph-properties fo:text-align="center"/>
      <style:text-properties fo:font-weight="bold" style:font-weight-asian="bold" style:font-weight-complex="bold"/>
    </style:style>
    <style:style style:name="ce23" style:family="table-cell" style:parent-style-name="Percent" style:data-style-name="N13">
      <style:table-cell-properties fo:border-top="thin solid #000000" fo:border-bottom="none" fo:border-left="none" fo:border-right="none" style:vertical-align="automatic" fo:wrap-option="wrap" fo:background-color="#FFFFFF" style:cell-protect="none" style:repeat-content="false"/>
      <style:paragraph-properties fo:text-align="center"/>
      <style:text-properties fo:font-weight="bold" style:font-weight-asian="bold" style:font-weight-complex="bold"/>
    </style:style>
    <style:style style:name="ce24" style:family="table-cell" style:parent-style-name="Percent" style:data-style-name="N13">
      <style:table-cell-properties style:vertical-align="automatic" fo:wrap-option="wrap" fo:background-color="#FFFFFF" style:cell-protect="none"/>
      <style:text-properties fo:font-weight="bold" style:font-weight-asian="bold" style:font-weight-complex="bold"/>
    </style:style>
    <style:style style:name="ce25" style:family="table-cell" style:parent-style-name="Percent" style:data-style-name="N13">
      <style:table-cell-properties fo:border-top="thin solid #000000" fo:border-bottom="thin solid #000000" fo:border-left="none" fo:border-right="none" style:vertical-align="middle" fo:wrap-option="wrap" fo:background-color="#FFFFFF" style:cell-protect="none" style:repeat-content="false"/>
      <style:paragraph-properties fo:text-align="center"/>
      <style:text-properties fo:font-weight="bold" style:font-weight-asian="bold" style:font-weight-complex="bold"/>
    </style:style>
    <style:style style:name="ce26" style:family="table-cell" style:parent-style-name="Percent" style:data-style-name="N13">
      <style:table-cell-properties fo:border-top="thin solid #000000" fo:border-bottom="none" fo:border-left="none" fo:border-right="none" style:vertical-align="middle" fo:wrap-option="wrap" fo:background-color="#FFFFFF" style:cell-protect="none" style:repeat-content="false"/>
      <style:paragraph-properties fo:text-align="center"/>
      <style:text-properties fo:font-weight="bold" style:font-weight-asian="bold" style:font-weight-complex="bold"/>
    </style:style>
    <style:style style:name="ce27" style:family="table-cell" style:parent-style-name="Default" style:data-style-name="N30">
      <style:table-cell-properties fo:border-top="none" fo:border-bottom="2pt solid #000000" fo:border-left="none" fo:border-right="none" style:vertical-align="automatic" fo:wrap-option="wrap" fo:background-color="#FFFFFF" style:cell-protect="none" style:repeat-content="false"/>
      <style:paragraph-properties fo:text-align="start" fo:margin-left="0cm"/>
      <style:text-properties fo:font-weight="bold" style:font-weight-asian="bold" style:font-weight-complex="bold"/>
    </style:style>
    <style:style style:name="ce28" style:family="table-cell" style:parent-style-name="Default" style:data-style-name="N30">
      <style:table-cell-properties fo:border-top="none" fo:border-bottom="2pt solid #000000" fo:border-left="none" fo:border-right="none" style:vertical-align="automatic" fo:wrap-option="wrap" fo:background-color="#FFFFFF" style:cell-protect="none"/>
    </style:style>
    <style:style style:name="ce29" style:family="table-cell" style:parent-style-name="Percent" style:data-style-name="N0">
      <style:table-cell-properties fo:border-top="none" fo:border-bottom="2pt solid #000000" fo:border-left="none" fo:border-right="none" style:vertical-align="automatic" fo:wrap-option="wrap" fo:background-color="#FFFFFF" style:cell-protect="none" style:repeat-content="false"/>
      <style:paragraph-properties fo:text-align="end" fo:margin-right="0cm"/>
      <style:text-properties fo:font-weight="bold" style:font-weight-asian="bold" style:font-weight-complex="bold"/>
    </style:style>
    <style:style style:name="ce30" style:family="table-cell" style:parent-style-name="Comma" style:data-style-name="N3">
      <style:table-cell-properties fo:border-top="none" fo:border-bottom="2pt solid #000000" fo:border-left="none" fo:border-right="none" style:vertical-align="automatic" fo:wrap-option="wrap" fo:background-color="#FFFFFF" style:cell-protect="none" style:repeat-content="false"/>
      <style:paragraph-properties fo:text-align="center"/>
      <style:text-properties fo:font-weight="bold" style:font-weight-asian="bold" style:font-weight-complex="bold"/>
    </style:style>
    <style:style style:name="ce31" style:family="table-cell" style:parent-style-name="Comma" style:data-style-name="N3">
      <style:table-cell-properties style:vertical-align="automatic" fo:wrap-option="wrap" fo:background-color="#FFFFFF" style:cell-protect="none" style:repeat-content="false"/>
      <style:paragraph-properties fo:text-align="center"/>
      <style:text-properties fo:font-weight="bold" style:font-weight-asian="bold" style:font-weight-complex="bold"/>
    </style:style>
    <style:style style:name="ce32" style:family="table-cell" style:parent-style-name="Default" style:data-style-name="N30">
      <style:table-cell-properties fo:border-top="none" fo:border-bottom="2pt solid #000000" fo:border-left="none" fo:border-right="none" style:vertical-align="automatic" fo:wrap-option="wrap" fo:background-color="#FFFFFF" style:cell-protect="none" style:repeat-content="false"/>
      <style:paragraph-properties fo:text-align="center"/>
      <style:text-properties fo:font-weight="bold" style:font-weight-asian="bold" style:font-weight-complex="bold"/>
    </style:style>
    <style:style style:name="ce33" style:family="table-cell" style:parent-style-name="Default" style:data-style-name="N30">
      <style:table-cell-properties style:vertical-align="automatic" fo:wrap-option="wrap" fo:background-color="#FFFFFF" style:cell-protect="none"/>
    </style:style>
    <style:style style:name="ce34" style:family="table-cell" style:parent-style-name="Default" style:data-style-name="N30">
      <style:table-cell-properties style:vertical-align="automatic" fo:wrap-option="wrap" fo:background-color="#FFFFFF" style:cell-protect="none"/>
      <style:text-properties fo:color="#FF0000"/>
    </style:style>
    <style:style style:name="ce35" style:family="table-cell" style:parent-style-name="Default" style:data-style-name="N30">
      <style:table-cell-properties style:vertical-align="automatic" fo:background-color="#FFFFFF" style:cell-protect="none" style:repeat-content="false"/>
      <style:paragraph-properties fo:text-align="start" fo:margin-left="0cm"/>
      <style:text-properties fo:font-weight="bold" style:font-weight-asian="bold" style:font-weight-complex="bold"/>
    </style:style>
    <style:style style:name="ce36" style:family="table-cell" style:parent-style-name="Percent" style:data-style-name="N36">
      <style:table-cell-properties style:vertical-align="automatic" fo:background-color="#FFFFFF" style:cell-protect="none" style:repeat-content="false"/>
      <style:paragraph-properties fo:text-align="end" fo:margin-right="0cm"/>
      <style:text-properties fo:font-weight="bold" style:font-weight-asian="bold" style:font-weight-complex="bold"/>
    </style:style>
    <style:style style:name="ce37" style:family="table-cell" style:parent-style-name="Percent" style:data-style-name="N38">
      <style:table-cell-properties style:vertical-align="automatic" fo:background-color="#FFFFFF" style:cell-protect="none" style:repeat-content="false"/>
      <style:paragraph-properties fo:text-align="end" fo:margin-right="0cm"/>
      <style:text-properties fo:font-weight="bold" style:font-weight-asian="bold" style:font-weight-complex="bold"/>
    </style:style>
    <style:style style:name="ce38" style:family="table-cell" style:parent-style-name="Default" style:data-style-name="N37">
      <style:table-cell-properties fo:background-color="#FFFFFF" style:cell-protect="none"/>
      <style:text-properties fo:font-weight="bold" style:font-weight-asian="bold" style:font-weight-complex="bold"/>
    </style:style>
    <style:style style:name="ce39" style:family="table-cell" style:parent-style-name="Percent_32_2" style:data-style-name="N38">
      <style:table-cell-properties fo:border-top="2pt solid #000000" fo:border-bottom="none" fo:border-left="none" fo:border-right="none" style:vertical-align="automatic" fo:background-color="#FFFFFF" style:cell-protect="none" style:repeat-content="false"/>
      <style:paragraph-properties fo:text-align="end" fo:margin-right="0cm"/>
      <style:text-properties fo:font-weight="bold" style:font-weight-asian="bold" style:font-weight-complex="bold"/>
    </style:style>
    <style:style style:name="ce40" style:family="table-cell" style:parent-style-name="Percent_32_2" style:data-style-name="N1">
      <style:table-cell-properties style:vertical-align="automatic" fo:background-color="#FFFFFF"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41" style:family="table-cell" style:parent-style-name="Default" style:data-style-name="N30">
      <style:table-cell-properties fo:background-color="#FFFFFF" style:cell-protect="none"/>
      <style:text-properties fo:font-weight="bold" style:font-weight-asian="bold" style:font-weight-complex="bold"/>
    </style:style>
    <style:style style:name="ce42" style:family="table-cell" style:parent-style-name="Percent" style:data-style-name="N36">
      <style:table-cell-properties style:vertical-align="automatic" fo:background-color="#FFFFFF" style:cell-protect="none"/>
      <style:text-properties fo:font-weight="bold" style:font-weight-asian="bold" style:font-weight-complex="bold"/>
    </style:style>
    <style:style style:name="ce43" style:family="table-cell" style:parent-style-name="Comma" style:data-style-name="N39">
      <style:table-cell-properties fo:background-color="#FFFFFF" style:cell-protect="none"/>
      <style:text-properties fo:color="#FF0000"/>
    </style:style>
    <style:style style:name="ce44" style:family="table-cell" style:parent-style-name="Default" style:data-style-name="N3">
      <style:table-cell-properties style:vertical-align="automatic" fo:background-color="#FFFFFF" style:cell-protect="none" style:repeat-content="false"/>
      <style:paragraph-properties fo:text-align="start" fo:margin-left="0cm"/>
    </style:style>
    <style:style style:name="ce45" style:family="table-cell" style:parent-style-name="Percent" style:data-style-name="N36">
      <style:table-cell-properties style:vertical-align="automatic" fo:background-color="#FFFFFF" style:cell-protect="none" style:repeat-content="false"/>
      <style:paragraph-properties fo:text-align="end" fo:margin-right="0cm"/>
    </style:style>
    <style:style style:name="ce46" style:family="table-cell" style:parent-style-name="Default" style:data-style-name="N38">
      <style:table-cell-properties style:vertical-align="automatic" fo:background-color="#FFFFFF" style:cell-protect="none" style:repeat-content="false"/>
      <style:paragraph-properties fo:text-align="end" fo:margin-right="0cm"/>
    </style:style>
    <style:style style:name="ce47" style:family="table-cell" style:parent-style-name="Default" style:data-style-name="N37">
      <style:table-cell-properties fo:background-color="#FFFFFF" style:cell-protect="none"/>
    </style:style>
    <style:style style:name="ce48" style:family="table-cell" style:parent-style-name="Percent_32_2" style:data-style-name="N38">
      <style:table-cell-properties style:vertical-align="automatic" fo:background-color="#FFFFFF" style:cell-protect="none" style:repeat-content="false"/>
      <style:paragraph-properties fo:text-align="end" fo:margin-right="0cm"/>
    </style:style>
    <style:style style:name="ce49" style:family="table-cell" style:parent-style-name="Percent_32_2" style:data-style-name="N1">
      <style:table-cell-properties style:vertical-align="automatic" fo:background-color="#FFFFFF" style:cell-protect="none" style:repeat-content="false"/>
      <style:paragraph-properties fo:text-align="center"/>
      <style:text-properties fo:font-style="italic" style:font-style-asian="italic" style:font-style-complex="italic"/>
    </style:style>
    <style:style style:name="ce50" style:family="table-cell" style:parent-style-name="Default" style:data-style-name="N36">
      <style:table-cell-properties style:vertical-align="automatic" fo:background-color="#FFFFFF" style:cell-protect="none"/>
    </style:style>
    <style:style style:name="ce51" style:family="table-cell" style:parent-style-name="Default" style:data-style-name="N38">
      <style:table-cell-properties style:vertical-align="automatic" fo:background-color="#FFFFFF" style:cell-protect="none" style:repeat-content="false"/>
      <style:paragraph-properties fo:text-align="end" fo:margin-right="0cm"/>
      <style:text-properties fo:color="#808080" fo:font-weight="bold" style:font-weight-asian="bold" style:font-weight-complex="bold"/>
    </style:style>
    <style:style style:name="ce52" style:family="table-cell" style:parent-style-name="Default" style:data-style-name="N0">
      <style:table-cell-properties fo:background-color="#FFFFFF" style:cell-protect="none"/>
    </style:style>
    <style:style style:name="ce53" style:family="table-cell" style:parent-style-name="Default" style:data-style-name="N3">
      <style:table-cell-properties style:vertical-align="automatic" fo:background-color="#FFFFFF" style:cell-protect="none" style:repeat-content="false"/>
      <style:paragraph-properties fo:text-align="start" fo:margin-left="0cm"/>
      <style:text-properties fo:font-weight="bold" style:font-weight-asian="bold" style:font-weight-complex="bold"/>
    </style:style>
    <style:style style:name="ce54" style:family="table-cell" style:parent-style-name="Percent_32_2" style:data-style-name="N38">
      <style:table-cell-properties style:vertical-align="automatic" fo:background-color="#FFFFFF" style:cell-protect="none" style:repeat-content="false"/>
      <style:paragraph-properties fo:text-align="end" fo:margin-right="0cm"/>
      <style:text-properties fo:font-weight="bold" style:font-weight-asian="bold" style:font-weight-complex="bold"/>
    </style:style>
    <style:style style:name="ce55" style:family="table-cell" style:parent-style-name="Default" style:data-style-name="N30">
      <style:table-cell-properties style:vertical-align="automatic" fo:background-color="#FFFFFF" style:cell-protect="none" style:repeat-content="false"/>
      <style:paragraph-properties fo:text-align="start" fo:margin-left="0.353cm"/>
    </style:style>
    <style:style style:name="ce56" style:family="table-cell" style:parent-style-name="Default" style:data-style-name="N0">
      <style:table-cell-properties style:vertical-align="automatic" fo:background-color="#FFFFFF" style:cell-protect="none" style:repeat-content="false"/>
      <style:paragraph-properties fo:text-align="start" fo:margin-left="0.353cm"/>
    </style:style>
    <style:style style:name="ce57" style:family="table-cell" style:parent-style-name="Default" style:data-style-name="N2">
      <style:table-cell-properties fo:background-color="#FFFFFF" style:cell-protect="none"/>
      <style:text-properties fo:font-weight="bold" style:font-weight-asian="bold" style:font-weight-complex="bold"/>
    </style:style>
    <style:style style:name="ce58" style:family="table-cell" style:parent-style-name="Comma" style:data-style-name="N39">
      <style:table-cell-properties fo:background-color="#FFFFFF" style:cell-protect="none"/>
      <style:text-properties fo:color="#2F75B5"/>
    </style:style>
    <style:style style:name="ce59" style:family="table-cell" style:parent-style-name="Percent" style:data-style-name="N36">
      <style:table-cell-properties style:vertical-align="automatic" fo:background-color="#FFFFFF" style:cell-protect="none"/>
    </style:style>
    <style:style style:name="ce60" style:family="table-cell" style:parent-style-name="Default" style:data-style-name="N3">
      <style:table-cell-properties style:vertical-align="automatic" fo:background-color="#FFFFFF" style:cell-protect="none" style:repeat-content="false"/>
      <style:paragraph-properties fo:text-align="start" fo:margin-left="0cm"/>
      <style:text-properties fo:color="#808080"/>
    </style:style>
    <style:style style:name="ce61" style:family="table-cell" style:parent-style-name="Default" style:data-style-name="N30">
      <style:table-cell-properties style:vertical-align="automatic" fo:background-color="#FFFFFF" style:cell-protect="none" style:repeat-content="false"/>
      <style:paragraph-properties fo:text-align="start" fo:margin-left="0.706cm"/>
      <style:text-properties fo:color="#808080"/>
    </style:style>
    <style:style style:name="ce62" style:family="table-cell" style:parent-style-name="Percent_32_2" style:data-style-name="N38">
      <style:table-cell-properties style:vertical-align="automatic" fo:background-color="#FFFFFF" style:cell-protect="none" style:repeat-content="false"/>
      <style:paragraph-properties fo:text-align="end" fo:margin-right="0cm"/>
      <style:text-properties fo:color="#808080"/>
    </style:style>
    <style:style style:name="ce63" style:family="table-cell" style:parent-style-name="Percent_32_2" style:data-style-name="N1">
      <style:table-cell-properties style:vertical-align="automatic" fo:background-color="#FFFFFF" style:cell-protect="none" style:repeat-content="false"/>
      <style:paragraph-properties fo:text-align="center"/>
      <style:text-properties fo:color="#808080" fo:font-style="italic" style:font-style-asian="italic" style:font-style-complex="italic"/>
    </style:style>
    <style:style style:name="ce64" style:family="table-cell" style:parent-style-name="Comma_32_2" style:data-style-name="N3">
      <style:table-cell-properties style:vertical-align="automatic" fo:background-color="#FFFFFF" style:cell-protect="none" style:repeat-content="false"/>
      <style:paragraph-properties fo:text-align="start" fo:margin-left="0cm"/>
    </style:style>
    <style:style style:name="ce65" style:family="table-cell" style:parent-style-name="Default" style:data-style-name="N0">
      <style:table-cell-properties style:vertical-align="automatic" fo:background-color="#FFFFFF" style:repeat-content="false"/>
      <style:paragraph-properties fo:text-align="start" fo:margin-left="0.353cm"/>
    </style:style>
    <style:style style:name="ce66" style:family="table-cell" style:parent-style-name="Default" style:data-style-name="N0">
      <style:table-cell-properties fo:background-color="#FFFFFF" style:cell-protect="none"/>
      <style:text-properties fo:font-weight="bold" style:font-weight-asian="bold" style:font-weight-complex="bold"/>
    </style:style>
    <style:style style:name="ce67" style:family="table-cell" style:parent-style-name="Default" style:data-style-name="N36">
      <style:table-cell-properties style:vertical-align="automatic" fo:wrap-option="wrap" fo:background-color="#FFFFFF" style:cell-protect="none"/>
    </style:style>
    <style:style style:name="ce68" style:family="table-cell" style:parent-style-name="Default" style:data-style-name="N30">
      <style:table-cell-properties style:vertical-align="automatic" fo:background-color="#FFFFFF" style:cell-protect="none" style:repeat-content="false"/>
      <style:paragraph-properties fo:text-align="center"/>
      <style:text-properties style:text-position="33%"/>
    </style:style>
    <style:style style:name="ce69" style:family="table-cell" style:parent-style-name="Default" style:data-style-name="N30">
      <style:table-cell-properties fo:background-color="#FFFFFF" style:cell-protect="none"/>
      <style:text-properties style:text-position="33%"/>
    </style:style>
    <style:style style:name="ce70" style:family="table-cell" style:parent-style-name="Default" style:data-style-name="N3">
      <style:table-cell-properties fo:border-top="none" fo:border-bottom="thin solid #000000" fo:border-left="none" fo:border-right="none" style:vertical-align="automatic" fo:background-color="#FFFFFF" style:cell-protect="none" style:repeat-content="false"/>
      <style:paragraph-properties fo:text-align="start" fo:margin-left="0cm"/>
      <style:text-properties fo:color="#808080"/>
    </style:style>
    <style:style style:name="ce71" style:family="table-cell" style:parent-style-name="Default" style:data-style-name="N30">
      <style:table-cell-properties fo:border-top="none" fo:border-bottom="thin solid #000000" fo:border-left="none" fo:border-right="none" style:vertical-align="automatic" fo:background-color="#FFFFFF" style:cell-protect="none" style:repeat-content="false"/>
      <style:paragraph-properties fo:text-align="start" fo:margin-left="0.706cm"/>
      <style:text-properties fo:color="#808080"/>
    </style:style>
    <style:style style:name="ce72" style:family="table-cell" style:parent-style-name="Percent" style:data-style-name="N36">
      <style:table-cell-properties fo:border-top="none" fo:border-bottom="thin solid #000000" fo:border-left="none" fo:border-right="none" style:vertical-align="automatic" fo:background-color="#FFFFFF" style:cell-protect="none" style:repeat-content="false"/>
      <style:paragraph-properties fo:text-align="end" fo:margin-right="0cm"/>
    </style:style>
    <style:style style:name="ce73" style:family="table-cell" style:parent-style-name="Default" style:data-style-name="N38">
      <style:table-cell-properties fo:border-top="none" fo:border-bottom="thin solid #000000" fo:border-left="none" fo:border-right="none" style:vertical-align="automatic" fo:background-color="#FFFFFF" style:cell-protect="none" style:repeat-content="false"/>
      <style:paragraph-properties fo:text-align="end" fo:margin-right="0cm"/>
    </style:style>
    <style:style style:name="ce74" style:family="table-cell" style:parent-style-name="Default" style:data-style-name="N30">
      <style:table-cell-properties fo:border-top="none" fo:border-bottom="thin solid #000000" fo:border-left="none" fo:border-right="none" style:vertical-align="automatic" fo:background-color="#FFFFFF" style:cell-protect="none" style:repeat-content="false"/>
      <style:paragraph-properties fo:text-align="start" fo:margin-left="0cm"/>
    </style:style>
    <style:style style:name="ce75" style:family="table-cell" style:parent-style-name="Percent_32_2" style:data-style-name="N38">
      <style:table-cell-properties fo:border-top="none" fo:border-bottom="thin solid #000000" fo:border-left="none" fo:border-right="none" style:vertical-align="automatic" fo:background-color="#FFFFFF" style:cell-protect="none" style:repeat-content="false"/>
      <style:paragraph-properties fo:text-align="end" fo:margin-right="0cm"/>
      <style:text-properties fo:color="#808080"/>
    </style:style>
    <style:style style:name="ce76" style:family="table-cell" style:parent-style-name="Percent_32_2" style:data-style-name="N1">
      <style:table-cell-properties fo:border-top="none" fo:border-bottom="thin solid #000000" fo:border-left="none" fo:border-right="none" style:vertical-align="automatic" fo:background-color="#FFFFFF" style:cell-protect="none" style:repeat-content="false"/>
      <style:paragraph-properties fo:text-align="center"/>
      <style:text-properties fo:color="#808080" fo:font-style="italic" style:font-style-asian="italic" style:font-style-complex="italic"/>
    </style:style>
    <style:style style:name="ce77" style:family="table-cell" style:parent-style-name="Default" style:data-style-name="N30">
      <style:table-cell-properties fo:border-top="none" fo:border-bottom="thin solid #000000" fo:border-left="none" fo:border-right="none" fo:background-color="#FFFFFF" style:cell-protect="none"/>
      <style:text-properties style:text-position="33%"/>
    </style:style>
    <style:style style:name="ce78" style:family="table-cell" style:parent-style-name="Default" style:data-style-name="N36">
      <style:table-cell-properties fo:border-top="none" fo:border-bottom="thin solid #000000" fo:border-left="none" fo:border-right="none" style:vertical-align="automatic" fo:background-color="#FFFFFF" style:cell-protect="none"/>
    </style:style>
    <style:style style:name="ce79" style:family="table-cell" style:parent-style-name="Default" style:data-style-name="N38">
      <style:table-cell-properties fo:border-top="none" fo:border-bottom="thin solid #000000" fo:border-left="none" fo:border-right="none" style:vertical-align="automatic" fo:background-color="#FFFFFF" style:cell-protect="none" style:repeat-content="false"/>
      <style:paragraph-properties fo:text-align="end" fo:margin-right="0cm"/>
      <style:text-properties fo:color="#808080" fo:font-weight="bold" style:font-weight-asian="bold" style:font-weight-complex="bold"/>
    </style:style>
    <style:style style:name="ce80" style:family="table-cell" style:parent-style-name="Default" style:data-style-name="N30">
      <style:table-cell-properties fo:border-top="none" fo:border-bottom="thin solid #000000" fo:border-left="none" fo:border-right="none" fo:background-color="#FFFFFF" style:cell-protect="none"/>
    </style:style>
    <style:style style:name="ce81" style:family="table-cell" style:parent-style-name="Percent" style:data-style-name="N13">
      <style:table-cell-properties style:vertical-align="automatic" fo:background-color="#FFFFFF" style:cell-protect="none" style:repeat-content="false"/>
      <style:paragraph-properties fo:text-align="end" fo:margin-right="0cm"/>
    </style:style>
    <style:style style:name="ce82" style:family="table-cell" style:parent-style-name="Default" style:data-style-name="N36">
      <style:table-cell-properties style:vertical-align="automatic" fo:background-color="#FFFFFF" style:cell-protect="none" style:repeat-content="false"/>
      <style:paragraph-properties fo:text-align="end" fo:margin-right="0cm"/>
    </style:style>
    <style:style style:name="ce83" style:family="table-cell" style:parent-style-name="Hyperlink" style:data-style-name="N30">
      <style:table-cell-properties style:vertical-align="automatic" fo:wrap-option="wrap" fo:background-color="#FFFFFF" style:cell-protect="none" style:repeat-content="false"/>
      <style:paragraph-properties fo:text-align="start" fo:margin-left="0cm"/>
      <style:text-properties fo:color="#0000FF" style:text-underline-style="solid" style:text-underline-type="single"/>
    </style:style>
    <style:style style:name="ce84" style:family="table-cell" style:parent-style-name="Default" style:data-style-name="N3">
      <style:table-cell-properties style:vertical-align="automatic" fo:background-color="#FFFFFF" style:cell-protect="none" style:repeat-content="false"/>
      <style:paragraph-properties fo:text-align="end" fo:margin-right="0cm"/>
    </style:style>
    <style:style style:name="ce85" style:family="table-cell" style:parent-style-name="Default" style:data-style-name="N36">
      <style:table-cell-properties fo:background-color="#FFFFFF" style:cell-protect="none"/>
    </style:style>
    <style:style style:name="ce86" style:family="table-cell" style:parent-style-name="Default" style:data-style-name="N3">
      <style:table-cell-properties style:vertical-align="automatic" fo:background-color="#FFFFFF" style:cell-protect="none" style:repeat-content="false"/>
      <style:paragraph-properties fo:text-align="center"/>
    </style:style>
    <style:style style:name="ce87" style:family="table-cell" style:parent-style-name="Normal_32_2"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30">
      <style:table-cell-properties style:vertical-align="automatic" fo:background-color="#FFFFFF" style:cell-protect="none" style:repeat-content="false"/>
      <style:paragraph-properties fo:text-align="start" fo:margin-left="0cm"/>
    </style:style>
    <style:style style:name="ce89" style:family="table-cell" style:parent-style-name="Hyperlink" style:data-style-name="N0">
      <style:table-cell-properties style:vertical-align="automatic" fo:background-color="#FFFFFF"/>
      <style:text-properties fo:color="#0000FF" style:text-underline-style="solid" style:text-underline-type="single"/>
    </style:style>
    <style:style style:name="ce90" style:family="table-cell" style:parent-style-name="Default" style:data-style-name="N0">
      <style:table-cell-properties style:vertical-align="automatic" fo:background-color="#FFFFFF" style:repeat-content="false"/>
      <style:paragraph-properties fo:text-align="start" fo:margin-left="0cm"/>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80808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67229166666667cm"/>
    </style:style>
    <style:style style:name="co2" style:family="table-column">
      <style:table-column-properties fo:break-before="auto" style:column-width="7.17020833333333cm" style:use-optimal-column-width="true"/>
    </style:style>
    <style:style style:name="co3" style:family="table-column">
      <style:table-column-properties fo:break-before="auto" style:column-width="2.778125cm"/>
    </style:style>
    <style:style style:name="co4" style:family="table-column">
      <style:table-column-properties fo:break-before="auto" style:column-width="0.635cm"/>
    </style:style>
    <style:style style:name="co5" style:family="table-column">
      <style:table-column-properties fo:break-before="auto" style:column-width="2.19604166666667cm"/>
    </style:style>
    <style:style style:name="co6" style:family="table-column">
      <style:table-column-properties fo:break-before="auto" style:column-width="3.12208333333333cm" style:use-optimal-column-width="true"/>
    </style:style>
    <style:style style:name="ro1" style:family="table-row">
      <style:table-row-properties style:row-height="15.6pt" style:use-optimal-row-height="true" fo:break-before="auto"/>
    </style:style>
    <style:style style:name="ro2" style:family="table-row">
      <style:table-row-properties style:row-height="13.2pt" style:use-optimal-row-height="true" fo:break-before="auto"/>
    </style:style>
    <style:style style:name="ro3" style:family="table-row">
      <style:table-row-properties style:row-height="24.75pt" style:use-optimal-row-height="false" fo:break-before="auto"/>
    </style:style>
    <style:style style:name="ro4" style:family="table-row">
      <style:table-row-properties style:row-height="41.2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30.75pt" style:use-optimal-row-height="false" fo:break-before="auto"/>
    </style:style>
    <style:style style:name="ro7" style:family="table-row">
      <style:table-row-properties style:row-height="23.25pt" style:use-optimal-row-height="false" fo:break-before="auto"/>
    </style:style>
    <style:style style:name="ro8" style:family="table-row">
      <style:table-row-properties style:row-height="22.95pt" style:use-optimal-row-height="false" fo:break-before="auto"/>
    </style:style>
    <style:style style:name="ro9" style:family="table-row">
      <style:table-row-properties style:row-height="13.05pt" style:use-optimal-row-height="false" fo:break-before="auto"/>
    </style:style>
    <style:style style:name="ro10" style:family="table-row">
      <style:table-row-properties style:row-height="13.2pt" style:use-optimal-row-height="false" fo:break-before="auto"/>
    </style:style>
    <style:style style:name="ro11" style:family="table-row">
      <style:table-row-properties style:row-height="14.55pt" style:use-optimal-row-height="false" fo:break-before="auto"/>
    </style:style>
    <style:style style:name="ro12" style:family="table-row">
      <style:table-row-properties style:row-height="14.55pt" style:use-optimal-row-height="false" fo:break-before="page"/>
    </style:style>
    <style:style style:name="ro13" style:family="table-row">
      <style:table-row-properties style:row-height="12.75pt" style:use-optimal-row-height="false" fo:break-before="auto"/>
    </style:style>
    <style:style style:name="ro1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W0901" table:style-name="ta1">
        <table:table-column table:style-name="co1" table:default-cell-style-name="ce20"/>
        <table:table-column table:style-name="co2" table:default-cell-style-name="ce4"/>
        <table:table-column table:style-name="co3" table:default-cell-style-name="ce81"/>
        <table:table-column table:style-name="co3" table:default-cell-style-name="ce4"/>
        <table:table-column table:style-name="co4" table:default-cell-style-name="ce5"/>
        <table:table-column table:style-name="co3" table:number-columns-repeated="2" table:default-cell-style-name="ce4"/>
        <table:table-column table:style-name="co4" table:default-cell-style-name="ce4"/>
        <table:table-column table:style-name="co3" table:number-columns-repeated="2" table:default-cell-style-name="ce4"/>
        <table:table-column table:style-name="co4" table:default-cell-style-name="ce4"/>
        <table:table-column table:style-name="co3" table:number-columns-repeated="2" table:default-cell-style-name="ce4"/>
        <table:table-column table:style-name="co5" table:default-cell-style-name="ce4"/>
        <table:table-column table:style-name="co6" table:default-cell-style-name="ce4"/>
        <table:table-column table:style-name="co5" table:number-columns-repeated="16369" table:default-cell-style-name="ce4"/>
        <table:table-row table:style-name="ro1">
          <table:table-cell office:value-type="string" table:style-name="ce1">
            <text:p>Department for Transport statistics</text:p>
          </table:table-cell>
          <table:table-cell table:style-name="ce2"/>
          <table:table-cell table:style-name="ce3"/>
          <table:table-cell table:style-name="ce4"/>
          <table:table-cell table:style-name="ce5"/>
          <table:table-cell table:number-columns-repeated="10" table:style-name="ce4"/>
          <table:table-cell table:number-columns-repeated="16369" table:style-name="ce6"/>
        </table:table-row>
        <table:table-row table:style-name="ro2">
          <table:table-cell office:value-type="string" table:style-name="ce7">
            <text:p><text:a xlink:href="https://www.gov.uk/government/organisations/department-for-transport/series/walking-and-cycling-statistics">Walking and Cycling Statistics (www.gov.uk/government/organisations/department-for-transport/series/walking-and-cycling-statistics)</text:a></text:p>
          </table:table-cell>
          <table:table-cell table:style-name="ce2"/>
          <table:table-cell table:style-name="ce3"/>
          <table:table-cell table:style-name="ce4"/>
          <table:table-cell table:style-name="ce5"/>
          <table:table-cell table:number-columns-repeated="10" table:style-name="ce4"/>
          <table:table-cell table:number-columns-repeated="16369" table:style-name="ce6"/>
        </table:table-row>
        <table:table-row table:style-name="ro1">
          <table:table-cell office:value-type="string" table:style-name="ce8">
            <text:p>Table CW0901</text:p>
          </table:table-cell>
          <table:table-cell table:style-name="ce2"/>
          <table:table-cell table:style-name="ce3"/>
          <table:table-cell table:style-name="ce4"/>
          <table:table-cell table:style-name="ce5"/>
          <table:table-cell table:number-columns-repeated="10" table:style-name="ce4"/>
          <table:table-cell table:number-columns-repeated="16369" table:style-name="ce6"/>
        </table:table-row>
        <table:table-row table:style-name="ro1">
          <table:table-cell office:value-type="string" table:style-name="ce9">
            <text:p>Cycling to work: Data from the 2011 Census, with Department for Transport statistics for comparison</text:p>
          </table:table-cell>
          <table:table-cell table:style-name="ce4"/>
          <table:table-cell table:style-name="ce10"/>
          <table:table-cell table:style-name="ce4"/>
          <table:table-cell table:style-name="ce5"/>
          <table:table-cell table:number-columns-repeated="10" table:style-name="ce4"/>
          <table:table-cell table:number-columns-repeated="16369" table:style-name="ce6"/>
        </table:table-row>
        <table:table-row table:style-name="ro3">
          <table:table-cell table:style-name="ce11"/>
          <table:table-cell table:number-columns-repeated="4" table:style-name="ce12"/>
          <table:table-cell table:number-columns-repeated="2" table:style-name="ce13"/>
          <table:table-cell table:number-columns-repeated="3" table:style-name="ce14"/>
          <table:table-cell table:style-name="ce15"/>
          <table:table-cell table:number-columns-repeated="4" table:style-name="ce4"/>
          <table:table-cell table:number-columns-repeated="16369" table:style-name="ce6"/>
        </table:table-row>
        <table:table-row table:style-name="ro4">
          <table:table-cell table:style-name="ce16"/>
          <table:table-cell table:style-name="ce17"/>
          <table:table-cell office:value-type="string" table:number-columns-spanned="5" table:number-rows-spanned="1" table:style-name="ce18">
            <text:p>Cycling</text:p>
          </table:table-cell>
          <table:covered-table-cell table:number-columns-repeated="4"/>
          <table:table-cell table:style-name="ce19"/>
          <table:table-cell office:value-type="string" table:number-columns-spanned="5" table:number-rows-spanned="1" table:style-name="ce18">
            <text:p>Walking</text:p>
          </table:table-cell>
          <table:covered-table-cell table:number-columns-repeated="4"/>
          <table:table-cell table:number-columns-repeated="2" table:style-name="ce4"/>
          <table:table-cell table:number-columns-repeated="16369" table:style-name="ce6"/>
        </table:table-row>
        <table:table-row table:style-name="ro5">
          <table:table-cell table:style-name="ce20"/>
          <table:table-cell table:style-name="ce21"/>
          <table:table-cell office:value-type="string" table:number-columns-spanned="2" table:number-rows-spanned="1" table:style-name="ce22">
            <text:p>2011 Census- Adults who work full time that usually cycle to work<text:span text:style-name="T3">4</text:span></text:p>
          </table:table-cell>
          <table:covered-table-cell/>
          <table:table-cell table:style-name="ce23"/>
          <table:table-cell office:value-type="string" table:number-columns-spanned="2" table:number-rows-spanned="1" table:style-name="ce22">
            <text:p>APS 2014/15- Cycle at least 5 times per week for utility purposes</text:p>
          </table:table-cell>
          <table:covered-table-cell/>
          <table:table-cell table:style-name="ce24"/>
          <table:table-cell office:value-type="string" table:number-columns-spanned="2" table:number-rows-spanned="1" table:style-name="ce25">
            <text:p>2011 Census- Adults who work full time that usually walk to work<text:span text:style-name="T3">4</text:span></text:p>
          </table:table-cell>
          <table:covered-table-cell/>
          <table:table-cell table:style-name="ce26"/>
          <table:table-cell office:value-type="string" table:number-columns-spanned="2" table:number-rows-spanned="1" table:style-name="ce25">
            <text:p>APS 2014/15- Walk at least 5 times per week for utility purposes</text:p>
          </table:table-cell>
          <table:covered-table-cell/>
          <table:table-cell table:style-name="ce4"/>
          <table:table-cell table:style-name="ce15"/>
          <table:table-cell table:number-columns-repeated="16369" table:style-name="ce6"/>
        </table:table-row>
        <table:table-row table:style-name="ro6">
          <table:table-cell office:value-type="string" table:style-name="ce27">
            <text:p>LA code</text:p>
          </table:table-cell>
          <table:table-cell table:style-name="ce28"/>
          <table:table-cell office:value-type="string" table:style-name="ce29">
            <text:p>Number</text:p>
          </table:table-cell>
          <table:table-cell office:value-type="string" table:style-name="ce30">
            <text:p>%</text:p>
          </table:table-cell>
          <table:table-cell table:style-name="ce31"/>
          <table:table-cell office:value-type="string" table:style-name="ce32">
            <text:p>%</text:p>
          </table:table-cell>
          <table:table-cell office:value-type="string" table:style-name="ce32">
            <text:p>95% CI<text:span text:style-name="T4">6</text:span></text:p>
          </table:table-cell>
          <table:table-cell table:style-name="ce29"/>
          <table:table-cell office:value-type="string" table:style-name="ce29">
            <text:p>Number</text:p>
          </table:table-cell>
          <table:table-cell office:value-type="string" table:style-name="ce30">
            <text:p>%</text:p>
          </table:table-cell>
          <table:table-cell table:style-name="ce31"/>
          <table:table-cell office:value-type="string" table:style-name="ce32">
            <text:p>%</text:p>
          </table:table-cell>
          <table:table-cell office:value-type="string" table:style-name="ce32">
            <text:p>95% CI<text:span text:style-name="T4">6</text:span></text:p>
          </table:table-cell>
          <table:table-cell table:style-name="ce33"/>
          <table:table-cell table:style-name="ce34"/>
          <table:table-cell table:number-columns-repeated="16369" table:style-name="ce33"/>
        </table:table-row>
        <table:table-row table:style-name="ro7">
          <table:table-cell office:value-type="string" table:style-name="ce35">
            <text:p>E92000001</text:p>
          </table:table-cell>
          <table:table-cell office:value-type="string" table:style-name="ce35">
            <text:p>ENGLAND</text:p>
          </table:table-cell>
          <table:table-cell office:value-type="float" office:value="558615" table:style-name="ce36">
            <text:p>558,615</text:p>
          </table:table-cell>
          <table:table-cell office:value-type="float" office:value="1.2994183247025677" table:style-name="ce37">
            <text:p>1.3</text:p>
          </table:table-cell>
          <table:table-cell table:style-name="ce38"/>
          <table:table-cell office:value-type="float" office:value="1.5316390103997204" table:style-name="ce39">
            <text:p>1.5</text:p>
          </table:table-cell>
          <table:table-cell office:value-type="string" table:style-name="ce40">
            <text:p>-0.1 , +0.1</text:p>
          </table:table-cell>
          <table:table-cell table:style-name="ce41"/>
          <table:table-cell office:value-type="float" office:value="1346980" table:style-name="ce42">
            <text:p>1,346,980</text:p>
          </table:table-cell>
          <table:table-cell office:value-type="float" office:value="3.1332679842250291" table:style-name="ce37">
            <text:p>3.1</text:p>
          </table:table-cell>
          <table:table-cell table:style-name="ce41"/>
          <table:table-cell office:value-type="float" office:value="24.587432167901479" table:style-name="ce39">
            <text:p>24.6</text:p>
          </table:table-cell>
          <table:table-cell office:value-type="string" table:style-name="ce40">
            <text:p>-0.3 , +0.3</text:p>
          </table:table-cell>
          <table:table-cell table:style-name="ce41"/>
          <table:table-cell table:style-name="ce43"/>
          <table:table-cell table:number-columns-repeated="16369" table:style-name="ce41"/>
        </table:table-row>
        <table:table-row table:style-name="ro8">
          <table:table-cell office:value-type="string" table:style-name="ce44">
            <text:p>E12000001</text:p>
          </table:table-cell>
          <table:table-cell office:value-type="string" table:style-name="ce4">
            <text:p>North East</text:p>
          </table:table-cell>
          <table:table-cell office:value-type="float" office:value="15833" table:style-name="ce45">
            <text:p>15,833</text:p>
          </table:table-cell>
          <table:table-cell office:value-type="float" office:value="0.74178394517742052" table:style-name="ce46">
            <text:p>0.7</text:p>
          </table:table-cell>
          <table:table-cell table:style-name="ce47"/>
          <table:table-cell office:value-type="float" office:value="0.54500970027219708" table:style-name="ce48">
            <text:p>0.5</text:p>
          </table:table-cell>
          <table:table-cell office:value-type="string" table:style-name="ce49">
            <text:p>-0.2 , +0.4</text:p>
          </table:table-cell>
          <table:table-cell table:style-name="ce4"/>
          <table:table-cell office:value-type="float" office:value="53975" table:style-name="ce50">
            <text:p>53,975</text:p>
          </table:table-cell>
          <table:table-cell office:value-type="float" office:value="2.5287556648109182" table:style-name="ce51">
            <text:p>2.5</text:p>
          </table:table-cell>
          <table:table-cell table:style-name="ce4"/>
          <table:table-cell office:value-type="float" office:value="23.953785940087311" table:style-name="ce48">
            <text:p>24.0</text:p>
          </table:table-cell>
          <table:table-cell office:value-type="string" table:style-name="ce49">
            <text:p>-1.7 , +1.7</text:p>
          </table:table-cell>
          <table:table-cell table:style-name="ce4"/>
          <table:table-cell table:style-name="ce43"/>
          <table:table-cell table:number-columns-repeated="16369" table:style-name="ce6"/>
        </table:table-row>
        <table:table-row table:style-name="ro9">
          <table:table-cell office:value-type="string" table:style-name="ce44">
            <text:p>E12000002</text:p>
          </table:table-cell>
          <table:table-cell office:value-type="string" table:style-name="ce20">
            <text:p>North West</text:p>
          </table:table-cell>
          <table:table-cell office:value-type="float" office:value="53961" table:style-name="ce45">
            <text:p>53,961</text:p>
          </table:table-cell>
          <table:table-cell office:value-type="float" office:value="0.94211758478071828" table:style-name="ce46">
            <text:p>0.9</text:p>
          </table:table-cell>
          <table:table-cell table:style-name="ce47"/>
          <table:table-cell office:value-type="float" office:value="1.2752467760367112" table:style-name="ce48">
            <text:p>1.3</text:p>
          </table:table-cell>
          <table:table-cell office:value-type="string" table:style-name="ce49">
            <text:p>-0.2 , +0.2</text:p>
          </table:table-cell>
          <table:table-cell table:style-name="ce4"/>
          <table:table-cell office:value-type="float" office:value="171167" table:style-name="ce50">
            <text:p>171,167</text:p>
          </table:table-cell>
          <table:table-cell office:value-type="float" office:value="2.9884442585230291" table:style-name="ce51">
            <text:p>3.0</text:p>
          </table:table-cell>
          <table:table-cell table:style-name="ce4"/>
          <table:table-cell office:value-type="float" office:value="23.015849661525436" table:style-name="ce48">
            <text:p>23.0</text:p>
          </table:table-cell>
          <table:table-cell office:value-type="string" table:style-name="ce49">
            <text:p>-0.8 , +0.8</text:p>
          </table:table-cell>
          <table:table-cell table:style-name="ce4"/>
          <table:table-cell table:style-name="ce43"/>
          <table:table-cell table:number-columns-repeated="16369" table:style-name="ce6"/>
        </table:table-row>
        <table:table-row table:style-name="ro9">
          <table:table-cell office:value-type="string" table:style-name="ce44">
            <text:p>E12000003</text:p>
          </table:table-cell>
          <table:table-cell office:value-type="string" table:style-name="ce4">
            <text:p>Yorkshire and the Humber</text:p>
          </table:table-cell>
          <table:table-cell office:value-type="float" office:value="44947" table:style-name="ce45">
            <text:p>44,947</text:p>
          </table:table-cell>
          <table:table-cell office:value-type="float" office:value="1.0487078566877146" table:style-name="ce46">
            <text:p>1.0</text:p>
          </table:table-cell>
          <table:table-cell table:style-name="ce47"/>
          <table:table-cell office:value-type="float" office:value="1.1004664680743819" table:style-name="ce48">
            <text:p>1.1</text:p>
          </table:table-cell>
          <table:table-cell office:value-type="string" table:style-name="ce49">
            <text:p>-0.3 , +0.4</text:p>
          </table:table-cell>
          <table:table-cell table:style-name="ce4"/>
          <table:table-cell office:value-type="float" office:value="136202" table:style-name="ce50">
            <text:p>136,202</text:p>
          </table:table-cell>
          <table:table-cell office:value-type="float" office:value="3.1778785568910068" table:style-name="ce51">
            <text:p>3.2</text:p>
          </table:table-cell>
          <table:table-cell table:style-name="ce4"/>
          <table:table-cell office:value-type="float" office:value="22.402982360637793" table:style-name="ce48">
            <text:p>22.4</text:p>
          </table:table-cell>
          <table:table-cell office:value-type="string" table:style-name="ce49">
            <text:p>-1.4 , +1.4</text:p>
          </table:table-cell>
          <table:table-cell table:style-name="ce4"/>
          <table:table-cell table:style-name="ce43"/>
          <table:table-cell table:number-columns-repeated="16369" table:style-name="ce6"/>
        </table:table-row>
        <table:table-row table:style-name="ro9">
          <table:table-cell office:value-type="string" table:style-name="ce44">
            <text:p>E12000004</text:p>
          </table:table-cell>
          <table:table-cell office:value-type="string" table:style-name="ce4">
            <text:p>East Midlands</text:p>
          </table:table-cell>
          <table:table-cell office:value-type="float" office:value="43683" table:style-name="ce45">
            <text:p>43,683</text:p>
          </table:table-cell>
          <table:table-cell office:value-type="float" office:value="1.1822937684568471" table:style-name="ce46">
            <text:p>1.2</text:p>
          </table:table-cell>
          <table:table-cell table:style-name="ce47"/>
          <table:table-cell office:value-type="float" office:value="1.3154065025997108" table:style-name="ce48">
            <text:p>1.3</text:p>
          </table:table-cell>
          <table:table-cell office:value-type="string" table:style-name="ce49">
            <text:p>-0.2 , +0.2</text:p>
          </table:table-cell>
          <table:table-cell table:style-name="ce4"/>
          <table:table-cell office:value-type="float" office:value="109587" table:style-name="ce50">
            <text:p>109,587</text:p>
          </table:table-cell>
          <table:table-cell office:value-type="float" office:value="2.9660057048252297" table:style-name="ce51">
            <text:p>3.0</text:p>
          </table:table-cell>
          <table:table-cell table:style-name="ce4"/>
          <table:table-cell office:value-type="float" office:value="21.912766316762692" table:style-name="ce48">
            <text:p>21.9</text:p>
          </table:table-cell>
          <table:table-cell office:value-type="string" table:style-name="ce49">
            <text:p>-0.7 , +0.7</text:p>
          </table:table-cell>
          <table:table-cell table:style-name="ce4"/>
          <table:table-cell table:style-name="ce43"/>
          <table:table-cell table:number-columns-repeated="16369" table:style-name="ce6"/>
        </table:table-row>
        <table:table-row table:style-name="ro9">
          <table:table-cell office:value-type="string" table:style-name="ce44">
            <text:p>E12000005</text:p>
          </table:table-cell>
          <table:table-cell office:value-type="string" table:style-name="ce4">
            <text:p>West Midlands</text:p>
          </table:table-cell>
          <table:table-cell office:value-type="float" office:value="38842" table:style-name="ce45">
            <text:p>38,842</text:p>
          </table:table-cell>
          <table:table-cell office:value-type="float" office:value="0.86173751859440184" table:style-name="ce46">
            <text:p>0.9</text:p>
          </table:table-cell>
          <table:table-cell table:style-name="ce47"/>
          <table:table-cell office:value-type="float" office:value="0.98712849553086546" table:style-name="ce48">
            <text:p>1.0</text:p>
          </table:table-cell>
          <table:table-cell office:value-type="string" table:style-name="ce49">
            <text:p>-0.2 , +0.2</text:p>
          </table:table-cell>
          <table:table-cell table:style-name="ce4"/>
          <table:table-cell office:value-type="float" office:value="117705" table:style-name="ce50">
            <text:p>117,705</text:p>
          </table:table-cell>
          <table:table-cell office:value-type="float" office:value="2.6113695130568475" table:style-name="ce51">
            <text:p>2.6</text:p>
          </table:table-cell>
          <table:table-cell table:style-name="ce4"/>
          <table:table-cell office:value-type="float" office:value="22.894841819367787" table:style-name="ce48">
            <text:p>22.9</text:p>
          </table:table-cell>
          <table:table-cell office:value-type="string" table:style-name="ce49">
            <text:p>-0.9 , +0.9</text:p>
          </table:table-cell>
          <table:table-cell table:style-name="ce4"/>
          <table:table-cell table:style-name="ce43"/>
          <table:table-cell table:number-columns-repeated="16369" table:style-name="ce6"/>
        </table:table-row>
        <table:table-row table:style-name="ro9">
          <table:table-cell office:value-type="string" table:style-name="ce44">
            <text:p>E12000006</text:p>
          </table:table-cell>
          <table:table-cell office:value-type="string" table:style-name="ce4">
            <text:p>East of England</text:p>
          </table:table-cell>
          <table:table-cell office:value-type="float" office:value="69634" table:style-name="ce45">
            <text:p>69,634</text:p>
          </table:table-cell>
          <table:table-cell office:value-type="float" office:value="1.4695885662742572" table:style-name="ce46">
            <text:p>1.5</text:p>
          </table:table-cell>
          <table:table-cell table:style-name="ce47"/>
          <table:table-cell office:value-type="float" office:value="2.1690867055279641" table:style-name="ce48">
            <text:p>2.2</text:p>
          </table:table-cell>
          <table:table-cell office:value-type="string" table:style-name="ce49">
            <text:p>-0.2 , +0.2</text:p>
          </table:table-cell>
          <table:table-cell table:style-name="ce4"/>
          <table:table-cell office:value-type="float" office:value="139258" table:style-name="ce50">
            <text:p>139,258</text:p>
          </table:table-cell>
          <table:table-cell office:value-type="float" office:value="2.9389660878625459" table:style-name="ce51">
            <text:p>2.9</text:p>
          </table:table-cell>
          <table:table-cell table:style-name="ce4"/>
          <table:table-cell office:value-type="float" office:value="22.569366270868326" table:style-name="ce48">
            <text:p>22.6</text:p>
          </table:table-cell>
          <table:table-cell office:value-type="string" table:style-name="ce49">
            <text:p>-0.5 , +0.6</text:p>
          </table:table-cell>
          <table:table-cell table:style-name="ce4"/>
          <table:table-cell table:style-name="ce43"/>
          <table:table-cell table:number-columns-repeated="16369" table:style-name="ce6"/>
        </table:table-row>
        <table:table-row table:style-name="ro9">
          <table:table-cell office:value-type="string" table:style-name="ce44">
            <text:p>E12000007</text:p>
          </table:table-cell>
          <table:table-cell office:value-type="string" table:style-name="ce52">
            <text:p>London</text:p>
          </table:table-cell>
          <table:table-cell office:value-type="float" office:value="131336" table:style-name="ce45">
            <text:p>131,336</text:p>
          </table:table-cell>
          <table:table-cell office:value-type="float" office:value="2.005382969727628" table:style-name="ce46">
            <text:p>2.0</text:p>
          </table:table-cell>
          <table:table-cell table:style-name="ce47"/>
          <table:table-cell office:value-type="float" office:value="2.3241963261912812" table:style-name="ce48">
            <text:p>2.3</text:p>
          </table:table-cell>
          <table:table-cell office:value-type="string" table:style-name="ce49">
            <text:p>-0.2 , +0.2</text:p>
          </table:table-cell>
          <table:table-cell table:style-name="ce4"/>
          <table:table-cell office:value-type="float" office:value="210988" table:style-name="ce50">
            <text:p>210,988</text:p>
          </table:table-cell>
          <table:table-cell office:value-type="float" office:value="3.221597597131729" table:style-name="ce51">
            <text:p>3.2</text:p>
          </table:table-cell>
          <table:table-cell table:style-name="ce4"/>
          <table:table-cell office:value-type="float" office:value="36.212377499788261" table:style-name="ce48">
            <text:p>36.2</text:p>
          </table:table-cell>
          <table:table-cell office:value-type="string" table:style-name="ce49">
            <text:p>-0.7 , +0.7</text:p>
          </table:table-cell>
          <table:table-cell table:style-name="ce4"/>
          <table:table-cell table:style-name="ce43"/>
          <table:table-cell table:number-columns-repeated="16369" table:style-name="ce6"/>
        </table:table-row>
        <table:table-row table:style-name="ro9">
          <table:table-cell office:value-type="string" table:style-name="ce44">
            <text:p>E12000008</text:p>
          </table:table-cell>
          <table:table-cell office:value-type="string" table:style-name="ce4">
            <text:p>South East</text:p>
          </table:table-cell>
          <table:table-cell office:value-type="float" office:value="92871" table:style-name="ce45">
            <text:p>92,871</text:p>
          </table:table-cell>
          <table:table-cell office:value-type="float" office:value="1.3281200617904529" table:style-name="ce46">
            <text:p>1.3</text:p>
          </table:table-cell>
          <table:table-cell table:style-name="ce47"/>
          <table:table-cell office:value-type="float" office:value="1.6138421909987335" table:style-name="ce48">
            <text:p>1.6</text:p>
          </table:table-cell>
          <table:table-cell office:value-type="string" table:style-name="ce49">
            <text:p>-0.1 , +0.2</text:p>
          </table:table-cell>
          <table:table-cell table:style-name="ce4"/>
          <table:table-cell office:value-type="float" office:value="235332" table:style-name="ce50">
            <text:p>235,332</text:p>
          </table:table-cell>
          <table:table-cell office:value-type="float" office:value="3.3654117042055205" table:style-name="ce51">
            <text:p>3.4</text:p>
          </table:table-cell>
          <table:table-cell table:style-name="ce4"/>
          <table:table-cell office:value-type="float" office:value="22.701294120318487" table:style-name="ce48">
            <text:p>22.7</text:p>
          </table:table-cell>
          <table:table-cell office:value-type="string" table:style-name="ce49">
            <text:p>-0.5 , +0.5</text:p>
          </table:table-cell>
          <table:table-cell table:style-name="ce4"/>
          <table:table-cell table:style-name="ce43"/>
          <table:table-cell table:number-columns-repeated="16369" table:style-name="ce6"/>
        </table:table-row>
        <table:table-row table:style-name="ro9">
          <table:table-cell office:value-type="string" table:style-name="ce44">
            <text:p>E12000009</text:p>
          </table:table-cell>
          <table:table-cell office:value-type="string" table:style-name="ce4">
            <text:p>South West</text:p>
          </table:table-cell>
          <table:table-cell office:value-type="float" office:value="67508" table:style-name="ce45">
            <text:p>67,508</text:p>
          </table:table-cell>
          <table:table-cell office:value-type="float" office:value="1.5486125273183022" table:style-name="ce46">
            <text:p>1.5</text:p>
          </table:table-cell>
          <table:table-cell table:style-name="ce47"/>
          <table:table-cell office:value-type="float" office:value="1.4914721989291777" table:style-name="ce48">
            <text:p>1.5</text:p>
          </table:table-cell>
          <table:table-cell office:value-type="string" table:style-name="ce49">
            <text:p>-0.2 , +0.3</text:p>
          </table:table-cell>
          <table:table-cell table:style-name="ce4"/>
          <table:table-cell office:value-type="float" office:value="172766" table:style-name="ce50">
            <text:p>172,766</text:p>
          </table:table-cell>
          <table:table-cell office:value-type="float" office:value="3.9631983156762725" table:style-name="ce51">
            <text:p>4.0</text:p>
          </table:table-cell>
          <table:table-cell table:style-name="ce4"/>
          <table:table-cell office:value-type="float" office:value="20.725403136670565" table:style-name="ce48">
            <text:p>20.7</text:p>
          </table:table-cell>
          <table:table-cell office:value-type="string" table:style-name="ce49">
            <text:p>-0.8 , +0.8</text:p>
          </table:table-cell>
          <table:table-cell table:style-name="ce4"/>
          <table:table-cell table:style-name="ce43"/>
          <table:table-cell table:number-columns-repeated="16369" table:style-name="ce6"/>
        </table:table-row>
        <table:table-row table:style-name="ro8">
          <table:table-cell office:value-type="string" table:style-name="ce53">
            <text:p>E12000001</text:p>
          </table:table-cell>
          <table:table-cell office:value-type="string" table:style-name="ce41">
            <text:p>North East</text:p>
          </table:table-cell>
          <table:table-cell office:value-type="float" office:value="15833" table:style-name="ce45">
            <text:p>15,833</text:p>
          </table:table-cell>
          <table:table-cell office:value-type="float" office:value="0.74178394517742052" table:style-name="ce46">
            <text:p>0.7</text:p>
          </table:table-cell>
          <table:table-cell table:style-name="ce47"/>
          <table:table-cell office:value-type="float" office:value="0.54500970027219708" table:style-name="ce54">
            <text:p>0.5</text:p>
          </table:table-cell>
          <table:table-cell office:value-type="string" table:style-name="ce40">
            <text:p>-0.2 , +0.4</text:p>
          </table:table-cell>
          <table:table-cell table:style-name="ce4"/>
          <table:table-cell office:value-type="float" office:value="53975" table:style-name="ce50">
            <text:p>53,975</text:p>
          </table:table-cell>
          <table:table-cell office:value-type="float" office:value="2.5287556648109182" table:style-name="ce51">
            <text:p>2.5</text:p>
          </table:table-cell>
          <table:table-cell table:style-name="ce4"/>
          <table:table-cell office:value-type="float" office:value="23.953785940087311" table:style-name="ce54">
            <text:p>24.0</text:p>
          </table:table-cell>
          <table:table-cell office:value-type="string" table:style-name="ce40">
            <text:p>-1.7 , +1.7</text:p>
          </table:table-cell>
          <table:table-cell table:style-name="ce4"/>
          <table:table-cell table:style-name="ce43"/>
          <table:table-cell table:number-columns-repeated="16369" table:style-name="ce6"/>
        </table:table-row>
        <table:table-row table:style-name="ro9">
          <table:table-cell office:value-type="string" table:style-name="ce44">
            <text:p>E06000005</text:p>
          </table:table-cell>
          <table:table-cell office:value-type="string" table:style-name="ce55">
            <text:p>Darlington</text:p>
          </table:table-cell>
          <table:table-cell office:value-type="float" office:value="898" table:style-name="ce45">
            <text:p>898</text:p>
          </table:table-cell>
          <table:table-cell office:value-type="float" office:value="1.0520519699614559" table:style-name="ce46">
            <text:p>1.1</text:p>
          </table:table-cell>
          <table:table-cell table:style-name="ce47"/>
          <table:table-cell office:value-type="float" office:value="0.18784824403591752" table:style-name="ce48">
            <text:p>0.2</text:p>
          </table:table-cell>
          <table:table-cell office:value-type="string" table:style-name="ce49">
            <text:p>-0.2 , +1.0</text:p>
          </table:table-cell>
          <table:table-cell table:style-name="ce4"/>
          <table:table-cell office:value-type="float" office:value="3427" table:style-name="ce50">
            <text:p>3,427</text:p>
          </table:table-cell>
          <table:table-cell office:value-type="float" office:value="4.0149021169909904" table:style-name="ce51">
            <text:p>4.0</text:p>
          </table:table-cell>
          <table:table-cell table:style-name="ce4"/>
          <table:table-cell office:value-type="float" office:value="25.58111723690611" table:style-name="ce48">
            <text:p>25.6</text:p>
          </table:table-cell>
          <table:table-cell office:value-type="string" table:style-name="ce49">
            <text:p>-3.9 , +4.3</text:p>
          </table:table-cell>
          <table:table-cell table:style-name="ce4"/>
          <table:table-cell table:style-name="ce43"/>
          <table:table-cell table:number-columns-repeated="16369" table:style-name="ce6"/>
        </table:table-row>
        <table:table-row table:style-name="ro9">
          <table:table-cell office:value-type="string" table:style-name="ce44">
            <text:p>E06000047</text:p>
          </table:table-cell>
          <table:table-cell office:value-type="string" table:style-name="ce55">
            <text:p>Durham</text:p>
          </table:table-cell>
          <table:table-cell office:value-type="float" office:value="1849" table:style-name="ce45">
            <text:p>1,849</text:p>
          </table:table-cell>
          <table:table-cell office:value-type="float" office:value="0.43479487746262269" table:style-name="ce46">
            <text:p>0.4</text:p>
          </table:table-cell>
          <table:table-cell table:style-name="ce47"/>
          <table:table-cell office:value-type="float" office:value="0" table:style-name="ce48">
            <text:p>0.0</text:p>
          </table:table-cell>
          <table:table-cell office:value-type="string" table:style-name="ce49">
            <text:p>0.0 , +0.8</text:p>
          </table:table-cell>
          <table:table-cell table:style-name="ce4"/>
          <table:table-cell office:value-type="float" office:value="10127" table:style-name="ce50">
            <text:p>10,127</text:p>
          </table:table-cell>
          <table:table-cell office:value-type="float" office:value="2.3813778929496916" table:style-name="ce51">
            <text:p>2.4</text:p>
          </table:table-cell>
          <table:table-cell table:style-name="ce4"/>
          <table:table-cell office:value-type="float" office:value="20.594414120383394" table:style-name="ce48">
            <text:p>20.6</text:p>
          </table:table-cell>
          <table:table-cell office:value-type="string" table:style-name="ce49">
            <text:p>-3.5 , +4.0</text:p>
          </table:table-cell>
          <table:table-cell table:style-name="ce4"/>
          <table:table-cell table:style-name="ce43"/>
          <table:table-cell table:number-columns-repeated="16369" table:style-name="ce6"/>
        </table:table-row>
        <table:table-row table:style-name="ro9">
          <table:table-cell office:value-type="string" table:style-name="ce44">
            <text:p>E06000001</text:p>
          </table:table-cell>
          <table:table-cell office:value-type="string" table:style-name="ce55">
            <text:p>Hartlepool</text:p>
          </table:table-cell>
          <table:table-cell office:value-type="float" office:value="570" table:style-name="ce45">
            <text:p>570</text:p>
          </table:table-cell>
          <table:table-cell office:value-type="float" office:value="0.76790429487524925" table:style-name="ce46">
            <text:p>0.8</text:p>
          </table:table-cell>
          <table:table-cell table:style-name="ce47"/>
          <table:table-cell office:value-type="float" office:value="0.35602369770279002" table:style-name="ce48">
            <text:p>0.4</text:p>
          </table:table-cell>
          <table:table-cell office:value-type="string" table:style-name="ce49">
            <text:p>-0.3 , +1.2</text:p>
          </table:table-cell>
          <table:table-cell table:style-name="ce4"/>
          <table:table-cell office:value-type="float" office:value="1825" table:style-name="ce50">
            <text:p>1,825</text:p>
          </table:table-cell>
          <table:table-cell office:value-type="float" office:value="2.4586409441181227" table:style-name="ce51">
            <text:p>2.5</text:p>
          </table:table-cell>
          <table:table-cell table:style-name="ce4"/>
          <table:table-cell office:value-type="float" office:value="19.71287543825181" table:style-name="ce48">
            <text:p>19.7</text:p>
          </table:table-cell>
          <table:table-cell office:value-type="string" table:style-name="ce49">
            <text:p>-3.5 , +4.1</text:p>
          </table:table-cell>
          <table:table-cell table:style-name="ce4"/>
          <table:table-cell table:style-name="ce43"/>
          <table:table-cell table:number-columns-repeated="16369" table:style-name="ce6"/>
        </table:table-row>
        <table:table-row table:style-name="ro10">
          <table:table-cell office:value-type="string" table:style-name="ce44">
            <text:p>E06000002</text:p>
          </table:table-cell>
          <table:table-cell office:value-type="string" table:style-name="ce56">
            <text:p>Middlesbrough</text:p>
          </table:table-cell>
          <table:table-cell office:value-type="float" office:value="1014" table:style-name="ce36">
            <text:p>1,014</text:p>
          </table:table-cell>
          <table:table-cell office:value-type="float" office:value="0.91840339102790525" table:style-name="ce46">
            <text:p>0.9</text:p>
          </table:table-cell>
          <table:table-cell table:style-name="ce38"/>
          <table:table-cell office:value-type="float" office:value="0.34512116040276736" table:style-name="ce48">
            <text:p>0.3</text:p>
          </table:table-cell>
          <table:table-cell office:value-type="string" table:style-name="ce49">
            <text:p>-0.3 , +1.2</text:p>
          </table:table-cell>
          <table:table-cell table:style-name="ce41"/>
          <table:table-cell office:value-type="float" office:value="2688" table:style-name="ce50">
            <text:p>2,688</text:p>
          </table:table-cell>
          <table:table-cell office:value-type="float" office:value="2.434584137162731" table:style-name="ce51">
            <text:p>2.4</text:p>
          </table:table-cell>
          <table:table-cell table:style-name="ce57"/>
          <table:table-cell office:value-type="float" office:value="22.83914055798374" table:style-name="ce48">
            <text:p>22.8</text:p>
          </table:table-cell>
          <table:table-cell office:value-type="string" table:style-name="ce49">
            <text:p>-3.9 , +4.5</text:p>
          </table:table-cell>
          <table:table-cell table:style-name="ce41"/>
          <table:table-cell table:style-name="ce43"/>
          <table:table-cell table:number-columns-repeated="16369" table:style-name="ce41"/>
        </table:table-row>
        <table:table-row table:style-name="ro9">
          <table:table-cell office:value-type="string" table:style-name="ce44">
            <text:p>E06000048</text:p>
          </table:table-cell>
          <table:table-cell office:value-type="string" table:style-name="ce55">
            <text:p>Northumberland</text:p>
          </table:table-cell>
          <table:table-cell office:value-type="float" office:value="1594" table:style-name="ce45">
            <text:p>1,594</text:p>
          </table:table-cell>
          <table:table-cell office:value-type="float" office:value="0.60802099465216164" table:style-name="ce46">
            <text:p>0.6</text:p>
          </table:table-cell>
          <table:table-cell table:style-name="ce47"/>
          <table:table-cell office:value-type="float" office:value="0.82460219498425991" table:style-name="ce48">
            <text:p>0.8</text:p>
          </table:table-cell>
          <table:table-cell office:value-type="string" table:style-name="ce49">
            <text:p>-0.5 , +1.4</text:p>
          </table:table-cell>
          <table:table-cell table:style-name="ce4"/>
          <table:table-cell office:value-type="float" office:value="6864" table:style-name="ce50">
            <text:p>6,864</text:p>
          </table:table-cell>
          <table:table-cell office:value-type="float" office:value="2.6182284236464475" table:style-name="ce51">
            <text:p>2.6</text:p>
          </table:table-cell>
          <table:table-cell table:style-name="ce4"/>
          <table:table-cell office:value-type="float" office:value="19.658737917658744" table:style-name="ce48">
            <text:p>19.7</text:p>
          </table:table-cell>
          <table:table-cell office:value-type="string" table:style-name="ce49">
            <text:p>-3.5 , +4.0</text:p>
          </table:table-cell>
          <table:table-cell table:style-name="ce4"/>
          <table:table-cell table:style-name="ce58"/>
          <table:table-cell table:number-columns-repeated="16369" table:style-name="ce6"/>
        </table:table-row>
        <table:table-row table:style-name="ro9">
          <table:table-cell office:value-type="string" table:style-name="ce44">
            <text:p>E06000003</text:p>
          </table:table-cell>
          <table:table-cell office:value-type="string" table:style-name="ce55">
            <text:p>Redcar and Cleveland</text:p>
          </table:table-cell>
          <table:table-cell office:value-type="float" office:value="645" table:style-name="ce45">
            <text:p>645</text:p>
          </table:table-cell>
          <table:table-cell office:value-type="float" office:value="0.58102350217546006" table:style-name="ce46">
            <text:p>0.6</text:p>
          </table:table-cell>
          <table:table-cell table:style-name="ce47"/>
          <table:table-cell office:value-type="float" office:value="0.15766168265125791" table:style-name="ce48">
            <text:p>0.2</text:p>
          </table:table-cell>
          <table:table-cell office:value-type="string" table:style-name="ce49">
            <text:p>-0.1 , +1.0</text:p>
          </table:table-cell>
          <table:table-cell table:style-name="ce4"/>
          <table:table-cell office:value-type="float" office:value="1958" table:style-name="ce50">
            <text:p>1,958</text:p>
          </table:table-cell>
          <table:table-cell office:value-type="float" office:value="1.7637891740458151" table:style-name="ce51">
            <text:p>1.8</text:p>
          </table:table-cell>
          <table:table-cell table:style-name="ce4"/>
          <table:table-cell office:value-type="float" office:value="18.545876320126975" table:style-name="ce48">
            <text:p>18.5</text:p>
          </table:table-cell>
          <table:table-cell office:value-type="string" table:style-name="ce49">
            <text:p>-3.4 , +4.0</text:p>
          </table:table-cell>
          <table:table-cell table:style-name="ce4"/>
          <table:table-cell table:style-name="ce43"/>
          <table:table-cell table:number-columns-repeated="16369" table:style-name="ce6"/>
        </table:table-row>
        <table:table-row table:style-name="ro9">
          <table:table-cell office:value-type="string" table:style-name="ce44">
            <text:p>E06000004</text:p>
          </table:table-cell>
          <table:table-cell office:value-type="string" table:style-name="ce55">
            <text:p>Stockton-on-Tees</text:p>
          </table:table-cell>
          <table:table-cell office:value-type="float" office:value="1255" table:style-name="ce45">
            <text:p>1,255</text:p>
          </table:table-cell>
          <table:table-cell office:value-type="float" office:value="0.812281962162547" table:style-name="ce46">
            <text:p>0.8</text:p>
          </table:table-cell>
          <table:table-cell table:style-name="ce47"/>
          <table:table-cell office:value-type="float" office:value="0.9076911711529565" table:style-name="ce48">
            <text:p>0.9</text:p>
          </table:table-cell>
          <table:table-cell office:value-type="string" table:style-name="ce49">
            <text:p>-0.6 , +1.4</text:p>
          </table:table-cell>
          <table:table-cell table:style-name="ce4"/>
          <table:table-cell office:value-type="float" office:value="2771" table:style-name="ce50">
            <text:p>2,771</text:p>
          </table:table-cell>
          <table:table-cell office:value-type="float" office:value="1.7934926829899742" table:style-name="ce51">
            <text:p>1.8</text:p>
          </table:table-cell>
          <table:table-cell table:style-name="ce4"/>
          <table:table-cell office:value-type="float" office:value="22.916464307873458" table:style-name="ce48">
            <text:p>22.9</text:p>
          </table:table-cell>
          <table:table-cell office:value-type="string" table:style-name="ce49">
            <text:p>-3.7 , +4.2</text:p>
          </table:table-cell>
          <table:table-cell table:style-name="ce4"/>
          <table:table-cell table:style-name="ce43"/>
          <table:table-cell table:number-columns-repeated="16369" table:style-name="ce6"/>
        </table:table-row>
        <table:table-row table:style-name="ro9">
          <table:table-cell office:value-type="string" table:style-name="ce44">
            <text:p>E11000004</text:p>
          </table:table-cell>
          <table:table-cell office:value-type="string" table:style-name="ce55">
            <text:p>Tyne and Wear (Met County)</text:p>
          </table:table-cell>
          <table:table-cell office:value-type="float" office:value="8008" table:style-name="ce45">
            <text:p>8,008</text:p>
          </table:table-cell>
          <table:table-cell office:value-type="float" office:value="0.87853159718755802" table:style-name="ce46">
            <text:p>0.9</text:p>
          </table:table-cell>
          <table:table-cell table:style-name="ce47"/>
          <table:table-cell office:value-type="float" office:value="0.774465732405336" table:style-name="ce48">
            <text:p>0.8</text:p>
          </table:table-cell>
          <table:table-cell office:value-type="string" table:style-name="ce49">
            <text:p>-0.3 , +0.4</text:p>
          </table:table-cell>
          <table:table-cell table:style-name="ce4"/>
          <table:table-cell office:value-type="float" office:value="24315" table:style-name="ce59">
            <text:p>24,315</text:p>
          </table:table-cell>
          <table:table-cell office:value-type="float" office:value="2.6675194537481857" table:style-name="ce46">
            <text:p>2.7</text:p>
          </table:table-cell>
          <table:table-cell table:style-name="ce4"/>
          <table:table-cell office:value-type="float" office:value="27.923055693503535" table:style-name="ce48">
            <text:p>27.9</text:p>
          </table:table-cell>
          <table:table-cell office:value-type="string" table:style-name="ce49">
            <text:p>-1.8 , +1.9</text:p>
          </table:table-cell>
          <table:table-cell table:style-name="ce4"/>
          <table:table-cell table:style-name="ce45"/>
          <table:table-cell table:number-columns-repeated="16369" table:style-name="ce6"/>
        </table:table-row>
        <table:table-row table:style-name="ro9">
          <table:table-cell office:value-type="string" table:style-name="ce60">
            <text:p>E08000020</text:p>
          </table:table-cell>
          <table:table-cell office:value-type="string" table:style-name="ce61">
            <text:p>Gateshead</text:p>
          </table:table-cell>
          <table:table-cell office:value-type="float" office:value="1167" table:style-name="ce45">
            <text:p>1,167</text:p>
          </table:table-cell>
          <table:table-cell office:value-type="float" office:value="0.70849219262245322" table:style-name="ce46">
            <text:p>0.7</text:p>
          </table:table-cell>
          <table:table-cell table:style-name="ce47"/>
          <table:table-cell office:value-type="float" office:value="0.42268806763009076" table:style-name="ce62">
            <text:p>0.4</text:p>
          </table:table-cell>
          <table:table-cell office:value-type="string" table:style-name="ce63">
            <text:p>-0.3 , +1.2</text:p>
          </table:table-cell>
          <table:table-cell table:style-name="ce4"/>
          <table:table-cell office:value-type="float" office:value="4141" table:style-name="ce50">
            <text:p>4,141</text:p>
          </table:table-cell>
          <table:table-cell office:value-type="float" office:value="2.5140241385172053" table:style-name="ce51">
            <text:p>2.5</text:p>
          </table:table-cell>
          <table:table-cell table:style-name="ce4"/>
          <table:table-cell office:value-type="float" office:value="25.556049380756424" table:style-name="ce62">
            <text:p>25.6</text:p>
          </table:table-cell>
          <table:table-cell office:value-type="string" table:style-name="ce63">
            <text:p>-3.9 , +4.3</text:p>
          </table:table-cell>
          <table:table-cell table:style-name="ce4"/>
          <table:table-cell table:style-name="ce58"/>
          <table:table-cell table:number-columns-repeated="16369" table:style-name="ce6"/>
        </table:table-row>
        <table:table-row table:style-name="ro9">
          <table:table-cell office:value-type="string" table:style-name="ce60">
            <text:p>E08000021</text:p>
          </table:table-cell>
          <table:table-cell office:value-type="string" table:style-name="ce61">
            <text:p>Newcastle upon Tyne</text:p>
          </table:table-cell>
          <table:table-cell office:value-type="float" office:value="2466" table:style-name="ce45">
            <text:p>2,466</text:p>
          </table:table-cell>
          <table:table-cell office:value-type="float" office:value="1.0620017829227013" table:style-name="ce46">
            <text:p>1.1</text:p>
          </table:table-cell>
          <table:table-cell table:style-name="ce47"/>
          <table:table-cell office:value-type="float" office:value="1.7732873930440496" table:style-name="ce62">
            <text:p>1.8</text:p>
          </table:table-cell>
          <table:table-cell office:value-type="string" table:style-name="ce63">
            <text:p>-0.9 , +1.8</text:p>
          </table:table-cell>
          <table:table-cell table:style-name="ce4"/>
          <table:table-cell office:value-type="float" office:value="8191" table:style-name="ce50">
            <text:p>8,191</text:p>
          </table:table-cell>
          <table:table-cell office:value-type="float" office:value="3.527516871013725" table:style-name="ce51">
            <text:p>3.5</text:p>
          </table:table-cell>
          <table:table-cell table:style-name="ce4"/>
          <table:table-cell office:value-type="float" office:value="29.146531158401967" table:style-name="ce62">
            <text:p>29.1</text:p>
          </table:table-cell>
          <table:table-cell office:value-type="string" table:style-name="ce63">
            <text:p>-4.3 , +4.7</text:p>
          </table:table-cell>
          <table:table-cell table:style-name="ce4"/>
          <table:table-cell table:style-name="ce43"/>
          <table:table-cell table:number-columns-repeated="16369" table:style-name="ce6"/>
        </table:table-row>
        <table:table-row table:style-name="ro9">
          <table:table-cell office:value-type="string" table:style-name="ce60">
            <text:p>E08000022</text:p>
          </table:table-cell>
          <table:table-cell office:value-type="string" table:style-name="ce61">
            <text:p>North Tyneside</text:p>
          </table:table-cell>
          <table:table-cell office:value-type="float" office:value="1914" table:style-name="ce45">
            <text:p>1,914</text:p>
          </table:table-cell>
          <table:table-cell office:value-type="float" office:value="1.1593816631130065" table:style-name="ce46">
            <text:p>1.2</text:p>
          </table:table-cell>
          <table:table-cell table:style-name="ce47"/>
          <table:table-cell office:value-type="float" office:value="0.46041048925129718" table:style-name="ce62">
            <text:p>0.5</text:p>
          </table:table-cell>
          <table:table-cell office:value-type="string" table:style-name="ce63">
            <text:p>-0.3 , +1.1</text:p>
          </table:table-cell>
          <table:table-cell table:style-name="ce4"/>
          <table:table-cell office:value-type="float" office:value="3716" table:style-name="ce50">
            <text:p>3,716</text:p>
          </table:table-cell>
          <table:table-cell office:value-type="float" office:value="2.2509207210699751" table:style-name="ce51">
            <text:p>2.3</text:p>
          </table:table-cell>
          <table:table-cell table:style-name="ce4"/>
          <table:table-cell office:value-type="float" office:value="27.226175958452398" table:style-name="ce62">
            <text:p>27.2</text:p>
          </table:table-cell>
          <table:table-cell office:value-type="string" table:style-name="ce63">
            <text:p>-3.9 , +4.3</text:p>
          </table:table-cell>
          <table:table-cell table:style-name="ce4"/>
          <table:table-cell table:style-name="ce43"/>
          <table:table-cell table:number-columns-repeated="16369" table:style-name="ce6"/>
        </table:table-row>
        <table:table-row table:style-name="ro9">
          <table:table-cell office:value-type="string" table:style-name="ce60">
            <text:p>E08000023</text:p>
          </table:table-cell>
          <table:table-cell office:value-type="string" table:style-name="ce61">
            <text:p>South Tyneside</text:p>
          </table:table-cell>
          <table:table-cell office:value-type="float" office:value="1145" table:style-name="ce45">
            <text:p>1,145</text:p>
          </table:table-cell>
          <table:table-cell office:value-type="float" office:value="0.93698854337152215" table:style-name="ce46">
            <text:p>0.9</text:p>
          </table:table-cell>
          <table:table-cell table:style-name="ce47"/>
          <table:table-cell office:value-type="float" office:value="1.0524283839085784" table:style-name="ce62">
            <text:p>1.1</text:p>
          </table:table-cell>
          <table:table-cell office:value-type="string" table:style-name="ce63">
            <text:p>-0.6 , +1.5</text:p>
          </table:table-cell>
          <table:table-cell table:style-name="ce4"/>
          <table:table-cell office:value-type="float" office:value="2767" table:style-name="ce50">
            <text:p>2,767</text:p>
          </table:table-cell>
          <table:table-cell office:value-type="float" office:value="2.2643207855973815" table:style-name="ce51">
            <text:p>2.3</text:p>
          </table:table-cell>
          <table:table-cell table:style-name="ce4"/>
          <table:table-cell office:value-type="float" office:value="28.770244119093313" table:style-name="ce62">
            <text:p>28.8</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9">
          <table:table-cell office:value-type="string" table:style-name="ce60">
            <text:p>E08000024</text:p>
          </table:table-cell>
          <table:table-cell office:value-type="string" table:style-name="ce61">
            <text:p>Sunderland</text:p>
          </table:table-cell>
          <table:table-cell office:value-type="float" office:value="1316" table:style-name="ce45">
            <text:p>1,316</text:p>
          </table:table-cell>
          <table:table-cell office:value-type="float" office:value="0.57893486542843819" table:style-name="ce46">
            <text:p>0.6</text:p>
          </table:table-cell>
          <table:table-cell table:style-name="ce47"/>
          <table:table-cell office:value-type="float" office:value="7.2649357392217409E-2" table:style-name="ce62">
            <text:p>0.1</text:p>
          </table:table-cell>
          <table:table-cell office:value-type="string" table:style-name="ce63">
            <text:p>-0.1 , +0.9</text:p>
          </table:table-cell>
          <table:table-cell table:style-name="ce4"/>
          <table:table-cell office:value-type="float" office:value="5500" table:style-name="ce50">
            <text:p>5,500</text:p>
          </table:table-cell>
          <table:table-cell office:value-type="float" office:value="2.4195606077936245" table:style-name="ce51">
            <text:p>2.4</text:p>
          </table:table-cell>
          <table:table-cell table:style-name="ce4"/>
          <table:table-cell office:value-type="float" office:value="28.416459451031816" table:style-name="ce62">
            <text:p>28.4</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8">
          <table:table-cell office:value-type="string" table:style-name="ce53">
            <text:p>E12000002</text:p>
          </table:table-cell>
          <table:table-cell office:value-type="string" table:style-name="ce35">
            <text:p>North West</text:p>
          </table:table-cell>
          <table:table-cell office:value-type="float" office:value="53961" table:style-name="ce45">
            <text:p>53,961</text:p>
          </table:table-cell>
          <table:table-cell office:value-type="float" office:value="0.94211758478071828" table:style-name="ce46">
            <text:p>0.9</text:p>
          </table:table-cell>
          <table:table-cell table:style-name="ce47"/>
          <table:table-cell office:value-type="float" office:value="1.2752467760367112" table:style-name="ce54">
            <text:p>1.3</text:p>
          </table:table-cell>
          <table:table-cell office:value-type="string" table:style-name="ce40">
            <text:p>-0.2 , +0.2</text:p>
          </table:table-cell>
          <table:table-cell table:style-name="ce4"/>
          <table:table-cell office:value-type="float" office:value="171167" table:style-name="ce50">
            <text:p>171,167</text:p>
          </table:table-cell>
          <table:table-cell office:value-type="float" office:value="2.9884442585230291" table:style-name="ce51">
            <text:p>3.0</text:p>
          </table:table-cell>
          <table:table-cell table:style-name="ce4"/>
          <table:table-cell office:value-type="float" office:value="23.015849661525436" table:style-name="ce54">
            <text:p>23.0</text:p>
          </table:table-cell>
          <table:table-cell office:value-type="string" table:style-name="ce40">
            <text:p>-0.8 , +0.8</text:p>
          </table:table-cell>
          <table:table-cell table:style-name="ce4"/>
          <table:table-cell table:style-name="ce43"/>
          <table:table-cell table:number-columns-repeated="16369" table:style-name="ce6"/>
        </table:table-row>
        <table:table-row table:style-name="ro9">
          <table:table-cell office:value-type="string" table:style-name="ce44">
            <text:p>E06000008</text:p>
          </table:table-cell>
          <table:table-cell office:value-type="string" table:style-name="ce55">
            <text:p>Blackburn with Darwen</text:p>
          </table:table-cell>
          <table:table-cell office:value-type="float" office:value="481" table:style-name="ce45">
            <text:p>481</text:p>
          </table:table-cell>
          <table:table-cell office:value-type="float" office:value="0.42520464631106242" table:style-name="ce46">
            <text:p>0.4</text:p>
          </table:table-cell>
          <table:table-cell table:style-name="ce47"/>
          <table:table-cell office:value-type="float" office:value="0.41718355879987967" table:style-name="ce48">
            <text:p>0.4</text:p>
          </table:table-cell>
          <table:table-cell office:value-type="string" table:style-name="ce49">
            <text:p>-0.3 , +1.2</text:p>
          </table:table-cell>
          <table:table-cell table:style-name="ce4"/>
          <table:table-cell office:value-type="float" office:value="3803" table:style-name="ce50">
            <text:p>3,803</text:p>
          </table:table-cell>
          <table:table-cell office:value-type="float" office:value="3.3618571100228074" table:style-name="ce51">
            <text:p>3.4</text:p>
          </table:table-cell>
          <table:table-cell table:style-name="ce4"/>
          <table:table-cell office:value-type="float" office:value="20.763086955302676" table:style-name="ce48">
            <text:p>20.8</text:p>
          </table:table-cell>
          <table:table-cell office:value-type="string" table:style-name="ce49">
            <text:p>-3.6 , +4.1</text:p>
          </table:table-cell>
          <table:table-cell table:style-name="ce4"/>
          <table:table-cell table:style-name="ce43"/>
          <table:table-cell table:number-columns-repeated="16369" table:style-name="ce6"/>
        </table:table-row>
        <table:table-row table:style-name="ro9">
          <table:table-cell office:value-type="string" table:style-name="ce44">
            <text:p>E06000009</text:p>
          </table:table-cell>
          <table:table-cell office:value-type="string" table:style-name="ce55">
            <text:p>Blackpool</text:p>
          </table:table-cell>
          <table:table-cell office:value-type="float" office:value="1393" table:style-name="ce45">
            <text:p>1,393</text:p>
          </table:table-cell>
          <table:table-cell office:value-type="float" office:value="1.1936691831121089" table:style-name="ce46">
            <text:p>1.2</text:p>
          </table:table-cell>
          <table:table-cell table:style-name="ce47"/>
          <table:table-cell office:value-type="float" office:value="1.5724279312272122" table:style-name="ce48">
            <text:p>1.6</text:p>
          </table:table-cell>
          <table:table-cell office:value-type="string" table:style-name="ce49">
            <text:p>-0.8 , +1.7</text:p>
          </table:table-cell>
          <table:table-cell table:style-name="ce4"/>
          <table:table-cell office:value-type="float" office:value="4641" table:style-name="ce50">
            <text:p>4,641</text:p>
          </table:table-cell>
          <table:table-cell office:value-type="float" office:value="3.9768978311725038" table:style-name="ce51">
            <text:p>4.0</text:p>
          </table:table-cell>
          <table:table-cell table:style-name="ce4"/>
          <table:table-cell office:value-type="float" office:value="22.677681397755606" table:style-name="ce48">
            <text:p>22.7</text:p>
          </table:table-cell>
          <table:table-cell office:value-type="string" table:style-name="ce49">
            <text:p>-3.8 , +4.3</text:p>
          </table:table-cell>
          <table:table-cell table:style-name="ce4"/>
          <table:table-cell table:style-name="ce43"/>
          <table:table-cell table:number-columns-repeated="16369" table:style-name="ce6"/>
        </table:table-row>
        <table:table-row table:style-name="ro9">
          <table:table-cell office:value-type="string" table:style-name="ce44">
            <text:p>E06000049</text:p>
          </table:table-cell>
          <table:table-cell office:value-type="string" table:style-name="ce55">
            <text:p>Cheshire East</text:p>
          </table:table-cell>
          <table:table-cell office:value-type="float" office:value="3526" table:style-name="ce45">
            <text:p>3,526</text:p>
          </table:table-cell>
          <table:table-cell office:value-type="float" office:value="1.158443231024989" table:style-name="ce46">
            <text:p>1.2</text:p>
          </table:table-cell>
          <table:table-cell table:style-name="ce47"/>
          <table:table-cell office:value-type="float" office:value="0.74938833100673974" table:style-name="ce48">
            <text:p>0.7</text:p>
          </table:table-cell>
          <table:table-cell office:value-type="string" table:style-name="ce49">
            <text:p>-0.5 , +1.3</text:p>
          </table:table-cell>
          <table:table-cell table:style-name="ce4"/>
          <table:table-cell office:value-type="float" office:value="8616" table:style-name="ce50">
            <text:p>8,616</text:p>
          </table:table-cell>
          <table:table-cell office:value-type="float" office:value="2.8307279859646357" table:style-name="ce51">
            <text:p>2.8</text:p>
          </table:table-cell>
          <table:table-cell table:style-name="ce4"/>
          <table:table-cell office:value-type="float" office:value="26.703196205173814" table:style-name="ce48">
            <text:p>26.7</text:p>
          </table:table-cell>
          <table:table-cell office:value-type="string" table:style-name="ce49">
            <text:p>-3.9 , +4.4</text:p>
          </table:table-cell>
          <table:table-cell table:style-name="ce4"/>
          <table:table-cell table:style-name="ce43"/>
          <table:table-cell table:number-columns-repeated="16369" table:style-name="ce6"/>
        </table:table-row>
        <table:table-row table:style-name="ro9">
          <table:table-cell office:value-type="string" table:style-name="ce44">
            <text:p>E06000050</text:p>
          </table:table-cell>
          <table:table-cell office:value-type="string" table:style-name="ce55">
            <text:p>Cheshire West and Chester</text:p>
          </table:table-cell>
          <table:table-cell office:value-type="float" office:value="3086" table:style-name="ce45">
            <text:p>3,086</text:p>
          </table:table-cell>
          <table:table-cell office:value-type="float" office:value="1.1367612985453432" table:style-name="ce46">
            <text:p>1.1</text:p>
          </table:table-cell>
          <table:table-cell table:style-name="ce47"/>
          <table:table-cell office:value-type="float" office:value="1.0518819748320418" table:style-name="ce48">
            <text:p>1.1</text:p>
          </table:table-cell>
          <table:table-cell office:value-type="string" table:style-name="ce49">
            <text:p>-0.6 , +1.4</text:p>
          </table:table-cell>
          <table:table-cell table:style-name="ce4"/>
          <table:table-cell office:value-type="float" office:value="6987" table:style-name="ce50">
            <text:p>6,987</text:p>
          </table:table-cell>
          <table:table-cell office:value-type="float" office:value="2.5737366146909637" table:style-name="ce51">
            <text:p>2.6</text:p>
          </table:table-cell>
          <table:table-cell table:style-name="ce4"/>
          <table:table-cell office:value-type="float" office:value="17.190645541199881" table:style-name="ce48">
            <text:p>17.2</text:p>
          </table:table-cell>
          <table:table-cell office:value-type="string" table:style-name="ce49">
            <text:p>-3.3 , +3.8</text:p>
          </table:table-cell>
          <table:table-cell table:style-name="ce4"/>
          <table:table-cell table:style-name="ce43"/>
          <table:table-cell table:number-columns-repeated="16369" table:style-name="ce6"/>
        </table:table-row>
        <table:table-row table:style-name="ro9">
          <table:table-cell office:value-type="string" table:style-name="ce44">
            <text:p>E06000006</text:p>
          </table:table-cell>
          <table:table-cell office:value-type="string" table:style-name="ce55">
            <text:p>Halton</text:p>
          </table:table-cell>
          <table:table-cell office:value-type="float" office:value="1004" table:style-name="ce45">
            <text:p>1,004</text:p>
          </table:table-cell>
          <table:table-cell office:value-type="float" office:value="0.99584403733423266" table:style-name="ce46">
            <text:p>1.0</text:p>
          </table:table-cell>
          <table:table-cell table:style-name="ce47"/>
          <table:table-cell office:value-type="float" office:value="1.7963459664906607" table:style-name="ce48">
            <text:p>1.8</text:p>
          </table:table-cell>
          <table:table-cell office:value-type="string" table:style-name="ce49">
            <text:p>-0.9 , +1.7</text:p>
          </table:table-cell>
          <table:table-cell table:style-name="ce4"/>
          <table:table-cell office:value-type="float" office:value="2446" table:style-name="ce50">
            <text:p>2,446</text:p>
          </table:table-cell>
          <table:table-cell office:value-type="float" office:value="2.4261299953381803" table:style-name="ce51">
            <text:p>2.4</text:p>
          </table:table-cell>
          <table:table-cell table:style-name="ce4"/>
          <table:table-cell office:value-type="float" office:value="19.645856159385282" table:style-name="ce48">
            <text:p>19.6</text:p>
          </table:table-cell>
          <table:table-cell office:value-type="string" table:style-name="ce49">
            <text:p>-3.5 , +4.1</text:p>
          </table:table-cell>
          <table:table-cell table:style-name="ce4"/>
          <table:table-cell table:style-name="ce43"/>
          <table:table-cell table:number-columns-repeated="16369" table:style-name="ce6"/>
        </table:table-row>
        <table:table-row table:style-name="ro9">
          <table:table-cell office:value-type="string" table:style-name="ce44">
            <text:p>E06000007</text:p>
          </table:table-cell>
          <table:table-cell office:value-type="string" table:style-name="ce55">
            <text:p>Warrington</text:p>
          </table:table-cell>
          <table:table-cell office:value-type="float" office:value="1955" table:style-name="ce45">
            <text:p>1,955</text:p>
          </table:table-cell>
          <table:table-cell office:value-type="float" office:value="1.1958868831701097" table:style-name="ce46">
            <text:p>1.2</text:p>
          </table:table-cell>
          <table:table-cell table:style-name="ce47"/>
          <table:table-cell office:value-type="float" office:value="0.71149564624880168" table:style-name="ce48">
            <text:p>0.7</text:p>
          </table:table-cell>
          <table:table-cell office:value-type="string" table:style-name="ce49">
            <text:p>-0.5 , +1.3</text:p>
          </table:table-cell>
          <table:table-cell table:style-name="ce4"/>
          <table:table-cell office:value-type="float" office:value="3459" table:style-name="ce50">
            <text:p>3,459</text:p>
          </table:table-cell>
          <table:table-cell office:value-type="float" office:value="2.1158939789695186" table:style-name="ce51">
            <text:p>2.1</text:p>
          </table:table-cell>
          <table:table-cell table:style-name="ce4"/>
          <table:table-cell office:value-type="float" office:value="17.514877772115277" table:style-name="ce48">
            <text:p>17.5</text:p>
          </table:table-cell>
          <table:table-cell office:value-type="string" table:style-name="ce49">
            <text:p>-3.4 , +4.0</text:p>
          </table:table-cell>
          <table:table-cell table:style-name="ce4"/>
          <table:table-cell table:style-name="ce43"/>
          <table:table-cell table:number-columns-repeated="16369" table:style-name="ce6"/>
        </table:table-row>
        <table:table-row table:style-name="ro9">
          <table:table-cell office:value-type="string" table:style-name="ce44">
            <text:p>E10000006</text:p>
          </table:table-cell>
          <table:table-cell office:value-type="string" table:style-name="ce55">
            <text:p>Cumbria</text:p>
          </table:table-cell>
          <table:table-cell office:value-type="float" office:value="4949" table:style-name="ce45">
            <text:p>4,949</text:p>
          </table:table-cell>
          <table:table-cell office:value-type="float" office:value="1.1886376900703479" table:style-name="ce46">
            <text:p>1.2</text:p>
          </table:table-cell>
          <table:table-cell table:style-name="ce47"/>
          <table:table-cell office:value-type="float" office:value="1.1026538544727535" table:style-name="ce48">
            <text:p>1.1</text:p>
          </table:table-cell>
          <table:table-cell office:value-type="string" table:style-name="ce49">
            <text:p>-0.3 , +0.5</text:p>
          </table:table-cell>
          <table:table-cell table:style-name="ce4"/>
          <table:table-cell office:value-type="float" office:value="17695" table:style-name="ce59">
            <text:p>17,695</text:p>
          </table:table-cell>
          <table:table-cell office:value-type="float" office:value="4.2499381543331598" table:style-name="ce46">
            <text:p>4.2</text:p>
          </table:table-cell>
          <table:table-cell table:style-name="ce4"/>
          <table:table-cell office:value-type="float" office:value="20.706852150029388" table:style-name="ce48">
            <text:p>20.7</text:p>
          </table:table-cell>
          <table:table-cell office:value-type="string" table:style-name="ce49">
            <text:p>-1.5 , +1.6</text:p>
          </table:table-cell>
          <table:table-cell table:style-name="ce4"/>
          <table:table-cell table:style-name="ce45"/>
          <table:table-cell table:number-columns-repeated="16369" table:style-name="ce6"/>
        </table:table-row>
        <table:table-row table:style-name="ro9">
          <table:table-cell office:value-type="string" table:style-name="ce60">
            <text:p>E07000026</text:p>
          </table:table-cell>
          <table:table-cell office:value-type="string" table:style-name="ce61">
            <text:p>Allerdale</text:p>
          </table:table-cell>
          <table:table-cell office:value-type="float" office:value="600" table:style-name="ce45">
            <text:p>600</text:p>
          </table:table-cell>
          <table:table-cell office:value-type="float" office:value="0.74854968498534091" table:style-name="ce46">
            <text:p>0.7</text:p>
          </table:table-cell>
          <table:table-cell table:style-name="ce47"/>
          <table:table-cell office:value-type="float" office:value="0.33410613650906928" table:style-name="ce62">
            <text:p>0.3</text:p>
          </table:table-cell>
          <table:table-cell office:value-type="string" table:style-name="ce63">
            <text:p>-0.3 , +1.2</text:p>
          </table:table-cell>
          <table:table-cell table:style-name="ce4"/>
          <table:table-cell office:value-type="float" office:value="2640" table:style-name="ce50">
            <text:p>2,640</text:p>
          </table:table-cell>
          <table:table-cell office:value-type="float" office:value="3.2936186139354997" table:style-name="ce51">
            <text:p>3.3</text:p>
          </table:table-cell>
          <table:table-cell table:style-name="ce4"/>
          <table:table-cell office:value-type="float" office:value="18.466080043115412" table:style-name="ce62">
            <text:p>18.5</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60">
            <text:p>E07000027</text:p>
          </table:table-cell>
          <table:table-cell office:value-type="string" table:style-name="ce61">
            <text:p>Barrow-in-Furness</text:p>
          </table:table-cell>
          <table:table-cell office:value-type="float" office:value="1422" table:style-name="ce45">
            <text:p>1,422</text:p>
          </table:table-cell>
          <table:table-cell office:value-type="float" office:value="2.5036974434819355" table:style-name="ce46">
            <text:p>2.5</text:p>
          </table:table-cell>
          <table:table-cell table:style-name="ce47"/>
          <table:table-cell office:value-type="float" office:value="0.91702197973752464" table:style-name="ce62">
            <text:p>0.9</text:p>
          </table:table-cell>
          <table:table-cell office:value-type="string" table:style-name="ce63">
            <text:p>-0.6 , +1.4</text:p>
          </table:table-cell>
          <table:table-cell table:style-name="ce4"/>
          <table:table-cell office:value-type="float" office:value="2884" table:style-name="ce50">
            <text:p>2,884</text:p>
          </table:table-cell>
          <table:table-cell office:value-type="float" office:value="5.0778223818578772" table:style-name="ce51">
            <text:p>5.1</text:p>
          </table:table-cell>
          <table:table-cell table:style-name="ce4"/>
          <table:table-cell office:value-type="float" office:value="20.054819741741792" table:style-name="ce62">
            <text:p>20.1</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028</text:p>
          </table:table-cell>
          <table:table-cell office:value-type="string" table:style-name="ce61">
            <text:p>Carlisle</text:p>
          </table:table-cell>
          <table:table-cell office:value-type="float" office:value="1139" table:style-name="ce45">
            <text:p>1,139</text:p>
          </table:table-cell>
          <table:table-cell office:value-type="float" office:value="1.2791716268727116" table:style-name="ce46">
            <text:p>1.3</text:p>
          </table:table-cell>
          <table:table-cell table:style-name="ce47"/>
          <table:table-cell office:value-type="float" office:value="1.7656557769772681" table:style-name="ce62">
            <text:p>1.8</text:p>
          </table:table-cell>
          <table:table-cell office:value-type="string" table:style-name="ce63">
            <text:p>-0.9 , +1.8</text:p>
          </table:table-cell>
          <table:table-cell table:style-name="ce4"/>
          <table:table-cell office:value-type="float" office:value="4591" table:style-name="ce50">
            <text:p>4,591</text:p>
          </table:table-cell>
          <table:table-cell office:value-type="float" office:value="5.1559938006783312" table:style-name="ce51">
            <text:p>5.2</text:p>
          </table:table-cell>
          <table:table-cell table:style-name="ce4"/>
          <table:table-cell office:value-type="float" office:value="24.490965581732073" table:style-name="ce62">
            <text:p>24.5</text:p>
          </table:table-cell>
          <table:table-cell office:value-type="string" table:style-name="ce63">
            <text:p>-3.9 , +4.4</text:p>
          </table:table-cell>
          <table:table-cell table:style-name="ce4"/>
          <table:table-cell table:style-name="ce43"/>
          <table:table-cell table:number-columns-repeated="16369" table:style-name="ce6"/>
        </table:table-row>
        <table:table-row table:style-name="ro9">
          <table:table-cell office:value-type="string" table:style-name="ce60">
            <text:p>E07000029</text:p>
          </table:table-cell>
          <table:table-cell office:value-type="string" table:style-name="ce61">
            <text:p>Copeland</text:p>
          </table:table-cell>
          <table:table-cell office:value-type="float" office:value="484" table:style-name="ce45">
            <text:p>484</text:p>
          </table:table-cell>
          <table:table-cell office:value-type="float" office:value="0.82575537849965031" table:style-name="ce46">
            <text:p>0.8</text:p>
          </table:table-cell>
          <table:table-cell table:style-name="ce47"/>
          <table:table-cell office:value-type="float" office:value="0.55337169031169875" table:style-name="ce62">
            <text:p>0.6</text:p>
          </table:table-cell>
          <table:table-cell office:value-type="string" table:style-name="ce63">
            <text:p>-0.4 , +1.3</text:p>
          </table:table-cell>
          <table:table-cell table:style-name="ce4"/>
          <table:table-cell office:value-type="float" office:value="1263" table:style-name="ce50">
            <text:p>1,263</text:p>
          </table:table-cell>
          <table:table-cell office:value-type="float" office:value="2.1548120724071453" table:style-name="ce51">
            <text:p>2.2</text:p>
          </table:table-cell>
          <table:table-cell table:style-name="ce4"/>
          <table:table-cell office:value-type="float" office:value="21.154069335374803" table:style-name="ce62">
            <text:p>21.2</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30</text:p>
          </table:table-cell>
          <table:table-cell office:value-type="string" table:style-name="ce61">
            <text:p>Eden</text:p>
          </table:table-cell>
          <table:table-cell office:value-type="float" office:value="246" table:style-name="ce45">
            <text:p>246</text:p>
          </table:table-cell>
          <table:table-cell office:value-type="float" office:value="0.5593960342004729" table:style-name="ce46">
            <text:p>0.6</text:p>
          </table:table-cell>
          <table:table-cell table:style-name="ce47"/>
          <table:table-cell office:value-type="float" office:value="1.5260759941611004" table:style-name="ce62">
            <text:p>1.5</text:p>
          </table:table-cell>
          <table:table-cell office:value-type="string" table:style-name="ce63">
            <text:p>-0.8 , +1.7</text:p>
          </table:table-cell>
          <table:table-cell table:style-name="ce4"/>
          <table:table-cell office:value-type="float" office:value="1917" table:style-name="ce50">
            <text:p>1,917</text:p>
          </table:table-cell>
          <table:table-cell office:value-type="float" office:value="4.3591959250500274" table:style-name="ce51">
            <text:p>4.4</text:p>
          </table:table-cell>
          <table:table-cell table:style-name="ce4"/>
          <table:table-cell office:value-type="float" office:value="19.574204562572181" table:style-name="ce62">
            <text:p>19.6</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031</text:p>
          </table:table-cell>
          <table:table-cell office:value-type="string" table:style-name="ce61">
            <text:p>South Lakeland</text:p>
          </table:table-cell>
          <table:table-cell office:value-type="float" office:value="1058" table:style-name="ce45">
            <text:p>1,058</text:p>
          </table:table-cell>
          <table:table-cell office:value-type="float" office:value="1.2053271358100641" table:style-name="ce46">
            <text:p>1.2</text:p>
          </table:table-cell>
          <table:table-cell table:style-name="ce47"/>
          <table:table-cell office:value-type="float" office:value="1.3837209302325582" table:style-name="ce62">
            <text:p>1.4</text:p>
          </table:table-cell>
          <table:table-cell office:value-type="string" table:style-name="ce63">
            <text:p>-0.8 , +1.7</text:p>
          </table:table-cell>
          <table:table-cell table:style-name="ce4"/>
          <table:table-cell office:value-type="float" office:value="4400" table:style-name="ce50">
            <text:p>4,400</text:p>
          </table:table-cell>
          <table:table-cell office:value-type="float" office:value="5.0127026442006448" table:style-name="ce51">
            <text:p>5.0</text:p>
          </table:table-cell>
          <table:table-cell table:style-name="ce4"/>
          <table:table-cell office:value-type="float" office:value="19.504951928346454" table:style-name="ce62">
            <text:p>19.5</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44">
            <text:p>E10000017</text:p>
          </table:table-cell>
          <table:table-cell office:value-type="string" table:style-name="ce55">
            <text:p>Lancashire</text:p>
          </table:table-cell>
          <table:table-cell office:value-type="float" office:value="8821" table:style-name="ce45">
            <text:p>8,821</text:p>
          </table:table-cell>
          <table:table-cell office:value-type="float" office:value="0.92177696780207241" table:style-name="ce46">
            <text:p>0.9</text:p>
          </table:table-cell>
          <table:table-cell table:style-name="ce47"/>
          <table:table-cell office:value-type="float" office:value="1.3377110709790765" table:style-name="ce48">
            <text:p>1.3</text:p>
          </table:table-cell>
          <table:table-cell office:value-type="string" table:style-name="ce49">
            <text:p>-0.3 , +0.3</text:p>
          </table:table-cell>
          <table:table-cell table:style-name="ce4"/>
          <table:table-cell office:value-type="float" office:value="28087" table:style-name="ce59">
            <text:p>28,087</text:p>
          </table:table-cell>
          <table:table-cell office:value-type="float" office:value="2.93503567562145" table:style-name="ce46">
            <text:p>2.9</text:p>
          </table:table-cell>
          <table:table-cell table:style-name="ce4"/>
          <table:table-cell office:value-type="float" office:value="21.237408709041194" table:style-name="ce48">
            <text:p>21.2</text:p>
          </table:table-cell>
          <table:table-cell office:value-type="string" table:style-name="ce49">
            <text:p>-1.1 , +1.1</text:p>
          </table:table-cell>
          <table:table-cell table:style-name="ce4"/>
          <table:table-cell table:style-name="ce45"/>
          <table:table-cell table:number-columns-repeated="16369" table:style-name="ce6"/>
        </table:table-row>
        <table:table-row table:style-name="ro9">
          <table:table-cell office:value-type="string" table:style-name="ce60">
            <text:p>E07000117</text:p>
          </table:table-cell>
          <table:table-cell office:value-type="string" table:style-name="ce61">
            <text:p>Burnley</text:p>
          </table:table-cell>
          <table:table-cell office:value-type="float" office:value="344" table:style-name="ce45">
            <text:p>344</text:p>
          </table:table-cell>
          <table:table-cell office:value-type="float" office:value="0.4920260316098119" table:style-name="ce46">
            <text:p>0.5</text:p>
          </table:table-cell>
          <table:table-cell table:style-name="ce47"/>
          <table:table-cell office:value-type="float" office:value="0" table:style-name="ce62">
            <text:p>0.0</text:p>
          </table:table-cell>
          <table:table-cell office:value-type="string" table:style-name="ce63">
            <text:p>0.0 , +0.9</text:p>
          </table:table-cell>
          <table:table-cell table:style-name="ce4"/>
          <table:table-cell office:value-type="float" office:value="2384" table:style-name="ce50">
            <text:p>2,384</text:p>
          </table:table-cell>
          <table:table-cell office:value-type="float" office:value="3.4098548237145101" table:style-name="ce51">
            <text:p>3.4</text:p>
          </table:table-cell>
          <table:table-cell table:style-name="ce4"/>
          <table:table-cell office:value-type="float" office:value="25.014412178033997" table:style-name="ce62">
            <text:p>25.0</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118</text:p>
          </table:table-cell>
          <table:table-cell office:value-type="string" table:style-name="ce61">
            <text:p>Chorley</text:p>
          </table:table-cell>
          <table:table-cell office:value-type="float" office:value="593" table:style-name="ce45">
            <text:p>593</text:p>
          </table:table-cell>
          <table:table-cell office:value-type="float" office:value="0.67746652652744133" table:style-name="ce46">
            <text:p>0.7</text:p>
          </table:table-cell>
          <table:table-cell table:style-name="ce47"/>
          <table:table-cell office:value-type="float" office:value="1.1288059547684919" table:style-name="ce62">
            <text:p>1.1</text:p>
          </table:table-cell>
          <table:table-cell office:value-type="string" table:style-name="ce63">
            <text:p>-0.6 , +1.5</text:p>
          </table:table-cell>
          <table:table-cell table:style-name="ce4"/>
          <table:table-cell office:value-type="float" office:value="2114" table:style-name="ce50">
            <text:p>2,114</text:p>
          </table:table-cell>
          <table:table-cell office:value-type="float" office:value="2.4151167573001873" table:style-name="ce51">
            <text:p>2.4</text:p>
          </table:table-cell>
          <table:table-cell table:style-name="ce4"/>
          <table:table-cell office:value-type="float" office:value="19.867937774069816" table:style-name="ce62">
            <text:p>19.9</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60">
            <text:p>E07000119</text:p>
          </table:table-cell>
          <table:table-cell office:value-type="string" table:style-name="ce61">
            <text:p>Fylde</text:p>
          </table:table-cell>
          <table:table-cell office:value-type="float" office:value="730" table:style-name="ce45">
            <text:p>730</text:p>
          </table:table-cell>
          <table:table-cell office:value-type="float" office:value="1.1449723167652179" table:style-name="ce46">
            <text:p>1.1</text:p>
          </table:table-cell>
          <table:table-cell table:style-name="ce47"/>
          <table:table-cell office:value-type="float" office:value="0.83988084488202575" table:style-name="ce62">
            <text:p>0.8</text:p>
          </table:table-cell>
          <table:table-cell office:value-type="string" table:style-name="ce63">
            <text:p>-0.5 , +1.4</text:p>
          </table:table-cell>
          <table:table-cell table:style-name="ce4"/>
          <table:table-cell office:value-type="float" office:value="1854" table:style-name="ce50">
            <text:p>1,854</text:p>
          </table:table-cell>
          <table:table-cell office:value-type="float" office:value="2.9079159935379644" table:style-name="ce51">
            <text:p>2.9</text:p>
          </table:table-cell>
          <table:table-cell table:style-name="ce4"/>
          <table:table-cell office:value-type="float" office:value="17.630129267887327" table:style-name="ce62">
            <text:p>17.6</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120</text:p>
          </table:table-cell>
          <table:table-cell office:value-type="string" table:style-name="ce61">
            <text:p>Hyndburn</text:p>
          </table:table-cell>
          <table:table-cell office:value-type="float" office:value="336" table:style-name="ce45">
            <text:p>336</text:p>
          </table:table-cell>
          <table:table-cell office:value-type="float" office:value="0.52424639580602883" table:style-name="ce46">
            <text:p>0.5</text:p>
          </table:table-cell>
          <table:table-cell table:style-name="ce47"/>
          <table:table-cell office:value-type="float" office:value="1.8519679307660419" table:style-name="ce62">
            <text:p>1.9</text:p>
          </table:table-cell>
          <table:table-cell office:value-type="string" table:style-name="ce63">
            <text:p>-0.9 , +1.8</text:p>
          </table:table-cell>
          <table:table-cell table:style-name="ce4"/>
          <table:table-cell office:value-type="float" office:value="1805" table:style-name="ce50">
            <text:p>1,805</text:p>
          </table:table-cell>
          <table:table-cell office:value-type="float" office:value="2.81626412032703" table:style-name="ce51">
            <text:p>2.8</text:p>
          </table:table-cell>
          <table:table-cell table:style-name="ce4"/>
          <table:table-cell office:value-type="float" office:value="27.036710878874125" table:style-name="ce62">
            <text:p>27.0</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9">
          <table:table-cell office:value-type="string" table:style-name="ce60">
            <text:p>E07000121</text:p>
          </table:table-cell>
          <table:table-cell office:value-type="string" table:style-name="ce61">
            <text:p>Lancaster</text:p>
          </table:table-cell>
          <table:table-cell office:value-type="float" office:value="1869" table:style-name="ce45">
            <text:p>1,869</text:p>
          </table:table-cell>
          <table:table-cell office:value-type="float" office:value="1.6195138858801612" table:style-name="ce46">
            <text:p>1.6</text:p>
          </table:table-cell>
          <table:table-cell table:style-name="ce47"/>
          <table:table-cell office:value-type="float" office:value="2.3078980245957585" table:style-name="ce62">
            <text:p>2.3</text:p>
          </table:table-cell>
          <table:table-cell office:value-type="string" table:style-name="ce63">
            <text:p>-1.1 , +2.0</text:p>
          </table:table-cell>
          <table:table-cell table:style-name="ce4"/>
          <table:table-cell office:value-type="float" office:value="4278" table:style-name="ce50">
            <text:p>4,278</text:p>
          </table:table-cell>
          <table:table-cell office:value-type="float" office:value="3.7069451063645427" table:style-name="ce51">
            <text:p>3.7</text:p>
          </table:table-cell>
          <table:table-cell table:style-name="ce4"/>
          <table:table-cell office:value-type="float" office:value="26.339089098920454" table:style-name="ce62">
            <text:p>26.3</text:p>
          </table:table-cell>
          <table:table-cell office:value-type="string" table:style-name="ce63">
            <text:p>-4.2 , +4.7</text:p>
          </table:table-cell>
          <table:table-cell table:style-name="ce4"/>
          <table:table-cell table:style-name="ce43"/>
          <table:table-cell table:number-columns-repeated="16369" table:style-name="ce6"/>
        </table:table-row>
        <table:table-row table:style-name="ro9">
          <table:table-cell office:value-type="string" table:style-name="ce60">
            <text:p>E07000122</text:p>
          </table:table-cell>
          <table:table-cell office:value-type="string" table:style-name="ce61">
            <text:p>Pendle</text:p>
          </table:table-cell>
          <table:table-cell office:value-type="float" office:value="424" table:style-name="ce45">
            <text:p>424</text:p>
          </table:table-cell>
          <table:table-cell office:value-type="float" office:value="0.59610842424924082" table:style-name="ce46">
            <text:p>0.6</text:p>
          </table:table-cell>
          <table:table-cell table:style-name="ce47"/>
          <table:table-cell office:value-type="float" office:value="1.3863492404957394" table:style-name="ce62">
            <text:p>1.4</text:p>
          </table:table-cell>
          <table:table-cell office:value-type="string" table:style-name="ce63">
            <text:p>-0.8 , +1.6</text:p>
          </table:table-cell>
          <table:table-cell table:style-name="ce4"/>
          <table:table-cell office:value-type="float" office:value="2919" table:style-name="ce50">
            <text:p>2,919</text:p>
          </table:table-cell>
          <table:table-cell office:value-type="float" office:value="4.1038690810932401" table:style-name="ce51">
            <text:p>4.1</text:p>
          </table:table-cell>
          <table:table-cell table:style-name="ce4"/>
          <table:table-cell office:value-type="float" office:value="23.355349585477359" table:style-name="ce62">
            <text:p>23.4</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123</text:p>
          </table:table-cell>
          <table:table-cell office:value-type="string" table:style-name="ce61">
            <text:p>Preston</text:p>
          </table:table-cell>
          <table:table-cell office:value-type="float" office:value="1149" table:style-name="ce45">
            <text:p>1,149</text:p>
          </table:table-cell>
          <table:table-cell office:value-type="float" office:value="1.0130309816437728" table:style-name="ce46">
            <text:p>1.0</text:p>
          </table:table-cell>
          <table:table-cell table:style-name="ce47"/>
          <table:table-cell office:value-type="float" office:value="1.082881963841863" table:style-name="ce62">
            <text:p>1.1</text:p>
          </table:table-cell>
          <table:table-cell office:value-type="string" table:style-name="ce63">
            <text:p>-0.7 , +1.6</text:p>
          </table:table-cell>
          <table:table-cell table:style-name="ce4"/>
          <table:table-cell office:value-type="float" office:value="4173" table:style-name="ce50">
            <text:p>4,173</text:p>
          </table:table-cell>
          <table:table-cell office:value-type="float" office:value="3.6791804059177231" table:style-name="ce51">
            <text:p>3.7</text:p>
          </table:table-cell>
          <table:table-cell table:style-name="ce4"/>
          <table:table-cell office:value-type="float" office:value="24.777854490872837" table:style-name="ce62">
            <text:p>24.8</text:p>
          </table:table-cell>
          <table:table-cell office:value-type="string" table:style-name="ce63">
            <text:p>-4.1 , +4.6</text:p>
          </table:table-cell>
          <table:table-cell table:style-name="ce4"/>
          <table:table-cell table:style-name="ce43"/>
          <table:table-cell table:number-columns-repeated="16369" table:style-name="ce6"/>
        </table:table-row>
        <table:table-row table:style-name="ro9">
          <table:table-cell office:value-type="string" table:style-name="ce60">
            <text:p>E07000124</text:p>
          </table:table-cell>
          <table:table-cell office:value-type="string" table:style-name="ce61">
            <text:p>Ribble Valley</text:p>
          </table:table-cell>
          <table:table-cell office:value-type="float" office:value="313" table:style-name="ce45">
            <text:p>313</text:p>
          </table:table-cell>
          <table:table-cell office:value-type="float" office:value="0.67236638597697207" table:style-name="ce46">
            <text:p>0.7</text:p>
          </table:table-cell>
          <table:table-cell table:style-name="ce47"/>
          <table:table-cell office:value-type="float" office:value="0.40669851749925684" table:style-name="ce62">
            <text:p>0.4</text:p>
          </table:table-cell>
          <table:table-cell office:value-type="string" table:style-name="ce63">
            <text:p>-0.3 , +1.2</text:p>
          </table:table-cell>
          <table:table-cell table:style-name="ce4"/>
          <table:table-cell office:value-type="float" office:value="1335" table:style-name="ce50">
            <text:p>1,335</text:p>
          </table:table-cell>
          <table:table-cell office:value-type="float" office:value="2.8677607836398007" table:style-name="ce51">
            <text:p>2.9</text:p>
          </table:table-cell>
          <table:table-cell table:style-name="ce4"/>
          <table:table-cell office:value-type="float" office:value="15.249052925630799" table:style-name="ce62">
            <text:p>15.2</text:p>
          </table:table-cell>
          <table:table-cell office:value-type="string" table:style-name="ce63">
            <text:p>-3.1 , +3.7</text:p>
          </table:table-cell>
          <table:table-cell table:style-name="ce4"/>
          <table:table-cell table:style-name="ce43"/>
          <table:table-cell table:number-columns-repeated="16369" table:style-name="ce6"/>
        </table:table-row>
        <table:table-row table:style-name="ro9">
          <table:table-cell office:value-type="string" table:style-name="ce60">
            <text:p>E07000125</text:p>
          </table:table-cell>
          <table:table-cell office:value-type="string" table:style-name="ce61">
            <text:p>Rossendale</text:p>
          </table:table-cell>
          <table:table-cell office:value-type="float" office:value="203" table:style-name="ce45">
            <text:p>203</text:p>
          </table:table-cell>
          <table:table-cell office:value-type="float" office:value="0.37036361314334715" table:style-name="ce46">
            <text:p>0.4</text:p>
          </table:table-cell>
          <table:table-cell table:style-name="ce47"/>
          <table:table-cell office:value-type="float" office:value="0" table:style-name="ce62">
            <text:p>0.0</text:p>
          </table:table-cell>
          <table:table-cell office:value-type="string" table:style-name="ce63">
            <text:p>0.0 , +0.9</text:p>
          </table:table-cell>
          <table:table-cell table:style-name="ce4"/>
          <table:table-cell office:value-type="float" office:value="1313" table:style-name="ce50">
            <text:p>1,313</text:p>
          </table:table-cell>
          <table:table-cell office:value-type="float" office:value="2.3955045520059843" table:style-name="ce51">
            <text:p>2.4</text:p>
          </table:table-cell>
          <table:table-cell table:style-name="ce4"/>
          <table:table-cell office:value-type="float" office:value="15.450052744564438" table:style-name="ce62">
            <text:p>15.5</text:p>
          </table:table-cell>
          <table:table-cell office:value-type="string" table:style-name="ce63">
            <text:p>-3.1 , +3.7</text:p>
          </table:table-cell>
          <table:table-cell table:style-name="ce4"/>
          <table:table-cell table:style-name="ce43"/>
          <table:table-cell table:number-columns-repeated="16369" table:style-name="ce6"/>
        </table:table-row>
        <table:table-row table:style-name="ro9">
          <table:table-cell office:value-type="string" table:style-name="ce60">
            <text:p>E07000126</text:p>
          </table:table-cell>
          <table:table-cell office:value-type="string" table:style-name="ce61">
            <text:p>South Ribble</text:p>
          </table:table-cell>
          <table:table-cell office:value-type="float" office:value="1252" table:style-name="ce45">
            <text:p>1,252</text:p>
          </table:table-cell>
          <table:table-cell office:value-type="float" office:value="1.4041698910983256" table:style-name="ce46">
            <text:p>1.4</text:p>
          </table:table-cell>
          <table:table-cell table:style-name="ce47"/>
          <table:table-cell office:value-type="float" office:value="3.713190747019147" table:style-name="ce62">
            <text:p>3.7</text:p>
          </table:table-cell>
          <table:table-cell office:value-type="string" table:style-name="ce63">
            <text:p>-1.4 , +2.2</text:p>
          </table:table-cell>
          <table:table-cell table:style-name="ce4"/>
          <table:table-cell office:value-type="float" office:value="1920" table:style-name="ce50">
            <text:p>1,920</text:p>
          </table:table-cell>
          <table:table-cell office:value-type="float" office:value="2.1533595774031831" table:style-name="ce51">
            <text:p>2.2</text:p>
          </table:table-cell>
          <table:table-cell table:style-name="ce4"/>
          <table:table-cell office:value-type="float" office:value="19.82396905197573" table:style-name="ce62">
            <text:p>19.8</text:p>
          </table:table-cell>
          <table:table-cell office:value-type="string" table:style-name="ce63">
            <text:p>-3.5 , +4.0</text:p>
          </table:table-cell>
          <table:table-cell table:style-name="ce4"/>
          <table:table-cell table:style-name="ce43"/>
          <table:table-cell table:number-columns-repeated="16369" table:style-name="ce6"/>
        </table:table-row>
        <table:table-row table:style-name="ro9">
          <table:table-cell office:value-type="string" table:style-name="ce60">
            <text:p>E07000127</text:p>
          </table:table-cell>
          <table:table-cell office:value-type="string" table:style-name="ce61">
            <text:p>West Lancashire</text:p>
          </table:table-cell>
          <table:table-cell office:value-type="float" office:value="668" table:style-name="ce45">
            <text:p>668</text:p>
          </table:table-cell>
          <table:table-cell office:value-type="float" office:value="0.7363965076285387" table:style-name="ce46">
            <text:p>0.7</text:p>
          </table:table-cell>
          <table:table-cell table:style-name="ce47"/>
          <table:table-cell office:value-type="float" office:value="0.69551197189499347" table:style-name="ce62">
            <text:p>0.7</text:p>
          </table:table-cell>
          <table:table-cell office:value-type="string" table:style-name="ce63">
            <text:p>-0.5 , +1.4</text:p>
          </table:table-cell>
          <table:table-cell table:style-name="ce4"/>
          <table:table-cell office:value-type="float" office:value="2211" table:style-name="ce50">
            <text:p>2,211</text:p>
          </table:table-cell>
          <table:table-cell office:value-type="float" office:value="2.4373842490519446" table:style-name="ce51">
            <text:p>2.4</text:p>
          </table:table-cell>
          <table:table-cell table:style-name="ce4"/>
          <table:table-cell office:value-type="float" office:value="19.143098700222037" table:style-name="ce62">
            <text:p>19.1</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60">
            <text:p>E07000128</text:p>
          </table:table-cell>
          <table:table-cell office:value-type="string" table:style-name="ce61">
            <text:p>Wyre</text:p>
          </table:table-cell>
          <table:table-cell office:value-type="float" office:value="940" table:style-name="ce45">
            <text:p>940</text:p>
          </table:table-cell>
          <table:table-cell office:value-type="float" office:value="1.0390529143223497" table:style-name="ce46">
            <text:p>1.0</text:p>
          </table:table-cell>
          <table:table-cell table:style-name="ce47"/>
          <table:table-cell office:value-type="float" office:value="1.1579446982274355" table:style-name="ce62">
            <text:p>1.2</text:p>
          </table:table-cell>
          <table:table-cell office:value-type="string" table:style-name="ce63">
            <text:p>-0.7 , +1.5</text:p>
          </table:table-cell>
          <table:table-cell table:style-name="ce4"/>
          <table:table-cell office:value-type="float" office:value="1781" table:style-name="ce50">
            <text:p>1,781</text:p>
          </table:table-cell>
          <table:table-cell office:value-type="float" office:value="1.9686736600086221" table:style-name="ce51">
            <text:p>2.0</text:p>
          </table:table-cell>
          <table:table-cell table:style-name="ce4"/>
          <table:table-cell office:value-type="float" office:value="15.759852244892873" table:style-name="ce62">
            <text:p>15.8</text:p>
          </table:table-cell>
          <table:table-cell office:value-type="string" table:style-name="ce63">
            <text:p>-3.2 , +3.9</text:p>
          </table:table-cell>
          <table:table-cell table:style-name="ce4"/>
          <table:table-cell table:style-name="ce43"/>
          <table:table-cell table:number-columns-repeated="16369" table:style-name="ce6"/>
        </table:table-row>
        <table:table-row table:style-name="ro9">
          <table:table-cell office:value-type="string" table:style-name="ce44">
            <text:p>E11000001</text:p>
          </table:table-cell>
          <table:table-cell office:value-type="string" table:style-name="ce55">
            <text:p>Greater Manchester (Met County)</text:p>
          </table:table-cell>
          <table:table-cell office:value-type="float" office:value="20097" table:style-name="ce45">
            <text:p>20,097</text:p>
          </table:table-cell>
          <table:table-cell office:value-type="float" office:value="0.59081454914267661" table:style-name="ce46">
            <text:p>0.6</text:p>
          </table:table-cell>
          <table:table-cell table:style-name="ce47"/>
          <table:table-cell office:value-type="float" office:value="0.92654500875986057" table:style-name="ce48">
            <text:p>0.9</text:p>
          </table:table-cell>
          <table:table-cell office:value-type="string" table:style-name="ce49">
            <text:p>-0.2 , +0.3</text:p>
          </table:table-cell>
          <table:table-cell table:style-name="ce4"/>
          <table:table-cell office:value-type="float" office:value="66771" table:style-name="ce45">
            <text:p>66,771</text:p>
          </table:table-cell>
          <table:table-cell office:value-type="float" office:value="1.9629436364037249" table:style-name="ce46">
            <text:p>2.0</text:p>
          </table:table-cell>
          <table:table-cell table:style-name="ce4"/>
          <table:table-cell office:value-type="float" office:value="24.154932848880442" table:style-name="ce48">
            <text:p>24.2</text:p>
          </table:table-cell>
          <table:table-cell office:value-type="string" table:style-name="ce49">
            <text:p>-1.1 , +1.1</text:p>
          </table:table-cell>
          <table:table-cell table:style-name="ce4"/>
          <table:table-cell table:style-name="ce45"/>
          <table:table-cell table:number-columns-repeated="16369" table:style-name="ce6"/>
        </table:table-row>
        <table:table-row table:style-name="ro9">
          <table:table-cell office:value-type="string" table:style-name="ce60">
            <text:p>E08000001</text:p>
          </table:table-cell>
          <table:table-cell office:value-type="string" table:style-name="ce61">
            <text:p>Bolton</text:p>
          </table:table-cell>
          <table:table-cell office:value-type="float" office:value="1047" table:style-name="ce45">
            <text:p>1,047</text:p>
          </table:table-cell>
          <table:table-cell office:value-type="float" office:value="0.47653725365254201" table:style-name="ce46">
            <text:p>0.5</text:p>
          </table:table-cell>
          <table:table-cell table:style-name="ce47"/>
          <table:table-cell office:value-type="float" office:value="0.36989223503083096" table:style-name="ce62">
            <text:p>0.4</text:p>
          </table:table-cell>
          <table:table-cell office:value-type="string" table:style-name="ce63">
            <text:p>-0.3 , +1.2</text:p>
          </table:table-cell>
          <table:table-cell table:style-name="ce4"/>
          <table:table-cell office:value-type="float" office:value="5696" table:style-name="ce50">
            <text:p>5,696</text:p>
          </table:table-cell>
          <table:table-cell office:value-type="float" office:value="2.5925083064038961" table:style-name="ce51">
            <text:p>2.6</text:p>
          </table:table-cell>
          <table:table-cell table:style-name="ce4"/>
          <table:table-cell office:value-type="float" office:value="23.234362555335352" table:style-name="ce62">
            <text:p>23.2</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8000002</text:p>
          </table:table-cell>
          <table:table-cell office:value-type="string" table:style-name="ce61">
            <text:p>Bury</text:p>
          </table:table-cell>
          <table:table-cell office:value-type="float" office:value="1001" table:style-name="ce45">
            <text:p>1,001</text:p>
          </table:table-cell>
          <table:table-cell office:value-type="float" office:value="0.67664852806976039" table:style-name="ce46">
            <text:p>0.7</text:p>
          </table:table-cell>
          <table:table-cell table:style-name="ce47"/>
          <table:table-cell office:value-type="float" office:value="1.3265091210824003" table:style-name="ce62">
            <text:p>1.3</text:p>
          </table:table-cell>
          <table:table-cell office:value-type="string" table:style-name="ce63">
            <text:p>-0.4 , +0.7</text:p>
          </table:table-cell>
          <table:table-cell table:style-name="ce4"/>
          <table:table-cell office:value-type="float" office:value="3618" table:style-name="ce50">
            <text:p>3,618</text:p>
          </table:table-cell>
          <table:table-cell office:value-type="float" office:value="2.4456687058505424" table:style-name="ce51">
            <text:p>2.4</text:p>
          </table:table-cell>
          <table:table-cell table:style-name="ce4"/>
          <table:table-cell office:value-type="float" office:value="20.285969522192676" table:style-name="ce62">
            <text:p>20.3</text:p>
          </table:table-cell>
          <table:table-cell office:value-type="string" table:style-name="ce63">
            <text:p>-1.9 , +2.0</text:p>
          </table:table-cell>
          <table:table-cell table:style-name="ce4"/>
          <table:table-cell table:style-name="ce43"/>
          <table:table-cell table:number-columns-repeated="16369" table:style-name="ce6"/>
        </table:table-row>
        <table:table-row table:style-name="ro9">
          <table:table-cell office:value-type="string" table:style-name="ce60">
            <text:p>E08000003</text:p>
          </table:table-cell>
          <table:table-cell office:value-type="string" table:style-name="ce61">
            <text:p>Manchester</text:p>
          </table:table-cell>
          <table:table-cell office:value-type="float" office:value="6389" table:style-name="ce45">
            <text:p>6,389</text:p>
          </table:table-cell>
          <table:table-cell office:value-type="float" office:value="1.5747740375490809" table:style-name="ce46">
            <text:p>1.6</text:p>
          </table:table-cell>
          <table:table-cell table:style-name="ce47"/>
          <table:table-cell office:value-type="float" office:value="1.2129994494965068" table:style-name="ce62">
            <text:p>1.2</text:p>
          </table:table-cell>
          <table:table-cell office:value-type="string" table:style-name="ce63">
            <text:p>-0.7 , +1.7</text:p>
          </table:table-cell>
          <table:table-cell table:style-name="ce4"/>
          <table:table-cell office:value-type="float" office:value="18241" table:style-name="ce50">
            <text:p>18,241</text:p>
          </table:table-cell>
          <table:table-cell office:value-type="float" office:value="4.4960797024468278" table:style-name="ce51">
            <text:p>4.5</text:p>
          </table:table-cell>
          <table:table-cell table:style-name="ce4"/>
          <table:table-cell office:value-type="float" office:value="28.791193844240631" table:style-name="ce62">
            <text:p>28.8</text:p>
          </table:table-cell>
          <table:table-cell office:value-type="string" table:style-name="ce63">
            <text:p>-4.5 , +4.9</text:p>
          </table:table-cell>
          <table:table-cell table:style-name="ce4"/>
          <table:table-cell table:style-name="ce43"/>
          <table:table-cell table:number-columns-repeated="16369" table:style-name="ce6"/>
        </table:table-row>
        <table:table-row table:style-name="ro9">
          <table:table-cell office:value-type="string" table:style-name="ce60">
            <text:p>E08000004</text:p>
          </table:table-cell>
          <table:table-cell office:value-type="string" table:style-name="ce61">
            <text:p>Oldham</text:p>
          </table:table-cell>
          <table:table-cell office:value-type="float" office:value="858" table:style-name="ce45">
            <text:p>858</text:p>
          </table:table-cell>
          <table:table-cell office:value-type="float" office:value="0.49186530457813088" table:style-name="ce46">
            <text:p>0.5</text:p>
          </table:table-cell>
          <table:table-cell table:style-name="ce47"/>
          <table:table-cell office:value-type="float" office:value="0.88933717579250704" table:style-name="ce62">
            <text:p>0.9</text:p>
          </table:table-cell>
          <table:table-cell office:value-type="string" table:style-name="ce63">
            <text:p>-0.5 , +1.4</text:p>
          </table:table-cell>
          <table:table-cell table:style-name="ce4"/>
          <table:table-cell office:value-type="float" office:value="5226" table:style-name="ce50">
            <text:p>5,226</text:p>
          </table:table-cell>
          <table:table-cell office:value-type="float" office:value="2.9959068551577062" table:style-name="ce51">
            <text:p>3.0</text:p>
          </table:table-cell>
          <table:table-cell table:style-name="ce4"/>
          <table:table-cell office:value-type="float" office:value="26.387434344490163" table:style-name="ce62">
            <text:p>26.4</text:p>
          </table:table-cell>
          <table:table-cell office:value-type="string" table:style-name="ce63">
            <text:p>-4.0 , +4.4</text:p>
          </table:table-cell>
          <table:table-cell table:style-name="ce4"/>
          <table:table-cell table:style-name="ce43"/>
          <table:table-cell table:number-columns-repeated="16369" table:style-name="ce6"/>
        </table:table-row>
        <table:table-row table:style-name="ro9">
          <table:table-cell office:value-type="string" table:style-name="ce60">
            <text:p>E08000005</text:p>
          </table:table-cell>
          <table:table-cell office:value-type="string" table:style-name="ce61">
            <text:p>Rochdale</text:p>
          </table:table-cell>
          <table:table-cell office:value-type="float" office:value="766" table:style-name="ce45">
            <text:p>766</text:p>
          </table:table-cell>
          <table:table-cell office:value-type="float" office:value="0.45891346545567829" table:style-name="ce46">
            <text:p>0.5</text:p>
          </table:table-cell>
          <table:table-cell table:style-name="ce47"/>
          <table:table-cell office:value-type="float" office:value="0.36672169478663191" table:style-name="ce62">
            <text:p>0.4</text:p>
          </table:table-cell>
          <table:table-cell office:value-type="string" table:style-name="ce63">
            <text:p>-0.3 , +1.2</text:p>
          </table:table-cell>
          <table:table-cell table:style-name="ce4"/>
          <table:table-cell office:value-type="float" office:value="4364" table:style-name="ce50">
            <text:p>4,364</text:p>
          </table:table-cell>
          <table:table-cell office:value-type="float" office:value="2.6144887248675981" table:style-name="ce51">
            <text:p>2.6</text:p>
          </table:table-cell>
          <table:table-cell table:style-name="ce4"/>
          <table:table-cell office:value-type="float" office:value="22.587083571542564" table:style-name="ce62">
            <text:p>22.6</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8000006</text:p>
          </table:table-cell>
          <table:table-cell office:value-type="string" table:style-name="ce61">
            <text:p>Salford</text:p>
          </table:table-cell>
          <table:table-cell office:value-type="float" office:value="1992" table:style-name="ce45">
            <text:p>1,992</text:p>
          </table:table-cell>
          <table:table-cell office:value-type="float" office:value="1.0551965250556203" table:style-name="ce46">
            <text:p>1.1</text:p>
          </table:table-cell>
          <table:table-cell table:style-name="ce47"/>
          <table:table-cell office:value-type="float" office:value="0.42192001364102305" table:style-name="ce62">
            <text:p>0.4</text:p>
          </table:table-cell>
          <table:table-cell office:value-type="string" table:style-name="ce63">
            <text:p>-0.3 , +1.2</text:p>
          </table:table-cell>
          <table:table-cell table:style-name="ce4"/>
          <table:table-cell office:value-type="float" office:value="7940" table:style-name="ce50">
            <text:p>7,940</text:p>
          </table:table-cell>
          <table:table-cell office:value-type="float" office:value="4.2059540205530244" table:style-name="ce51">
            <text:p>4.2</text:p>
          </table:table-cell>
          <table:table-cell table:style-name="ce4"/>
          <table:table-cell office:value-type="float" office:value="27.694384014180969" table:style-name="ce62">
            <text:p>27.7</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11">
          <table:table-cell office:value-type="string" table:style-name="ce60">
            <text:p>E08000007</text:p>
          </table:table-cell>
          <table:table-cell office:value-type="string" table:style-name="ce61">
            <text:p>Stockport</text:p>
          </table:table-cell>
          <table:table-cell office:value-type="float" office:value="2230" table:style-name="ce36">
            <text:p>2,230</text:p>
          </table:table-cell>
          <table:table-cell office:value-type="float" office:value="0.97031615772206325" table:style-name="ce46">
            <text:p>1.0</text:p>
          </table:table-cell>
          <table:table-cell table:style-name="ce38"/>
          <table:table-cell office:value-type="float" office:value="1.0883012448774452" table:style-name="ce62">
            <text:p>1.1</text:p>
          </table:table-cell>
          <table:table-cell office:value-type="string" table:style-name="ce63">
            <text:p>-0.6 , +1.5</text:p>
          </table:table-cell>
          <table:table-cell table:style-name="ce41"/>
          <table:table-cell office:value-type="float" office:value="5522" table:style-name="ce50">
            <text:p>5,522</text:p>
          </table:table-cell>
          <table:table-cell office:value-type="float" office:value="2.4027290685835125" table:style-name="ce51">
            <text:p>2.4</text:p>
          </table:table-cell>
          <table:table-cell table:style-name="ce41"/>
          <table:table-cell office:value-type="float" office:value="23.070069142490553" table:style-name="ce62">
            <text:p>23.1</text:p>
          </table:table-cell>
          <table:table-cell office:value-type="string" table:style-name="ce63">
            <text:p>-3.7 , +4.2</text:p>
          </table:table-cell>
          <table:table-cell table:style-name="ce41"/>
          <table:table-cell table:style-name="ce43"/>
          <table:table-cell table:number-columns-repeated="16369" table:style-name="ce41"/>
        </table:table-row>
        <table:table-row table:style-name="ro9">
          <table:table-cell office:value-type="string" table:style-name="ce60">
            <text:p>E08000008</text:p>
          </table:table-cell>
          <table:table-cell office:value-type="string" table:style-name="ce61">
            <text:p>Tameside</text:p>
          </table:table-cell>
          <table:table-cell office:value-type="float" office:value="1218" table:style-name="ce45">
            <text:p>1,218</text:p>
          </table:table-cell>
          <table:table-cell office:value-type="float" office:value="0.68963174344340261" table:style-name="ce46">
            <text:p>0.7</text:p>
          </table:table-cell>
          <table:table-cell table:style-name="ce47"/>
          <table:table-cell office:value-type="float" office:value="1.1683111739081085" table:style-name="ce62">
            <text:p>1.2</text:p>
          </table:table-cell>
          <table:table-cell office:value-type="string" table:style-name="ce63">
            <text:p>-0.7 , +1.5</text:p>
          </table:table-cell>
          <table:table-cell table:style-name="ce4"/>
          <table:table-cell office:value-type="float" office:value="5191" table:style-name="ce50">
            <text:p>5,191</text:p>
          </table:table-cell>
          <table:table-cell office:value-type="float" office:value="2.9391448113421208" table:style-name="ce51">
            <text:p>2.9</text:p>
          </table:table-cell>
          <table:table-cell table:style-name="ce4"/>
          <table:table-cell office:value-type="float" office:value="21.794202780382406" table:style-name="ce62">
            <text:p>21.8</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8000009</text:p>
          </table:table-cell>
          <table:table-cell office:value-type="string" table:style-name="ce61">
            <text:p>Trafford</text:p>
          </table:table-cell>
          <table:table-cell office:value-type="float" office:value="2672" table:style-name="ce45">
            <text:p>2,672</text:p>
          </table:table-cell>
          <table:table-cell office:value-type="float" office:value="1.4782522101862201" table:style-name="ce46">
            <text:p>1.5</text:p>
          </table:table-cell>
          <table:table-cell table:style-name="ce47"/>
          <table:table-cell office:value-type="float" office:value="1.640749956441133" table:style-name="ce62">
            <text:p>1.6</text:p>
          </table:table-cell>
          <table:table-cell office:value-type="string" table:style-name="ce63">
            <text:p>-0.8 , +1.6</text:p>
          </table:table-cell>
          <table:table-cell table:style-name="ce4"/>
          <table:table-cell office:value-type="float" office:value="4472" table:style-name="ce50">
            <text:p>4,472</text:p>
          </table:table-cell>
          <table:table-cell office:value-type="float" office:value="2.4740807948925059" table:style-name="ce51">
            <text:p>2.5</text:p>
          </table:table-cell>
          <table:table-cell table:style-name="ce4"/>
          <table:table-cell office:value-type="float" office:value="16.486712784832839" table:style-name="ce62">
            <text:p>16.5</text:p>
          </table:table-cell>
          <table:table-cell office:value-type="string" table:style-name="ce63">
            <text:p>-3.2 , +3.7</text:p>
          </table:table-cell>
          <table:table-cell table:style-name="ce4"/>
          <table:table-cell table:style-name="ce43"/>
          <table:table-cell table:number-columns-repeated="16369" table:style-name="ce6"/>
        </table:table-row>
        <table:table-row table:style-name="ro9">
          <table:table-cell office:value-type="string" table:style-name="ce60">
            <text:p>E08000010</text:p>
          </table:table-cell>
          <table:table-cell office:value-type="string" table:style-name="ce61">
            <text:p>Wigan</text:p>
          </table:table-cell>
          <table:table-cell office:value-type="float" office:value="1924" table:style-name="ce45">
            <text:p>1,924</text:p>
          </table:table-cell>
          <table:table-cell office:value-type="float" office:value="0.7462426064190828" table:style-name="ce46">
            <text:p>0.7</text:p>
          </table:table-cell>
          <table:table-cell table:style-name="ce47"/>
          <table:table-cell office:value-type="float" office:value="0.66484531381626233" table:style-name="ce62">
            <text:p>0.7</text:p>
          </table:table-cell>
          <table:table-cell office:value-type="string" table:style-name="ce63">
            <text:p>-0.4 , +1.3</text:p>
          </table:table-cell>
          <table:table-cell table:style-name="ce4"/>
          <table:table-cell office:value-type="float" office:value="6501" table:style-name="ce50">
            <text:p>6,501</text:p>
          </table:table-cell>
          <table:table-cell office:value-type="float" office:value="2.5214777465335017" table:style-name="ce51">
            <text:p>2.5</text:p>
          </table:table-cell>
          <table:table-cell table:style-name="ce4"/>
          <table:table-cell office:value-type="float" office:value="24.639493486129059" table:style-name="ce62">
            <text:p>24.6</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44">
            <text:p>E11000002</text:p>
          </table:table-cell>
          <table:table-cell office:value-type="string" table:style-name="ce55">
            <text:p>Merseyside (Met County)</text:p>
          </table:table-cell>
          <table:table-cell office:value-type="float" office:value="8649" table:style-name="ce45">
            <text:p>8,649</text:p>
          </table:table-cell>
          <table:table-cell office:value-type="float" office:value="0.76145953012955114" table:style-name="ce46">
            <text:p>0.8</text:p>
          </table:table-cell>
          <table:table-cell table:style-name="ce47"/>
          <table:table-cell office:value-type="float" office:value="2.2330581024889602" table:style-name="ce48">
            <text:p>2.2</text:p>
          </table:table-cell>
          <table:table-cell office:value-type="string" table:style-name="ce49">
            <text:p>-0.5 , +0.7</text:p>
          </table:table-cell>
          <table:table-cell table:style-name="ce4"/>
          <table:table-cell office:value-type="float" office:value="28662" table:style-name="ce59">
            <text:p>28,662</text:p>
          </table:table-cell>
          <table:table-cell office:value-type="float" office:value="2.523407683266643" table:style-name="ce46">
            <text:p>2.5</text:p>
          </table:table-cell>
          <table:table-cell table:style-name="ce4"/>
          <table:table-cell office:value-type="float" office:value="24.94623638740466" table:style-name="ce48">
            <text:p>24.9</text:p>
          </table:table-cell>
          <table:table-cell office:value-type="string" table:style-name="ce49">
            <text:p>-1.7 , +1.8</text:p>
          </table:table-cell>
          <table:table-cell table:style-name="ce4"/>
          <table:table-cell table:style-name="ce45"/>
          <table:table-cell table:number-columns-repeated="16369" table:style-name="ce6"/>
        </table:table-row>
        <table:table-row table:style-name="ro9">
          <table:table-cell office:value-type="string" table:style-name="ce60">
            <text:p>E08000011</text:p>
          </table:table-cell>
          <table:table-cell office:value-type="string" table:style-name="ce61">
            <text:p>Knowsley</text:p>
          </table:table-cell>
          <table:table-cell office:value-type="float" office:value="761" table:style-name="ce45">
            <text:p>761</text:p>
          </table:table-cell>
          <table:table-cell office:value-type="float" office:value="0.6491789294092557" table:style-name="ce46">
            <text:p>0.6</text:p>
          </table:table-cell>
          <table:table-cell table:style-name="ce47"/>
          <table:table-cell office:value-type="float" office:value="0.67558118693508706" table:style-name="ce62">
            <text:p>0.7</text:p>
          </table:table-cell>
          <table:table-cell office:value-type="string" table:style-name="ce63">
            <text:p>-0.4 , +1.3</text:p>
          </table:table-cell>
          <table:table-cell table:style-name="ce4"/>
          <table:table-cell office:value-type="float" office:value="2548" table:style-name="ce50">
            <text:p>2,548</text:p>
          </table:table-cell>
          <table:table-cell office:value-type="float" office:value="2.1735977820430796" table:style-name="ce51">
            <text:p>2.2</text:p>
          </table:table-cell>
          <table:table-cell table:style-name="ce4"/>
          <table:table-cell office:value-type="float" office:value="21.755229642170004" table:style-name="ce62">
            <text:p>21.8</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8000012</text:p>
          </table:table-cell>
          <table:table-cell office:value-type="string" table:style-name="ce61">
            <text:p>Liverpool</text:p>
          </table:table-cell>
          <table:table-cell office:value-type="float" office:value="3092" table:style-name="ce45">
            <text:p>3,092</text:p>
          </table:table-cell>
          <table:table-cell office:value-type="float" office:value="0.79626076767572718" table:style-name="ce46">
            <text:p>0.8</text:p>
          </table:table-cell>
          <table:table-cell table:style-name="ce47"/>
          <table:table-cell office:value-type="float" office:value="4.8150450092295518" table:style-name="ce62">
            <text:p>4.8</text:p>
          </table:table-cell>
          <table:table-cell office:value-type="string" table:style-name="ce63">
            <text:p>-1.6 , +2.4</text:p>
          </table:table-cell>
          <table:table-cell table:style-name="ce4"/>
          <table:table-cell office:value-type="float" office:value="12529" table:style-name="ce50">
            <text:p>12,529</text:p>
          </table:table-cell>
          <table:table-cell office:value-type="float" office:value="3.2265042555657133" table:style-name="ce51">
            <text:p>3.2</text:p>
          </table:table-cell>
          <table:table-cell table:style-name="ce4"/>
          <table:table-cell office:value-type="float" office:value="30.793470029651754" table:style-name="ce62">
            <text:p>30.8</text:p>
          </table:table-cell>
          <table:table-cell office:value-type="string" table:style-name="ce63">
            <text:p>-4.2 , +4.5</text:p>
          </table:table-cell>
          <table:table-cell table:style-name="ce4"/>
          <table:table-cell table:style-name="ce43"/>
          <table:table-cell table:number-columns-repeated="16369" table:style-name="ce6"/>
        </table:table-row>
        <table:table-row table:style-name="ro9">
          <table:table-cell office:value-type="string" table:style-name="ce60">
            <text:p>E08000013</text:p>
          </table:table-cell>
          <table:table-cell office:value-type="string" table:style-name="ce61">
            <text:p>St. Helens</text:p>
          </table:table-cell>
          <table:table-cell office:value-type="float" office:value="909" table:style-name="ce45">
            <text:p>909</text:p>
          </table:table-cell>
          <table:table-cell office:value-type="float" office:value="0.63401500990430493" table:style-name="ce46">
            <text:p>0.6</text:p>
          </table:table-cell>
          <table:table-cell table:style-name="ce47"/>
          <table:table-cell office:value-type="float" office:value="0" table:style-name="ce62">
            <text:p>0.0</text:p>
          </table:table-cell>
          <table:table-cell office:value-type="string" table:style-name="ce63">
            <text:p>0.0 , +0.9</text:p>
          </table:table-cell>
          <table:table-cell table:style-name="ce4"/>
          <table:table-cell office:value-type="float" office:value="2962" table:style-name="ce50">
            <text:p>2,962</text:p>
          </table:table-cell>
          <table:table-cell office:value-type="float" office:value="2.0659543007002763" table:style-name="ce51">
            <text:p>2.1</text:p>
          </table:table-cell>
          <table:table-cell table:style-name="ce4"/>
          <table:table-cell office:value-type="float" office:value="22.832510066841799" table:style-name="ce62">
            <text:p>22.8</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8000014</text:p>
          </table:table-cell>
          <table:table-cell office:value-type="string" table:style-name="ce61">
            <text:p>Sefton</text:p>
          </table:table-cell>
          <table:table-cell office:value-type="float" office:value="2169" table:style-name="ce45">
            <text:p>2,169</text:p>
          </table:table-cell>
          <table:table-cell office:value-type="float" office:value="0.95789078543511375" table:style-name="ce46">
            <text:p>1.0</text:p>
          </table:table-cell>
          <table:table-cell table:style-name="ce47"/>
          <table:table-cell office:value-type="float" office:value="1.352978249713658" table:style-name="ce62">
            <text:p>1.4</text:p>
          </table:table-cell>
          <table:table-cell office:value-type="string" table:style-name="ce63">
            <text:p>-0.7 , +1.5</text:p>
          </table:table-cell>
          <table:table-cell table:style-name="ce4"/>
          <table:table-cell office:value-type="float" office:value="5580" table:style-name="ce50">
            <text:p>5,580</text:p>
          </table:table-cell>
          <table:table-cell office:value-type="float" office:value="2.4642833484222844" table:style-name="ce51">
            <text:p>2.5</text:p>
          </table:table-cell>
          <table:table-cell table:style-name="ce4"/>
          <table:table-cell office:value-type="float" office:value="21.875373371593586" table:style-name="ce62">
            <text:p>21.9</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8000015</text:p>
          </table:table-cell>
          <table:table-cell office:value-type="string" table:style-name="ce61">
            <text:p>Wirral</text:p>
          </table:table-cell>
          <table:table-cell office:value-type="float" office:value="1718" table:style-name="ce45">
            <text:p>1,718</text:p>
          </table:table-cell>
          <table:table-cell office:value-type="float" office:value="0.65950602307887207" table:style-name="ce46">
            <text:p>0.7</text:p>
          </table:table-cell>
          <table:table-cell table:style-name="ce47"/>
          <table:table-cell office:value-type="float" office:value="1.081091308131835" table:style-name="ce62">
            <text:p>1.1</text:p>
          </table:table-cell>
          <table:table-cell office:value-type="string" table:style-name="ce63">
            <text:p>-0.6 , +1.4</text:p>
          </table:table-cell>
          <table:table-cell table:style-name="ce4"/>
          <table:table-cell office:value-type="float" office:value="5043" table:style-name="ce50">
            <text:p>5,043</text:p>
          </table:table-cell>
          <table:table-cell office:value-type="float" office:value="1.9359073774078879" table:style-name="ce51">
            <text:p>1.9</text:p>
          </table:table-cell>
          <table:table-cell table:style-name="ce4"/>
          <table:table-cell office:value-type="float" office:value="21.544208730338042" table:style-name="ce62">
            <text:p>21.5</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8">
          <table:table-cell office:value-type="string" table:style-name="ce53">
            <text:p>E12000003</text:p>
          </table:table-cell>
          <table:table-cell office:value-type="string" table:style-name="ce41">
            <text:p>Yorkshire and the Humber</text:p>
          </table:table-cell>
          <table:table-cell office:value-type="float" office:value="44947" table:style-name="ce45">
            <text:p>44,947</text:p>
          </table:table-cell>
          <table:table-cell office:value-type="float" office:value="1.0487078566877146" table:style-name="ce46">
            <text:p>1.0</text:p>
          </table:table-cell>
          <table:table-cell table:style-name="ce47"/>
          <table:table-cell office:value-type="float" office:value="1.1004664680743819" table:style-name="ce54">
            <text:p>1.1</text:p>
          </table:table-cell>
          <table:table-cell office:value-type="string" table:style-name="ce40">
            <text:p>-0.3 , +0.4</text:p>
          </table:table-cell>
          <table:table-cell table:style-name="ce4"/>
          <table:table-cell office:value-type="float" office:value="136202" table:style-name="ce50">
            <text:p>136,202</text:p>
          </table:table-cell>
          <table:table-cell office:value-type="float" office:value="3.1778785568910068" table:style-name="ce51">
            <text:p>3.2</text:p>
          </table:table-cell>
          <table:table-cell table:style-name="ce4"/>
          <table:table-cell office:value-type="float" office:value="22.402982360637793" table:style-name="ce54">
            <text:p>22.4</text:p>
          </table:table-cell>
          <table:table-cell office:value-type="string" table:style-name="ce40">
            <text:p>-1.4 , +1.4</text:p>
          </table:table-cell>
          <table:table-cell table:style-name="ce4"/>
          <table:table-cell table:style-name="ce43"/>
          <table:table-cell table:number-columns-repeated="16369" table:style-name="ce6"/>
        </table:table-row>
        <table:table-row table:style-name="ro9">
          <table:table-cell office:value-type="string" table:style-name="ce44">
            <text:p>E06000010</text:p>
          </table:table-cell>
          <table:table-cell office:value-type="string" table:style-name="ce55">
            <text:p>Kingston upon Hull, City of</text:p>
          </table:table-cell>
          <table:table-cell office:value-type="float" office:value="6592" table:style-name="ce45">
            <text:p>6,592</text:p>
          </table:table-cell>
          <table:table-cell office:value-type="float" office:value="3.1686214189578927" table:style-name="ce46">
            <text:p>3.2</text:p>
          </table:table-cell>
          <table:table-cell table:style-name="ce47"/>
          <table:table-cell office:value-type="float" office:value="2.87283191917117" table:style-name="ce48">
            <text:p>2.9</text:p>
          </table:table-cell>
          <table:table-cell office:value-type="string" table:style-name="ce49">
            <text:p>-1.2 , +2.0</text:p>
          </table:table-cell>
          <table:table-cell table:style-name="ce4"/>
          <table:table-cell office:value-type="float" office:value="6483" table:style-name="ce50">
            <text:p>6,483</text:p>
          </table:table-cell>
          <table:table-cell office:value-type="float" office:value="3.1162276485291289" table:style-name="ce51">
            <text:p>3.1</text:p>
          </table:table-cell>
          <table:table-cell table:style-name="ce4"/>
          <table:table-cell office:value-type="float" office:value="34.736505126036469" table:style-name="ce48">
            <text:p>34.7</text:p>
          </table:table-cell>
          <table:table-cell office:value-type="string" table:style-name="ce49">
            <text:p>-4.4 , +4.7</text:p>
          </table:table-cell>
          <table:table-cell table:style-name="ce4"/>
          <table:table-cell table:style-name="ce43"/>
          <table:table-cell table:number-columns-repeated="16369" table:style-name="ce6"/>
        </table:table-row>
        <table:table-row table:style-name="ro9">
          <table:table-cell office:value-type="string" table:style-name="ce44">
            <text:p>E06000011</text:p>
          </table:table-cell>
          <table:table-cell office:value-type="string" table:style-name="ce55">
            <text:p>East Riding of Yorkshire</text:p>
          </table:table-cell>
          <table:table-cell office:value-type="float" office:value="3788" table:style-name="ce45">
            <text:p>3,788</text:p>
          </table:table-cell>
          <table:table-cell office:value-type="float" office:value="1.360959713724208" table:style-name="ce46">
            <text:p>1.4</text:p>
          </table:table-cell>
          <table:table-cell table:style-name="ce47"/>
          <table:table-cell office:value-type="float" office:value="0.56531329452344381" table:style-name="ce48">
            <text:p>0.6</text:p>
          </table:table-cell>
          <table:table-cell office:value-type="string" table:style-name="ce49">
            <text:p>-0.4 , +1.2</text:p>
          </table:table-cell>
          <table:table-cell table:style-name="ce4"/>
          <table:table-cell office:value-type="float" office:value="6562" table:style-name="ce50">
            <text:p>6,562</text:p>
          </table:table-cell>
          <table:table-cell office:value-type="float" office:value="2.357607613901334" table:style-name="ce51">
            <text:p>2.4</text:p>
          </table:table-cell>
          <table:table-cell table:style-name="ce4"/>
          <table:table-cell office:value-type="float" office:value="17.893334776775529" table:style-name="ce48">
            <text:p>17.9</text:p>
          </table:table-cell>
          <table:table-cell office:value-type="string" table:style-name="ce49">
            <text:p>-3.3 , +3.8</text:p>
          </table:table-cell>
          <table:table-cell table:style-name="ce4"/>
          <table:table-cell table:style-name="ce43"/>
          <table:table-cell table:number-columns-repeated="16369" table:style-name="ce6"/>
        </table:table-row>
        <table:table-row table:style-name="ro9">
          <table:table-cell office:value-type="string" table:style-name="ce44">
            <text:p>E06000012</text:p>
          </table:table-cell>
          <table:table-cell office:value-type="string" table:style-name="ce55">
            <text:p>North East Lincolnshire</text:p>
          </table:table-cell>
          <table:table-cell office:value-type="float" office:value="2581" table:style-name="ce45">
            <text:p>2,581</text:p>
          </table:table-cell>
          <table:table-cell office:value-type="float" office:value="1.9949450056810716" table:style-name="ce46">
            <text:p>2.0</text:p>
          </table:table-cell>
          <table:table-cell table:style-name="ce47"/>
          <table:table-cell office:value-type="float" office:value="2.6727601986640188" table:style-name="ce48">
            <text:p>2.7</text:p>
          </table:table-cell>
          <table:table-cell office:value-type="string" table:style-name="ce49">
            <text:p>-1.2 , +2.0</text:p>
          </table:table-cell>
          <table:table-cell table:style-name="ce4"/>
          <table:table-cell office:value-type="float" office:value="3553" table:style-name="ce50">
            <text:p>3,553</text:p>
          </table:table-cell>
          <table:table-cell office:value-type="float" office:value="2.7462377393199717" table:style-name="ce51">
            <text:p>2.7</text:p>
          </table:table-cell>
          <table:table-cell table:style-name="ce4"/>
          <table:table-cell office:value-type="float" office:value="21.311434266197899" table:style-name="ce48">
            <text:p>21.3</text:p>
          </table:table-cell>
          <table:table-cell office:value-type="string" table:style-name="ce49">
            <text:p>-3.7 , +4.2</text:p>
          </table:table-cell>
          <table:table-cell table:style-name="ce4"/>
          <table:table-cell table:style-name="ce43"/>
          <table:table-cell table:number-columns-repeated="16369" table:style-name="ce6"/>
        </table:table-row>
        <table:table-row table:style-name="ro9">
          <table:table-cell office:value-type="string" table:style-name="ce44">
            <text:p>E06000013</text:p>
          </table:table-cell>
          <table:table-cell office:value-type="string" table:style-name="ce55">
            <text:p>North Lincolnshire</text:p>
          </table:table-cell>
          <table:table-cell office:value-type="float" office:value="2224" table:style-name="ce45">
            <text:p>2,224</text:p>
          </table:table-cell>
          <table:table-cell office:value-type="float" office:value="1.6340325484001321" table:style-name="ce46">
            <text:p>1.6</text:p>
          </table:table-cell>
          <table:table-cell table:style-name="ce47"/>
          <table:table-cell office:value-type="float" office:value="1.7234018161045861" table:style-name="ce48">
            <text:p>1.7</text:p>
          </table:table-cell>
          <table:table-cell office:value-type="string" table:style-name="ce49">
            <text:p>-0.9 , +1.7</text:p>
          </table:table-cell>
          <table:table-cell table:style-name="ce4"/>
          <table:table-cell office:value-type="float" office:value="3211" table:style-name="ce50">
            <text:p>3,211</text:p>
          </table:table-cell>
          <table:table-cell office:value-type="float" office:value="2.3592079644392197" table:style-name="ce51">
            <text:p>2.4</text:p>
          </table:table-cell>
          <table:table-cell table:style-name="ce4"/>
          <table:table-cell office:value-type="float" office:value="14.70011366014386" table:style-name="ce48">
            <text:p>14.7</text:p>
          </table:table-cell>
          <table:table-cell office:value-type="string" table:style-name="ce49">
            <text:p>-3.1 , +3.7</text:p>
          </table:table-cell>
          <table:table-cell table:style-name="ce4"/>
          <table:table-cell table:style-name="ce43"/>
          <table:table-cell table:number-columns-repeated="16369" table:style-name="ce6"/>
        </table:table-row>
        <table:table-row table:style-name="ro9">
          <table:table-cell office:value-type="string" table:style-name="ce44">
            <text:p>E06000014</text:p>
          </table:table-cell>
          <table:table-cell office:value-type="string" table:style-name="ce55">
            <text:p>York</text:p>
          </table:table-cell>
          <table:table-cell office:value-type="float" office:value="7386" table:style-name="ce45">
            <text:p>7,386</text:p>
          </table:table-cell>
          <table:table-cell office:value-type="float" office:value="4.4420387911592245" table:style-name="ce46">
            <text:p>4.4</text:p>
          </table:table-cell>
          <table:table-cell table:style-name="ce47"/>
          <table:table-cell office:value-type="float" office:value="6.1953736936505566" table:style-name="ce48">
            <text:p>6.2</text:p>
          </table:table-cell>
          <table:table-cell office:value-type="string" table:style-name="ce49">
            <text:p>-2.0 , +2.8</text:p>
          </table:table-cell>
          <table:table-cell table:style-name="ce4"/>
          <table:table-cell office:value-type="float" office:value="10239" table:style-name="ce50">
            <text:p>10,239</text:p>
          </table:table-cell>
          <table:table-cell office:value-type="float" office:value="6.15787099684258" table:style-name="ce51">
            <text:p>6.2</text:p>
          </table:table-cell>
          <table:table-cell table:style-name="ce4"/>
          <table:table-cell office:value-type="float" office:value="28.145694058253955" table:style-name="ce48">
            <text:p>28.1</text:p>
          </table:table-cell>
          <table:table-cell office:value-type="string" table:style-name="ce49">
            <text:p>-4.2 , +4.7</text:p>
          </table:table-cell>
          <table:table-cell table:style-name="ce4"/>
          <table:table-cell table:style-name="ce43"/>
          <table:table-cell table:number-columns-repeated="16369" table:style-name="ce6"/>
        </table:table-row>
        <table:table-row table:style-name="ro9">
          <table:table-cell office:value-type="string" table:style-name="ce44">
            <text:p>E10000023</text:p>
          </table:table-cell>
          <table:table-cell office:value-type="string" table:style-name="ce55">
            <text:p>North Yorkshire</text:p>
          </table:table-cell>
          <table:table-cell office:value-type="float" office:value="5049" table:style-name="ce45">
            <text:p>5,049</text:p>
          </table:table-cell>
          <table:table-cell office:value-type="float" office:value="1.0206783902836432" table:style-name="ce46">
            <text:p>1.0</text:p>
          </table:table-cell>
          <table:table-cell table:style-name="ce47"/>
          <table:table-cell office:value-type="float" office:value="1.3809228362982011" table:style-name="ce48">
            <text:p>1.4</text:p>
          </table:table-cell>
          <table:table-cell office:value-type="string" table:style-name="ce49">
            <text:p>-0.4 , +0.6</text:p>
          </table:table-cell>
          <table:table-cell table:style-name="ce4"/>
          <table:table-cell office:value-type="float" office:value="22362" table:style-name="ce59">
            <text:p>22,362</text:p>
          </table:table-cell>
          <table:table-cell office:value-type="float" office:value="4.5205803453204245" table:style-name="ce46">
            <text:p>4.5</text:p>
          </table:table-cell>
          <table:table-cell table:style-name="ce4"/>
          <table:table-cell office:value-type="float" office:value="21.16353850112716" table:style-name="ce48">
            <text:p>21.2</text:p>
          </table:table-cell>
          <table:table-cell office:value-type="string" table:style-name="ce49">
            <text:p>-1.6 , +1.7</text:p>
          </table:table-cell>
          <table:table-cell table:style-name="ce4"/>
          <table:table-cell table:style-name="ce45"/>
          <table:table-cell table:number-columns-repeated="16369" table:style-name="ce6"/>
        </table:table-row>
        <table:table-row table:style-name="ro9">
          <table:table-cell office:value-type="string" table:style-name="ce60">
            <text:p>E07000163</text:p>
          </table:table-cell>
          <table:table-cell office:value-type="string" table:style-name="ce61">
            <text:p>Craven</text:p>
          </table:table-cell>
          <table:table-cell office:value-type="float" office:value="247" table:style-name="ce45">
            <text:p>247</text:p>
          </table:table-cell>
          <table:table-cell office:value-type="float" office:value="0.53508372868872001" table:style-name="ce46">
            <text:p>0.5</text:p>
          </table:table-cell>
          <table:table-cell table:style-name="ce47"/>
          <table:table-cell office:value-type="float" office:value="0.44518562959498076" table:style-name="ce62">
            <text:p>0.4</text:p>
          </table:table-cell>
          <table:table-cell office:value-type="string" table:style-name="ce63">
            <text:p>-0.3 , +1.3</text:p>
          </table:table-cell>
          <table:table-cell table:style-name="ce4"/>
          <table:table-cell office:value-type="float" office:value="2038" table:style-name="ce50">
            <text:p>2,038</text:p>
          </table:table-cell>
          <table:table-cell office:value-type="float" office:value="4.4149823444032847" table:style-name="ce51">
            <text:p>4.4</text:p>
          </table:table-cell>
          <table:table-cell table:style-name="ce4"/>
          <table:table-cell office:value-type="float" office:value="21.030449371256545" table:style-name="ce62">
            <text:p>21.0</text:p>
          </table:table-cell>
          <table:table-cell office:value-type="string" table:style-name="ce63">
            <text:p>-3.7 , +4.3</text:p>
          </table:table-cell>
          <table:table-cell table:style-name="ce4"/>
          <table:table-cell table:style-name="ce43"/>
          <table:table-cell table:number-columns-repeated="16369" table:style-name="ce6"/>
        </table:table-row>
        <table:table-row table:style-name="ro9">
          <table:table-cell office:value-type="string" table:style-name="ce60">
            <text:p>E07000164</text:p>
          </table:table-cell>
          <table:table-cell office:value-type="string" table:style-name="ce61">
            <text:p>Hambleton</text:p>
          </table:table-cell>
          <table:table-cell office:value-type="float" office:value="940" table:style-name="ce45">
            <text:p>940</text:p>
          </table:table-cell>
          <table:table-cell office:value-type="float" office:value="1.2696011561474358" table:style-name="ce46">
            <text:p>1.3</text:p>
          </table:table-cell>
          <table:table-cell table:style-name="ce47"/>
          <table:table-cell office:value-type="float" office:value="2.2283247716614882" table:style-name="ce62">
            <text:p>2.2</text:p>
          </table:table-cell>
          <table:table-cell office:value-type="string" table:style-name="ce63">
            <text:p>-1.0 , +1.9</text:p>
          </table:table-cell>
          <table:table-cell table:style-name="ce4"/>
          <table:table-cell office:value-type="float" office:value="3299" table:style-name="ce50">
            <text:p>3,299</text:p>
          </table:table-cell>
          <table:table-cell office:value-type="float" office:value="4.4557598022663729" table:style-name="ce51">
            <text:p>4.5</text:p>
          </table:table-cell>
          <table:table-cell table:style-name="ce4"/>
          <table:table-cell office:value-type="float" office:value="16.100812036390213" table:style-name="ce62">
            <text:p>16.1</text:p>
          </table:table-cell>
          <table:table-cell office:value-type="string" table:style-name="ce63">
            <text:p>-3.2 , +3.8</text:p>
          </table:table-cell>
          <table:table-cell table:style-name="ce4"/>
          <table:table-cell table:style-name="ce43"/>
          <table:table-cell table:number-columns-repeated="16369" table:style-name="ce6"/>
        </table:table-row>
        <table:table-row table:style-name="ro9">
          <table:table-cell office:value-type="string" table:style-name="ce60">
            <text:p>E07000165</text:p>
          </table:table-cell>
          <table:table-cell office:value-type="string" table:style-name="ce61">
            <text:p>Harrogate</text:p>
          </table:table-cell>
          <table:table-cell office:value-type="float" office:value="1364" table:style-name="ce45">
            <text:p>1,364</text:p>
          </table:table-cell>
          <table:table-cell office:value-type="float" office:value="1.0570693449889952" table:style-name="ce46">
            <text:p>1.1</text:p>
          </table:table-cell>
          <table:table-cell table:style-name="ce47"/>
          <table:table-cell office:value-type="float" office:value="0.7441439109615634" table:style-name="ce62">
            <text:p>0.7</text:p>
          </table:table-cell>
          <table:table-cell office:value-type="string" table:style-name="ce63">
            <text:p>-0.5 , +1.4</text:p>
          </table:table-cell>
          <table:table-cell table:style-name="ce4"/>
          <table:table-cell office:value-type="float" office:value="6446" table:style-name="ce50">
            <text:p>6,446</text:p>
          </table:table-cell>
          <table:table-cell office:value-type="float" office:value="4.9955051303512192" table:style-name="ce51">
            <text:p>5.0</text:p>
          </table:table-cell>
          <table:table-cell table:style-name="ce4"/>
          <table:table-cell office:value-type="float" office:value="19.753583771293023" table:style-name="ce62">
            <text:p>19.8</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60">
            <text:p>E07000166</text:p>
          </table:table-cell>
          <table:table-cell office:value-type="string" table:style-name="ce61">
            <text:p>Richmondshire</text:p>
          </table:table-cell>
          <table:table-cell office:value-type="float" office:value="381" table:style-name="ce45">
            <text:p>381</text:p>
          </table:table-cell>
          <table:table-cell office:value-type="float" office:value="0.89231345730479172" table:style-name="ce46">
            <text:p>0.9</text:p>
          </table:table-cell>
          <table:table-cell table:style-name="ce47"/>
          <table:table-cell office:value-type="float" office:value="0.73109971839121957" table:style-name="ce62">
            <text:p>0.7</text:p>
          </table:table-cell>
          <table:table-cell office:value-type="string" table:style-name="ce63">
            <text:p>-0.5 , +1.5</text:p>
          </table:table-cell>
          <table:table-cell table:style-name="ce4"/>
          <table:table-cell office:value-type="float" office:value="3017" table:style-name="ce50">
            <text:p>3,017</text:p>
          </table:table-cell>
          <table:table-cell office:value-type="float" office:value="7.0659047262166848" table:style-name="ce51">
            <text:p>7.1</text:p>
          </table:table-cell>
          <table:table-cell table:style-name="ce4"/>
          <table:table-cell office:value-type="float" office:value="30.887104540118138" table:style-name="ce62">
            <text:p>30.9</text:p>
          </table:table-cell>
          <table:table-cell office:value-type="string" table:style-name="ce63">
            <text:p>-4.5 , +4.9</text:p>
          </table:table-cell>
          <table:table-cell table:style-name="ce4"/>
          <table:table-cell table:style-name="ce43"/>
          <table:table-cell table:number-columns-repeated="16369" table:style-name="ce6"/>
        </table:table-row>
        <table:table-row table:style-name="ro9">
          <table:table-cell office:value-type="string" table:style-name="ce60">
            <text:p>E07000167</text:p>
          </table:table-cell>
          <table:table-cell office:value-type="string" table:style-name="ce61">
            <text:p>Ryedale</text:p>
          </table:table-cell>
          <table:table-cell office:value-type="float" office:value="562" table:style-name="ce45">
            <text:p>562</text:p>
          </table:table-cell>
          <table:table-cell office:value-type="float" office:value="1.3009259259259258" table:style-name="ce46">
            <text:p>1.3</text:p>
          </table:table-cell>
          <table:table-cell table:style-name="ce47"/>
          <table:table-cell office:value-type="float" office:value="1.007348574521979" table:style-name="ce62">
            <text:p>1.0</text:p>
          </table:table-cell>
          <table:table-cell office:value-type="string" table:style-name="ce63">
            <text:p>-0.6 , +1.5</text:p>
          </table:table-cell>
          <table:table-cell table:style-name="ce4"/>
          <table:table-cell office:value-type="float" office:value="1430" table:style-name="ce50">
            <text:p>1,430</text:p>
          </table:table-cell>
          <table:table-cell office:value-type="float" office:value="3.3101851851851856" table:style-name="ce51">
            <text:p>3.3</text:p>
          </table:table-cell>
          <table:table-cell table:style-name="ce4"/>
          <table:table-cell office:value-type="float" office:value="22.253919443775512" table:style-name="ce62">
            <text:p>22.3</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168</text:p>
          </table:table-cell>
          <table:table-cell office:value-type="string" table:style-name="ce61">
            <text:p>Scarborough</text:p>
          </table:table-cell>
          <table:table-cell office:value-type="float" office:value="826" table:style-name="ce45">
            <text:p>826</text:p>
          </table:table-cell>
          <table:table-cell office:value-type="float" office:value="0.90370013785256342" table:style-name="ce46">
            <text:p>0.9</text:p>
          </table:table-cell>
          <table:table-cell table:style-name="ce47"/>
          <table:table-cell office:value-type="float" office:value="2.3617028015773722" table:style-name="ce62">
            <text:p>2.4</text:p>
          </table:table-cell>
          <table:table-cell office:value-type="string" table:style-name="ce63">
            <text:p>-1.1 , +2.0</text:p>
          </table:table-cell>
          <table:table-cell table:style-name="ce4"/>
          <table:table-cell office:value-type="float" office:value="4741" table:style-name="ce50">
            <text:p>4,741</text:p>
          </table:table-cell>
          <table:table-cell office:value-type="float" office:value="5.1869762149624732" table:style-name="ce51">
            <text:p>5.2</text:p>
          </table:table-cell>
          <table:table-cell table:style-name="ce4"/>
          <table:table-cell office:value-type="float" office:value="22.5162967616562" table:style-name="ce62">
            <text:p>22.5</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169</text:p>
          </table:table-cell>
          <table:table-cell office:value-type="string" table:style-name="ce61">
            <text:p>Selby</text:p>
          </table:table-cell>
          <table:table-cell office:value-type="float" office:value="729" table:style-name="ce45">
            <text:p>729</text:p>
          </table:table-cell>
          <table:table-cell office:value-type="float" office:value="1.0699346884860939" table:style-name="ce46">
            <text:p>1.1</text:p>
          </table:table-cell>
          <table:table-cell table:style-name="ce47"/>
          <table:table-cell office:value-type="float" office:value="1.6489695443784493" table:style-name="ce62">
            <text:p>1.6</text:p>
          </table:table-cell>
          <table:table-cell office:value-type="string" table:style-name="ce63">
            <text:p>-0.8 , +1.7</text:p>
          </table:table-cell>
          <table:table-cell table:style-name="ce4"/>
          <table:table-cell office:value-type="float" office:value="1391" table:style-name="ce50">
            <text:p>1,391</text:p>
          </table:table-cell>
          <table:table-cell office:value-type="float" office:value="2.0415351874954135" table:style-name="ce51">
            <text:p>2.0</text:p>
          </table:table-cell>
          <table:table-cell table:style-name="ce4"/>
          <table:table-cell office:value-type="float" office:value="20.486338650961162" table:style-name="ce62">
            <text:p>20.5</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44">
            <text:p>E11000003</text:p>
          </table:table-cell>
          <table:table-cell office:value-type="string" table:style-name="ce55">
            <text:p>South Yorkshire (Met County)</text:p>
          </table:table-cell>
          <table:table-cell office:value-type="float" office:value="7111" table:style-name="ce45">
            <text:p>7,111</text:p>
          </table:table-cell>
          <table:table-cell office:value-type="float" office:value="0.65043044940161499" table:style-name="ce46">
            <text:p>0.7</text:p>
          </table:table-cell>
          <table:table-cell table:style-name="ce47"/>
          <table:table-cell office:value-type="float" office:value="0.88483696660830724" table:style-name="ce48">
            <text:p>0.9</text:p>
          </table:table-cell>
          <table:table-cell office:value-type="string" table:style-name="ce49">
            <text:p>-0.3 , +0.5</text:p>
          </table:table-cell>
          <table:table-cell table:style-name="ce4"/>
          <table:table-cell office:value-type="float" office:value="29110" table:style-name="ce59">
            <text:p>29,110</text:p>
          </table:table-cell>
          <table:table-cell office:value-type="float" office:value="2.6626396262243017" table:style-name="ce46">
            <text:p>2.7</text:p>
          </table:table-cell>
          <table:table-cell table:style-name="ce4"/>
          <table:table-cell office:value-type="float" office:value="24.778008088604061" table:style-name="ce48">
            <text:p>24.8</text:p>
          </table:table-cell>
          <table:table-cell office:value-type="string" table:style-name="ce49">
            <text:p>-1.9 , +2.0</text:p>
          </table:table-cell>
          <table:table-cell table:style-name="ce4"/>
          <table:table-cell table:style-name="ce45"/>
          <table:table-cell table:number-columns-repeated="16369" table:style-name="ce6"/>
        </table:table-row>
        <table:table-row table:style-name="ro12">
          <table:table-cell office:value-type="string" table:style-name="ce60">
            <text:p>E08000016</text:p>
          </table:table-cell>
          <table:table-cell office:value-type="string" table:style-name="ce61">
            <text:p>Barnsley</text:p>
          </table:table-cell>
          <table:table-cell office:value-type="float" office:value="611" table:style-name="ce36">
            <text:p>611</text:p>
          </table:table-cell>
          <table:table-cell office:value-type="float" office:value="0.32442190777072766" table:style-name="ce46">
            <text:p>0.3</text:p>
          </table:table-cell>
          <table:table-cell table:style-name="ce38"/>
          <table:table-cell office:value-type="float" office:value="0.86713386416156912" table:style-name="ce62">
            <text:p>0.9</text:p>
          </table:table-cell>
          <table:table-cell office:value-type="string" table:style-name="ce63">
            <text:p>-0.6 , +1.5</text:p>
          </table:table-cell>
          <table:table-cell table:style-name="ce41"/>
          <table:table-cell office:value-type="float" office:value="4558" table:style-name="ce50">
            <text:p>4,558</text:p>
          </table:table-cell>
          <table:table-cell office:value-type="float" office:value="2.4201555738444789" table:style-name="ce51">
            <text:p>2.4</text:p>
          </table:table-cell>
          <table:table-cell table:style-name="ce41"/>
          <table:table-cell office:value-type="float" office:value="22.007610911404615" table:style-name="ce62">
            <text:p>22.0</text:p>
          </table:table-cell>
          <table:table-cell office:value-type="string" table:style-name="ce63">
            <text:p>-3.8 , +4.4</text:p>
          </table:table-cell>
          <table:table-cell table:style-name="ce41"/>
          <table:table-cell table:style-name="ce43"/>
          <table:table-cell table:number-columns-repeated="16369" table:style-name="ce41"/>
        </table:table-row>
        <table:table-row table:style-name="ro9">
          <table:table-cell office:value-type="string" table:style-name="ce60">
            <text:p>E08000017</text:p>
          </table:table-cell>
          <table:table-cell office:value-type="string" table:style-name="ce61">
            <text:p>Doncaster</text:p>
          </table:table-cell>
          <table:table-cell office:value-type="float" office:value="2307" table:style-name="ce45">
            <text:p>2,307</text:p>
          </table:table-cell>
          <table:table-cell office:value-type="float" office:value="0.94198253228750273" table:style-name="ce46">
            <text:p>0.9</text:p>
          </table:table-cell>
          <table:table-cell table:style-name="ce47"/>
          <table:table-cell office:value-type="float" office:value="1.134883471101332" table:style-name="ce62">
            <text:p>1.1</text:p>
          </table:table-cell>
          <table:table-cell office:value-type="string" table:style-name="ce63">
            <text:p>-0.7 , +1.5</text:p>
          </table:table-cell>
          <table:table-cell table:style-name="ce4"/>
          <table:table-cell office:value-type="float" office:value="5605" table:style-name="ce50">
            <text:p>5,605</text:p>
          </table:table-cell>
          <table:table-cell office:value-type="float" office:value="2.288605155384245" table:style-name="ce51">
            <text:p>2.3</text:p>
          </table:table-cell>
          <table:table-cell table:style-name="ce4"/>
          <table:table-cell office:value-type="float" office:value="23.152763641900613" table:style-name="ce62">
            <text:p>23.2</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8000018</text:p>
          </table:table-cell>
          <table:table-cell office:value-type="string" table:style-name="ce61">
            <text:p>Rotherham</text:p>
          </table:table-cell>
          <table:table-cell office:value-type="float" office:value="837" table:style-name="ce45">
            <text:p>837</text:p>
          </table:table-cell>
          <table:table-cell office:value-type="float" office:value="0.40236902575738642" table:style-name="ce46">
            <text:p>0.4</text:p>
          </table:table-cell>
          <table:table-cell table:style-name="ce47"/>
          <table:table-cell office:value-type="float" office:value="2.2631008764553813" table:style-name="ce62">
            <text:p>2.3</text:p>
          </table:table-cell>
          <table:table-cell office:value-type="string" table:style-name="ce63">
            <text:p>-1.0 , +1.9</text:p>
          </table:table-cell>
          <table:table-cell table:style-name="ce4"/>
          <table:table-cell office:value-type="float" office:value="3630" table:style-name="ce50">
            <text:p>3,630</text:p>
          </table:table-cell>
          <table:table-cell office:value-type="float" office:value="1.7450412945033602" table:style-name="ce51">
            <text:p>1.7</text:p>
          </table:table-cell>
          <table:table-cell table:style-name="ce4"/>
          <table:table-cell office:value-type="float" office:value="21.18621820502258" table:style-name="ce62">
            <text:p>21.2</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8000019</text:p>
          </table:table-cell>
          <table:table-cell office:value-type="string" table:style-name="ce61">
            <text:p>Sheffield</text:p>
          </table:table-cell>
          <table:table-cell office:value-type="float" office:value="3356" table:style-name="ce45">
            <text:p>3,356</text:p>
          </table:table-cell>
          <table:table-cell office:value-type="float" office:value="0.74245487971611501" table:style-name="ce46">
            <text:p>0.7</text:p>
          </table:table-cell>
          <table:table-cell table:style-name="ce47"/>
          <table:table-cell office:value-type="float" office:value="0.11386150745849426" table:style-name="ce62">
            <text:p>0.1</text:p>
          </table:table-cell>
          <table:table-cell office:value-type="string" table:style-name="ce63">
            <text:p>-0.1 , +1.0</text:p>
          </table:table-cell>
          <table:table-cell table:style-name="ce4"/>
          <table:table-cell office:value-type="float" office:value="15317" table:style-name="ce50">
            <text:p>15,317</text:p>
          </table:table-cell>
          <table:table-cell office:value-type="float" office:value="3.3886118571548671" table:style-name="ce51">
            <text:p>3.4</text:p>
          </table:table-cell>
          <table:table-cell table:style-name="ce4"/>
          <table:table-cell office:value-type="float" office:value="28.4101163283568" table:style-name="ce62">
            <text:p>28.4</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9">
          <table:table-cell office:value-type="string" table:style-name="ce44">
            <text:p>E11000006</text:p>
          </table:table-cell>
          <table:table-cell office:value-type="string" table:style-name="ce55">
            <text:p>West Yorkshire (Met County)</text:p>
          </table:table-cell>
          <table:table-cell office:value-type="float" office:value="10216" table:style-name="ce45">
            <text:p>10,216</text:p>
          </table:table-cell>
          <table:table-cell office:value-type="float" office:value="0.57397643864924519" table:style-name="ce46">
            <text:p>0.6</text:p>
          </table:table-cell>
          <table:table-cell table:style-name="ce47"/>
          <table:table-cell office:value-type="float" office:value="0.38866636997478116" table:style-name="ce48">
            <text:p>0.4</text:p>
          </table:table-cell>
          <table:table-cell office:value-type="string" table:style-name="ce49">
            <text:p>-0.2 , +0.3</text:p>
          </table:table-cell>
          <table:table-cell table:style-name="ce4"/>
          <table:table-cell office:value-type="float" office:value="54682" table:style-name="ce59">
            <text:p>54,682</text:p>
          </table:table-cell>
          <table:table-cell office:value-type="float" office:value="3.0722572061685613" table:style-name="ce46">
            <text:p>3.1</text:p>
          </table:table-cell>
          <table:table-cell table:style-name="ce4"/>
          <table:table-cell office:value-type="float" office:value="20.686341327470014" table:style-name="ce48">
            <text:p>20.7</text:p>
          </table:table-cell>
          <table:table-cell office:value-type="string" table:style-name="ce49">
            <text:p>-1.6 , +1.7</text:p>
          </table:table-cell>
          <table:table-cell table:style-name="ce4"/>
          <table:table-cell table:style-name="ce45"/>
          <table:table-cell table:number-columns-repeated="16369" table:style-name="ce6"/>
        </table:table-row>
        <table:table-row table:style-name="ro9">
          <table:table-cell office:value-type="string" table:style-name="ce60">
            <text:p>E08000032</text:p>
          </table:table-cell>
          <table:table-cell office:value-type="string" table:style-name="ce61">
            <text:p>Bradford</text:p>
          </table:table-cell>
          <table:table-cell office:value-type="float" office:value="1376" table:style-name="ce45">
            <text:p>1,376</text:p>
          </table:table-cell>
          <table:table-cell office:value-type="float" office:value="0.34389597146863071" table:style-name="ce46">
            <text:p>0.3</text:p>
          </table:table-cell>
          <table:table-cell table:style-name="ce47"/>
          <table:table-cell office:value-type="float" office:value="0.17800309815518939" table:style-name="ce62">
            <text:p>0.2</text:p>
          </table:table-cell>
          <table:table-cell office:value-type="string" table:style-name="ce63">
            <text:p>-0.2 , +1.1</text:p>
          </table:table-cell>
          <table:table-cell table:style-name="ce4"/>
          <table:table-cell office:value-type="float" office:value="11600" table:style-name="ce50">
            <text:p>11,600</text:p>
          </table:table-cell>
          <table:table-cell office:value-type="float" office:value="2.8991230152878753" table:style-name="ce51">
            <text:p>2.9</text:p>
          </table:table-cell>
          <table:table-cell table:style-name="ce4"/>
          <table:table-cell office:value-type="float" office:value="17.734082105688902" table:style-name="ce62">
            <text:p>17.7</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8000033</text:p>
          </table:table-cell>
          <table:table-cell office:value-type="string" table:style-name="ce61">
            <text:p>Calderdale</text:p>
          </table:table-cell>
          <table:table-cell office:value-type="float" office:value="756" table:style-name="ce45">
            <text:p>756</text:p>
          </table:table-cell>
          <table:table-cell office:value-type="float" office:value="0.46197561795349695" table:style-name="ce46">
            <text:p>0.5</text:p>
          </table:table-cell>
          <table:table-cell table:style-name="ce47"/>
          <table:table-cell office:value-type="float" office:value="0" table:style-name="ce62">
            <text:p>0.0</text:p>
          </table:table-cell>
          <table:table-cell office:value-type="string" table:style-name="ce63">
            <text:p>0.0 , +0.8</text:p>
          </table:table-cell>
          <table:table-cell table:style-name="ce4"/>
          <table:table-cell office:value-type="float" office:value="5307" table:style-name="ce50">
            <text:p>5,307</text:p>
          </table:table-cell>
          <table:table-cell office:value-type="float" office:value="3.242995508570381" table:style-name="ce51">
            <text:p>3.2</text:p>
          </table:table-cell>
          <table:table-cell table:style-name="ce4"/>
          <table:table-cell office:value-type="float" office:value="19.662533606195577" table:style-name="ce62">
            <text:p>19.7</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8000034</text:p>
          </table:table-cell>
          <table:table-cell office:value-type="string" table:style-name="ce61">
            <text:p>Kirklees</text:p>
          </table:table-cell>
          <table:table-cell office:value-type="float" office:value="1544" table:style-name="ce45">
            <text:p>1,544</text:p>
          </table:table-cell>
          <table:table-cell office:value-type="float" office:value="0.45910160001665135" table:style-name="ce46">
            <text:p>0.5</text:p>
          </table:table-cell>
          <table:table-cell table:style-name="ce47"/>
          <table:table-cell office:value-type="float" office:value="0.35979506073340628" table:style-name="ce62">
            <text:p>0.4</text:p>
          </table:table-cell>
          <table:table-cell office:value-type="string" table:style-name="ce63">
            <text:p>-0.3 , +1.1</text:p>
          </table:table-cell>
          <table:table-cell table:style-name="ce4"/>
          <table:table-cell office:value-type="float" office:value="8900" table:style-name="ce50">
            <text:p>8,900</text:p>
          </table:table-cell>
          <table:table-cell office:value-type="float" office:value="2.646375803204791" table:style-name="ce51">
            <text:p>2.6</text:p>
          </table:table-cell>
          <table:table-cell table:style-name="ce4"/>
          <table:table-cell office:value-type="float" office:value="19.910859266946705" table:style-name="ce62">
            <text:p>19.9</text:p>
          </table:table-cell>
          <table:table-cell office:value-type="string" table:style-name="ce63">
            <text:p>-3.5 , +4.0</text:p>
          </table:table-cell>
          <table:table-cell table:style-name="ce4"/>
          <table:table-cell table:style-name="ce43"/>
          <table:table-cell table:number-columns-repeated="16369" table:style-name="ce6"/>
        </table:table-row>
        <table:table-row table:style-name="ro9">
          <table:table-cell office:value-type="string" table:style-name="ce60">
            <text:p>E08000035</text:p>
          </table:table-cell>
          <table:table-cell office:value-type="string" table:style-name="ce61">
            <text:p>Leeds</text:p>
          </table:table-cell>
          <table:table-cell office:value-type="float" office:value="4982" table:style-name="ce45">
            <text:p>4,982</text:p>
          </table:table-cell>
          <table:table-cell office:value-type="float" office:value="0.81141122359900453" table:style-name="ce46">
            <text:p>0.8</text:p>
          </table:table-cell>
          <table:table-cell table:style-name="ce47"/>
          <table:table-cell office:value-type="float" office:value="0.77163961906165379" table:style-name="ce62">
            <text:p>0.8</text:p>
          </table:table-cell>
          <table:table-cell office:value-type="string" table:style-name="ce63">
            <text:p>-0.5 , +1.4</text:p>
          </table:table-cell>
          <table:table-cell table:style-name="ce4"/>
          <table:table-cell office:value-type="float" office:value="22007" table:style-name="ce50">
            <text:p>22,007</text:p>
          </table:table-cell>
          <table:table-cell office:value-type="float" office:value="3.5842486547055992" table:style-name="ce51">
            <text:p>3.6</text:p>
          </table:table-cell>
          <table:table-cell table:style-name="ce4"/>
          <table:table-cell office:value-type="float" office:value="22.691174525526041" table:style-name="ce62">
            <text:p>22.7</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8000036</text:p>
          </table:table-cell>
          <table:table-cell office:value-type="string" table:style-name="ce61">
            <text:p>Wakefield</text:p>
          </table:table-cell>
          <table:table-cell office:value-type="float" office:value="1558" table:style-name="ce45">
            <text:p>1,558</text:p>
          </table:table-cell>
          <table:table-cell office:value-type="float" office:value="0.5861616195818613" table:style-name="ce46">
            <text:p>0.6</text:p>
          </table:table-cell>
          <table:table-cell table:style-name="ce47"/>
          <table:table-cell office:value-type="float" office:value="9.992655301712472E-2" table:style-name="ce62">
            <text:p>0.1</text:p>
          </table:table-cell>
          <table:table-cell office:value-type="string" table:style-name="ce63">
            <text:p>-0.1 , +0.9</text:p>
          </table:table-cell>
          <table:table-cell table:style-name="ce4"/>
          <table:table-cell office:value-type="float" office:value="6868" table:style-name="ce50">
            <text:p>6,868</text:p>
          </table:table-cell>
          <table:table-cell office:value-type="float" office:value="2.5839268313788342" table:style-name="ce51">
            <text:p>2.6</text:p>
          </table:table-cell>
          <table:table-cell table:style-name="ce4"/>
          <table:table-cell office:value-type="float" office:value="22.142173692801261" table:style-name="ce62">
            <text:p>22.1</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8">
          <table:table-cell office:value-type="string" table:style-name="ce53">
            <text:p>E12000004</text:p>
          </table:table-cell>
          <table:table-cell office:value-type="string" table:style-name="ce41">
            <text:p>East Midlands</text:p>
          </table:table-cell>
          <table:table-cell office:value-type="float" office:value="43683" table:style-name="ce45">
            <text:p>43,683</text:p>
          </table:table-cell>
          <table:table-cell office:value-type="float" office:value="1.1822937684568471" table:style-name="ce46">
            <text:p>1.2</text:p>
          </table:table-cell>
          <table:table-cell table:style-name="ce47"/>
          <table:table-cell office:value-type="float" office:value="1.3154065025997108" table:style-name="ce54">
            <text:p>1.3</text:p>
          </table:table-cell>
          <table:table-cell office:value-type="string" table:style-name="ce40">
            <text:p>-0.2 , +0.2</text:p>
          </table:table-cell>
          <table:table-cell table:style-name="ce4"/>
          <table:table-cell office:value-type="float" office:value="109587" table:style-name="ce50">
            <text:p>109,587</text:p>
          </table:table-cell>
          <table:table-cell office:value-type="float" office:value="2.9660057048252297" table:style-name="ce51">
            <text:p>3.0</text:p>
          </table:table-cell>
          <table:table-cell table:style-name="ce4"/>
          <table:table-cell office:value-type="float" office:value="21.912766316762692" table:style-name="ce54">
            <text:p>21.9</text:p>
          </table:table-cell>
          <table:table-cell office:value-type="string" table:style-name="ce40">
            <text:p>-0.7 , +0.7</text:p>
          </table:table-cell>
          <table:table-cell table:style-name="ce4"/>
          <table:table-cell table:style-name="ce43"/>
          <table:table-cell table:number-columns-repeated="16369" table:style-name="ce6"/>
        </table:table-row>
        <table:table-row table:style-name="ro9">
          <table:table-cell office:value-type="string" table:style-name="ce44">
            <text:p>E06000015</text:p>
          </table:table-cell>
          <table:table-cell office:value-type="string" table:style-name="ce55">
            <text:p>Derby</text:p>
          </table:table-cell>
          <table:table-cell office:value-type="float" office:value="3344" table:style-name="ce45">
            <text:p>3,344</text:p>
          </table:table-cell>
          <table:table-cell office:value-type="float" office:value="1.6882408772390396" table:style-name="ce46">
            <text:p>1.7</text:p>
          </table:table-cell>
          <table:table-cell table:style-name="ce47"/>
          <table:table-cell office:value-type="float" office:value="1.7074263016472604" table:style-name="ce48">
            <text:p>1.7</text:p>
          </table:table-cell>
          <table:table-cell office:value-type="string" table:style-name="ce49">
            <text:p>-0.9 , +1.7</text:p>
          </table:table-cell>
          <table:table-cell table:style-name="ce4"/>
          <table:table-cell office:value-type="float" office:value="6957" table:style-name="ce50">
            <text:p>6,957</text:p>
          </table:table-cell>
          <table:table-cell office:value-type="float" office:value="3.5122882126052626" table:style-name="ce51">
            <text:p>3.5</text:p>
          </table:table-cell>
          <table:table-cell table:style-name="ce4"/>
          <table:table-cell office:value-type="float" office:value="22.783864193559342" table:style-name="ce48">
            <text:p>22.8</text:p>
          </table:table-cell>
          <table:table-cell office:value-type="string" table:style-name="ce49">
            <text:p>-3.8 , +4.3</text:p>
          </table:table-cell>
          <table:table-cell table:style-name="ce4"/>
          <table:table-cell table:style-name="ce43"/>
          <table:table-cell table:number-columns-repeated="16369" table:style-name="ce6"/>
        </table:table-row>
        <table:table-row table:style-name="ro9">
          <table:table-cell office:value-type="string" table:style-name="ce44">
            <text:p>E06000016</text:p>
          </table:table-cell>
          <table:table-cell office:value-type="string" table:style-name="ce55">
            <text:p>Leicester</text:p>
          </table:table-cell>
          <table:table-cell office:value-type="float" office:value="3753" table:style-name="ce45">
            <text:p>3,753</text:p>
          </table:table-cell>
          <table:table-cell office:value-type="float" office:value="1.4403592262818545" table:style-name="ce46">
            <text:p>1.4</text:p>
          </table:table-cell>
          <table:table-cell table:style-name="ce47"/>
          <table:table-cell office:value-type="float" office:value="3.1132775943013153" table:style-name="ce48">
            <text:p>3.1</text:p>
          </table:table-cell>
          <table:table-cell office:value-type="string" table:style-name="ce49">
            <text:p>-1.3 , +2.1</text:p>
          </table:table-cell>
          <table:table-cell table:style-name="ce4"/>
          <table:table-cell office:value-type="float" office:value="11566" table:style-name="ce50">
            <text:p>11,566</text:p>
          </table:table-cell>
          <table:table-cell office:value-type="float" office:value="4.4389008289837273" table:style-name="ce51">
            <text:p>4.4</text:p>
          </table:table-cell>
          <table:table-cell table:style-name="ce4"/>
          <table:table-cell office:value-type="float" office:value="31.687078940575969" table:style-name="ce48">
            <text:p>31.7</text:p>
          </table:table-cell>
          <table:table-cell office:value-type="string" table:style-name="ce49">
            <text:p>-4.3 , +4.6</text:p>
          </table:table-cell>
          <table:table-cell table:style-name="ce4"/>
          <table:table-cell table:style-name="ce43"/>
          <table:table-cell table:number-columns-repeated="16369" table:style-name="ce6"/>
        </table:table-row>
        <table:table-row table:style-name="ro9">
          <table:table-cell office:value-type="string" table:style-name="ce44">
            <text:p>E06000018</text:p>
          </table:table-cell>
          <table:table-cell office:value-type="string" table:style-name="ce55">
            <text:p>Nottingham</text:p>
          </table:table-cell>
          <table:table-cell office:value-type="float" office:value="3175" table:style-name="ce45">
            <text:p>3,175</text:p>
          </table:table-cell>
          <table:table-cell office:value-type="float" office:value="1.2694718996897292" table:style-name="ce46">
            <text:p>1.3</text:p>
          </table:table-cell>
          <table:table-cell table:style-name="ce47"/>
          <table:table-cell office:value-type="float" office:value="1.4483994340884006" table:style-name="ce48">
            <text:p>1.4</text:p>
          </table:table-cell>
          <table:table-cell office:value-type="string" table:style-name="ce49">
            <text:p>-0.8 , +1.7</text:p>
          </table:table-cell>
          <table:table-cell table:style-name="ce4"/>
          <table:table-cell office:value-type="float" office:value="10086" table:style-name="ce50">
            <text:p>10,086</text:p>
          </table:table-cell>
          <table:table-cell office:value-type="float" office:value="4.0327223874868059" table:style-name="ce51">
            <text:p>4.0</text:p>
          </table:table-cell>
          <table:table-cell table:style-name="ce4"/>
          <table:table-cell office:value-type="float" office:value="29.743114268892956" table:style-name="ce48">
            <text:p>29.7</text:p>
          </table:table-cell>
          <table:table-cell office:value-type="string" table:style-name="ce49">
            <text:p>-4.4 , +4.8</text:p>
          </table:table-cell>
          <table:table-cell table:style-name="ce4"/>
          <table:table-cell table:style-name="ce43"/>
          <table:table-cell table:number-columns-repeated="16369" table:style-name="ce6"/>
        </table:table-row>
        <table:table-row table:style-name="ro9">
          <table:table-cell office:value-type="string" table:style-name="ce44">
            <text:p>E06000017</text:p>
          </table:table-cell>
          <table:table-cell office:value-type="string" table:style-name="ce55">
            <text:p>Rutland</text:p>
          </table:table-cell>
          <table:table-cell office:value-type="float" office:value="480" table:style-name="ce45">
            <text:p>480</text:p>
          </table:table-cell>
          <table:table-cell office:value-type="float" office:value="1.5643841866831796" table:style-name="ce46">
            <text:p>1.6</text:p>
          </table:table-cell>
          <table:table-cell table:style-name="ce47"/>
          <table:table-cell office:value-type="float" office:value="0.52999224304072801" table:style-name="ce48">
            <text:p>0.5</text:p>
          </table:table-cell>
          <table:table-cell office:value-type="string" table:style-name="ce49">
            <text:p>-0.4 , +1.3</text:p>
          </table:table-cell>
          <table:table-cell table:style-name="ce4"/>
          <table:table-cell office:value-type="float" office:value="1510" table:style-name="ce50">
            <text:p>1,510</text:p>
          </table:table-cell>
          <table:table-cell office:value-type="float" office:value="4.9212919206075023" table:style-name="ce51">
            <text:p>4.9</text:p>
          </table:table-cell>
          <table:table-cell table:style-name="ce4"/>
          <table:table-cell office:value-type="float" office:value="15.089833552270573" table:style-name="ce48">
            <text:p>15.1</text:p>
          </table:table-cell>
          <table:table-cell office:value-type="string" table:style-name="ce49">
            <text:p>-3.2 , +3.9</text:p>
          </table:table-cell>
          <table:table-cell table:style-name="ce4"/>
          <table:table-cell table:style-name="ce43"/>
          <table:table-cell table:number-columns-repeated="16369" table:style-name="ce6"/>
        </table:table-row>
        <table:table-row table:style-name="ro9">
          <table:table-cell office:value-type="string" table:style-name="ce44">
            <text:p>E10000007</text:p>
          </table:table-cell>
          <table:table-cell office:value-type="string" table:style-name="ce55">
            <text:p>Derbyshire</text:p>
          </table:table-cell>
          <table:table-cell office:value-type="float" office:value="4476" table:style-name="ce45">
            <text:p>4,476</text:p>
          </table:table-cell>
          <table:table-cell office:value-type="float" office:value="0.70722072997313956" table:style-name="ce46">
            <text:p>0.7</text:p>
          </table:table-cell>
          <table:table-cell table:style-name="ce47"/>
          <table:table-cell office:value-type="float" office:value="0.81158701430956692" table:style-name="ce48">
            <text:p>0.8</text:p>
          </table:table-cell>
          <table:table-cell office:value-type="string" table:style-name="ce49">
            <text:p>-0.2 , +0.3</text:p>
          </table:table-cell>
          <table:table-cell table:style-name="ce4"/>
          <table:table-cell office:value-type="float" office:value="15943" table:style-name="ce59">
            <text:p>15,943</text:p>
          </table:table-cell>
          <table:table-cell office:value-type="float" office:value="2.5190393427081688" table:style-name="ce46">
            <text:p>2.5</text:p>
          </table:table-cell>
          <table:table-cell table:style-name="ce4"/>
          <table:table-cell office:value-type="float" office:value="19.079107476862958" table:style-name="ce48">
            <text:p>19.1</text:p>
          </table:table-cell>
          <table:table-cell office:value-type="string" table:style-name="ce49">
            <text:p>-1.2 , +1.2</text:p>
          </table:table-cell>
          <table:table-cell table:style-name="ce4"/>
          <table:table-cell table:style-name="ce45"/>
          <table:table-cell table:number-columns-repeated="16369" table:style-name="ce6"/>
        </table:table-row>
        <table:table-row table:style-name="ro9">
          <table:table-cell office:value-type="string" table:style-name="ce60">
            <text:p>E07000032</text:p>
          </table:table-cell>
          <table:table-cell office:value-type="string" table:style-name="ce61">
            <text:p>Amber Valley</text:p>
          </table:table-cell>
          <table:table-cell office:value-type="float" office:value="675" table:style-name="ce45">
            <text:p>675</text:p>
          </table:table-cell>
          <table:table-cell office:value-type="float" office:value="0.66937059331026072" table:style-name="ce46">
            <text:p>0.7</text:p>
          </table:table-cell>
          <table:table-cell table:style-name="ce47"/>
          <table:table-cell office:value-type="float" office:value="0" table:style-name="ce62">
            <text:p>0.0</text:p>
          </table:table-cell>
          <table:table-cell office:value-type="string" table:style-name="ce63">
            <text:p>0.0 , +0.9</text:p>
          </table:table-cell>
          <table:table-cell table:style-name="ce4"/>
          <table:table-cell office:value-type="float" office:value="2621" table:style-name="ce50">
            <text:p>2,621</text:p>
          </table:table-cell>
          <table:table-cell office:value-type="float" office:value="2.5991412223202865" table:style-name="ce51">
            <text:p>2.6</text:p>
          </table:table-cell>
          <table:table-cell table:style-name="ce4"/>
          <table:table-cell office:value-type="float" office:value="18.046886038915165" table:style-name="ce62">
            <text:p>18.0</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033</text:p>
          </table:table-cell>
          <table:table-cell office:value-type="string" table:style-name="ce61">
            <text:p>Bolsover</text:p>
          </table:table-cell>
          <table:table-cell office:value-type="float" office:value="220" table:style-name="ce45">
            <text:p>220</text:p>
          </table:table-cell>
          <table:table-cell office:value-type="float" office:value="0.35374324671983537" table:style-name="ce46">
            <text:p>0.4</text:p>
          </table:table-cell>
          <table:table-cell table:style-name="ce47"/>
          <table:table-cell office:value-type="float" office:value="0" table:style-name="ce62">
            <text:p>0.0</text:p>
          </table:table-cell>
          <table:table-cell office:value-type="string" table:style-name="ce63">
            <text:p>0.0 , +1.0</text:p>
          </table:table-cell>
          <table:table-cell table:style-name="ce4"/>
          <table:table-cell office:value-type="float" office:value="1329" table:style-name="ce50">
            <text:p>1,329</text:p>
          </table:table-cell>
          <table:table-cell office:value-type="float" office:value="2.1369307949575509" table:style-name="ce51">
            <text:p>2.1</text:p>
          </table:table-cell>
          <table:table-cell table:style-name="ce4"/>
          <table:table-cell office:value-type="float" office:value="20.890114024898985" table:style-name="ce62">
            <text:p>20.9</text:p>
          </table:table-cell>
          <table:table-cell office:value-type="string" table:style-name="ce63">
            <text:p>-3.8 , +4.4</text:p>
          </table:table-cell>
          <table:table-cell table:style-name="ce4"/>
          <table:table-cell table:style-name="ce43"/>
          <table:table-cell table:number-columns-repeated="16369" table:style-name="ce6"/>
        </table:table-row>
        <table:table-row table:style-name="ro9">
          <table:table-cell office:value-type="string" table:style-name="ce60">
            <text:p>E07000034</text:p>
          </table:table-cell>
          <table:table-cell office:value-type="string" table:style-name="ce61">
            <text:p>Chesterfield</text:p>
          </table:table-cell>
          <table:table-cell office:value-type="float" office:value="423" table:style-name="ce45">
            <text:p>423</text:p>
          </table:table-cell>
          <table:table-cell office:value-type="float" office:value="0.49418774461125065" table:style-name="ce46">
            <text:p>0.5</text:p>
          </table:table-cell>
          <table:table-cell table:style-name="ce47"/>
          <table:table-cell office:value-type="float" office:value="1.596191211883545E-2" table:style-name="ce62">
            <text:p>0.0</text:p>
          </table:table-cell>
          <table:table-cell office:value-type="string" table:style-name="ce63">
            <text:p>0.0 , +0.9</text:p>
          </table:table-cell>
          <table:table-cell table:style-name="ce4"/>
          <table:table-cell office:value-type="float" office:value="2485" table:style-name="ce50">
            <text:p>2,485</text:p>
          </table:table-cell>
          <table:table-cell office:value-type="float" office:value="2.9032069630235409" table:style-name="ce51">
            <text:p>2.9</text:p>
          </table:table-cell>
          <table:table-cell table:style-name="ce4"/>
          <table:table-cell office:value-type="float" office:value="17.942104630529428" table:style-name="ce62">
            <text:p>17.9</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035</text:p>
          </table:table-cell>
          <table:table-cell office:value-type="string" table:style-name="ce61">
            <text:p>Derbyshire Dales</text:p>
          </table:table-cell>
          <table:table-cell office:value-type="float" office:value="294" table:style-name="ce45">
            <text:p>294</text:p>
          </table:table-cell>
          <table:table-cell office:value-type="float" office:value="0.49579250914855222" table:style-name="ce46">
            <text:p>0.5</text:p>
          </table:table-cell>
          <table:table-cell table:style-name="ce47"/>
          <table:table-cell office:value-type="float" office:value="0.93312317225873809" table:style-name="ce62">
            <text:p>0.9</text:p>
          </table:table-cell>
          <table:table-cell office:value-type="string" table:style-name="ce63">
            <text:p>-0.6 , +1.5</text:p>
          </table:table-cell>
          <table:table-cell table:style-name="ce4"/>
          <table:table-cell office:value-type="float" office:value="1774" table:style-name="ce50">
            <text:p>1,774</text:p>
          </table:table-cell>
          <table:table-cell office:value-type="float" office:value="2.9916187456786791" table:style-name="ce51">
            <text:p>3.0</text:p>
          </table:table-cell>
          <table:table-cell table:style-name="ce4"/>
          <table:table-cell office:value-type="float" office:value="16.836005273049476" table:style-name="ce62">
            <text:p>16.8</text:p>
          </table:table-cell>
          <table:table-cell office:value-type="string" table:style-name="ce63">
            <text:p>-3.3 , +4.0</text:p>
          </table:table-cell>
          <table:table-cell table:style-name="ce4"/>
          <table:table-cell table:style-name="ce43"/>
          <table:table-cell table:number-columns-repeated="16369" table:style-name="ce6"/>
        </table:table-row>
        <table:table-row table:style-name="ro9">
          <table:table-cell office:value-type="string" table:style-name="ce60">
            <text:p>E07000036</text:p>
          </table:table-cell>
          <table:table-cell office:value-type="string" table:style-name="ce61">
            <text:p>Erewash</text:p>
          </table:table-cell>
          <table:table-cell office:value-type="float" office:value="1454" table:style-name="ce45">
            <text:p>1,454</text:p>
          </table:table-cell>
          <table:table-cell office:value-type="float" office:value="1.5813285770217949" table:style-name="ce46">
            <text:p>1.6</text:p>
          </table:table-cell>
          <table:table-cell table:style-name="ce47"/>
          <table:table-cell office:value-type="float" office:value="3.5482802199001289" table:style-name="ce62">
            <text:p>3.5</text:p>
          </table:table-cell>
          <table:table-cell office:value-type="string" table:style-name="ce63">
            <text:p>-1.4 , +2.2</text:p>
          </table:table-cell>
          <table:table-cell table:style-name="ce4"/>
          <table:table-cell office:value-type="float" office:value="2315" table:style-name="ce50">
            <text:p>2,315</text:p>
          </table:table-cell>
          <table:table-cell office:value-type="float" office:value="2.51772741114543" table:style-name="ce51">
            <text:p>2.5</text:p>
          </table:table-cell>
          <table:table-cell table:style-name="ce4"/>
          <table:table-cell office:value-type="float" office:value="19.249486474609878" table:style-name="ce62">
            <text:p>19.2</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037</text:p>
          </table:table-cell>
          <table:table-cell office:value-type="string" table:style-name="ce61">
            <text:p>High Peak</text:p>
          </table:table-cell>
          <table:table-cell office:value-type="float" office:value="513" table:style-name="ce45">
            <text:p>513</text:p>
          </table:table-cell>
          <table:table-cell office:value-type="float" office:value="0.68936787787572573" table:style-name="ce46">
            <text:p>0.7</text:p>
          </table:table-cell>
          <table:table-cell table:style-name="ce47"/>
          <table:table-cell office:value-type="float" office:value="0.58944550974752319" table:style-name="ce62">
            <text:p>0.6</text:p>
          </table:table-cell>
          <table:table-cell office:value-type="string" table:style-name="ce63">
            <text:p>-0.4 , +1.3</text:p>
          </table:table-cell>
          <table:table-cell table:style-name="ce4"/>
          <table:table-cell office:value-type="float" office:value="2951" table:style-name="ce50">
            <text:p>2,951</text:p>
          </table:table-cell>
          <table:table-cell office:value-type="float" office:value="3.9655450440765425" table:style-name="ce51">
            <text:p>4.0</text:p>
          </table:table-cell>
          <table:table-cell table:style-name="ce4"/>
          <table:table-cell office:value-type="float" office:value="24.488870932347815" table:style-name="ce62">
            <text:p>24.5</text:p>
          </table:table-cell>
          <table:table-cell office:value-type="string" table:style-name="ce63">
            <text:p>-3.9 , +4.4</text:p>
          </table:table-cell>
          <table:table-cell table:style-name="ce4"/>
          <table:table-cell table:style-name="ce43"/>
          <table:table-cell table:number-columns-repeated="16369" table:style-name="ce6"/>
        </table:table-row>
        <table:table-row table:style-name="ro9">
          <table:table-cell office:value-type="string" table:style-name="ce60">
            <text:p>E07000038</text:p>
          </table:table-cell>
          <table:table-cell office:value-type="string" table:style-name="ce61">
            <text:p>North East Derbyshire</text:p>
          </table:table-cell>
          <table:table-cell office:value-type="float" office:value="268" table:style-name="ce45">
            <text:p>268</text:p>
          </table:table-cell>
          <table:table-cell office:value-type="float" office:value="0.3240667964546125" table:style-name="ce46">
            <text:p>0.3</text:p>
          </table:table-cell>
          <table:table-cell table:style-name="ce47"/>
          <table:table-cell office:value-type="float" office:value="0.84476211208668939" table:style-name="ce62">
            <text:p>0.8</text:p>
          </table:table-cell>
          <table:table-cell office:value-type="string" table:style-name="ce63">
            <text:p>-0.5 , +1.4</text:p>
          </table:table-cell>
          <table:table-cell table:style-name="ce4"/>
          <table:table-cell office:value-type="float" office:value="1174" table:style-name="ce50">
            <text:p>1,174</text:p>
          </table:table-cell>
          <table:table-cell office:value-type="float" office:value="1.419606041185504" table:style-name="ce51">
            <text:p>1.4</text:p>
          </table:table-cell>
          <table:table-cell table:style-name="ce4"/>
          <table:table-cell office:value-type="float" office:value="16.089832235910055" table:style-name="ce62">
            <text:p>16.1</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9">
          <table:table-cell office:value-type="string" table:style-name="ce60">
            <text:p>E07000039</text:p>
          </table:table-cell>
          <table:table-cell office:value-type="string" table:style-name="ce61">
            <text:p>South Derbyshire</text:p>
          </table:table-cell>
          <table:table-cell office:value-type="float" office:value="629" table:style-name="ce45">
            <text:p>629</text:p>
          </table:table-cell>
          <table:table-cell office:value-type="float" office:value="0.82861283098406013" table:style-name="ce46">
            <text:p>0.8</text:p>
          </table:table-cell>
          <table:table-cell table:style-name="ce47"/>
          <table:table-cell office:value-type="float" office:value="0.24082066679176831" table:style-name="ce62">
            <text:p>0.2</text:p>
          </table:table-cell>
          <table:table-cell office:value-type="string" table:style-name="ce63">
            <text:p>-0.2 , +1.1</text:p>
          </table:table-cell>
          <table:table-cell table:style-name="ce4"/>
          <table:table-cell office:value-type="float" office:value="1294" table:style-name="ce50">
            <text:p>1,294</text:p>
          </table:table-cell>
          <table:table-cell office:value-type="float" office:value="1.7046502437096562" table:style-name="ce51">
            <text:p>1.7</text:p>
          </table:table-cell>
          <table:table-cell table:style-name="ce4"/>
          <table:table-cell office:value-type="float" office:value="19.595730793552679" table:style-name="ce62">
            <text:p>19.6</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44">
            <text:p>E10000018</text:p>
          </table:table-cell>
          <table:table-cell office:value-type="string" table:style-name="ce55">
            <text:p>Leicestershire</text:p>
          </table:table-cell>
          <table:table-cell office:value-type="float" office:value="6381" table:style-name="ce45">
            <text:p>6,381</text:p>
          </table:table-cell>
          <table:table-cell office:value-type="float" office:value="1.1969432085055938" table:style-name="ce46">
            <text:p>1.2</text:p>
          </table:table-cell>
          <table:table-cell table:style-name="ce47"/>
          <table:table-cell office:value-type="float" office:value="1.6031420044197875" table:style-name="ce48">
            <text:p>1.6</text:p>
          </table:table-cell>
          <table:table-cell office:value-type="string" table:style-name="ce49">
            <text:p>-0.4 , +0.5</text:p>
          </table:table-cell>
          <table:table-cell table:style-name="ce4"/>
          <table:table-cell office:value-type="float" office:value="12980" table:style-name="ce59">
            <text:p>12,980</text:p>
          </table:table-cell>
          <table:table-cell office:value-type="float" office:value="2.4347786939982146" table:style-name="ce46">
            <text:p>2.4</text:p>
          </table:table-cell>
          <table:table-cell table:style-name="ce4"/>
          <table:table-cell office:value-type="float" office:value="20.782752564284735" table:style-name="ce48">
            <text:p>20.8</text:p>
          </table:table-cell>
          <table:table-cell office:value-type="string" table:style-name="ce49">
            <text:p>-1.5 , +1.6</text:p>
          </table:table-cell>
          <table:table-cell table:style-name="ce4"/>
          <table:table-cell table:style-name="ce45"/>
          <table:table-cell table:number-columns-repeated="16369" table:style-name="ce6"/>
        </table:table-row>
        <table:table-row table:style-name="ro9">
          <table:table-cell office:value-type="string" table:style-name="ce60">
            <text:p>E07000129</text:p>
          </table:table-cell>
          <table:table-cell office:value-type="string" table:style-name="ce61">
            <text:p>Blaby</text:p>
          </table:table-cell>
          <table:table-cell office:value-type="float" office:value="1019" table:style-name="ce45">
            <text:p>1,019</text:p>
          </table:table-cell>
          <table:table-cell office:value-type="float" office:value="1.334922839101842" table:style-name="ce46">
            <text:p>1.3</text:p>
          </table:table-cell>
          <table:table-cell table:style-name="ce47"/>
          <table:table-cell office:value-type="float" office:value="1.2751650748137227" table:style-name="ce62">
            <text:p>1.3</text:p>
          </table:table-cell>
          <table:table-cell office:value-type="string" table:style-name="ce63">
            <text:p>-0.7 , +1.6</text:p>
          </table:table-cell>
          <table:table-cell table:style-name="ce4"/>
          <table:table-cell office:value-type="float" office:value="1331" table:style-name="ce50">
            <text:p>1,331</text:p>
          </table:table-cell>
          <table:table-cell office:value-type="float" office:value="1.743652893861189" table:style-name="ce51">
            <text:p>1.7</text:p>
          </table:table-cell>
          <table:table-cell table:style-name="ce4"/>
          <table:table-cell office:value-type="float" office:value="17.151055334878638" table:style-name="ce62">
            <text:p>17.2</text:p>
          </table:table-cell>
          <table:table-cell office:value-type="string" table:style-name="ce63">
            <text:p>-3.3 , +4.0</text:p>
          </table:table-cell>
          <table:table-cell table:style-name="ce4"/>
          <table:table-cell table:style-name="ce43"/>
          <table:table-cell table:number-columns-repeated="16369" table:style-name="ce6"/>
        </table:table-row>
        <table:table-row table:style-name="ro9">
          <table:table-cell office:value-type="string" table:style-name="ce60">
            <text:p>E07000130</text:p>
          </table:table-cell>
          <table:table-cell office:value-type="string" table:style-name="ce61">
            <text:p>Charnwood</text:p>
          </table:table-cell>
          <table:table-cell office:value-type="float" office:value="2169" table:style-name="ce45">
            <text:p>2,169</text:p>
          </table:table-cell>
          <table:table-cell office:value-type="float" office:value="1.573129868434413" table:style-name="ce46">
            <text:p>1.6</text:p>
          </table:table-cell>
          <table:table-cell table:style-name="ce47"/>
          <table:table-cell office:value-type="float" office:value="3.1930205180276956" table:style-name="ce62">
            <text:p>3.2</text:p>
          </table:table-cell>
          <table:table-cell office:value-type="string" table:style-name="ce63">
            <text:p>-1.3 , +2.2</text:p>
          </table:table-cell>
          <table:table-cell table:style-name="ce4"/>
          <table:table-cell office:value-type="float" office:value="3862" table:style-name="ce50">
            <text:p>3,862</text:p>
          </table:table-cell>
          <table:table-cell office:value-type="float" office:value="2.801026994879531" table:style-name="ce51">
            <text:p>2.8</text:p>
          </table:table-cell>
          <table:table-cell table:style-name="ce4"/>
          <table:table-cell office:value-type="float" office:value="24.476947985601342" table:style-name="ce62">
            <text:p>24.5</text:p>
          </table:table-cell>
          <table:table-cell office:value-type="string" table:style-name="ce63">
            <text:p>-3.9 , +4.4</text:p>
          </table:table-cell>
          <table:table-cell table:style-name="ce4"/>
          <table:table-cell table:style-name="ce43"/>
          <table:table-cell table:number-columns-repeated="16369" table:style-name="ce6"/>
        </table:table-row>
        <table:table-row table:style-name="ro9">
          <table:table-cell office:value-type="string" table:style-name="ce60">
            <text:p>E07000131</text:p>
          </table:table-cell>
          <table:table-cell office:value-type="string" table:style-name="ce61">
            <text:p>Harborough</text:p>
          </table:table-cell>
          <table:table-cell office:value-type="float" office:value="617" table:style-name="ce45">
            <text:p>617</text:p>
          </table:table-cell>
          <table:table-cell office:value-type="float" office:value="0.89376249384361328" table:style-name="ce46">
            <text:p>0.9</text:p>
          </table:table-cell>
          <table:table-cell table:style-name="ce47"/>
          <table:table-cell office:value-type="float" office:value="1.1043371677540743" table:style-name="ce62">
            <text:p>1.1</text:p>
          </table:table-cell>
          <table:table-cell office:value-type="string" table:style-name="ce63">
            <text:p>-0.6 , +1.5</text:p>
          </table:table-cell>
          <table:table-cell table:style-name="ce4"/>
          <table:table-cell office:value-type="float" office:value="1743" table:style-name="ce50">
            <text:p>1,743</text:p>
          </table:table-cell>
          <table:table-cell office:value-type="float" office:value="2.5248428310687485" table:style-name="ce51">
            <text:p>2.5</text:p>
          </table:table-cell>
          <table:table-cell table:style-name="ce4"/>
          <table:table-cell office:value-type="float" office:value="21.474477373427732" table:style-name="ce62">
            <text:p>21.5</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60">
            <text:p>E07000132</text:p>
          </table:table-cell>
          <table:table-cell office:value-type="string" table:style-name="ce61">
            <text:p>Hinckley and Bosworth</text:p>
          </table:table-cell>
          <table:table-cell office:value-type="float" office:value="917" table:style-name="ce45">
            <text:p>917</text:p>
          </table:table-cell>
          <table:table-cell office:value-type="float" office:value="1.0604220873084707" table:style-name="ce46">
            <text:p>1.1</text:p>
          </table:table-cell>
          <table:table-cell table:style-name="ce47"/>
          <table:table-cell office:value-type="float" office:value="1.6273247144154452" table:style-name="ce62">
            <text:p>1.6</text:p>
          </table:table-cell>
          <table:table-cell office:value-type="string" table:style-name="ce63">
            <text:p>-0.8 , +1.6</text:p>
          </table:table-cell>
          <table:table-cell table:style-name="ce4"/>
          <table:table-cell office:value-type="float" office:value="1900" table:style-name="ce50">
            <text:p>1,900</text:p>
          </table:table-cell>
          <table:table-cell office:value-type="float" office:value="2.1971668112171145" table:style-name="ce51">
            <text:p>2.2</text:p>
          </table:table-cell>
          <table:table-cell table:style-name="ce4"/>
          <table:table-cell office:value-type="float" office:value="20.264890958377769" table:style-name="ce62">
            <text:p>20.3</text:p>
          </table:table-cell>
          <table:table-cell office:value-type="string" table:style-name="ce63">
            <text:p>-3.5 , +4.0</text:p>
          </table:table-cell>
          <table:table-cell table:style-name="ce4"/>
          <table:table-cell table:style-name="ce43"/>
          <table:table-cell table:number-columns-repeated="16369" table:style-name="ce6"/>
        </table:table-row>
        <table:table-row table:style-name="ro9">
          <table:table-cell office:value-type="string" table:style-name="ce60">
            <text:p>E07000133</text:p>
          </table:table-cell>
          <table:table-cell office:value-type="string" table:style-name="ce61">
            <text:p>Melton</text:p>
          </table:table-cell>
          <table:table-cell office:value-type="float" office:value="449" table:style-name="ce45">
            <text:p>449</text:p>
          </table:table-cell>
          <table:table-cell office:value-type="float" office:value="1.0888279942769843" table:style-name="ce46">
            <text:p>1.1</text:p>
          </table:table-cell>
          <table:table-cell table:style-name="ce47"/>
          <table:table-cell office:value-type="float" office:value="0.52770659513310603" table:style-name="ce62">
            <text:p>0.5</text:p>
          </table:table-cell>
          <table:table-cell office:value-type="string" table:style-name="ce63">
            <text:p>-0.4 , +1.3</text:p>
          </table:table-cell>
          <table:table-cell table:style-name="ce4"/>
          <table:table-cell office:value-type="float" office:value="1478" table:style-name="ce50">
            <text:p>1,478</text:p>
          </table:table-cell>
          <table:table-cell office:value-type="float" office:value="3.5841598564396051" table:style-name="ce51">
            <text:p>3.6</text:p>
          </table:table-cell>
          <table:table-cell table:style-name="ce4"/>
          <table:table-cell office:value-type="float" office:value="19.323713738424566" table:style-name="ce62">
            <text:p>19.3</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60">
            <text:p>E07000134</text:p>
          </table:table-cell>
          <table:table-cell office:value-type="string" table:style-name="ce61">
            <text:p>North West Leicestershire</text:p>
          </table:table-cell>
          <table:table-cell office:value-type="float" office:value="612" table:style-name="ce45">
            <text:p>612</text:p>
          </table:table-cell>
          <table:table-cell office:value-type="float" office:value="0.8074837381747173" table:style-name="ce46">
            <text:p>0.8</text:p>
          </table:table-cell>
          <table:table-cell table:style-name="ce47"/>
          <table:table-cell office:value-type="float" office:value="0" table:style-name="ce62">
            <text:p>0.0</text:p>
          </table:table-cell>
          <table:table-cell office:value-type="string" table:style-name="ce63">
            <text:p>0.0 , +0.9</text:p>
          </table:table-cell>
          <table:table-cell table:style-name="ce4"/>
          <table:table-cell office:value-type="float" office:value="1679" table:style-name="ce50">
            <text:p>1,679</text:p>
          </table:table-cell>
          <table:table-cell office:value-type="float" office:value="2.2153026084891345" table:style-name="ce51">
            <text:p>2.2</text:p>
          </table:table-cell>
          <table:table-cell table:style-name="ce4"/>
          <table:table-cell office:value-type="float" office:value="17.577216351293725" table:style-name="ce62">
            <text:p>17.6</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135</text:p>
          </table:table-cell>
          <table:table-cell office:value-type="string" table:style-name="ce61">
            <text:p>Oadby and Wigston</text:p>
          </table:table-cell>
          <table:table-cell office:value-type="float" office:value="598" table:style-name="ce45">
            <text:p>598</text:p>
          </table:table-cell>
          <table:table-cell office:value-type="float" office:value="1.2899329148601135" table:style-name="ce46">
            <text:p>1.3</text:p>
          </table:table-cell>
          <table:table-cell table:style-name="ce47"/>
          <table:table-cell office:value-type="float" office:value="1.7013537436637778" table:style-name="ce62">
            <text:p>1.7</text:p>
          </table:table-cell>
          <table:table-cell office:value-type="string" table:style-name="ce63">
            <text:p>-0.9 , +1.8</text:p>
          </table:table-cell>
          <table:table-cell table:style-name="ce4"/>
          <table:table-cell office:value-type="float" office:value="987" table:style-name="ce50">
            <text:p>987</text:p>
          </table:table-cell>
          <table:table-cell office:value-type="float" office:value="2.1290364330550702" table:style-name="ce51">
            <text:p>2.1</text:p>
          </table:table-cell>
          <table:table-cell table:style-name="ce4"/>
          <table:table-cell office:value-type="float" office:value="22.211814212217721" table:style-name="ce62">
            <text:p>22.2</text:p>
          </table:table-cell>
          <table:table-cell office:value-type="string" table:style-name="ce63">
            <text:p>-3.8 , +4.4</text:p>
          </table:table-cell>
          <table:table-cell table:style-name="ce4"/>
          <table:table-cell table:style-name="ce43"/>
          <table:table-cell table:number-columns-repeated="16369" table:style-name="ce6"/>
        </table:table-row>
        <table:table-row table:style-name="ro9">
          <table:table-cell office:value-type="string" table:style-name="ce44">
            <text:p>E10000019</text:p>
          </table:table-cell>
          <table:table-cell office:value-type="string" table:style-name="ce55">
            <text:p>Lincolnshire</text:p>
          </table:table-cell>
          <table:table-cell office:value-type="float" office:value="9176" table:style-name="ce45">
            <text:p>9,176</text:p>
          </table:table-cell>
          <table:table-cell office:value-type="float" office:value="1.5505893287144605" table:style-name="ce46">
            <text:p>1.6</text:p>
          </table:table-cell>
          <table:table-cell table:style-name="ce47"/>
          <table:table-cell office:value-type="float" office:value="1.3926068210147742" table:style-name="ce48">
            <text:p>1.4</text:p>
          </table:table-cell>
          <table:table-cell office:value-type="string" table:style-name="ce49">
            <text:p>-0.4 , +0.5</text:p>
          </table:table-cell>
          <table:table-cell table:style-name="ce4"/>
          <table:table-cell office:value-type="float" office:value="18767" table:style-name="ce59">
            <text:p>18,767</text:p>
          </table:table-cell>
          <table:table-cell office:value-type="float" office:value="3.1713066621604495" table:style-name="ce46">
            <text:p>3.2</text:p>
          </table:table-cell>
          <table:table-cell table:style-name="ce4"/>
          <table:table-cell office:value-type="float" office:value="20.72131778011104" table:style-name="ce48">
            <text:p>20.7</text:p>
          </table:table-cell>
          <table:table-cell office:value-type="string" table:style-name="ce49">
            <text:p>-1.4 , +1.5</text:p>
          </table:table-cell>
          <table:table-cell table:style-name="ce4"/>
          <table:table-cell table:style-name="ce45"/>
          <table:table-cell table:number-columns-repeated="16369" table:style-name="ce6"/>
        </table:table-row>
        <table:table-row table:style-name="ro9">
          <table:table-cell office:value-type="string" table:style-name="ce60">
            <text:p>E07000136</text:p>
          </table:table-cell>
          <table:table-cell office:value-type="string" table:style-name="ce61">
            <text:p>Boston</text:p>
          </table:table-cell>
          <table:table-cell office:value-type="float" office:value="1261" table:style-name="ce45">
            <text:p>1,261</text:p>
          </table:table-cell>
          <table:table-cell office:value-type="float" office:value="2.3669638667292348" table:style-name="ce46">
            <text:p>2.4</text:p>
          </table:table-cell>
          <table:table-cell table:style-name="ce47"/>
          <table:table-cell office:value-type="float" office:value="2.0253581091511821" table:style-name="ce62">
            <text:p>2.0</text:p>
          </table:table-cell>
          <table:table-cell office:value-type="string" table:style-name="ce63">
            <text:p>-1.0 , +1.9</text:p>
          </table:table-cell>
          <table:table-cell table:style-name="ce4"/>
          <table:table-cell office:value-type="float" office:value="1528" table:style-name="ce50">
            <text:p>1,528</text:p>
          </table:table-cell>
          <table:table-cell office:value-type="float" office:value="2.8681370248709528" table:style-name="ce51">
            <text:p>2.9</text:p>
          </table:table-cell>
          <table:table-cell table:style-name="ce4"/>
          <table:table-cell office:value-type="float" office:value="22.548296153336739" table:style-name="ce62">
            <text:p>22.5</text:p>
          </table:table-cell>
          <table:table-cell office:value-type="string" table:style-name="ce63">
            <text:p>-3.9 , +4.5</text:p>
          </table:table-cell>
          <table:table-cell table:style-name="ce4"/>
          <table:table-cell table:style-name="ce43"/>
          <table:table-cell table:number-columns-repeated="16369" table:style-name="ce6"/>
        </table:table-row>
        <table:table-row table:style-name="ro9">
          <table:table-cell office:value-type="string" table:style-name="ce60">
            <text:p>E07000137</text:p>
          </table:table-cell>
          <table:table-cell office:value-type="string" table:style-name="ce61">
            <text:p>East Lindsey</text:p>
          </table:table-cell>
          <table:table-cell office:value-type="float" office:value="1424" table:style-name="ce45">
            <text:p>1,424</text:p>
          </table:table-cell>
          <table:table-cell office:value-type="float" office:value="1.2337763607063024" table:style-name="ce46">
            <text:p>1.2</text:p>
          </table:table-cell>
          <table:table-cell table:style-name="ce47"/>
          <table:table-cell office:value-type="float" office:value="1.4564948950396048" table:style-name="ce62">
            <text:p>1.5</text:p>
          </table:table-cell>
          <table:table-cell office:value-type="string" table:style-name="ce63">
            <text:p>-0.8 , +1.8</text:p>
          </table:table-cell>
          <table:table-cell table:style-name="ce4"/>
          <table:table-cell office:value-type="float" office:value="3500" table:style-name="ce50">
            <text:p>3,500</text:p>
          </table:table-cell>
          <table:table-cell office:value-type="float" office:value="3.032455942747232" table:style-name="ce51">
            <text:p>3.0</text:p>
          </table:table-cell>
          <table:table-cell table:style-name="ce4"/>
          <table:table-cell office:value-type="float" office:value="20.629198038051801" table:style-name="ce62">
            <text:p>20.6</text:p>
          </table:table-cell>
          <table:table-cell office:value-type="string" table:style-name="ce63">
            <text:p>-3.9 , +4.5</text:p>
          </table:table-cell>
          <table:table-cell table:style-name="ce4"/>
          <table:table-cell table:style-name="ce43"/>
          <table:table-cell table:number-columns-repeated="16369" table:style-name="ce6"/>
        </table:table-row>
        <table:table-row table:style-name="ro9">
          <table:table-cell office:value-type="string" table:style-name="ce60">
            <text:p>E07000138</text:p>
          </table:table-cell>
          <table:table-cell office:value-type="string" table:style-name="ce61">
            <text:p>Lincoln</text:p>
          </table:table-cell>
          <table:table-cell office:value-type="float" office:value="1847" table:style-name="ce45">
            <text:p>1,847</text:p>
          </table:table-cell>
          <table:table-cell office:value-type="float" office:value="2.3621946540478325" table:style-name="ce46">
            <text:p>2.4</text:p>
          </table:table-cell>
          <table:table-cell table:style-name="ce47"/>
          <table:table-cell office:value-type="float" office:value="3.4088812226723895" table:style-name="ce62">
            <text:p>3.4</text:p>
          </table:table-cell>
          <table:table-cell office:value-type="string" table:style-name="ce63">
            <text:p>-1.4 , +2.2</text:p>
          </table:table-cell>
          <table:table-cell table:style-name="ce4"/>
          <table:table-cell office:value-type="float" office:value="4302" table:style-name="ce50">
            <text:p>4,302</text:p>
          </table:table-cell>
          <table:table-cell office:value-type="float" office:value="5.5019823506842309" table:style-name="ce51">
            <text:p>5.5</text:p>
          </table:table-cell>
          <table:table-cell table:style-name="ce4"/>
          <table:table-cell office:value-type="float" office:value="25.722334554501579" table:style-name="ce62">
            <text:p>25.7</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9">
          <table:table-cell office:value-type="string" table:style-name="ce60">
            <text:p>E07000139</text:p>
          </table:table-cell>
          <table:table-cell office:value-type="string" table:style-name="ce61">
            <text:p>North Kesteven</text:p>
          </table:table-cell>
          <table:table-cell office:value-type="float" office:value="1478" table:style-name="ce45">
            <text:p>1,478</text:p>
          </table:table-cell>
          <table:table-cell office:value-type="float" office:value="1.6662908680947011" table:style-name="ce46">
            <text:p>1.7</text:p>
          </table:table-cell>
          <table:table-cell table:style-name="ce47"/>
          <table:table-cell office:value-type="float" office:value="1.8676968327470944" table:style-name="ce62">
            <text:p>1.9</text:p>
          </table:table-cell>
          <table:table-cell office:value-type="string" table:style-name="ce63">
            <text:p>-0.9 , +1.7</text:p>
          </table:table-cell>
          <table:table-cell table:style-name="ce4"/>
          <table:table-cell office:value-type="float" office:value="2241" table:style-name="ce50">
            <text:p>2,241</text:p>
          </table:table-cell>
          <table:table-cell office:value-type="float" office:value="2.5264937993235628" table:style-name="ce51">
            <text:p>2.5</text:p>
          </table:table-cell>
          <table:table-cell table:style-name="ce4"/>
          <table:table-cell office:value-type="float" office:value="22.350076152758589" table:style-name="ce62">
            <text:p>22.4</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140</text:p>
          </table:table-cell>
          <table:table-cell office:value-type="string" table:style-name="ce61">
            <text:p>South Holland</text:p>
          </table:table-cell>
          <table:table-cell office:value-type="float" office:value="1241" table:style-name="ce45">
            <text:p>1,241</text:p>
          </table:table-cell>
          <table:table-cell office:value-type="float" office:value="1.6917959484145377" table:style-name="ce46">
            <text:p>1.7</text:p>
          </table:table-cell>
          <table:table-cell table:style-name="ce47"/>
          <table:table-cell office:value-type="float" office:value="0.43579519390239591" table:style-name="ce62">
            <text:p>0.4</text:p>
          </table:table-cell>
          <table:table-cell office:value-type="string" table:style-name="ce63">
            <text:p>-0.3 , +1.2</text:p>
          </table:table-cell>
          <table:table-cell table:style-name="ce4"/>
          <table:table-cell office:value-type="float" office:value="1712" table:style-name="ce50">
            <text:p>1,712</text:p>
          </table:table-cell>
          <table:table-cell office:value-type="float" office:value="2.3338877225509176" table:style-name="ce51">
            <text:p>2.3</text:p>
          </table:table-cell>
          <table:table-cell table:style-name="ce4"/>
          <table:table-cell office:value-type="float" office:value="17.924129798943365" table:style-name="ce62">
            <text:p>17.9</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141</text:p>
          </table:table-cell>
          <table:table-cell office:value-type="string" table:style-name="ce61">
            <text:p>South Kesteven</text:p>
          </table:table-cell>
          <table:table-cell office:value-type="float" office:value="1331" table:style-name="ce45">
            <text:p>1,331</text:p>
          </table:table-cell>
          <table:table-cell office:value-type="float" office:value="1.2201494247605078" table:style-name="ce46">
            <text:p>1.2</text:p>
          </table:table-cell>
          <table:table-cell table:style-name="ce47"/>
          <table:table-cell office:value-type="float" office:value="0.32702445359004356" table:style-name="ce62">
            <text:p>0.3</text:p>
          </table:table-cell>
          <table:table-cell office:value-type="string" table:style-name="ce63">
            <text:p>-0.3 , +1.1</text:p>
          </table:table-cell>
          <table:table-cell table:style-name="ce4"/>
          <table:table-cell office:value-type="float" office:value="3867" table:style-name="ce50">
            <text:p>3,867</text:p>
          </table:table-cell>
          <table:table-cell office:value-type="float" office:value="3.5449420176926245" table:style-name="ce51">
            <text:p>3.5</text:p>
          </table:table-cell>
          <table:table-cell table:style-name="ce4"/>
          <table:table-cell office:value-type="float" office:value="18.131012480789735" table:style-name="ce62">
            <text:p>18.1</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142</text:p>
          </table:table-cell>
          <table:table-cell office:value-type="string" table:style-name="ce61">
            <text:p>West Lindsey</text:p>
          </table:table-cell>
          <table:table-cell office:value-type="float" office:value="594" table:style-name="ce45">
            <text:p>594</text:p>
          </table:table-cell>
          <table:table-cell office:value-type="float" office:value="0.80539096714709912" table:style-name="ce46">
            <text:p>0.8</text:p>
          </table:table-cell>
          <table:table-cell table:style-name="ce47"/>
          <table:table-cell office:value-type="float" office:value="0.72771603515882721" table:style-name="ce62">
            <text:p>0.7</text:p>
          </table:table-cell>
          <table:table-cell office:value-type="string" table:style-name="ce63">
            <text:p>-0.5 , +1.4</text:p>
          </table:table-cell>
          <table:table-cell table:style-name="ce4"/>
          <table:table-cell office:value-type="float" office:value="1617" table:style-name="ce50">
            <text:p>1,617</text:p>
          </table:table-cell>
          <table:table-cell office:value-type="float" office:value="2.1924531883448806" table:style-name="ce51">
            <text:p>2.2</text:p>
          </table:table-cell>
          <table:table-cell table:style-name="ce4"/>
          <table:table-cell office:value-type="float" office:value="19.280876401639727" table:style-name="ce62">
            <text:p>19.3</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44">
            <text:p>E10000021</text:p>
          </table:table-cell>
          <table:table-cell office:value-type="string" table:style-name="ce55">
            <text:p>Northamptonshire</text:p>
          </table:table-cell>
          <table:table-cell office:value-type="float" office:value="5247" table:style-name="ce45">
            <text:p>5,247</text:p>
          </table:table-cell>
          <table:table-cell office:value-type="float" office:value="0.94697345694943513" table:style-name="ce46">
            <text:p>0.9</text:p>
          </table:table-cell>
          <table:table-cell table:style-name="ce47"/>
          <table:table-cell office:value-type="float" office:value="0.62212801668408368" table:style-name="ce48">
            <text:p>0.6</text:p>
          </table:table-cell>
          <table:table-cell office:value-type="string" table:style-name="ce49">
            <text:p>-0.3 , +0.4</text:p>
          </table:table-cell>
          <table:table-cell table:style-name="ce4"/>
          <table:table-cell office:value-type="float" office:value="16800" table:style-name="ce59">
            <text:p>16,800</text:p>
          </table:table-cell>
          <table:table-cell office:value-type="float" office:value="3.032047660901565" table:style-name="ce46">
            <text:p>3.0</text:p>
          </table:table-cell>
          <table:table-cell table:style-name="ce4"/>
          <table:table-cell office:value-type="float" office:value="19.443001246396836" table:style-name="ce48">
            <text:p>19.4</text:p>
          </table:table-cell>
          <table:table-cell office:value-type="string" table:style-name="ce49">
            <text:p>-1.6 , +1.7</text:p>
          </table:table-cell>
          <table:table-cell table:style-name="ce4"/>
          <table:table-cell table:style-name="ce45"/>
          <table:table-cell table:number-columns-repeated="16369" table:style-name="ce6"/>
        </table:table-row>
        <table:table-row table:style-name="ro9">
          <table:table-cell office:value-type="string" table:style-name="ce60">
            <text:p>E07000150</text:p>
          </table:table-cell>
          <table:table-cell office:value-type="string" table:style-name="ce61">
            <text:p>Corby</text:p>
          </table:table-cell>
          <table:table-cell office:value-type="float" office:value="735" table:style-name="ce45">
            <text:p>735</text:p>
          </table:table-cell>
          <table:table-cell office:value-type="float" office:value="1.5111951806238049" table:style-name="ce46">
            <text:p>1.5</text:p>
          </table:table-cell>
          <table:table-cell table:style-name="ce47"/>
          <table:table-cell office:value-type="float" office:value="1.0460948149644065" table:style-name="ce62">
            <text:p>1.0</text:p>
          </table:table-cell>
          <table:table-cell office:value-type="string" table:style-name="ce63">
            <text:p>-0.6 , +1.5</text:p>
          </table:table-cell>
          <table:table-cell table:style-name="ce4"/>
          <table:table-cell office:value-type="float" office:value="1410" table:style-name="ce50">
            <text:p>1,410</text:p>
          </table:table-cell>
          <table:table-cell office:value-type="float" office:value="2.8990274893599524" table:style-name="ce51">
            <text:p>2.9</text:p>
          </table:table-cell>
          <table:table-cell table:style-name="ce4"/>
          <table:table-cell office:value-type="float" office:value="22.943294011586723" table:style-name="ce62">
            <text:p>22.9</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151</text:p>
          </table:table-cell>
          <table:table-cell office:value-type="string" table:style-name="ce61">
            <text:p>Daventry</text:p>
          </table:table-cell>
          <table:table-cell office:value-type="float" office:value="430" table:style-name="ce45">
            <text:p>430</text:p>
          </table:table-cell>
          <table:table-cell office:value-type="float" office:value="0.6822039948596722" table:style-name="ce46">
            <text:p>0.7</text:p>
          </table:table-cell>
          <table:table-cell table:style-name="ce47"/>
          <table:table-cell office:value-type="float" office:value="0.91716077182668176" table:style-name="ce62">
            <text:p>0.9</text:p>
          </table:table-cell>
          <table:table-cell office:value-type="string" table:style-name="ce63">
            <text:p>-0.6 , +1.4</text:p>
          </table:table-cell>
          <table:table-cell table:style-name="ce4"/>
          <table:table-cell office:value-type="float" office:value="1551" table:style-name="ce50">
            <text:p>1,551</text:p>
          </table:table-cell>
          <table:table-cell office:value-type="float" office:value="2.4606939442496549" table:style-name="ce51">
            <text:p>2.5</text:p>
          </table:table-cell>
          <table:table-cell table:style-name="ce4"/>
          <table:table-cell office:value-type="float" office:value="14.265625837632317" table:style-name="ce62">
            <text:p>14.3</text:p>
          </table:table-cell>
          <table:table-cell office:value-type="string" table:style-name="ce63">
            <text:p>-3.0 , +3.7</text:p>
          </table:table-cell>
          <table:table-cell table:style-name="ce4"/>
          <table:table-cell table:style-name="ce43"/>
          <table:table-cell table:number-columns-repeated="16369" table:style-name="ce6"/>
        </table:table-row>
        <table:table-row table:style-name="ro9">
          <table:table-cell office:value-type="string" table:style-name="ce60">
            <text:p>E07000152</text:p>
          </table:table-cell>
          <table:table-cell office:value-type="string" table:style-name="ce61">
            <text:p>East Northamptonshire</text:p>
          </table:table-cell>
          <table:table-cell office:value-type="float" office:value="400" table:style-name="ce45">
            <text:p>400</text:p>
          </table:table-cell>
          <table:table-cell office:value-type="float" office:value="0.57491088881223418" table:style-name="ce46">
            <text:p>0.6</text:p>
          </table:table-cell>
          <table:table-cell table:style-name="ce47"/>
          <table:table-cell office:value-type="float" office:value="0.75442397475588963" table:style-name="ce62">
            <text:p>0.8</text:p>
          </table:table-cell>
          <table:table-cell office:value-type="string" table:style-name="ce63">
            <text:p>-0.5 , +1.4</text:p>
          </table:table-cell>
          <table:table-cell table:style-name="ce4"/>
          <table:table-cell office:value-type="float" office:value="1784" table:style-name="ce50">
            <text:p>1,784</text:p>
          </table:table-cell>
          <table:table-cell office:value-type="float" office:value="2.5641025641025639" table:style-name="ce51">
            <text:p>2.6</text:p>
          </table:table-cell>
          <table:table-cell table:style-name="ce4"/>
          <table:table-cell office:value-type="float" office:value="20.193632763027132" table:style-name="ce62">
            <text:p>20.2</text:p>
          </table:table-cell>
          <table:table-cell office:value-type="string" table:style-name="ce63">
            <text:p>-3.7 , +4.3</text:p>
          </table:table-cell>
          <table:table-cell table:style-name="ce4"/>
          <table:table-cell table:style-name="ce43"/>
          <table:table-cell table:number-columns-repeated="16369" table:style-name="ce6"/>
        </table:table-row>
        <table:table-row table:style-name="ro9">
          <table:table-cell office:value-type="string" table:style-name="ce60">
            <text:p>E07000153</text:p>
          </table:table-cell>
          <table:table-cell office:value-type="string" table:style-name="ce61">
            <text:p>Kettering</text:p>
          </table:table-cell>
          <table:table-cell office:value-type="float" office:value="677" table:style-name="ce45">
            <text:p>677</text:p>
          </table:table-cell>
          <table:table-cell office:value-type="float" office:value="0.90497132697937421" table:style-name="ce46">
            <text:p>0.9</text:p>
          </table:table-cell>
          <table:table-cell table:style-name="ce47"/>
          <table:table-cell office:value-type="float" office:value="0.54186975979832963" table:style-name="ce62">
            <text:p>0.5</text:p>
          </table:table-cell>
          <table:table-cell office:value-type="string" table:style-name="ce63">
            <text:p>-0.4 , +1.3</text:p>
          </table:table-cell>
          <table:table-cell table:style-name="ce4"/>
          <table:table-cell office:value-type="float" office:value="2675" table:style-name="ce50">
            <text:p>2,675</text:p>
          </table:table-cell>
          <table:table-cell office:value-type="float" office:value="3.5757729684930952" table:style-name="ce51">
            <text:p>3.6</text:p>
          </table:table-cell>
          <table:table-cell table:style-name="ce4"/>
          <table:table-cell office:value-type="float" office:value="19.396519928857707" table:style-name="ce62">
            <text:p>19.4</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154</text:p>
          </table:table-cell>
          <table:table-cell office:value-type="string" table:style-name="ce61">
            <text:p>Northampton</text:p>
          </table:table-cell>
          <table:table-cell office:value-type="float" office:value="2241" table:style-name="ce45">
            <text:p>2,241</text:p>
          </table:table-cell>
          <table:table-cell office:value-type="float" office:value="1.325596252129472" table:style-name="ce46">
            <text:p>1.3</text:p>
          </table:table-cell>
          <table:table-cell table:style-name="ce47"/>
          <table:table-cell office:value-type="float" office:value="0.39125578057264565" table:style-name="ce62">
            <text:p>0.4</text:p>
          </table:table-cell>
          <table:table-cell office:value-type="string" table:style-name="ce63">
            <text:p>-0.3 , +1.2</text:p>
          </table:table-cell>
          <table:table-cell table:style-name="ce4"/>
          <table:table-cell office:value-type="float" office:value="6571" table:style-name="ce50">
            <text:p>6,571</text:p>
          </table:table-cell>
          <table:table-cell office:value-type="float" office:value="3.8868777209918601" table:style-name="ce51">
            <text:p>3.9</text:p>
          </table:table-cell>
          <table:table-cell table:style-name="ce4"/>
          <table:table-cell office:value-type="float" office:value="19.147001148169046" table:style-name="ce62">
            <text:p>19.1</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11">
          <table:table-cell office:value-type="string" table:style-name="ce60">
            <text:p>E07000155</text:p>
          </table:table-cell>
          <table:table-cell office:value-type="string" table:style-name="ce61">
            <text:p>South Northamptonshire</text:p>
          </table:table-cell>
          <table:table-cell office:value-type="float" office:value="329" table:style-name="ce36">
            <text:p>329</text:p>
          </table:table-cell>
          <table:table-cell office:value-type="float" office:value="0.47942410818372577" table:style-name="ce46">
            <text:p>0.5</text:p>
          </table:table-cell>
          <table:table-cell table:style-name="ce38"/>
          <table:table-cell office:value-type="float" office:value="0.34897085358906005" table:style-name="ce62">
            <text:p>0.3</text:p>
          </table:table-cell>
          <table:table-cell office:value-type="string" table:style-name="ce63">
            <text:p>-0.3 , +1.1</text:p>
          </table:table-cell>
          <table:table-cell table:style-name="ce41"/>
          <table:table-cell office:value-type="float" office:value="1103" table:style-name="ce50">
            <text:p>1,103</text:p>
          </table:table-cell>
          <table:table-cell office:value-type="float" office:value="1.6073093961296339" table:style-name="ce51">
            <text:p>1.6</text:p>
          </table:table-cell>
          <table:table-cell table:style-name="ce41"/>
          <table:table-cell office:value-type="float" office:value="18.844489336716677" table:style-name="ce62">
            <text:p>18.8</text:p>
          </table:table-cell>
          <table:table-cell office:value-type="string" table:style-name="ce63">
            <text:p>-3.3 , +3.9</text:p>
          </table:table-cell>
          <table:table-cell table:style-name="ce41"/>
          <table:table-cell table:style-name="ce43"/>
          <table:table-cell table:number-columns-repeated="16369" table:style-name="ce41"/>
        </table:table-row>
        <table:table-row table:style-name="ro9">
          <table:table-cell office:value-type="string" table:style-name="ce60">
            <text:p>E07000156</text:p>
          </table:table-cell>
          <table:table-cell office:value-type="string" table:style-name="ce61">
            <text:p>Wellingborough</text:p>
          </table:table-cell>
          <table:table-cell office:value-type="float" office:value="435" table:style-name="ce45">
            <text:p>435</text:p>
          </table:table-cell>
          <table:table-cell office:value-type="float" office:value="0.72081924835951483" table:style-name="ce46">
            <text:p>0.7</text:p>
          </table:table-cell>
          <table:table-cell table:style-name="ce47"/>
          <table:table-cell office:value-type="float" office:value="0.87558863739936199" table:style-name="ce62">
            <text:p>0.9</text:p>
          </table:table-cell>
          <table:table-cell office:value-type="string" table:style-name="ce63">
            <text:p>-0.5 , +1.4</text:p>
          </table:table-cell>
          <table:table-cell table:style-name="ce4"/>
          <table:table-cell office:value-type="float" office:value="1706" table:style-name="ce50">
            <text:p>1,706</text:p>
          </table:table-cell>
          <table:table-cell office:value-type="float" office:value="2.8269370981639823" table:style-name="ce51">
            <text:p>2.8</text:p>
          </table:table-cell>
          <table:table-cell table:style-name="ce4"/>
          <table:table-cell office:value-type="float" office:value="22.767718883999741" table:style-name="ce62">
            <text:p>22.8</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44">
            <text:p>E10000024</text:p>
          </table:table-cell>
          <table:table-cell office:value-type="string" table:style-name="ce55">
            <text:p>Nottinghamshire</text:p>
          </table:table-cell>
          <table:table-cell office:value-type="float" office:value="7651" table:style-name="ce45">
            <text:p>7,651</text:p>
          </table:table-cell>
          <table:table-cell office:value-type="float" office:value="1.189003543233667" table:style-name="ce46">
            <text:p>1.2</text:p>
          </table:table-cell>
          <table:table-cell table:style-name="ce47"/>
          <table:table-cell office:value-type="float" office:value="1.2441111908691409" table:style-name="ce48">
            <text:p>1.2</text:p>
          </table:table-cell>
          <table:table-cell office:value-type="string" table:style-name="ce49">
            <text:p>-0.3 , +0.4</text:p>
          </table:table-cell>
          <table:table-cell table:style-name="ce4"/>
          <table:table-cell office:value-type="float" office:value="14978" table:style-name="ce59">
            <text:p>14,978</text:p>
          </table:table-cell>
          <table:table-cell office:value-type="float" office:value="2.3276558712003479" table:style-name="ce46">
            <text:p>2.3</text:p>
          </table:table-cell>
          <table:table-cell table:style-name="ce4"/>
          <table:table-cell office:value-type="float" office:value="21.98589428500172" table:style-name="ce48">
            <text:p>22.0</text:p>
          </table:table-cell>
          <table:table-cell office:value-type="string" table:style-name="ce49">
            <text:p>-1.3 , +1.3</text:p>
          </table:table-cell>
          <table:table-cell table:style-name="ce4"/>
          <table:table-cell table:style-name="ce45"/>
          <table:table-cell table:number-columns-repeated="16369" table:style-name="ce6"/>
        </table:table-row>
        <table:table-row table:style-name="ro9">
          <table:table-cell office:value-type="string" table:style-name="ce60">
            <text:p>E07000170</text:p>
          </table:table-cell>
          <table:table-cell office:value-type="string" table:style-name="ce61">
            <text:p>Ashfield</text:p>
          </table:table-cell>
          <table:table-cell office:value-type="float" office:value="929" table:style-name="ce45">
            <text:p>929</text:p>
          </table:table-cell>
          <table:table-cell office:value-type="float" office:value="0.96072307596847917" table:style-name="ce46">
            <text:p>1.0</text:p>
          </table:table-cell>
          <table:table-cell table:style-name="ce47"/>
          <table:table-cell office:value-type="float" office:value="0.79198518967746068" table:style-name="ce62">
            <text:p>0.8</text:p>
          </table:table-cell>
          <table:table-cell office:value-type="string" table:style-name="ce63">
            <text:p>-0.5 , +1.4</text:p>
          </table:table-cell>
          <table:table-cell table:style-name="ce4"/>
          <table:table-cell office:value-type="float" office:value="2329" table:style-name="ce50">
            <text:p>2,329</text:p>
          </table:table-cell>
          <table:table-cell office:value-type="float" office:value="2.4085296490103207" table:style-name="ce51">
            <text:p>2.4</text:p>
          </table:table-cell>
          <table:table-cell table:style-name="ce4"/>
          <table:table-cell office:value-type="float" office:value="23.18391611646085" table:style-name="ce62">
            <text:p>23.2</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171</text:p>
          </table:table-cell>
          <table:table-cell office:value-type="string" table:style-name="ce61">
            <text:p>Bassetlaw</text:p>
          </table:table-cell>
          <table:table-cell office:value-type="float" office:value="950" table:style-name="ce45">
            <text:p>950</text:p>
          </table:table-cell>
          <table:table-cell office:value-type="float" office:value="1.0247891091885828" table:style-name="ce46">
            <text:p>1.0</text:p>
          </table:table-cell>
          <table:table-cell table:style-name="ce47"/>
          <table:table-cell office:value-type="float" office:value="7.2532125007894993E-2" table:style-name="ce62">
            <text:p>0.1</text:p>
          </table:table-cell>
          <table:table-cell office:value-type="string" table:style-name="ce63">
            <text:p>-0.1 , +1.0</text:p>
          </table:table-cell>
          <table:table-cell table:style-name="ce4"/>
          <table:table-cell office:value-type="float" office:value="2303" table:style-name="ce50">
            <text:p>2,303</text:p>
          </table:table-cell>
          <table:table-cell office:value-type="float" office:value="2.4843045457487434" table:style-name="ce51">
            <text:p>2.5</text:p>
          </table:table-cell>
          <table:table-cell table:style-name="ce4"/>
          <table:table-cell office:value-type="float" office:value="19.481595751565084" table:style-name="ce62">
            <text:p>19.5</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172</text:p>
          </table:table-cell>
          <table:table-cell office:value-type="string" table:style-name="ce61">
            <text:p>Broxtowe</text:p>
          </table:table-cell>
          <table:table-cell office:value-type="float" office:value="1787" table:style-name="ce45">
            <text:p>1,787</text:p>
          </table:table-cell>
          <table:table-cell office:value-type="float" office:value="1.9650751061162552" table:style-name="ce46">
            <text:p>2.0</text:p>
          </table:table-cell>
          <table:table-cell table:style-name="ce47"/>
          <table:table-cell office:value-type="float" office:value="1.9957479877432527" table:style-name="ce62">
            <text:p>2.0</text:p>
          </table:table-cell>
          <table:table-cell office:value-type="string" table:style-name="ce63">
            <text:p>-1.0 , +1.8</text:p>
          </table:table-cell>
          <table:table-cell table:style-name="ce4"/>
          <table:table-cell office:value-type="float" office:value="2397" table:style-name="ce50">
            <text:p>2,397</text:p>
          </table:table-cell>
          <table:table-cell office:value-type="float" office:value="2.6358617959488884" table:style-name="ce51">
            <text:p>2.6</text:p>
          </table:table-cell>
          <table:table-cell table:style-name="ce4"/>
          <table:table-cell office:value-type="float" office:value="21.927530897555638" table:style-name="ce62">
            <text:p>21.9</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173</text:p>
          </table:table-cell>
          <table:table-cell office:value-type="string" table:style-name="ce61">
            <text:p>Gedling</text:p>
          </table:table-cell>
          <table:table-cell office:value-type="float" office:value="853" table:style-name="ce45">
            <text:p>853</text:p>
          </table:table-cell>
          <table:table-cell office:value-type="float" office:value="0.91537355396733422" table:style-name="ce46">
            <text:p>0.9</text:p>
          </table:table-cell>
          <table:table-cell table:style-name="ce47"/>
          <table:table-cell office:value-type="float" office:value="0.11459622209820319" table:style-name="ce62">
            <text:p>0.1</text:p>
          </table:table-cell>
          <table:table-cell office:value-type="string" table:style-name="ce63">
            <text:p>-0.1 , +1.0</text:p>
          </table:table-cell>
          <table:table-cell table:style-name="ce4"/>
          <table:table-cell office:value-type="float" office:value="1802" table:style-name="ce50">
            <text:p>1,802</text:p>
          </table:table-cell>
          <table:table-cell office:value-type="float" office:value="1.9337668748524457" table:style-name="ce51">
            <text:p>1.9</text:p>
          </table:table-cell>
          <table:table-cell table:style-name="ce4"/>
          <table:table-cell office:value-type="float" office:value="27.853103550723308" table:style-name="ce62">
            <text:p>27.9</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9">
          <table:table-cell office:value-type="string" table:style-name="ce60">
            <text:p>E07000174</text:p>
          </table:table-cell>
          <table:table-cell office:value-type="string" table:style-name="ce61">
            <text:p>Mansfield</text:p>
          </table:table-cell>
          <table:table-cell office:value-type="float" office:value="521" table:style-name="ce45">
            <text:p>521</text:p>
          </table:table-cell>
          <table:table-cell office:value-type="float" office:value="0.6097275535998502" table:style-name="ce46">
            <text:p>0.6</text:p>
          </table:table-cell>
          <table:table-cell table:style-name="ce47"/>
          <table:table-cell office:value-type="float" office:value="0.83828775267538669" table:style-name="ce62">
            <text:p>0.8</text:p>
          </table:table-cell>
          <table:table-cell office:value-type="string" table:style-name="ce63">
            <text:p>-0.5 , +1.4</text:p>
          </table:table-cell>
          <table:table-cell table:style-name="ce4"/>
          <table:table-cell office:value-type="float" office:value="1936" table:style-name="ce50">
            <text:p>1,936</text:p>
          </table:table-cell>
          <table:table-cell office:value-type="float" office:value="2.2657054582904221" table:style-name="ce51">
            <text:p>2.3</text:p>
          </table:table-cell>
          <table:table-cell table:style-name="ce4"/>
          <table:table-cell office:value-type="float" office:value="22.503842104626258" table:style-name="ce62">
            <text:p>22.5</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175</text:p>
          </table:table-cell>
          <table:table-cell office:value-type="string" table:style-name="ce61">
            <text:p>Newark and Sherwood</text:p>
          </table:table-cell>
          <table:table-cell office:value-type="float" office:value="1421" table:style-name="ce45">
            <text:p>1,421</text:p>
          </table:table-cell>
          <table:table-cell office:value-type="float" office:value="1.5123939674531965" table:style-name="ce46">
            <text:p>1.5</text:p>
          </table:table-cell>
          <table:table-cell table:style-name="ce47"/>
          <table:table-cell office:value-type="float" office:value="2.4245236622086841" table:style-name="ce62">
            <text:p>2.4</text:p>
          </table:table-cell>
          <table:table-cell office:value-type="string" table:style-name="ce63">
            <text:p>-1.1 , +1.9</text:p>
          </table:table-cell>
          <table:table-cell table:style-name="ce4"/>
          <table:table-cell office:value-type="float" office:value="2537" table:style-name="ce50">
            <text:p>2,537</text:p>
          </table:table-cell>
          <table:table-cell office:value-type="float" office:value="2.700171354981534" table:style-name="ce51">
            <text:p>2.7</text:p>
          </table:table-cell>
          <table:table-cell table:style-name="ce4"/>
          <table:table-cell office:value-type="float" office:value="16.734557745378964" table:style-name="ce62">
            <text:p>16.7</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9">
          <table:table-cell office:value-type="string" table:style-name="ce60">
            <text:p>E07000176</text:p>
          </table:table-cell>
          <table:table-cell office:value-type="string" table:style-name="ce61">
            <text:p>Rushcliffe</text:p>
          </table:table-cell>
          <table:table-cell office:value-type="float" office:value="1190" table:style-name="ce45">
            <text:p>1,190</text:p>
          </table:table-cell>
          <table:table-cell office:value-type="float" office:value="1.3141765413965609" table:style-name="ce46">
            <text:p>1.3</text:p>
          </table:table-cell>
          <table:table-cell table:style-name="ce47"/>
          <table:table-cell office:value-type="float" office:value="2.449852510292625" table:style-name="ce62">
            <text:p>2.4</text:p>
          </table:table-cell>
          <table:table-cell office:value-type="string" table:style-name="ce63">
            <text:p>-1.1 , +1.9</text:p>
          </table:table-cell>
          <table:table-cell table:style-name="ce4"/>
          <table:table-cell office:value-type="float" office:value="1674" table:style-name="ce50">
            <text:p>1,674</text:p>
          </table:table-cell>
          <table:table-cell office:value-type="float" office:value="1.8486819582334817" table:style-name="ce51">
            <text:p>1.8</text:p>
          </table:table-cell>
          <table:table-cell table:style-name="ce4"/>
          <table:table-cell office:value-type="float" office:value="22.204956691168885" table:style-name="ce62">
            <text:p>22.2</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8">
          <table:table-cell office:value-type="string" table:style-name="ce53">
            <text:p>E12000005</text:p>
          </table:table-cell>
          <table:table-cell office:value-type="string" table:style-name="ce41">
            <text:p>West Midlands</text:p>
          </table:table-cell>
          <table:table-cell office:value-type="float" office:value="38842" table:style-name="ce45">
            <text:p>38,842</text:p>
          </table:table-cell>
          <table:table-cell office:value-type="float" office:value="0.86173751859440184" table:style-name="ce46">
            <text:p>0.9</text:p>
          </table:table-cell>
          <table:table-cell table:style-name="ce47"/>
          <table:table-cell office:value-type="float" office:value="0.98712849553086546" table:style-name="ce54">
            <text:p>1.0</text:p>
          </table:table-cell>
          <table:table-cell office:value-type="string" table:style-name="ce40">
            <text:p>-0.2 , +0.2</text:p>
          </table:table-cell>
          <table:table-cell table:style-name="ce4"/>
          <table:table-cell office:value-type="float" office:value="117705" table:style-name="ce50">
            <text:p>117,705</text:p>
          </table:table-cell>
          <table:table-cell office:value-type="float" office:value="2.6113695130568475" table:style-name="ce51">
            <text:p>2.6</text:p>
          </table:table-cell>
          <table:table-cell table:style-name="ce4"/>
          <table:table-cell office:value-type="float" office:value="22.894841819367787" table:style-name="ce54">
            <text:p>22.9</text:p>
          </table:table-cell>
          <table:table-cell office:value-type="string" table:style-name="ce40">
            <text:p>-0.9 , +0.9</text:p>
          </table:table-cell>
          <table:table-cell table:style-name="ce4"/>
          <table:table-cell table:style-name="ce43"/>
          <table:table-cell table:number-columns-repeated="16369" table:style-name="ce6"/>
        </table:table-row>
        <table:table-row table:style-name="ro9">
          <table:table-cell office:value-type="string" table:style-name="ce44">
            <text:p>E06000019</text:p>
          </table:table-cell>
          <table:table-cell office:value-type="string" table:style-name="ce56">
            <text:p>Herefordshire, County of</text:p>
          </table:table-cell>
          <table:table-cell office:value-type="float" office:value="2512" table:style-name="ce45">
            <text:p>2,512</text:p>
          </table:table-cell>
          <table:table-cell office:value-type="float" office:value="1.6530448401574078" table:style-name="ce46">
            <text:p>1.7</text:p>
          </table:table-cell>
          <table:table-cell table:style-name="ce47"/>
          <table:table-cell office:value-type="float" office:value="0.62266936665129935" table:style-name="ce48">
            <text:p>0.6</text:p>
          </table:table-cell>
          <table:table-cell office:value-type="string" table:style-name="ce49">
            <text:p>-0.4 , +1.3</text:p>
          </table:table-cell>
          <table:table-cell table:style-name="ce4"/>
          <table:table-cell office:value-type="float" office:value="6324" table:style-name="ce50">
            <text:p>6,324</text:p>
          </table:table-cell>
          <table:table-cell office:value-type="float" office:value="4.1615667074663403" table:style-name="ce51">
            <text:p>4.2</text:p>
          </table:table-cell>
          <table:table-cell table:style-name="ce4"/>
          <table:table-cell office:value-type="float" office:value="19.492500110204102" table:style-name="ce48">
            <text:p>19.5</text:p>
          </table:table-cell>
          <table:table-cell office:value-type="string" table:style-name="ce49">
            <text:p>-3.5 , +4.0</text:p>
          </table:table-cell>
          <table:table-cell table:style-name="ce4"/>
          <table:table-cell table:style-name="ce43"/>
          <table:table-cell table:number-columns-repeated="16369" table:style-name="ce6"/>
        </table:table-row>
        <table:table-row table:style-name="ro9">
          <table:table-cell office:value-type="string" table:style-name="ce44">
            <text:p>E06000021</text:p>
          </table:table-cell>
          <table:table-cell office:value-type="string" table:style-name="ce55">
            <text:p>Stoke-on-Trent</text:p>
          </table:table-cell>
          <table:table-cell office:value-type="float" office:value="1320" table:style-name="ce45">
            <text:p>1,320</text:p>
          </table:table-cell>
          <table:table-cell office:value-type="float" office:value="0.65788817894558471" table:style-name="ce46">
            <text:p>0.7</text:p>
          </table:table-cell>
          <table:table-cell table:style-name="ce47"/>
          <table:table-cell office:value-type="float" office:value="5.8634125060785372E-2" table:style-name="ce48">
            <text:p>0.1</text:p>
          </table:table-cell>
          <table:table-cell office:value-type="string" table:style-name="ce49">
            <text:p>-0.1 , +1.0</text:p>
          </table:table-cell>
          <table:table-cell table:style-name="ce4"/>
          <table:table-cell office:value-type="float" office:value="5416" table:style-name="ce50">
            <text:p>5,416</text:p>
          </table:table-cell>
          <table:table-cell office:value-type="float" office:value="2.6993351342191567" table:style-name="ce51">
            <text:p>2.7</text:p>
          </table:table-cell>
          <table:table-cell table:style-name="ce4"/>
          <table:table-cell office:value-type="float" office:value="17.351037100885794" table:style-name="ce48">
            <text:p>17.4</text:p>
          </table:table-cell>
          <table:table-cell office:value-type="string" table:style-name="ce49">
            <text:p>-3.4 , +4.0</text:p>
          </table:table-cell>
          <table:table-cell table:style-name="ce4"/>
          <table:table-cell table:style-name="ce43"/>
          <table:table-cell table:number-columns-repeated="16369" table:style-name="ce6"/>
        </table:table-row>
        <table:table-row table:style-name="ro9">
          <table:table-cell office:value-type="string" table:style-name="ce44">
            <text:p>E06000051</text:p>
          </table:table-cell>
          <table:table-cell office:value-type="string" table:style-name="ce55">
            <text:p>Shropshire</text:p>
          </table:table-cell>
          <table:table-cell office:value-type="float" office:value="3299" table:style-name="ce45">
            <text:p>3,299</text:p>
          </table:table-cell>
          <table:table-cell office:value-type="float" office:value="1.3040608113716949" table:style-name="ce46">
            <text:p>1.3</text:p>
          </table:table-cell>
          <table:table-cell table:style-name="ce47"/>
          <table:table-cell office:value-type="float" office:value="1.7392134038127587" table:style-name="ce48">
            <text:p>1.7</text:p>
          </table:table-cell>
          <table:table-cell office:value-type="string" table:style-name="ce49">
            <text:p>-0.9 , +1.7</text:p>
          </table:table-cell>
          <table:table-cell table:style-name="ce4"/>
          <table:table-cell office:value-type="float" office:value="9066" table:style-name="ce50">
            <text:p>9,066</text:p>
          </table:table-cell>
          <table:table-cell office:value-type="float" office:value="3.5836966704746245" table:style-name="ce51">
            <text:p>3.6</text:p>
          </table:table-cell>
          <table:table-cell table:style-name="ce4"/>
          <table:table-cell office:value-type="float" office:value="22.724242388799869" table:style-name="ce48">
            <text:p>22.7</text:p>
          </table:table-cell>
          <table:table-cell office:value-type="string" table:style-name="ce49">
            <text:p>-3.7 , +4.2</text:p>
          </table:table-cell>
          <table:table-cell table:style-name="ce4"/>
          <table:table-cell table:style-name="ce43"/>
          <table:table-cell table:number-columns-repeated="16369" table:style-name="ce6"/>
        </table:table-row>
        <table:table-row table:style-name="ro9">
          <table:table-cell office:value-type="string" table:style-name="ce64">
            <text:p>E06000020</text:p>
          </table:table-cell>
          <table:table-cell office:value-type="string" table:style-name="ce55">
            <text:p>Telford and Wrekin</text:p>
          </table:table-cell>
          <table:table-cell office:value-type="float" office:value="1370" table:style-name="ce45">
            <text:p>1,370</text:p>
          </table:table-cell>
          <table:table-cell office:value-type="float" office:value="1.0344306855934764" table:style-name="ce46">
            <text:p>1.0</text:p>
          </table:table-cell>
          <table:table-cell table:style-name="ce47"/>
          <table:table-cell office:value-type="float" office:value="1.9625988961987872" table:style-name="ce48">
            <text:p>2.0</text:p>
          </table:table-cell>
          <table:table-cell office:value-type="string" table:style-name="ce49">
            <text:p>-0.9 , +1.8</text:p>
          </table:table-cell>
          <table:table-cell table:style-name="ce4"/>
          <table:table-cell office:value-type="float" office:value="3058" table:style-name="ce50">
            <text:p>3,058</text:p>
          </table:table-cell>
          <table:table-cell office:value-type="float" office:value="2.308970099667774" table:style-name="ce51">
            <text:p>2.3</text:p>
          </table:table-cell>
          <table:table-cell table:style-name="ce4"/>
          <table:table-cell office:value-type="float" office:value="18.603849269259101" table:style-name="ce48">
            <text:p>18.6</text:p>
          </table:table-cell>
          <table:table-cell office:value-type="string" table:style-name="ce49">
            <text:p>-3.4 , +3.9</text:p>
          </table:table-cell>
          <table:table-cell table:style-name="ce4"/>
          <table:table-cell table:style-name="ce43"/>
          <table:table-cell table:number-columns-repeated="16369" table:style-name="ce6"/>
        </table:table-row>
        <table:table-row table:style-name="ro9">
          <table:table-cell office:value-type="string" table:style-name="ce44">
            <text:p>E10000028</text:p>
          </table:table-cell>
          <table:table-cell office:value-type="string" table:style-name="ce55">
            <text:p>Staffordshire</text:p>
          </table:table-cell>
          <table:table-cell office:value-type="float" office:value="5686" table:style-name="ce45">
            <text:p>5,686</text:p>
          </table:table-cell>
          <table:table-cell office:value-type="float" office:value="0.81411980991462196" table:style-name="ce46">
            <text:p>0.8</text:p>
          </table:table-cell>
          <table:table-cell table:style-name="ce47"/>
          <table:table-cell office:value-type="float" office:value="0.73918485397393052" table:style-name="ce48">
            <text:p>0.7</text:p>
          </table:table-cell>
          <table:table-cell office:value-type="string" table:style-name="ce49">
            <text:p>-0.2 , +0.3</text:p>
          </table:table-cell>
          <table:table-cell table:style-name="ce4"/>
          <table:table-cell office:value-type="float" office:value="16440" table:style-name="ce59">
            <text:p>16,440</text:p>
          </table:table-cell>
          <table:table-cell office:value-type="float" office:value="2.3538743712621146" table:style-name="ce46">
            <text:p>2.4</text:p>
          </table:table-cell>
          <table:table-cell table:style-name="ce4"/>
          <table:table-cell office:value-type="float" office:value="19.008658018526809" table:style-name="ce48">
            <text:p>19.0</text:p>
          </table:table-cell>
          <table:table-cell office:value-type="string" table:style-name="ce49">
            <text:p>-1.2 , +1.2</text:p>
          </table:table-cell>
          <table:table-cell table:style-name="ce4"/>
          <table:table-cell table:style-name="ce45"/>
          <table:table-cell table:number-columns-repeated="16369" table:style-name="ce6"/>
        </table:table-row>
        <table:table-row table:style-name="ro9">
          <table:table-cell office:value-type="string" table:style-name="ce60">
            <text:p>E07000192</text:p>
          </table:table-cell>
          <table:table-cell office:value-type="string" table:style-name="ce61">
            <text:p>Cannock Chase</text:p>
          </table:table-cell>
          <table:table-cell office:value-type="float" office:value="541" table:style-name="ce45">
            <text:p>541</text:p>
          </table:table-cell>
          <table:table-cell office:value-type="float" office:value="0.68457615751578582" table:style-name="ce46">
            <text:p>0.7</text:p>
          </table:table-cell>
          <table:table-cell table:style-name="ce47"/>
          <table:table-cell office:value-type="float" office:value="0.4196734434412045" table:style-name="ce62">
            <text:p>0.4</text:p>
          </table:table-cell>
          <table:table-cell office:value-type="string" table:style-name="ce63">
            <text:p>-0.3 , +1.2</text:p>
          </table:table-cell>
          <table:table-cell table:style-name="ce4"/>
          <table:table-cell office:value-type="float" office:value="1561" table:style-name="ce50">
            <text:p>1,561</text:p>
          </table:table-cell>
          <table:table-cell office:value-type="float" office:value="1.9752742733496147" table:style-name="ce51">
            <text:p>2.0</text:p>
          </table:table-cell>
          <table:table-cell table:style-name="ce4"/>
          <table:table-cell office:value-type="float" office:value="20.619789258899111" table:style-name="ce62">
            <text:p>20.6</text:p>
          </table:table-cell>
          <table:table-cell office:value-type="string" table:style-name="ce63">
            <text:p>-3.5 , +4.0</text:p>
          </table:table-cell>
          <table:table-cell table:style-name="ce4"/>
          <table:table-cell table:style-name="ce43"/>
          <table:table-cell table:number-columns-repeated="16369" table:style-name="ce6"/>
        </table:table-row>
        <table:table-row table:style-name="ro9">
          <table:table-cell office:value-type="string" table:style-name="ce60">
            <text:p>E07000193</text:p>
          </table:table-cell>
          <table:table-cell office:value-type="string" table:style-name="ce61">
            <text:p>East Staffordshire</text:p>
          </table:table-cell>
          <table:table-cell office:value-type="float" office:value="1385" table:style-name="ce45">
            <text:p>1,385</text:p>
          </table:table-cell>
          <table:table-cell office:value-type="float" office:value="1.5083695450931704" table:style-name="ce46">
            <text:p>1.5</text:p>
          </table:table-cell>
          <table:table-cell table:style-name="ce47"/>
          <table:table-cell office:value-type="float" office:value="0.45397950011113447" table:style-name="ce62">
            <text:p>0.5</text:p>
          </table:table-cell>
          <table:table-cell office:value-type="string" table:style-name="ce63">
            <text:p>-0.3 , +1.3</text:p>
          </table:table-cell>
          <table:table-cell table:style-name="ce4"/>
          <table:table-cell office:value-type="float" office:value="3334" table:style-name="ce50">
            <text:p>3,334</text:p>
          </table:table-cell>
          <table:table-cell office:value-type="float" office:value="3.6309776630618269" table:style-name="ce51">
            <text:p>3.6</text:p>
          </table:table-cell>
          <table:table-cell table:style-name="ce4"/>
          <table:table-cell office:value-type="float" office:value="18.974261185673253" table:style-name="ce62">
            <text:p>19.0</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194</text:p>
          </table:table-cell>
          <table:table-cell office:value-type="string" table:style-name="ce61">
            <text:p>Lichfield</text:p>
          </table:table-cell>
          <table:table-cell office:value-type="float" office:value="448" table:style-name="ce45">
            <text:p>448</text:p>
          </table:table-cell>
          <table:table-cell office:value-type="float" office:value="0.53938861263951265" table:style-name="ce46">
            <text:p>0.5</text:p>
          </table:table-cell>
          <table:table-cell table:style-name="ce47"/>
          <table:table-cell office:value-type="float" office:value="2.7344323143238967" table:style-name="ce62">
            <text:p>2.7</text:p>
          </table:table-cell>
          <table:table-cell office:value-type="string" table:style-name="ce63">
            <text:p>-1.1 , +1.9</text:p>
          </table:table-cell>
          <table:table-cell table:style-name="ce4"/>
          <table:table-cell office:value-type="float" office:value="1536" table:style-name="ce50">
            <text:p>1,536</text:p>
          </table:table-cell>
          <table:table-cell office:value-type="float" office:value="1.8493323861926148" table:style-name="ce51">
            <text:p>1.8</text:p>
          </table:table-cell>
          <table:table-cell table:style-name="ce4"/>
          <table:table-cell office:value-type="float" office:value="17.97417426466696" table:style-name="ce62">
            <text:p>18.0</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9">
          <table:table-cell office:value-type="string" table:style-name="ce60">
            <text:p>E07000195</text:p>
          </table:table-cell>
          <table:table-cell office:value-type="string" table:style-name="ce61">
            <text:p>Newcastle-under-Lyme</text:p>
          </table:table-cell>
          <table:table-cell office:value-type="float" office:value="554" table:style-name="ce45">
            <text:p>554</text:p>
          </table:table-cell>
          <table:table-cell office:value-type="float" office:value="0.53884236429245325" table:style-name="ce46">
            <text:p>0.5</text:p>
          </table:table-cell>
          <table:table-cell table:style-name="ce47"/>
          <table:table-cell office:value-type="float" office:value="0.58841351597008507" table:style-name="ce62">
            <text:p>0.6</text:p>
          </table:table-cell>
          <table:table-cell office:value-type="string" table:style-name="ce63">
            <text:p>-0.4 , +1.3</text:p>
          </table:table-cell>
          <table:table-cell table:style-name="ce4"/>
          <table:table-cell office:value-type="float" office:value="2243" table:style-name="ce50">
            <text:p>2,243</text:p>
          </table:table-cell>
          <table:table-cell office:value-type="float" office:value="2.1816307276317199" table:style-name="ce51">
            <text:p>2.2</text:p>
          </table:table-cell>
          <table:table-cell table:style-name="ce4"/>
          <table:table-cell office:value-type="float" office:value="17.464626687927659" table:style-name="ce62">
            <text:p>17.5</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196</text:p>
          </table:table-cell>
          <table:table-cell office:value-type="string" table:style-name="ce61">
            <text:p>South Staffordshire</text:p>
          </table:table-cell>
          <table:table-cell office:value-type="float" office:value="387" table:style-name="ce45">
            <text:p>387</text:p>
          </table:table-cell>
          <table:table-cell office:value-type="float" office:value="0.42759596048880738" table:style-name="ce46">
            <text:p>0.4</text:p>
          </table:table-cell>
          <table:table-cell table:style-name="ce47"/>
          <table:table-cell office:value-type="float" office:value="0.24345304736392714" table:style-name="ce62">
            <text:p>0.2</text:p>
          </table:table-cell>
          <table:table-cell office:value-type="string" table:style-name="ce63">
            <text:p>-0.2 , +1.1</text:p>
          </table:table-cell>
          <table:table-cell table:style-name="ce4"/>
          <table:table-cell office:value-type="float" office:value="952" table:style-name="ce50">
            <text:p>952</text:p>
          </table:table-cell>
          <table:table-cell office:value-type="float" office:value="1.0518639648200121" table:style-name="ce51">
            <text:p>1.1</text:p>
          </table:table-cell>
          <table:table-cell table:style-name="ce4"/>
          <table:table-cell office:value-type="float" office:value="14.000538931884558" table:style-name="ce62">
            <text:p>14.0</text:p>
          </table:table-cell>
          <table:table-cell office:value-type="string" table:style-name="ce63">
            <text:p>-3.0 , +3.7</text:p>
          </table:table-cell>
          <table:table-cell table:style-name="ce4"/>
          <table:table-cell table:style-name="ce43"/>
          <table:table-cell table:number-columns-repeated="16369" table:style-name="ce6"/>
        </table:table-row>
        <table:table-row table:style-name="ro9">
          <table:table-cell office:value-type="string" table:style-name="ce60">
            <text:p>E07000197</text:p>
          </table:table-cell>
          <table:table-cell office:value-type="string" table:style-name="ce61">
            <text:p>Stafford</text:p>
          </table:table-cell>
          <table:table-cell office:value-type="float" office:value="1326" table:style-name="ce45">
            <text:p>1,326</text:p>
          </table:table-cell>
          <table:table-cell office:value-type="float" office:value="1.2207022259864122" table:style-name="ce46">
            <text:p>1.2</text:p>
          </table:table-cell>
          <table:table-cell table:style-name="ce47"/>
          <table:table-cell office:value-type="float" office:value="0.7993069501245943" table:style-name="ce62">
            <text:p>0.8</text:p>
          </table:table-cell>
          <table:table-cell office:value-type="string" table:style-name="ce63">
            <text:p>-0.5 , +1.4</text:p>
          </table:table-cell>
          <table:table-cell table:style-name="ce4"/>
          <table:table-cell office:value-type="float" office:value="3576" table:style-name="ce50">
            <text:p>3,576</text:p>
          </table:table-cell>
          <table:table-cell office:value-type="float" office:value="3.2920295325244417" table:style-name="ce51">
            <text:p>3.3</text:p>
          </table:table-cell>
          <table:table-cell table:style-name="ce4"/>
          <table:table-cell office:value-type="float" office:value="20.15492504349881" table:style-name="ce62">
            <text:p>20.2</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60">
            <text:p>E07000198</text:p>
          </table:table-cell>
          <table:table-cell office:value-type="string" table:style-name="ce61">
            <text:p>Staffordshire Moorlands</text:p>
          </table:table-cell>
          <table:table-cell office:value-type="float" office:value="386" table:style-name="ce45">
            <text:p>386</text:p>
          </table:table-cell>
          <table:table-cell office:value-type="float" office:value="0.47592040046359085" table:style-name="ce46">
            <text:p>0.5</text:p>
          </table:table-cell>
          <table:table-cell table:style-name="ce47"/>
          <table:table-cell office:value-type="float" office:value="0" table:style-name="ce62">
            <text:p>0.0</text:p>
          </table:table-cell>
          <table:table-cell office:value-type="string" table:style-name="ce63">
            <text:p>0.0 , +0.9</text:p>
          </table:table-cell>
          <table:table-cell table:style-name="ce4"/>
          <table:table-cell office:value-type="float" office:value="1789" table:style-name="ce50">
            <text:p>1,789</text:p>
          </table:table-cell>
          <table:table-cell office:value-type="float" office:value="2.2057554311641558" table:style-name="ce51">
            <text:p>2.2</text:p>
          </table:table-cell>
          <table:table-cell table:style-name="ce4"/>
          <table:table-cell office:value-type="float" office:value="23.47247366688611" table:style-name="ce62">
            <text:p>23.5</text:p>
          </table:table-cell>
          <table:table-cell office:value-type="string" table:style-name="ce63">
            <text:p>-3.8 , +4.2</text:p>
          </table:table-cell>
          <table:table-cell table:style-name="ce4"/>
          <table:table-cell table:style-name="ce43"/>
          <table:table-cell table:number-columns-repeated="16369" table:style-name="ce6"/>
        </table:table-row>
        <table:table-row table:style-name="ro9">
          <table:table-cell office:value-type="string" table:style-name="ce60">
            <text:p>E07000199</text:p>
          </table:table-cell>
          <table:table-cell office:value-type="string" table:style-name="ce61">
            <text:p>Tamworth</text:p>
          </table:table-cell>
          <table:table-cell office:value-type="float" office:value="659" table:style-name="ce45">
            <text:p>659</text:p>
          </table:table-cell>
          <table:table-cell office:value-type="float" office:value="1.0721199993492443" table:style-name="ce46">
            <text:p>1.1</text:p>
          </table:table-cell>
          <table:table-cell table:style-name="ce47"/>
          <table:table-cell office:value-type="float" office:value="0.71149359110330002" table:style-name="ce62">
            <text:p>0.7</text:p>
          </table:table-cell>
          <table:table-cell office:value-type="string" table:style-name="ce63">
            <text:p>-0.5 , +1.4</text:p>
          </table:table-cell>
          <table:table-cell table:style-name="ce4"/>
          <table:table-cell office:value-type="float" office:value="1449" table:style-name="ce50">
            <text:p>1,449</text:p>
          </table:table-cell>
          <table:table-cell office:value-type="float" office:value="2.3573624871882473" table:style-name="ce51">
            <text:p>2.4</text:p>
          </table:table-cell>
          <table:table-cell table:style-name="ce4"/>
          <table:table-cell office:value-type="float" office:value="20.666003013233908" table:style-name="ce62">
            <text:p>20.7</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44">
            <text:p>E10000034</text:p>
          </table:table-cell>
          <table:table-cell office:value-type="string" table:style-name="ce55">
            <text:p>Worcestershire</text:p>
          </table:table-cell>
          <table:table-cell office:value-type="float" office:value="4427" table:style-name="ce45">
            <text:p>4,427</text:p>
          </table:table-cell>
          <table:table-cell office:value-type="float" office:value="0.95101632216402932" table:style-name="ce46">
            <text:p>1.0</text:p>
          </table:table-cell>
          <table:table-cell table:style-name="ce47"/>
          <table:table-cell office:value-type="float" office:value="1.2556596758687772" table:style-name="ce48">
            <text:p>1.3</text:p>
          </table:table-cell>
          <table:table-cell office:value-type="string" table:style-name="ce49">
            <text:p>-0.3 , +0.4</text:p>
          </table:table-cell>
          <table:table-cell table:style-name="ce4"/>
          <table:table-cell office:value-type="float" office:value="12642" table:style-name="ce59">
            <text:p>12,642</text:p>
          </table:table-cell>
          <table:table-cell office:value-type="float" office:value="2.715777805465927" table:style-name="ce46">
            <text:p>2.7</text:p>
          </table:table-cell>
          <table:table-cell table:style-name="ce4"/>
          <table:table-cell office:value-type="float" office:value="19.486991138919109" table:style-name="ce48">
            <text:p>19.5</text:p>
          </table:table-cell>
          <table:table-cell office:value-type="string" table:style-name="ce49">
            <text:p>-1.3 , +1.4</text:p>
          </table:table-cell>
          <table:table-cell table:style-name="ce4"/>
          <table:table-cell table:style-name="ce45"/>
          <table:table-cell table:number-columns-repeated="16369" table:style-name="ce6"/>
        </table:table-row>
        <table:table-row table:style-name="ro9">
          <table:table-cell office:value-type="string" table:style-name="ce60">
            <text:p>E07000234</text:p>
          </table:table-cell>
          <table:table-cell office:value-type="string" table:style-name="ce61">
            <text:p>Bromsgrove</text:p>
          </table:table-cell>
          <table:table-cell office:value-type="float" office:value="367" table:style-name="ce45">
            <text:p>367</text:p>
          </table:table-cell>
          <table:table-cell office:value-type="float" office:value="0.4759619749179711" table:style-name="ce46">
            <text:p>0.5</text:p>
          </table:table-cell>
          <table:table-cell table:style-name="ce47"/>
          <table:table-cell office:value-type="float" office:value="0.16171437075251749" table:style-name="ce62">
            <text:p>0.2</text:p>
          </table:table-cell>
          <table:table-cell office:value-type="string" table:style-name="ce63">
            <text:p>-0.1 , +1.0</text:p>
          </table:table-cell>
          <table:table-cell table:style-name="ce4"/>
          <table:table-cell office:value-type="float" office:value="1151" table:style-name="ce50">
            <text:p>1,151</text:p>
          </table:table-cell>
          <table:table-cell office:value-type="float" office:value="1.4927308804648087" table:style-name="ce51">
            <text:p>1.5</text:p>
          </table:table-cell>
          <table:table-cell table:style-name="ce4"/>
          <table:table-cell office:value-type="float" office:value="19.926605129463233" table:style-name="ce62">
            <text:p>19.9</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235</text:p>
          </table:table-cell>
          <table:table-cell office:value-type="string" table:style-name="ce61">
            <text:p>Malvern Hills</text:p>
          </table:table-cell>
          <table:table-cell office:value-type="float" office:value="465" table:style-name="ce45">
            <text:p>465</text:p>
          </table:table-cell>
          <table:table-cell office:value-type="float" office:value="0.74736013114964883" table:style-name="ce46">
            <text:p>0.7</text:p>
          </table:table-cell>
          <table:table-cell table:style-name="ce47"/>
          <table:table-cell office:value-type="float" office:value="0.50408070037356167" table:style-name="ce62">
            <text:p>0.5</text:p>
          </table:table-cell>
          <table:table-cell office:value-type="string" table:style-name="ce63">
            <text:p>-0.4 , +1.2</text:p>
          </table:table-cell>
          <table:table-cell table:style-name="ce4"/>
          <table:table-cell office:value-type="float" office:value="1386" table:style-name="ce50">
            <text:p>1,386</text:p>
          </table:table-cell>
          <table:table-cell office:value-type="float" office:value="2.2276153586525016" table:style-name="ce51">
            <text:p>2.2</text:p>
          </table:table-cell>
          <table:table-cell table:style-name="ce4"/>
          <table:table-cell office:value-type="float" office:value="17.797967814310844" table:style-name="ce62">
            <text:p>17.8</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9">
          <table:table-cell office:value-type="string" table:style-name="ce60">
            <text:p>E07000236</text:p>
          </table:table-cell>
          <table:table-cell office:value-type="string" table:style-name="ce61">
            <text:p>Redditch</text:p>
          </table:table-cell>
          <table:table-cell office:value-type="float" office:value="581" table:style-name="ce45">
            <text:p>581</text:p>
          </table:table-cell>
          <table:table-cell office:value-type="float" office:value="0.85875606006858218" table:style-name="ce46">
            <text:p>0.9</text:p>
          </table:table-cell>
          <table:table-cell table:style-name="ce47"/>
          <table:table-cell office:value-type="float" office:value="1.0721627133886846" table:style-name="ce62">
            <text:p>1.1</text:p>
          </table:table-cell>
          <table:table-cell office:value-type="string" table:style-name="ce63">
            <text:p>-0.6 , +1.5</text:p>
          </table:table-cell>
          <table:table-cell table:style-name="ce4"/>
          <table:table-cell office:value-type="float" office:value="1851" table:style-name="ce50">
            <text:p>1,851</text:p>
          </table:table-cell>
          <table:table-cell office:value-type="float" office:value="2.7358992550549841" table:style-name="ce51">
            <text:p>2.7</text:p>
          </table:table-cell>
          <table:table-cell table:style-name="ce4"/>
          <table:table-cell office:value-type="float" office:value="19.407851724245283" table:style-name="ce62">
            <text:p>19.4</text:p>
          </table:table-cell>
          <table:table-cell office:value-type="string" table:style-name="ce63">
            <text:p>-3.5 , +4.0</text:p>
          </table:table-cell>
          <table:table-cell table:style-name="ce4"/>
          <table:table-cell table:style-name="ce43"/>
          <table:table-cell table:number-columns-repeated="16369" table:style-name="ce6"/>
        </table:table-row>
        <table:table-row table:style-name="ro9">
          <table:table-cell office:value-type="string" table:style-name="ce60">
            <text:p>E07000237</text:p>
          </table:table-cell>
          <table:table-cell office:value-type="string" table:style-name="ce61">
            <text:p>Worcester</text:p>
          </table:table-cell>
          <table:table-cell office:value-type="float" office:value="1614" table:style-name="ce45">
            <text:p>1,614</text:p>
          </table:table-cell>
          <table:table-cell office:value-type="float" office:value="2.010187941363291" table:style-name="ce46">
            <text:p>2.0</text:p>
          </table:table-cell>
          <table:table-cell table:style-name="ce47"/>
          <table:table-cell office:value-type="float" office:value="4.1084761961651033" table:style-name="ce62">
            <text:p>4.1</text:p>
          </table:table-cell>
          <table:table-cell office:value-type="string" table:style-name="ce63">
            <text:p>-1.5 , +2.3</text:p>
          </table:table-cell>
          <table:table-cell table:style-name="ce4"/>
          <table:table-cell office:value-type="float" office:value="4103" table:style-name="ce50">
            <text:p>4,103</text:p>
          </table:table-cell>
          <table:table-cell office:value-type="float" office:value="5.1101617865016005" table:style-name="ce51">
            <text:p>5.1</text:p>
          </table:table-cell>
          <table:table-cell table:style-name="ce4"/>
          <table:table-cell office:value-type="float" office:value="20.996334569123146" table:style-name="ce62">
            <text:p>21.0</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238</text:p>
          </table:table-cell>
          <table:table-cell office:value-type="string" table:style-name="ce61">
            <text:p>Wychavon</text:p>
          </table:table-cell>
          <table:table-cell office:value-type="float" office:value="776" table:style-name="ce45">
            <text:p>776</text:p>
          </table:table-cell>
          <table:table-cell office:value-type="float" office:value="0.79967847978647755" table:style-name="ce46">
            <text:p>0.8</text:p>
          </table:table-cell>
          <table:table-cell table:style-name="ce47"/>
          <table:table-cell office:value-type="float" office:value="1.1579704958767405" table:style-name="ce62">
            <text:p>1.2</text:p>
          </table:table-cell>
          <table:table-cell office:value-type="string" table:style-name="ce63">
            <text:p>-0.7 , +1.5</text:p>
          </table:table-cell>
          <table:table-cell table:style-name="ce4"/>
          <table:table-cell office:value-type="float" office:value="2191" table:style-name="ce50">
            <text:p>2,191</text:p>
          </table:table-cell>
          <table:table-cell office:value-type="float" office:value="2.2578550891909437" table:style-name="ce51">
            <text:p>2.3</text:p>
          </table:table-cell>
          <table:table-cell table:style-name="ce4"/>
          <table:table-cell office:value-type="float" office:value="20.511608007385892" table:style-name="ce62">
            <text:p>20.5</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239</text:p>
          </table:table-cell>
          <table:table-cell office:value-type="string" table:style-name="ce61">
            <text:p>Wyre Forest</text:p>
          </table:table-cell>
          <table:table-cell office:value-type="float" office:value="624" table:style-name="ce45">
            <text:p>624</text:p>
          </table:table-cell>
          <table:table-cell office:value-type="float" office:value="0.76856755758098294" table:style-name="ce46">
            <text:p>0.8</text:p>
          </table:table-cell>
          <table:table-cell table:style-name="ce47"/>
          <table:table-cell office:value-type="float" office:value="0.32276177434144887" table:style-name="ce62">
            <text:p>0.3</text:p>
          </table:table-cell>
          <table:table-cell office:value-type="string" table:style-name="ce63">
            <text:p>-0.3 , +1.2</text:p>
          </table:table-cell>
          <table:table-cell table:style-name="ce4"/>
          <table:table-cell office:value-type="float" office:value="1960" table:style-name="ce50">
            <text:p>1,960</text:p>
          </table:table-cell>
          <table:table-cell office:value-type="float" office:value="2.4140904052223182" table:style-name="ce51">
            <text:p>2.4</text:p>
          </table:table-cell>
          <table:table-cell table:style-name="ce4"/>
          <table:table-cell office:value-type="float" office:value="17.698357733341425" table:style-name="ce62">
            <text:p>17.7</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44">
            <text:p>E10000031</text:p>
          </table:table-cell>
          <table:table-cell office:value-type="string" table:style-name="ce56">
            <text:p>Warwickshire</text:p>
          </table:table-cell>
          <table:table-cell office:value-type="float" office:value="4967" table:style-name="ce45">
            <text:p>4,967</text:p>
          </table:table-cell>
          <table:table-cell office:value-type="float" office:value="1.1109992730526197" table:style-name="ce46">
            <text:p>1.1</text:p>
          </table:table-cell>
          <table:table-cell table:style-name="ce47"/>
          <table:table-cell office:value-type="float" office:value="0.93841839952089545" table:style-name="ce48">
            <text:p>0.9</text:p>
          </table:table-cell>
          <table:table-cell office:value-type="string" table:style-name="ce49">
            <text:p>-0.3 , +0.5</text:p>
          </table:table-cell>
          <table:table-cell table:style-name="ce4"/>
          <table:table-cell office:value-type="float" office:value="13455" table:style-name="ce59">
            <text:p>13,455</text:p>
          </table:table-cell>
          <table:table-cell office:value-type="float" office:value="3.0095621540010065" table:style-name="ce46">
            <text:p>3.0</text:p>
          </table:table-cell>
          <table:table-cell table:style-name="ce4"/>
          <table:table-cell office:value-type="float" office:value="22.606197397526859" table:style-name="ce48">
            <text:p>22.6</text:p>
          </table:table-cell>
          <table:table-cell office:value-type="string" table:style-name="ce49">
            <text:p>-1.6 , +1.7</text:p>
          </table:table-cell>
          <table:table-cell table:style-name="ce4"/>
          <table:table-cell table:style-name="ce45"/>
          <table:table-cell table:number-columns-repeated="16369" table:style-name="ce6"/>
        </table:table-row>
        <table:table-row table:style-name="ro9">
          <table:table-cell office:value-type="string" table:style-name="ce60">
            <text:p>E07000218</text:p>
          </table:table-cell>
          <table:table-cell office:value-type="string" table:style-name="ce61">
            <text:p>North Warwickshire</text:p>
          </table:table-cell>
          <table:table-cell office:value-type="float" office:value="284" table:style-name="ce45">
            <text:p>284</text:p>
          </table:table-cell>
          <table:table-cell office:value-type="float" office:value="0.55632823365785811" table:style-name="ce46">
            <text:p>0.6</text:p>
          </table:table-cell>
          <table:table-cell table:style-name="ce47"/>
          <table:table-cell office:value-type="float" office:value="1.2336041558104498" table:style-name="ce62">
            <text:p>1.2</text:p>
          </table:table-cell>
          <table:table-cell office:value-type="string" table:style-name="ce63">
            <text:p>-0.7 , +1.6</text:p>
          </table:table-cell>
          <table:table-cell table:style-name="ce4"/>
          <table:table-cell office:value-type="float" office:value="872" table:style-name="ce50">
            <text:p>872</text:p>
          </table:table-cell>
          <table:table-cell office:value-type="float" office:value="1.7081627455973674" table:style-name="ce51">
            <text:p>1.7</text:p>
          </table:table-cell>
          <table:table-cell table:style-name="ce4"/>
          <table:table-cell office:value-type="float" office:value="16.834378058685104" table:style-name="ce62">
            <text:p>16.8</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9">
          <table:table-cell office:value-type="string" table:style-name="ce60">
            <text:p>E07000219</text:p>
          </table:table-cell>
          <table:table-cell office:value-type="string" table:style-name="ce61">
            <text:p>Nuneaton and Bedworth</text:p>
          </table:table-cell>
          <table:table-cell office:value-type="float" office:value="992" table:style-name="ce45">
            <text:p>992</text:p>
          </table:table-cell>
          <table:table-cell office:value-type="float" office:value="0.97981114930267477" table:style-name="ce46">
            <text:p>1.0</text:p>
          </table:table-cell>
          <table:table-cell table:style-name="ce47"/>
          <table:table-cell office:value-type="float" office:value="0.53842749668092638" table:style-name="ce62">
            <text:p>0.5</text:p>
          </table:table-cell>
          <table:table-cell office:value-type="string" table:style-name="ce63">
            <text:p>-0.4 , +1.2</text:p>
          </table:table-cell>
          <table:table-cell table:style-name="ce4"/>
          <table:table-cell office:value-type="float" office:value="2442" table:style-name="ce50">
            <text:p>2,442</text:p>
          </table:table-cell>
          <table:table-cell office:value-type="float" office:value="2.4119947848761409" table:style-name="ce51">
            <text:p>2.4</text:p>
          </table:table-cell>
          <table:table-cell table:style-name="ce4"/>
          <table:table-cell office:value-type="float" office:value="26.906880244652847" table:style-name="ce62">
            <text:p>26.9</text:p>
          </table:table-cell>
          <table:table-cell office:value-type="string" table:style-name="ce63">
            <text:p>-4.0 , +4.4</text:p>
          </table:table-cell>
          <table:table-cell table:style-name="ce4"/>
          <table:table-cell table:style-name="ce43"/>
          <table:table-cell table:number-columns-repeated="16369" table:style-name="ce6"/>
        </table:table-row>
        <table:table-row table:style-name="ro9">
          <table:table-cell office:value-type="string" table:style-name="ce60">
            <text:p>E07000220</text:p>
          </table:table-cell>
          <table:table-cell office:value-type="string" table:style-name="ce61">
            <text:p>Rugby</text:p>
          </table:table-cell>
          <table:table-cell office:value-type="float" office:value="1195" table:style-name="ce45">
            <text:p>1,195</text:p>
          </table:table-cell>
          <table:table-cell office:value-type="float" office:value="1.4809949311554238" table:style-name="ce46">
            <text:p>1.5</text:p>
          </table:table-cell>
          <table:table-cell table:style-name="ce47"/>
          <table:table-cell office:value-type="float" office:value="0.48019971219818564" table:style-name="ce62">
            <text:p>0.5</text:p>
          </table:table-cell>
          <table:table-cell office:value-type="string" table:style-name="ce63">
            <text:p>-0.3 , +1.2</text:p>
          </table:table-cell>
          <table:table-cell table:style-name="ce4"/>
          <table:table-cell office:value-type="float" office:value="2739" table:style-name="ce50">
            <text:p>2,739</text:p>
          </table:table-cell>
          <table:table-cell office:value-type="float" office:value="3.3945147417863648" table:style-name="ce51">
            <text:p>3.4</text:p>
          </table:table-cell>
          <table:table-cell table:style-name="ce4"/>
          <table:table-cell office:value-type="float" office:value="21.214183905627646" table:style-name="ce62">
            <text:p>21.2</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12">
          <table:table-cell office:value-type="string" table:style-name="ce60">
            <text:p>E07000221</text:p>
          </table:table-cell>
          <table:table-cell office:value-type="string" table:style-name="ce61">
            <text:p>Stratford-on-Avon</text:p>
          </table:table-cell>
          <table:table-cell office:value-type="float" office:value="884" table:style-name="ce36">
            <text:p>884</text:p>
          </table:table-cell>
          <table:table-cell office:value-type="float" office:value="0.88362887587213368" table:style-name="ce46">
            <text:p>0.9</text:p>
          </table:table-cell>
          <table:table-cell table:style-name="ce38"/>
          <table:table-cell office:value-type="float" office:value="0.53520738053934702" table:style-name="ce62">
            <text:p>0.5</text:p>
          </table:table-cell>
          <table:table-cell office:value-type="string" table:style-name="ce63">
            <text:p>-0.4 , +1.2</text:p>
          </table:table-cell>
          <table:table-cell table:style-name="ce41"/>
          <table:table-cell office:value-type="float" office:value="2889" table:style-name="ce50">
            <text:p>2,889</text:p>
          </table:table-cell>
          <table:table-cell office:value-type="float" office:value="2.8877871294056496" table:style-name="ce51">
            <text:p>2.9</text:p>
          </table:table-cell>
          <table:table-cell table:style-name="ce41"/>
          <table:table-cell office:value-type="float" office:value="19.814781003387903" table:style-name="ce62">
            <text:p>19.8</text:p>
          </table:table-cell>
          <table:table-cell office:value-type="string" table:style-name="ce63">
            <text:p>-3.5 , +4.0</text:p>
          </table:table-cell>
          <table:table-cell table:style-name="ce41"/>
          <table:table-cell table:style-name="ce43"/>
          <table:table-cell table:number-columns-repeated="16369" table:style-name="ce41"/>
        </table:table-row>
        <table:table-row table:style-name="ro9">
          <table:table-cell office:value-type="string" table:style-name="ce60">
            <text:p>E07000222</text:p>
          </table:table-cell>
          <table:table-cell office:value-type="string" table:style-name="ce61">
            <text:p>Warwick</text:p>
          </table:table-cell>
          <table:table-cell office:value-type="float" office:value="1612" table:style-name="ce45">
            <text:p>1,612</text:p>
          </table:table-cell>
          <table:table-cell office:value-type="float" office:value="1.4134027759511096" table:style-name="ce46">
            <text:p>1.4</text:p>
          </table:table-cell>
          <table:table-cell table:style-name="ce47"/>
          <table:table-cell office:value-type="float" office:value="1.8446947520340464" table:style-name="ce62">
            <text:p>1.8</text:p>
          </table:table-cell>
          <table:table-cell office:value-type="string" table:style-name="ce63">
            <text:p>-0.9 , +1.8</text:p>
          </table:table-cell>
          <table:table-cell table:style-name="ce4"/>
          <table:table-cell office:value-type="float" office:value="4513" table:style-name="ce50">
            <text:p>4,513</text:p>
          </table:table-cell>
          <table:table-cell office:value-type="float" office:value="3.9570016922254077" table:style-name="ce51">
            <text:p>4.0</text:p>
          </table:table-cell>
          <table:table-cell table:style-name="ce4"/>
          <table:table-cell office:value-type="float" office:value="24.844559481369242" table:style-name="ce62">
            <text:p>24.8</text:p>
          </table:table-cell>
          <table:table-cell office:value-type="string" table:style-name="ce63">
            <text:p>-3.9 , +4.4</text:p>
          </table:table-cell>
          <table:table-cell table:style-name="ce4"/>
          <table:table-cell table:style-name="ce43"/>
          <table:table-cell table:number-columns-repeated="16369" table:style-name="ce6"/>
        </table:table-row>
        <table:table-row table:style-name="ro9">
          <table:table-cell office:value-type="string" table:style-name="ce44">
            <text:p>E11000005</text:p>
          </table:table-cell>
          <table:table-cell office:value-type="string" table:style-name="ce55">
            <text:p>West Midlands (Met County)</text:p>
          </table:table-cell>
          <table:table-cell office:value-type="float" office:value="15261" table:style-name="ce45">
            <text:p>15,261</text:p>
          </table:table-cell>
          <table:table-cell office:value-type="float" office:value="0.70705741615710282" table:style-name="ce46">
            <text:p>0.7</text:p>
          </table:table-cell>
          <table:table-cell table:style-name="ce47"/>
          <table:table-cell office:value-type="float" office:value="0.98214013404584866" table:style-name="ce48">
            <text:p>1.0</text:p>
          </table:table-cell>
          <table:table-cell office:value-type="string" table:style-name="ce49">
            <text:p>-0.3 , +0.4</text:p>
          </table:table-cell>
          <table:table-cell table:style-name="ce4"/>
          <table:table-cell office:value-type="float" office:value="51304" table:style-name="ce59">
            <text:p>51,304</text:p>
          </table:table-cell>
          <table:table-cell office:value-type="float" office:value="2.3769657085724401" table:style-name="ce46">
            <text:p>2.4</text:p>
          </table:table-cell>
          <table:table-cell table:style-name="ce4"/>
          <table:table-cell office:value-type="float" office:value="25.992473506675562" table:style-name="ce48">
            <text:p>26.0</text:p>
          </table:table-cell>
          <table:table-cell office:value-type="string" table:style-name="ce49">
            <text:p>-1.5 , +1.5</text:p>
          </table:table-cell>
          <table:table-cell table:style-name="ce4"/>
          <table:table-cell table:style-name="ce45"/>
          <table:table-cell table:number-columns-repeated="16369" table:style-name="ce6"/>
        </table:table-row>
        <table:table-row table:style-name="ro9">
          <table:table-cell office:value-type="string" table:style-name="ce60">
            <text:p>E08000025</text:p>
          </table:table-cell>
          <table:table-cell office:value-type="string" table:style-name="ce61">
            <text:p>Birmingham</text:p>
          </table:table-cell>
          <table:table-cell office:value-type="float" office:value="5098" table:style-name="ce45">
            <text:p>5,098</text:p>
          </table:table-cell>
          <table:table-cell office:value-type="float" office:value="0.61543067471627777" table:style-name="ce46">
            <text:p>0.6</text:p>
          </table:table-cell>
          <table:table-cell table:style-name="ce47"/>
          <table:table-cell office:value-type="float" office:value="1.1653917558871565" table:style-name="ce62">
            <text:p>1.2</text:p>
          </table:table-cell>
          <table:table-cell office:value-type="string" table:style-name="ce63">
            <text:p>-0.6 , +1.4</text:p>
          </table:table-cell>
          <table:table-cell table:style-name="ce4"/>
          <table:table-cell office:value-type="float" office:value="20922" table:style-name="ce50">
            <text:p>20,922</text:p>
          </table:table-cell>
          <table:table-cell office:value-type="float" office:value="2.5257043107912835" table:style-name="ce51">
            <text:p>2.5</text:p>
          </table:table-cell>
          <table:table-cell table:style-name="ce4"/>
          <table:table-cell office:value-type="float" office:value="29.324054415066797" table:style-name="ce62">
            <text:p>29.3</text:p>
          </table:table-cell>
          <table:table-cell office:value-type="string" table:style-name="ce63">
            <text:p>-3.9 , +4.2</text:p>
          </table:table-cell>
          <table:table-cell table:style-name="ce4"/>
          <table:table-cell table:style-name="ce43"/>
          <table:table-cell table:number-columns-repeated="16369" table:style-name="ce6"/>
        </table:table-row>
        <table:table-row table:style-name="ro9">
          <table:table-cell office:value-type="string" table:style-name="ce60">
            <text:p>E08000026</text:p>
          </table:table-cell>
          <table:table-cell office:value-type="string" table:style-name="ce61">
            <text:p>Coventry</text:p>
          </table:table-cell>
          <table:table-cell office:value-type="float" office:value="2760" table:style-name="ce45">
            <text:p>2,760</text:p>
          </table:table-cell>
          <table:table-cell office:value-type="float" office:value="1.0861608934853959" table:style-name="ce46">
            <text:p>1.1</text:p>
          </table:table-cell>
          <table:table-cell table:style-name="ce47"/>
          <table:table-cell office:value-type="float" office:value="1.9855875513192272" table:style-name="ce62">
            <text:p>2.0</text:p>
          </table:table-cell>
          <table:table-cell office:value-type="string" table:style-name="ce63">
            <text:p>-0.9 , +1.7</text:p>
          </table:table-cell>
          <table:table-cell table:style-name="ce4"/>
          <table:table-cell office:value-type="float" office:value="7416" table:style-name="ce50">
            <text:p>7,416</text:p>
          </table:table-cell>
          <table:table-cell office:value-type="float" office:value="2.9184670964085857" table:style-name="ce51">
            <text:p>2.9</text:p>
          </table:table-cell>
          <table:table-cell table:style-name="ce4"/>
          <table:table-cell office:value-type="float" office:value="31.984118187288214" table:style-name="ce62">
            <text:p>32.0</text:p>
          </table:table-cell>
          <table:table-cell office:value-type="string" table:style-name="ce63">
            <text:p>-4.2 , +4.5</text:p>
          </table:table-cell>
          <table:table-cell table:style-name="ce4"/>
          <table:table-cell table:style-name="ce43"/>
          <table:table-cell table:number-columns-repeated="16369" table:style-name="ce6"/>
        </table:table-row>
        <table:table-row table:style-name="ro9">
          <table:table-cell office:value-type="string" table:style-name="ce60">
            <text:p>E08000027</text:p>
          </table:table-cell>
          <table:table-cell office:value-type="string" table:style-name="ce61">
            <text:p>Dudley</text:p>
          </table:table-cell>
          <table:table-cell office:value-type="float" office:value="1475" table:style-name="ce45">
            <text:p>1,475</text:p>
          </table:table-cell>
          <table:table-cell office:value-type="float" office:value="0.58203542721400359" table:style-name="ce46">
            <text:p>0.6</text:p>
          </table:table-cell>
          <table:table-cell table:style-name="ce47"/>
          <table:table-cell office:value-type="float" office:value="0.84137351724354503" table:style-name="ce62">
            <text:p>0.8</text:p>
          </table:table-cell>
          <table:table-cell office:value-type="string" table:style-name="ce63">
            <text:p>-0.5 , +1.4</text:p>
          </table:table-cell>
          <table:table-cell table:style-name="ce4"/>
          <table:table-cell office:value-type="float" office:value="5163" table:style-name="ce50">
            <text:p>5,163</text:p>
          </table:table-cell>
          <table:table-cell office:value-type="float" office:value="2.0373212953938307" table:style-name="ce51">
            <text:p>2.0</text:p>
          </table:table-cell>
          <table:table-cell table:style-name="ce4"/>
          <table:table-cell office:value-type="float" office:value="25.267072944927026" table:style-name="ce62">
            <text:p>25.3</text:p>
          </table:table-cell>
          <table:table-cell office:value-type="string" table:style-name="ce63">
            <text:p>-3.9 , +4.4</text:p>
          </table:table-cell>
          <table:table-cell table:style-name="ce4"/>
          <table:table-cell table:style-name="ce43"/>
          <table:table-cell table:number-columns-repeated="16369" table:style-name="ce6"/>
        </table:table-row>
        <table:table-row table:style-name="ro9">
          <table:table-cell office:value-type="string" table:style-name="ce60">
            <text:p>E08000028</text:p>
          </table:table-cell>
          <table:table-cell office:value-type="string" table:style-name="ce61">
            <text:p>Sandwell</text:p>
          </table:table-cell>
          <table:table-cell office:value-type="float" office:value="1736" table:style-name="ce45">
            <text:p>1,736</text:p>
          </table:table-cell>
          <table:table-cell office:value-type="float" office:value="0.71786262193533446" table:style-name="ce46">
            <text:p>0.7</text:p>
          </table:table-cell>
          <table:table-cell table:style-name="ce47"/>
          <table:table-cell office:value-type="float" office:value="0.19167584710075763" table:style-name="ce62">
            <text:p>0.2</text:p>
          </table:table-cell>
          <table:table-cell office:value-type="string" table:style-name="ce63">
            <text:p>-0.2 , +1.0</text:p>
          </table:table-cell>
          <table:table-cell table:style-name="ce4"/>
          <table:table-cell office:value-type="float" office:value="5705" table:style-name="ce50">
            <text:p>5,705</text:p>
          </table:table-cell>
          <table:table-cell office:value-type="float" office:value="2.359104987408458" table:style-name="ce51">
            <text:p>2.4</text:p>
          </table:table-cell>
          <table:table-cell table:style-name="ce4"/>
          <table:table-cell office:value-type="float" office:value="22.94420802091653" table:style-name="ce62">
            <text:p>22.9</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8000029</text:p>
          </table:table-cell>
          <table:table-cell office:value-type="string" table:style-name="ce61">
            <text:p>Solihull</text:p>
          </table:table-cell>
          <table:table-cell office:value-type="float" office:value="1038" table:style-name="ce45">
            <text:p>1,038</text:p>
          </table:table-cell>
          <table:table-cell office:value-type="float" office:value="0.61972739159248447" table:style-name="ce46">
            <text:p>0.6</text:p>
          </table:table-cell>
          <table:table-cell table:style-name="ce47"/>
          <table:table-cell office:value-type="float" office:value="1.4520749073589059" table:style-name="ce62">
            <text:p>1.5</text:p>
          </table:table-cell>
          <table:table-cell office:value-type="string" table:style-name="ce63">
            <text:p>-0.8 , +1.5</text:p>
          </table:table-cell>
          <table:table-cell table:style-name="ce4"/>
          <table:table-cell office:value-type="float" office:value="2533" table:style-name="ce50">
            <text:p>2,533</text:p>
          </table:table-cell>
          <table:table-cell office:value-type="float" office:value="1.5123020066510242" table:style-name="ce51">
            <text:p>1.5</text:p>
          </table:table-cell>
          <table:table-cell table:style-name="ce4"/>
          <table:table-cell office:value-type="float" office:value="23.399775632036533" table:style-name="ce62">
            <text:p>23.4</text:p>
          </table:table-cell>
          <table:table-cell office:value-type="string" table:style-name="ce63">
            <text:p>-3.7 , +4.1</text:p>
          </table:table-cell>
          <table:table-cell table:style-name="ce4"/>
          <table:table-cell table:style-name="ce43"/>
          <table:table-cell table:number-columns-repeated="16369" table:style-name="ce6"/>
        </table:table-row>
        <table:table-row table:style-name="ro9">
          <table:table-cell office:value-type="string" table:style-name="ce60">
            <text:p>E08000030</text:p>
          </table:table-cell>
          <table:table-cell office:value-type="string" table:style-name="ce61">
            <text:p>Walsall</text:p>
          </table:table-cell>
          <table:table-cell office:value-type="float" office:value="1443" table:style-name="ce45">
            <text:p>1,443</text:p>
          </table:table-cell>
          <table:table-cell office:value-type="float" office:value="0.67707380245210513" table:style-name="ce46">
            <text:p>0.7</text:p>
          </table:table-cell>
          <table:table-cell table:style-name="ce47"/>
          <table:table-cell office:value-type="float" office:value="0" table:style-name="ce62">
            <text:p>0.0</text:p>
          </table:table-cell>
          <table:table-cell office:value-type="string" table:style-name="ce63">
            <text:p>0.0 , +0.9</text:p>
          </table:table-cell>
          <table:table-cell table:style-name="ce4"/>
          <table:table-cell office:value-type="float" office:value="4588" table:style-name="ce50">
            <text:p>4,588</text:p>
          </table:table-cell>
          <table:table-cell office:value-type="float" office:value="2.1527474744631037" table:style-name="ce51">
            <text:p>2.2</text:p>
          </table:table-cell>
          <table:table-cell table:style-name="ce4"/>
          <table:table-cell office:value-type="float" office:value="16.646614622020703" table:style-name="ce62">
            <text:p>16.6</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9">
          <table:table-cell office:value-type="string" table:style-name="ce60">
            <text:p>E08000031</text:p>
          </table:table-cell>
          <table:table-cell office:value-type="string" table:style-name="ce61">
            <text:p>Wolverhampton</text:p>
          </table:table-cell>
          <table:table-cell office:value-type="float" office:value="1711" table:style-name="ce45">
            <text:p>1,711</text:p>
          </table:table-cell>
          <table:table-cell office:value-type="float" office:value="0.85529900473388754" table:style-name="ce46">
            <text:p>0.9</text:p>
          </table:table-cell>
          <table:table-cell table:style-name="ce47"/>
          <table:table-cell office:value-type="float" office:value="0.70863709623129412" table:style-name="ce62">
            <text:p>0.7</text:p>
          </table:table-cell>
          <table:table-cell office:value-type="string" table:style-name="ce63">
            <text:p>-0.5 , +1.3</text:p>
          </table:table-cell>
          <table:table-cell table:style-name="ce4"/>
          <table:table-cell office:value-type="float" office:value="4977" table:style-name="ce50">
            <text:p>4,977</text:p>
          </table:table-cell>
          <table:table-cell office:value-type="float" office:value="2.4879153398951246" table:style-name="ce51">
            <text:p>2.5</text:p>
          </table:table-cell>
          <table:table-cell table:style-name="ce4"/>
          <table:table-cell office:value-type="float" office:value="20.973747400359681" table:style-name="ce62">
            <text:p>21.0</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8">
          <table:table-cell office:value-type="string" table:style-name="ce53">
            <text:p>E12000006</text:p>
          </table:table-cell>
          <table:table-cell office:value-type="string" table:style-name="ce41">
            <text:p>East of England</text:p>
          </table:table-cell>
          <table:table-cell office:value-type="float" office:value="69634" table:style-name="ce45">
            <text:p>69,634</text:p>
          </table:table-cell>
          <table:table-cell office:value-type="float" office:value="1.4695885662742572" table:style-name="ce46">
            <text:p>1.5</text:p>
          </table:table-cell>
          <table:table-cell table:style-name="ce47"/>
          <table:table-cell office:value-type="float" office:value="2.1690867055279641" table:style-name="ce54">
            <text:p>2.2</text:p>
          </table:table-cell>
          <table:table-cell office:value-type="string" table:style-name="ce40">
            <text:p>-0.2 , +0.2</text:p>
          </table:table-cell>
          <table:table-cell table:style-name="ce4"/>
          <table:table-cell office:value-type="float" office:value="139258" table:style-name="ce50">
            <text:p>139,258</text:p>
          </table:table-cell>
          <table:table-cell office:value-type="float" office:value="2.9389660878625459" table:style-name="ce51">
            <text:p>2.9</text:p>
          </table:table-cell>
          <table:table-cell table:style-name="ce4"/>
          <table:table-cell office:value-type="float" office:value="22.569366270868326" table:style-name="ce54">
            <text:p>22.6</text:p>
          </table:table-cell>
          <table:table-cell office:value-type="string" table:style-name="ce40">
            <text:p>-0.5 , +0.6</text:p>
          </table:table-cell>
          <table:table-cell table:style-name="ce4"/>
          <table:table-cell table:style-name="ce43"/>
          <table:table-cell table:number-columns-repeated="16369" table:style-name="ce6"/>
        </table:table-row>
        <table:table-row table:style-name="ro9">
          <table:table-cell office:value-type="string" table:style-name="ce44">
            <text:p>E06000055</text:p>
          </table:table-cell>
          <table:table-cell office:value-type="string" table:style-name="ce55">
            <text:p>Bedford</text:p>
          </table:table-cell>
          <table:table-cell office:value-type="float" office:value="2054" table:style-name="ce45">
            <text:p>2,054</text:p>
          </table:table-cell>
          <table:table-cell office:value-type="float" office:value="1.6318294126526363" table:style-name="ce46">
            <text:p>1.6</text:p>
          </table:table-cell>
          <table:table-cell table:style-name="ce47"/>
          <table:table-cell office:value-type="float" office:value="1.6877547307836707" table:style-name="ce48">
            <text:p>1.7</text:p>
          </table:table-cell>
          <table:table-cell office:value-type="string" table:style-name="ce49">
            <text:p>-0.9 , +1.7</text:p>
          </table:table-cell>
          <table:table-cell table:style-name="ce4"/>
          <table:table-cell office:value-type="float" office:value="3928" table:style-name="ce50">
            <text:p>3,928</text:p>
          </table:table-cell>
          <table:table-cell office:value-type="float" office:value="3.1206552740504168" table:style-name="ce51">
            <text:p>3.1</text:p>
          </table:table-cell>
          <table:table-cell table:style-name="ce4"/>
          <table:table-cell office:value-type="float" office:value="23.527759463497794" table:style-name="ce48">
            <text:p>23.5</text:p>
          </table:table-cell>
          <table:table-cell office:value-type="string" table:style-name="ce49">
            <text:p>-3.8 , +4.2</text:p>
          </table:table-cell>
          <table:table-cell table:style-name="ce4"/>
          <table:table-cell table:style-name="ce43"/>
          <table:table-cell table:number-columns-repeated="16369" table:style-name="ce6"/>
        </table:table-row>
        <table:table-row table:style-name="ro9">
          <table:table-cell office:value-type="string" table:style-name="ce44">
            <text:p>E06000056</text:p>
          </table:table-cell>
          <table:table-cell office:value-type="string" table:style-name="ce55">
            <text:p>Central Bedfordshire</text:p>
          </table:table-cell>
          <table:table-cell office:value-type="float" office:value="1496" table:style-name="ce45">
            <text:p>1,496</text:p>
          </table:table-cell>
          <table:table-cell office:value-type="float" office:value="0.73117564833188342" table:style-name="ce46">
            <text:p>0.7</text:p>
          </table:table-cell>
          <table:table-cell table:style-name="ce47"/>
          <table:table-cell office:value-type="float" office:value="0.67483168487952805" table:style-name="ce48">
            <text:p>0.7</text:p>
          </table:table-cell>
          <table:table-cell office:value-type="string" table:style-name="ce49">
            <text:p>-0.4 , +1.3</text:p>
          </table:table-cell>
          <table:table-cell table:style-name="ce4"/>
          <table:table-cell office:value-type="float" office:value="4693" table:style-name="ce50">
            <text:p>4,693</text:p>
          </table:table-cell>
          <table:table-cell office:value-type="float" office:value="2.2937214689983483" table:style-name="ce51">
            <text:p>2.3</text:p>
          </table:table-cell>
          <table:table-cell table:style-name="ce4"/>
          <table:table-cell office:value-type="float" office:value="16.09595129327306" table:style-name="ce48">
            <text:p>16.1</text:p>
          </table:table-cell>
          <table:table-cell office:value-type="string" table:style-name="ce49">
            <text:p>-3.2 , +3.8</text:p>
          </table:table-cell>
          <table:table-cell table:style-name="ce4"/>
          <table:table-cell table:style-name="ce43"/>
          <table:table-cell table:number-columns-repeated="16369" table:style-name="ce6"/>
        </table:table-row>
        <table:table-row table:style-name="ro9">
          <table:table-cell office:value-type="string" table:style-name="ce44">
            <text:p>E06000032</text:p>
          </table:table-cell>
          <table:table-cell office:value-type="string" table:style-name="ce55">
            <text:p>Luton</text:p>
          </table:table-cell>
          <table:table-cell office:value-type="float" office:value="899" table:style-name="ce45">
            <text:p>899</text:p>
          </table:table-cell>
          <table:table-cell office:value-type="float" office:value="0.57464284572853086" table:style-name="ce46">
            <text:p>0.6</text:p>
          </table:table-cell>
          <table:table-cell table:style-name="ce47"/>
          <table:table-cell office:value-type="float" office:value="1.6177509025629804" table:style-name="ce48">
            <text:p>1.6</text:p>
          </table:table-cell>
          <table:table-cell office:value-type="string" table:style-name="ce49">
            <text:p>-0.8 , +1.7</text:p>
          </table:table-cell>
          <table:table-cell table:style-name="ce4"/>
          <table:table-cell office:value-type="float" office:value="6154" table:style-name="ce50">
            <text:p>6,154</text:p>
          </table:table-cell>
          <table:table-cell office:value-type="float" office:value="3.9336508037968612" table:style-name="ce51">
            <text:p>3.9</text:p>
          </table:table-cell>
          <table:table-cell table:style-name="ce4"/>
          <table:table-cell office:value-type="float" office:value="22.659284614281528" table:style-name="ce48">
            <text:p>22.7</text:p>
          </table:table-cell>
          <table:table-cell office:value-type="string" table:style-name="ce49">
            <text:p>-3.8 , +4.4</text:p>
          </table:table-cell>
          <table:table-cell table:style-name="ce4"/>
          <table:table-cell table:style-name="ce43"/>
          <table:table-cell table:number-columns-repeated="16369" table:style-name="ce6"/>
        </table:table-row>
        <table:table-row table:style-name="ro9">
          <table:table-cell office:value-type="string" table:style-name="ce64">
            <text:p>E06000031</text:p>
          </table:table-cell>
          <table:table-cell office:value-type="string" table:style-name="ce55">
            <text:p>Peterborough</text:p>
          </table:table-cell>
          <table:table-cell office:value-type="float" office:value="3756" table:style-name="ce45">
            <text:p>3,756</text:p>
          </table:table-cell>
          <table:table-cell office:value-type="float" office:value="2.5993979030416279" table:style-name="ce46">
            <text:p>2.6</text:p>
          </table:table-cell>
          <table:table-cell table:style-name="ce47"/>
          <table:table-cell office:value-type="float" office:value="2.8801096957532644" table:style-name="ce48">
            <text:p>2.9</text:p>
          </table:table-cell>
          <table:table-cell office:value-type="string" table:style-name="ce49">
            <text:p>-1.2 , +2.0</text:p>
          </table:table-cell>
          <table:table-cell table:style-name="ce4"/>
          <table:table-cell office:value-type="float" office:value="4254" table:style-name="ce50">
            <text:p>4,254</text:p>
          </table:table-cell>
          <table:table-cell office:value-type="float" office:value="2.9440465067995429" table:style-name="ce51">
            <text:p>2.9</text:p>
          </table:table-cell>
          <table:table-cell table:style-name="ce4"/>
          <table:table-cell office:value-type="float" office:value="25.913402397242862" table:style-name="ce48">
            <text:p>25.9</text:p>
          </table:table-cell>
          <table:table-cell office:value-type="string" table:style-name="ce49">
            <text:p>-3.9 , +4.3</text:p>
          </table:table-cell>
          <table:table-cell table:style-name="ce4"/>
          <table:table-cell table:style-name="ce43"/>
          <table:table-cell table:number-columns-repeated="16369" table:style-name="ce6"/>
        </table:table-row>
        <table:table-row table:style-name="ro9">
          <table:table-cell office:value-type="string" table:style-name="ce44">
            <text:p>E06000033</text:p>
          </table:table-cell>
          <table:table-cell office:value-type="string" table:style-name="ce55">
            <text:p>Southend-on-Sea</text:p>
          </table:table-cell>
          <table:table-cell office:value-type="float" office:value="1600" table:style-name="ce45">
            <text:p>1,600</text:p>
          </table:table-cell>
          <table:table-cell office:value-type="float" office:value="1.1378101421551547" table:style-name="ce46">
            <text:p>1.1</text:p>
          </table:table-cell>
          <table:table-cell table:style-name="ce47"/>
          <table:table-cell office:value-type="float" office:value="1.7084588208322637" table:style-name="ce48">
            <text:p>1.7</text:p>
          </table:table-cell>
          <table:table-cell office:value-type="string" table:style-name="ce49">
            <text:p>-0.9 , +1.7</text:p>
          </table:table-cell>
          <table:table-cell table:style-name="ce4"/>
          <table:table-cell office:value-type="float" office:value="5904" table:style-name="ce50">
            <text:p>5,904</text:p>
          </table:table-cell>
          <table:table-cell office:value-type="float" office:value="4.1985194245525204" table:style-name="ce51">
            <text:p>4.2</text:p>
          </table:table-cell>
          <table:table-cell table:style-name="ce4"/>
          <table:table-cell office:value-type="float" office:value="23.94420877980204" table:style-name="ce48">
            <text:p>23.9</text:p>
          </table:table-cell>
          <table:table-cell office:value-type="string" table:style-name="ce49">
            <text:p>-3.8 , +4.3</text:p>
          </table:table-cell>
          <table:table-cell table:style-name="ce4"/>
          <table:table-cell table:style-name="ce43"/>
          <table:table-cell table:number-columns-repeated="16369" table:style-name="ce6"/>
        </table:table-row>
        <table:table-row table:style-name="ro9">
          <table:table-cell office:value-type="string" table:style-name="ce44">
            <text:p>E06000034</text:p>
          </table:table-cell>
          <table:table-cell office:value-type="string" table:style-name="ce55">
            <text:p>Thurrock</text:p>
          </table:table-cell>
          <table:table-cell office:value-type="float" office:value="802" table:style-name="ce45">
            <text:p>802</text:p>
          </table:table-cell>
          <table:table-cell office:value-type="float" office:value="0.64988209744990155" table:style-name="ce46">
            <text:p>0.6</text:p>
          </table:table-cell>
          <table:table-cell table:style-name="ce47"/>
          <table:table-cell office:value-type="float" office:value="0.67906585497333294" table:style-name="ce48">
            <text:p>0.7</text:p>
          </table:table-cell>
          <table:table-cell office:value-type="string" table:style-name="ce49">
            <text:p>-0.4 , +1.3</text:p>
          </table:table-cell>
          <table:table-cell table:style-name="ce4"/>
          <table:table-cell office:value-type="float" office:value="1912" table:style-name="ce50">
            <text:p>1,912</text:p>
          </table:table-cell>
          <table:table-cell office:value-type="float" office:value="1.549344850778319" table:style-name="ce51">
            <text:p>1.5</text:p>
          </table:table-cell>
          <table:table-cell table:style-name="ce4"/>
          <table:table-cell office:value-type="float" office:value="28.52909515100826" table:style-name="ce48">
            <text:p>28.5</text:p>
          </table:table-cell>
          <table:table-cell office:value-type="string" table:style-name="ce49">
            <text:p>-4.0 , +4.4</text:p>
          </table:table-cell>
          <table:table-cell table:style-name="ce4"/>
          <table:table-cell table:style-name="ce43"/>
          <table:table-cell table:number-columns-repeated="16369" table:style-name="ce6"/>
        </table:table-row>
        <table:table-row table:style-name="ro9">
          <table:table-cell office:value-type="string" table:style-name="ce44">
            <text:p>E10000003</text:p>
          </table:table-cell>
          <table:table-cell office:value-type="string" table:style-name="ce55">
            <text:p>Cambridgeshire</text:p>
          </table:table-cell>
          <table:table-cell office:value-type="float" office:value="21340" table:style-name="ce45">
            <text:p>21,340</text:p>
          </table:table-cell>
          <table:table-cell office:value-type="float" office:value="4.1969126928091978" table:style-name="ce46">
            <text:p>4.2</text:p>
          </table:table-cell>
          <table:table-cell table:style-name="ce47"/>
          <table:table-cell office:value-type="float" office:value="6.9303868413348884" table:style-name="ce48">
            <text:p>6.9</text:p>
          </table:table-cell>
          <table:table-cell office:value-type="string" table:style-name="ce49">
            <text:p>-1.0 , +1.1</text:p>
          </table:table-cell>
          <table:table-cell table:style-name="ce4"/>
          <table:table-cell office:value-type="float" office:value="15408" table:style-name="ce59">
            <text:p>15,408</text:p>
          </table:table-cell>
          <table:table-cell office:value-type="float" office:value="3.0302732319964445" table:style-name="ce46">
            <text:p>3.0</text:p>
          </table:table-cell>
          <table:table-cell table:style-name="ce4"/>
          <table:table-cell office:value-type="float" office:value="22.243719200732375" table:style-name="ce48">
            <text:p>22.2</text:p>
          </table:table-cell>
          <table:table-cell office:value-type="string" table:style-name="ce49">
            <text:p>-1.6 , +1.7</text:p>
          </table:table-cell>
          <table:table-cell table:style-name="ce4"/>
          <table:table-cell table:style-name="ce45"/>
          <table:table-cell table:number-columns-repeated="16369" table:style-name="ce6"/>
        </table:table-row>
        <table:table-row table:style-name="ro9">
          <table:table-cell office:value-type="string" table:style-name="ce60">
            <text:p>E07000008</text:p>
          </table:table-cell>
          <table:table-cell office:value-type="string" table:style-name="ce61">
            <text:p>Cambridge</text:p>
          </table:table-cell>
          <table:table-cell office:value-type="float" office:value="12698" table:style-name="ce45">
            <text:p>12,698</text:p>
          </table:table-cell>
          <table:table-cell office:value-type="float" office:value="11.978454253021027" table:style-name="ce46">
            <text:p>12.0</text:p>
          </table:table-cell>
          <table:table-cell table:style-name="ce47"/>
          <table:table-cell office:value-type="float" office:value="24.631912447028359" table:style-name="ce62">
            <text:p>24.6</text:p>
          </table:table-cell>
          <table:table-cell office:value-type="string" table:style-name="ce63">
            <text:p>-4.0 , +4.6</text:p>
          </table:table-cell>
          <table:table-cell table:style-name="ce4"/>
          <table:table-cell office:value-type="float" office:value="5930" table:style-name="ce50">
            <text:p>5,930</text:p>
          </table:table-cell>
          <table:table-cell office:value-type="float" office:value="5.5939702095144659" table:style-name="ce51">
            <text:p>5.6</text:p>
          </table:table-cell>
          <table:table-cell table:style-name="ce4"/>
          <table:table-cell office:value-type="float" office:value="33.212503491489102" table:style-name="ce62">
            <text:p>33.2</text:p>
          </table:table-cell>
          <table:table-cell office:value-type="string" table:style-name="ce63">
            <text:p>-4.6 , +5.0</text:p>
          </table:table-cell>
          <table:table-cell table:style-name="ce4"/>
          <table:table-cell table:style-name="ce43"/>
          <table:table-cell table:number-columns-repeated="16369" table:style-name="ce6"/>
        </table:table-row>
        <table:table-row table:style-name="ro9">
          <table:table-cell office:value-type="string" table:style-name="ce60">
            <text:p>E07000009</text:p>
          </table:table-cell>
          <table:table-cell office:value-type="string" table:style-name="ce61">
            <text:p>East Cambridgeshire</text:p>
          </table:table-cell>
          <table:table-cell office:value-type="float" office:value="721" table:style-name="ce45">
            <text:p>721</text:p>
          </table:table-cell>
          <table:table-cell office:value-type="float" office:value="1.068448896726486" table:style-name="ce46">
            <text:p>1.1</text:p>
          </table:table-cell>
          <table:table-cell table:style-name="ce47"/>
          <table:table-cell office:value-type="float" office:value="0.81318621142841496" table:style-name="ce62">
            <text:p>0.8</text:p>
          </table:table-cell>
          <table:table-cell office:value-type="string" table:style-name="ce63">
            <text:p>-0.5 , +1.4</text:p>
          </table:table-cell>
          <table:table-cell table:style-name="ce4"/>
          <table:table-cell office:value-type="float" office:value="1140" table:style-name="ce50">
            <text:p>1,140</text:p>
          </table:table-cell>
          <table:table-cell office:value-type="float" office:value="1.6893644136868156" table:style-name="ce51">
            <text:p>1.7</text:p>
          </table:table-cell>
          <table:table-cell table:style-name="ce4"/>
          <table:table-cell office:value-type="float" office:value="22.352823926887851" table:style-name="ce62">
            <text:p>22.4</text:p>
          </table:table-cell>
          <table:table-cell office:value-type="string" table:style-name="ce63">
            <text:p>-3.7 , +4.1</text:p>
          </table:table-cell>
          <table:table-cell table:style-name="ce4"/>
          <table:table-cell table:style-name="ce43"/>
          <table:table-cell table:number-columns-repeated="16369" table:style-name="ce6"/>
        </table:table-row>
        <table:table-row table:style-name="ro9">
          <table:table-cell office:value-type="string" table:style-name="ce60">
            <text:p>E07000010</text:p>
          </table:table-cell>
          <table:table-cell office:value-type="string" table:style-name="ce61">
            <text:p>Fenland</text:p>
          </table:table-cell>
          <table:table-cell office:value-type="float" office:value="1339" table:style-name="ce45">
            <text:p>1,339</text:p>
          </table:table-cell>
          <table:table-cell office:value-type="float" office:value="1.7061236971534874" table:style-name="ce46">
            <text:p>1.7</text:p>
          </table:table-cell>
          <table:table-cell table:style-name="ce47"/>
          <table:table-cell office:value-type="float" office:value="0.79682206320415983" table:style-name="ce62">
            <text:p>0.8</text:p>
          </table:table-cell>
          <table:table-cell office:value-type="string" table:style-name="ce63">
            <text:p>-0.5 , +1.4</text:p>
          </table:table-cell>
          <table:table-cell table:style-name="ce4"/>
          <table:table-cell office:value-type="float" office:value="2064" table:style-name="ce50">
            <text:p>2,064</text:p>
          </table:table-cell>
          <table:table-cell office:value-type="float" office:value="2.6299023980020895" table:style-name="ce51">
            <text:p>2.6</text:p>
          </table:table-cell>
          <table:table-cell table:style-name="ce4"/>
          <table:table-cell office:value-type="float" office:value="16.389169920485621" table:style-name="ce62">
            <text:p>16.4</text:p>
          </table:table-cell>
          <table:table-cell office:value-type="string" table:style-name="ce63">
            <text:p>-3.2 , +3.8</text:p>
          </table:table-cell>
          <table:table-cell table:style-name="ce4"/>
          <table:table-cell table:style-name="ce43"/>
          <table:table-cell table:number-columns-repeated="16369" table:style-name="ce6"/>
        </table:table-row>
        <table:table-row table:style-name="ro9">
          <table:table-cell office:value-type="string" table:style-name="ce60">
            <text:p>E07000011</text:p>
          </table:table-cell>
          <table:table-cell office:value-type="string" table:style-name="ce61">
            <text:p>Huntingdonshire</text:p>
          </table:table-cell>
          <table:table-cell office:value-type="float" office:value="2142" table:style-name="ce45">
            <text:p>2,142</text:p>
          </table:table-cell>
          <table:table-cell office:value-type="float" office:value="1.5617139482490869" table:style-name="ce46">
            <text:p>1.6</text:p>
          </table:table-cell>
          <table:table-cell table:style-name="ce47"/>
          <table:table-cell office:value-type="float" office:value="1.9266227436611116" table:style-name="ce62">
            <text:p>1.9</text:p>
          </table:table-cell>
          <table:table-cell office:value-type="string" table:style-name="ce63">
            <text:p>-0.9 , +1.8</text:p>
          </table:table-cell>
          <table:table-cell table:style-name="ce4"/>
          <table:table-cell office:value-type="float" office:value="3773" table:style-name="ce50">
            <text:p>3,773</text:p>
          </table:table-cell>
          <table:table-cell office:value-type="float" office:value="2.7508621506740454" table:style-name="ce51">
            <text:p>2.8</text:p>
          </table:table-cell>
          <table:table-cell table:style-name="ce4"/>
          <table:table-cell office:value-type="float" office:value="20.624598185048178" table:style-name="ce62">
            <text:p>20.6</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012</text:p>
          </table:table-cell>
          <table:table-cell office:value-type="string" table:style-name="ce61">
            <text:p>South Cambridgeshire</text:p>
          </table:table-cell>
          <table:table-cell office:value-type="float" office:value="4440" table:style-name="ce45">
            <text:p>4,440</text:p>
          </table:table-cell>
          <table:table-cell office:value-type="float" office:value="3.7204001943992893" table:style-name="ce46">
            <text:p>3.7</text:p>
          </table:table-cell>
          <table:table-cell table:style-name="ce47"/>
          <table:table-cell office:value-type="float" office:value="4.7085781503184512" table:style-name="ce62">
            <text:p>4.7</text:p>
          </table:table-cell>
          <table:table-cell office:value-type="string" table:style-name="ce63">
            <text:p>-1.6 , +2.3</text:p>
          </table:table-cell>
          <table:table-cell table:style-name="ce4"/>
          <table:table-cell office:value-type="float" office:value="2501" table:style-name="ce50">
            <text:p>2,501</text:p>
          </table:table-cell>
          <table:table-cell office:value-type="float" office:value="2.0956578572505906" table:style-name="ce51">
            <text:p>2.1</text:p>
          </table:table-cell>
          <table:table-cell table:style-name="ce4"/>
          <table:table-cell office:value-type="float" office:value="18.476996233941552" table:style-name="ce62">
            <text:p>18.5</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9">
          <table:table-cell office:value-type="string" table:style-name="ce44">
            <text:p>E10000012</text:p>
          </table:table-cell>
          <table:table-cell office:value-type="string" table:style-name="ce55">
            <text:p>Essex</text:p>
          </table:table-cell>
          <table:table-cell office:value-type="float" office:value="9865" table:style-name="ce45">
            <text:p>9,865</text:p>
          </table:table-cell>
          <table:table-cell office:value-type="float" office:value="0.87014353619629514" table:style-name="ce46">
            <text:p>0.9</text:p>
          </table:table-cell>
          <table:table-cell table:style-name="ce47"/>
          <table:table-cell office:value-type="float" office:value="1.0041502888217539" table:style-name="ce48">
            <text:p>1.0</text:p>
          </table:table-cell>
          <table:table-cell office:value-type="string" table:style-name="ce49">
            <text:p>-0.2 , +0.3</text:p>
          </table:table-cell>
          <table:table-cell table:style-name="ce4"/>
          <table:table-cell office:value-type="float" office:value="28099" table:style-name="ce59">
            <text:p>28,099</text:p>
          </table:table-cell>
          <table:table-cell office:value-type="float" office:value="2.4784757449143129" table:style-name="ce46">
            <text:p>2.5</text:p>
          </table:table-cell>
          <table:table-cell table:style-name="ce4"/>
          <table:table-cell office:value-type="float" office:value="22.611735520357986" table:style-name="ce48">
            <text:p>22.6</text:p>
          </table:table-cell>
          <table:table-cell office:value-type="string" table:style-name="ce49">
            <text:p>-1.2 , +1.2</text:p>
          </table:table-cell>
          <table:table-cell table:style-name="ce4"/>
          <table:table-cell table:style-name="ce45"/>
          <table:table-cell table:number-columns-repeated="16369" table:style-name="ce6"/>
        </table:table-row>
        <table:table-row table:style-name="ro9">
          <table:table-cell office:value-type="string" table:style-name="ce60">
            <text:p>E07000066</text:p>
          </table:table-cell>
          <table:table-cell office:value-type="string" table:style-name="ce61">
            <text:p>Basildon</text:p>
          </table:table-cell>
          <table:table-cell office:value-type="float" office:value="1113" table:style-name="ce45">
            <text:p>1,113</text:p>
          </table:table-cell>
          <table:table-cell office:value-type="float" office:value="0.79958045374215136" table:style-name="ce46">
            <text:p>0.8</text:p>
          </table:table-cell>
          <table:table-cell table:style-name="ce47"/>
          <table:table-cell office:value-type="float" office:value="8.4972056502446922E-2" table:style-name="ce62">
            <text:p>0.1</text:p>
          </table:table-cell>
          <table:table-cell office:value-type="string" table:style-name="ce63">
            <text:p>-0.1 , +0.9</text:p>
          </table:table-cell>
          <table:table-cell table:style-name="ce4"/>
          <table:table-cell office:value-type="float" office:value="3227" table:style-name="ce50">
            <text:p>3,227</text:p>
          </table:table-cell>
          <table:table-cell office:value-type="float" office:value="2.3182804350637221" table:style-name="ce51">
            <text:p>2.3</text:p>
          </table:table-cell>
          <table:table-cell table:style-name="ce4"/>
          <table:table-cell office:value-type="float" office:value="28.738207039159093" table:style-name="ce62">
            <text:p>28.7</text:p>
          </table:table-cell>
          <table:table-cell office:value-type="string" table:style-name="ce63">
            <text:p>-4.0 , +4.4</text:p>
          </table:table-cell>
          <table:table-cell table:style-name="ce4"/>
          <table:table-cell table:style-name="ce43"/>
          <table:table-cell table:number-columns-repeated="16369" table:style-name="ce6"/>
        </table:table-row>
        <table:table-row table:style-name="ro9">
          <table:table-cell office:value-type="string" table:style-name="ce60">
            <text:p>E07000067</text:p>
          </table:table-cell>
          <table:table-cell office:value-type="string" table:style-name="ce61">
            <text:p>Braintree</text:p>
          </table:table-cell>
          <table:table-cell office:value-type="float" office:value="788" table:style-name="ce45">
            <text:p>788</text:p>
          </table:table-cell>
          <table:table-cell office:value-type="float" office:value="0.66724245965215334" table:style-name="ce46">
            <text:p>0.7</text:p>
          </table:table-cell>
          <table:table-cell table:style-name="ce47"/>
          <table:table-cell office:value-type="float" office:value="0.53587745757882432" table:style-name="ce62">
            <text:p>0.5</text:p>
          </table:table-cell>
          <table:table-cell office:value-type="string" table:style-name="ce63">
            <text:p>-0.4 , +1.2</text:p>
          </table:table-cell>
          <table:table-cell table:style-name="ce4"/>
          <table:table-cell office:value-type="float" office:value="3178" table:style-name="ce50">
            <text:p>3,178</text:p>
          </table:table-cell>
          <table:table-cell office:value-type="float" office:value="2.6909854527595725" table:style-name="ce51">
            <text:p>2.7</text:p>
          </table:table-cell>
          <table:table-cell table:style-name="ce4"/>
          <table:table-cell office:value-type="float" office:value="23.509723861517866" table:style-name="ce62">
            <text:p>23.5</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068</text:p>
          </table:table-cell>
          <table:table-cell office:value-type="string" table:style-name="ce61">
            <text:p>Brentwood</text:p>
          </table:table-cell>
          <table:table-cell office:value-type="float" office:value="217" table:style-name="ce45">
            <text:p>217</text:p>
          </table:table-cell>
          <table:table-cell office:value-type="float" office:value="0.36097479830325208" table:style-name="ce46">
            <text:p>0.4</text:p>
          </table:table-cell>
          <table:table-cell table:style-name="ce47"/>
          <table:table-cell office:value-type="float" office:value="0.578003424760417" table:style-name="ce62">
            <text:p>0.6</text:p>
          </table:table-cell>
          <table:table-cell office:value-type="string" table:style-name="ce63">
            <text:p>-0.4 , +1.3</text:p>
          </table:table-cell>
          <table:table-cell table:style-name="ce4"/>
          <table:table-cell office:value-type="float" office:value="1309" table:style-name="ce50">
            <text:p>1,309</text:p>
          </table:table-cell>
          <table:table-cell office:value-type="float" office:value="2.1774931381518754" table:style-name="ce51">
            <text:p>2.2</text:p>
          </table:table-cell>
          <table:table-cell table:style-name="ce4"/>
          <table:table-cell office:value-type="float" office:value="24.186472039473685" table:style-name="ce62">
            <text:p>24.2</text:p>
          </table:table-cell>
          <table:table-cell office:value-type="string" table:style-name="ce63">
            <text:p>-3.9 , +4.4</text:p>
          </table:table-cell>
          <table:table-cell table:style-name="ce4"/>
          <table:table-cell table:style-name="ce43"/>
          <table:table-cell table:number-columns-repeated="16369" table:style-name="ce6"/>
        </table:table-row>
        <table:table-row table:style-name="ro9">
          <table:table-cell office:value-type="string" table:style-name="ce60">
            <text:p>E07000069</text:p>
          </table:table-cell>
          <table:table-cell office:value-type="string" table:style-name="ce61">
            <text:p>Castle Point</text:p>
          </table:table-cell>
          <table:table-cell office:value-type="float" office:value="385" table:style-name="ce45">
            <text:p>385</text:p>
          </table:table-cell>
          <table:table-cell office:value-type="float" office:value="0.52637335593776491" table:style-name="ce46">
            <text:p>0.5</text:p>
          </table:table-cell>
          <table:table-cell table:style-name="ce47"/>
          <table:table-cell office:value-type="float" office:value="1.8350743734566226" table:style-name="ce62">
            <text:p>1.8</text:p>
          </table:table-cell>
          <table:table-cell office:value-type="string" table:style-name="ce63">
            <text:p>-0.9 , +1.8</text:p>
          </table:table-cell>
          <table:table-cell table:style-name="ce4"/>
          <table:table-cell office:value-type="float" office:value="851" table:style-name="ce50">
            <text:p>851</text:p>
          </table:table-cell>
          <table:table-cell office:value-type="float" office:value="1.1634901971507479" table:style-name="ce51">
            <text:p>1.2</text:p>
          </table:table-cell>
          <table:table-cell table:style-name="ce4"/>
          <table:table-cell office:value-type="float" office:value="20.406327357403875" table:style-name="ce62">
            <text:p>20.4</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60">
            <text:p>E07000070</text:p>
          </table:table-cell>
          <table:table-cell office:value-type="string" table:style-name="ce61">
            <text:p>Chelmsford</text:p>
          </table:table-cell>
          <table:table-cell office:value-type="float" office:value="1743" table:style-name="ce45">
            <text:p>1,743</text:p>
          </table:table-cell>
          <table:table-cell office:value-type="float" office:value="1.2722349145639147" table:style-name="ce46">
            <text:p>1.3</text:p>
          </table:table-cell>
          <table:table-cell table:style-name="ce47"/>
          <table:table-cell office:value-type="float" office:value="2.1361076606198184" table:style-name="ce62">
            <text:p>2.1</text:p>
          </table:table-cell>
          <table:table-cell office:value-type="string" table:style-name="ce63">
            <text:p>-1.0 , +1.8</text:p>
          </table:table-cell>
          <table:table-cell table:style-name="ce4"/>
          <table:table-cell office:value-type="float" office:value="4395" table:style-name="ce50">
            <text:p>4,395</text:p>
          </table:table-cell>
          <table:table-cell office:value-type="float" office:value="3.2079589498040191" table:style-name="ce51">
            <text:p>3.2</text:p>
          </table:table-cell>
          <table:table-cell table:style-name="ce4"/>
          <table:table-cell office:value-type="float" office:value="21.704579808861002" table:style-name="ce62">
            <text:p>21.7</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71</text:p>
          </table:table-cell>
          <table:table-cell office:value-type="string" table:style-name="ce61">
            <text:p>Colchester</text:p>
          </table:table-cell>
          <table:table-cell office:value-type="float" office:value="2355" table:style-name="ce45">
            <text:p>2,355</text:p>
          </table:table-cell>
          <table:table-cell office:value-type="float" office:value="1.6651700170405934" table:style-name="ce46">
            <text:p>1.7</text:p>
          </table:table-cell>
          <table:table-cell table:style-name="ce47"/>
          <table:table-cell office:value-type="float" office:value="1.8345962656409562" table:style-name="ce62">
            <text:p>1.8</text:p>
          </table:table-cell>
          <table:table-cell office:value-type="string" table:style-name="ce63">
            <text:p>-0.9 , +1.8</text:p>
          </table:table-cell>
          <table:table-cell table:style-name="ce4"/>
          <table:table-cell office:value-type="float" office:value="5684" table:style-name="ce50">
            <text:p>5,684</text:p>
          </table:table-cell>
          <table:table-cell office:value-type="float" office:value="4.019034554929398" table:style-name="ce51">
            <text:p>4.0</text:p>
          </table:table-cell>
          <table:table-cell table:style-name="ce4"/>
          <table:table-cell office:value-type="float" office:value="20.177345642664012" table:style-name="ce62">
            <text:p>20.2</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072</text:p>
          </table:table-cell>
          <table:table-cell office:value-type="string" table:style-name="ce61">
            <text:p>Epping Forest</text:p>
          </table:table-cell>
          <table:table-cell office:value-type="float" office:value="396" table:style-name="ce45">
            <text:p>396</text:p>
          </table:table-cell>
          <table:table-cell office:value-type="float" office:value="0.38934990364573091" table:style-name="ce46">
            <text:p>0.4</text:p>
          </table:table-cell>
          <table:table-cell table:style-name="ce47"/>
          <table:table-cell office:value-type="float" office:value="0.64558753759228982" table:style-name="ce62">
            <text:p>0.6</text:p>
          </table:table-cell>
          <table:table-cell office:value-type="string" table:style-name="ce63">
            <text:p>-0.4 , +1.3</text:p>
          </table:table-cell>
          <table:table-cell table:style-name="ce4"/>
          <table:table-cell office:value-type="float" office:value="1404" table:style-name="ce50">
            <text:p>1,404</text:p>
          </table:table-cell>
          <table:table-cell office:value-type="float" office:value="1.380422385653046" table:style-name="ce51">
            <text:p>1.4</text:p>
          </table:table-cell>
          <table:table-cell table:style-name="ce4"/>
          <table:table-cell office:value-type="float" office:value="26.028119578649083" table:style-name="ce62">
            <text:p>26.0</text:p>
          </table:table-cell>
          <table:table-cell office:value-type="string" table:style-name="ce63">
            <text:p>-4.0 , +4.5</text:p>
          </table:table-cell>
          <table:table-cell table:style-name="ce4"/>
          <table:table-cell table:style-name="ce43"/>
          <table:table-cell table:number-columns-repeated="16369" table:style-name="ce6"/>
        </table:table-row>
        <table:table-row table:style-name="ro9">
          <table:table-cell office:value-type="string" table:style-name="ce60">
            <text:p>E07000073</text:p>
          </table:table-cell>
          <table:table-cell office:value-type="string" table:style-name="ce61">
            <text:p>Harlow</text:p>
          </table:table-cell>
          <table:table-cell office:value-type="float" office:value="802" table:style-name="ce45">
            <text:p>802</text:p>
          </table:table-cell>
          <table:table-cell office:value-type="float" office:value="1.2326893223282767" table:style-name="ce46">
            <text:p>1.2</text:p>
          </table:table-cell>
          <table:table-cell table:style-name="ce47"/>
          <table:table-cell office:value-type="float" office:value="1.2244806726718915" table:style-name="ce62">
            <text:p>1.2</text:p>
          </table:table-cell>
          <table:table-cell office:value-type="string" table:style-name="ce63">
            <text:p>-0.7 , +1.6</text:p>
          </table:table-cell>
          <table:table-cell table:style-name="ce4"/>
          <table:table-cell office:value-type="float" office:value="2203" table:style-name="ce50">
            <text:p>2,203</text:p>
          </table:table-cell>
          <table:table-cell office:value-type="float" office:value="3.3860530886398919" table:style-name="ce51">
            <text:p>3.4</text:p>
          </table:table-cell>
          <table:table-cell table:style-name="ce4"/>
          <table:table-cell office:value-type="float" office:value="21.992779211796595" table:style-name="ce62">
            <text:p>22.0</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74</text:p>
          </table:table-cell>
          <table:table-cell office:value-type="string" table:style-name="ce61">
            <text:p>Maldon</text:p>
          </table:table-cell>
          <table:table-cell office:value-type="float" office:value="351" table:style-name="ce45">
            <text:p>351</text:p>
          </table:table-cell>
          <table:table-cell office:value-type="float" office:value="0.69089048106448314" table:style-name="ce46">
            <text:p>0.7</text:p>
          </table:table-cell>
          <table:table-cell table:style-name="ce47"/>
          <table:table-cell office:value-type="float" office:value="0.65270595546265464" table:style-name="ce62">
            <text:p>0.7</text:p>
          </table:table-cell>
          <table:table-cell office:value-type="string" table:style-name="ce63">
            <text:p>-0.4 , +1.3</text:p>
          </table:table-cell>
          <table:table-cell table:style-name="ce4"/>
          <table:table-cell office:value-type="float" office:value="944" table:style-name="ce50">
            <text:p>944</text:p>
          </table:table-cell>
          <table:table-cell office:value-type="float" office:value="1.858121407763168" table:style-name="ce51">
            <text:p>1.9</text:p>
          </table:table-cell>
          <table:table-cell table:style-name="ce4"/>
          <table:table-cell office:value-type="float" office:value="18.053637200736649" table:style-name="ce62">
            <text:p>18.1</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075</text:p>
          </table:table-cell>
          <table:table-cell office:value-type="string" table:style-name="ce61">
            <text:p>Rochford</text:p>
          </table:table-cell>
          <table:table-cell office:value-type="float" office:value="348" table:style-name="ce45">
            <text:p>348</text:p>
          </table:table-cell>
          <table:table-cell office:value-type="float" office:value="0.50973326888429937" table:style-name="ce46">
            <text:p>0.5</text:p>
          </table:table-cell>
          <table:table-cell table:style-name="ce47"/>
          <table:table-cell office:value-type="float" office:value="0.51572117784062554" table:style-name="ce62">
            <text:p>0.5</text:p>
          </table:table-cell>
          <table:table-cell office:value-type="string" table:style-name="ce63">
            <text:p>-0.4 , +1.3</text:p>
          </table:table-cell>
          <table:table-cell table:style-name="ce4"/>
          <table:table-cell office:value-type="float" office:value="774" table:style-name="ce50">
            <text:p>774</text:p>
          </table:table-cell>
          <table:table-cell office:value-type="float" office:value="1.1337170980357691" table:style-name="ce51">
            <text:p>1.1</text:p>
          </table:table-cell>
          <table:table-cell table:style-name="ce4"/>
          <table:table-cell office:value-type="float" office:value="26.11605317809429" table:style-name="ce62">
            <text:p>26.1</text:p>
          </table:table-cell>
          <table:table-cell office:value-type="string" table:style-name="ce63">
            <text:p>-4.0 , +4.5</text:p>
          </table:table-cell>
          <table:table-cell table:style-name="ce4"/>
          <table:table-cell table:style-name="ce43"/>
          <table:table-cell table:number-columns-repeated="16369" table:style-name="ce6"/>
        </table:table-row>
        <table:table-row table:style-name="ro9">
          <table:table-cell office:value-type="string" table:style-name="ce60">
            <text:p>E07000076</text:p>
          </table:table-cell>
          <table:table-cell office:value-type="string" table:style-name="ce61">
            <text:p>Tendring</text:p>
          </table:table-cell>
          <table:table-cell office:value-type="float" office:value="1041" table:style-name="ce45">
            <text:p>1,041</text:p>
          </table:table-cell>
          <table:table-cell office:value-type="float" office:value="0.9013377202476297" table:style-name="ce46">
            <text:p>0.9</text:p>
          </table:table-cell>
          <table:table-cell table:style-name="ce47"/>
          <table:table-cell office:value-type="float" office:value="0.49068537730228523" table:style-name="ce62">
            <text:p>0.5</text:p>
          </table:table-cell>
          <table:table-cell office:value-type="string" table:style-name="ce63">
            <text:p>-0.4 , +1.2</text:p>
          </table:table-cell>
          <table:table-cell table:style-name="ce4"/>
          <table:table-cell office:value-type="float" office:value="2451" table:style-name="ce50">
            <text:p>2,451</text:p>
          </table:table-cell>
          <table:table-cell office:value-type="float" office:value="2.1221697909000392" table:style-name="ce51">
            <text:p>2.1</text:p>
          </table:table-cell>
          <table:table-cell table:style-name="ce4"/>
          <table:table-cell office:value-type="float" office:value="20.291737768567732" table:style-name="ce62">
            <text:p>20.3</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77</text:p>
          </table:table-cell>
          <table:table-cell office:value-type="string" table:style-name="ce61">
            <text:p>Uttlesford</text:p>
          </table:table-cell>
          <table:table-cell office:value-type="float" office:value="326" table:style-name="ce45">
            <text:p>326</text:p>
          </table:table-cell>
          <table:table-cell office:value-type="float" office:value="0.51420369406457511" table:style-name="ce46">
            <text:p>0.5</text:p>
          </table:table-cell>
          <table:table-cell table:style-name="ce47"/>
          <table:table-cell office:value-type="float" office:value="1.1558782028669468" table:style-name="ce62">
            <text:p>1.2</text:p>
          </table:table-cell>
          <table:table-cell office:value-type="string" table:style-name="ce63">
            <text:p>-0.7 , +1.5</text:p>
          </table:table-cell>
          <table:table-cell table:style-name="ce4"/>
          <table:table-cell office:value-type="float" office:value="1679" table:style-name="ce50">
            <text:p>1,679</text:p>
          </table:table-cell>
          <table:table-cell office:value-type="float" office:value="2.6483067556270603" table:style-name="ce51">
            <text:p>2.6</text:p>
          </table:table-cell>
          <table:table-cell table:style-name="ce4"/>
          <table:table-cell office:value-type="float" office:value="15.276188978918908" table:style-name="ce62">
            <text:p>15.3</text:p>
          </table:table-cell>
          <table:table-cell office:value-type="string" table:style-name="ce63">
            <text:p>-3.2 , +3.8</text:p>
          </table:table-cell>
          <table:table-cell table:style-name="ce4"/>
          <table:table-cell table:style-name="ce43"/>
          <table:table-cell table:number-columns-repeated="16369" table:style-name="ce6"/>
        </table:table-row>
        <table:table-row table:style-name="ro9">
          <table:table-cell office:value-type="string" table:style-name="ce44">
            <text:p>E10000015</text:p>
          </table:table-cell>
          <table:table-cell office:value-type="string" table:style-name="ce65">
            <text:p>Hertfordshire</text:p>
          </table:table-cell>
          <table:table-cell office:value-type="float" office:value="6855" table:style-name="ce45">
            <text:p>6,855</text:p>
          </table:table-cell>
          <table:table-cell office:value-type="float" office:value="0.76803452626106672" table:style-name="ce46">
            <text:p>0.8</text:p>
          </table:table-cell>
          <table:table-cell table:style-name="ce47"/>
          <table:table-cell office:value-type="float" office:value="1.7098756477655765" table:style-name="ce48">
            <text:p>1.7</text:p>
          </table:table-cell>
          <table:table-cell office:value-type="string" table:style-name="ce49">
            <text:p>-0.3 , +0.4</text:p>
          </table:table-cell>
          <table:table-cell table:style-name="ce4"/>
          <table:table-cell office:value-type="float" office:value="26121" table:style-name="ce59">
            <text:p>26,121</text:p>
          </table:table-cell>
          <table:table-cell office:value-type="float" office:value="2.9265980832188658" table:style-name="ce46">
            <text:p>2.9</text:p>
          </table:table-cell>
          <table:table-cell table:style-name="ce4"/>
          <table:table-cell office:value-type="float" office:value="25.810104916136119" table:style-name="ce48">
            <text:p>25.8</text:p>
          </table:table-cell>
          <table:table-cell office:value-type="string" table:style-name="ce49">
            <text:p>-1.2 , +1.2</text:p>
          </table:table-cell>
          <table:table-cell table:style-name="ce4"/>
          <table:table-cell table:style-name="ce45"/>
          <table:table-cell table:number-columns-repeated="16369" table:style-name="ce6"/>
        </table:table-row>
        <table:table-row table:style-name="ro9">
          <table:table-cell office:value-type="string" table:style-name="ce60">
            <text:p>E07000095</text:p>
          </table:table-cell>
          <table:table-cell office:value-type="string" table:style-name="ce61">
            <text:p>Broxbourne</text:p>
          </table:table-cell>
          <table:table-cell office:value-type="float" office:value="475" table:style-name="ce45">
            <text:p>475</text:p>
          </table:table-cell>
          <table:table-cell office:value-type="float" office:value="0.63460253841015357" table:style-name="ce46">
            <text:p>0.6</text:p>
          </table:table-cell>
          <table:table-cell table:style-name="ce47"/>
          <table:table-cell office:value-type="float" office:value="1.094675622739453" table:style-name="ce62">
            <text:p>1.1</text:p>
          </table:table-cell>
          <table:table-cell office:value-type="string" table:style-name="ce63">
            <text:p>-0.6 , +1.5</text:p>
          </table:table-cell>
          <table:table-cell table:style-name="ce4"/>
          <table:table-cell office:value-type="float" office:value="1410" table:style-name="ce50">
            <text:p>1,410</text:p>
          </table:table-cell>
          <table:table-cell office:value-type="float" office:value="1.8837675350701404" table:style-name="ce51">
            <text:p>1.9</text:p>
          </table:table-cell>
          <table:table-cell table:style-name="ce4"/>
          <table:table-cell office:value-type="float" office:value="22.801419732827675" table:style-name="ce62">
            <text:p>22.8</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96</text:p>
          </table:table-cell>
          <table:table-cell office:value-type="string" table:style-name="ce61">
            <text:p>Dacorum</text:p>
          </table:table-cell>
          <table:table-cell office:value-type="float" office:value="626" table:style-name="ce45">
            <text:p>626</text:p>
          </table:table-cell>
          <table:table-cell office:value-type="float" office:value="0.53973427140184338" table:style-name="ce46">
            <text:p>0.5</text:p>
          </table:table-cell>
          <table:table-cell table:style-name="ce47"/>
          <table:table-cell office:value-type="float" office:value="0.48473843663959421" table:style-name="ce62">
            <text:p>0.5</text:p>
          </table:table-cell>
          <table:table-cell office:value-type="string" table:style-name="ce63">
            <text:p>-0.3 , +1.2</text:p>
          </table:table-cell>
          <table:table-cell table:style-name="ce4"/>
          <table:table-cell office:value-type="float" office:value="3486" table:style-name="ce50">
            <text:p>3,486</text:p>
          </table:table-cell>
          <table:table-cell office:value-type="float" office:value="3.0056128915444504" table:style-name="ce51">
            <text:p>3.0</text:p>
          </table:table-cell>
          <table:table-cell table:style-name="ce4"/>
          <table:table-cell office:value-type="float" office:value="26.964160053367394" table:style-name="ce62">
            <text:p>27.0</text:p>
          </table:table-cell>
          <table:table-cell office:value-type="string" table:style-name="ce63">
            <text:p>-3.9 , +4.3</text:p>
          </table:table-cell>
          <table:table-cell table:style-name="ce4"/>
          <table:table-cell table:style-name="ce43"/>
          <table:table-cell table:number-columns-repeated="16369" table:style-name="ce6"/>
        </table:table-row>
        <table:table-row table:style-name="ro9">
          <table:table-cell office:value-type="string" table:style-name="ce60">
            <text:p>E07000097</text:p>
          </table:table-cell>
          <table:table-cell office:value-type="string" table:style-name="ce61">
            <text:p>East Hertfordshire</text:p>
          </table:table-cell>
          <table:table-cell office:value-type="float" office:value="673" table:style-name="ce45">
            <text:p>673</text:p>
          </table:table-cell>
          <table:table-cell office:value-type="float" office:value="0.6110460418198822" table:style-name="ce46">
            <text:p>0.6</text:p>
          </table:table-cell>
          <table:table-cell table:style-name="ce47"/>
          <table:table-cell office:value-type="float" office:value="0.69192928271788723" table:style-name="ce62">
            <text:p>0.7</text:p>
          </table:table-cell>
          <table:table-cell office:value-type="string" table:style-name="ce63">
            <text:p>-0.5 , +1.4</text:p>
          </table:table-cell>
          <table:table-cell table:style-name="ce4"/>
          <table:table-cell office:value-type="float" office:value="3130" table:style-name="ce50">
            <text:p>3,130</text:p>
          </table:table-cell>
          <table:table-cell office:value-type="float" office:value="2.8418634634416509" table:style-name="ce51">
            <text:p>2.8</text:p>
          </table:table-cell>
          <table:table-cell table:style-name="ce4"/>
          <table:table-cell office:value-type="float" office:value="25.509412347765327" table:style-name="ce62">
            <text:p>25.5</text:p>
          </table:table-cell>
          <table:table-cell office:value-type="string" table:style-name="ce63">
            <text:p>-4.0 , +4.5</text:p>
          </table:table-cell>
          <table:table-cell table:style-name="ce4"/>
          <table:table-cell table:style-name="ce58"/>
          <table:table-cell table:number-columns-repeated="16369" table:style-name="ce6"/>
        </table:table-row>
        <table:table-row table:style-name="ro9">
          <table:table-cell office:value-type="string" table:style-name="ce60">
            <text:p>E07000098</text:p>
          </table:table-cell>
          <table:table-cell office:value-type="string" table:style-name="ce61">
            <text:p>Hertsmere</text:p>
          </table:table-cell>
          <table:table-cell office:value-type="float" office:value="394" table:style-name="ce45">
            <text:p>394</text:p>
          </table:table-cell>
          <table:table-cell office:value-type="float" office:value="0.49348079307623904" table:style-name="ce46">
            <text:p>0.5</text:p>
          </table:table-cell>
          <table:table-cell table:style-name="ce47"/>
          <table:table-cell office:value-type="float" office:value="1.0120657147341587" table:style-name="ce62">
            <text:p>1.0</text:p>
          </table:table-cell>
          <table:table-cell office:value-type="string" table:style-name="ce63">
            <text:p>-0.6 , +1.4</text:p>
          </table:table-cell>
          <table:table-cell table:style-name="ce4"/>
          <table:table-cell office:value-type="float" office:value="1841" table:style-name="ce50">
            <text:p>1,841</text:p>
          </table:table-cell>
          <table:table-cell office:value-type="float" office:value="2.3058328427750152" table:style-name="ce51">
            <text:p>2.3</text:p>
          </table:table-cell>
          <table:table-cell table:style-name="ce4"/>
          <table:table-cell office:value-type="float" office:value="22.597954160703509" table:style-name="ce62">
            <text:p>22.6</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099</text:p>
          </table:table-cell>
          <table:table-cell office:value-type="string" table:style-name="ce61">
            <text:p>North Hertfordshire</text:p>
          </table:table-cell>
          <table:table-cell office:value-type="float" office:value="879" table:style-name="ce45">
            <text:p>879</text:p>
          </table:table-cell>
          <table:table-cell office:value-type="float" office:value="0.85849904285658485" table:style-name="ce46">
            <text:p>0.9</text:p>
          </table:table-cell>
          <table:table-cell table:style-name="ce47"/>
          <table:table-cell office:value-type="float" office:value="2.615498968099176" table:style-name="ce62">
            <text:p>2.6</text:p>
          </table:table-cell>
          <table:table-cell office:value-type="string" table:style-name="ce63">
            <text:p>-1.1 , +1.9</text:p>
          </table:table-cell>
          <table:table-cell table:style-name="ce4"/>
          <table:table-cell office:value-type="float" office:value="3014" table:style-name="ce50">
            <text:p>3,014</text:p>
          </table:table-cell>
          <table:table-cell office:value-type="float" office:value="2.9437043403523848" table:style-name="ce51">
            <text:p>2.9</text:p>
          </table:table-cell>
          <table:table-cell table:style-name="ce4"/>
          <table:table-cell office:value-type="float" office:value="23.762783383512872" table:style-name="ce62">
            <text:p>23.8</text:p>
          </table:table-cell>
          <table:table-cell office:value-type="string" table:style-name="ce63">
            <text:p>-3.8 , +4.2</text:p>
          </table:table-cell>
          <table:table-cell table:style-name="ce4"/>
          <table:table-cell table:style-name="ce43"/>
          <table:table-cell table:number-columns-repeated="16369" table:style-name="ce6"/>
        </table:table-row>
        <table:table-row table:style-name="ro9">
          <table:table-cell office:value-type="string" table:style-name="ce60">
            <text:p>E07000100</text:p>
          </table:table-cell>
          <table:table-cell office:value-type="string" table:style-name="ce61">
            <text:p>St Albans</text:p>
          </table:table-cell>
          <table:table-cell office:value-type="float" office:value="836" table:style-name="ce45">
            <text:p>836</text:p>
          </table:table-cell>
          <table:table-cell office:value-type="float" office:value="0.75594538385025767" table:style-name="ce46">
            <text:p>0.8</text:p>
          </table:table-cell>
          <table:table-cell table:style-name="ce47"/>
          <table:table-cell office:value-type="float" office:value="3.3699652667134026" table:style-name="ce62">
            <text:p>3.4</text:p>
          </table:table-cell>
          <table:table-cell office:value-type="string" table:style-name="ce63">
            <text:p>-1.3 , +2.1</text:p>
          </table:table-cell>
          <table:table-cell table:style-name="ce4"/>
          <table:table-cell office:value-type="float" office:value="2906" table:style-name="ce50">
            <text:p>2,906</text:p>
          </table:table-cell>
          <table:table-cell office:value-type="float" office:value="2.6277240256804411" table:style-name="ce51">
            <text:p>2.6</text:p>
          </table:table-cell>
          <table:table-cell table:style-name="ce4"/>
          <table:table-cell office:value-type="float" office:value="28.419694689314124" table:style-name="ce62">
            <text:p>28.4</text:p>
          </table:table-cell>
          <table:table-cell office:value-type="string" table:style-name="ce63">
            <text:p>-4.0 , +4.4</text:p>
          </table:table-cell>
          <table:table-cell table:style-name="ce4"/>
          <table:table-cell table:style-name="ce58"/>
          <table:table-cell table:number-columns-repeated="16369" table:style-name="ce6"/>
        </table:table-row>
        <table:table-row table:style-name="ro9">
          <table:table-cell office:value-type="string" table:style-name="ce60">
            <text:p>E07000101</text:p>
          </table:table-cell>
          <table:table-cell office:value-type="string" table:style-name="ce61">
            <text:p>Stevenage</text:p>
          </table:table-cell>
          <table:table-cell office:value-type="float" office:value="784" table:style-name="ce45">
            <text:p>784</text:p>
          </table:table-cell>
          <table:table-cell office:value-type="float" office:value="1.1724942422157749" table:style-name="ce46">
            <text:p>1.2</text:p>
          </table:table-cell>
          <table:table-cell table:style-name="ce47"/>
          <table:table-cell office:value-type="float" office:value="1.6584756815217736" table:style-name="ce62">
            <text:p>1.7</text:p>
          </table:table-cell>
          <table:table-cell office:value-type="string" table:style-name="ce63">
            <text:p>-0.8 , +1.7</text:p>
          </table:table-cell>
          <table:table-cell table:style-name="ce4"/>
          <table:table-cell office:value-type="float" office:value="2028" table:style-name="ce50">
            <text:p>2,028</text:p>
          </table:table-cell>
          <table:table-cell office:value-type="float" office:value="3.0329315347112131" table:style-name="ce51">
            <text:p>3.0</text:p>
          </table:table-cell>
          <table:table-cell table:style-name="ce4"/>
          <table:table-cell office:value-type="float" office:value="24.75697448538174" table:style-name="ce62">
            <text:p>24.8</text:p>
          </table:table-cell>
          <table:table-cell office:value-type="string" table:style-name="ce63">
            <text:p>-3.8 , +4.2</text:p>
          </table:table-cell>
          <table:table-cell table:style-name="ce4"/>
          <table:table-cell table:style-name="ce58"/>
          <table:table-cell table:number-columns-repeated="16369" table:style-name="ce6"/>
        </table:table-row>
        <table:table-row table:style-name="ro9">
          <table:table-cell office:value-type="string" table:style-name="ce60">
            <text:p>E07000102</text:p>
          </table:table-cell>
          <table:table-cell office:value-type="string" table:style-name="ce61">
            <text:p>Three Rivers</text:p>
          </table:table-cell>
          <table:table-cell office:value-type="float" office:value="403" table:style-name="ce45">
            <text:p>403</text:p>
          </table:table-cell>
          <table:table-cell office:value-type="float" office:value="0.57720677752474259" table:style-name="ce46">
            <text:p>0.6</text:p>
          </table:table-cell>
          <table:table-cell table:style-name="ce47"/>
          <table:table-cell office:value-type="float" office:value="0.83596555926115956" table:style-name="ce62">
            <text:p>0.8</text:p>
          </table:table-cell>
          <table:table-cell office:value-type="string" table:style-name="ce63">
            <text:p>-0.5 , +1.4</text:p>
          </table:table-cell>
          <table:table-cell table:style-name="ce4"/>
          <table:table-cell office:value-type="float" office:value="1279" table:style-name="ce50">
            <text:p>1,279</text:p>
          </table:table-cell>
          <table:table-cell office:value-type="float" office:value="1.8318795743279053" table:style-name="ce51">
            <text:p>1.8</text:p>
          </table:table-cell>
          <table:table-cell table:style-name="ce4"/>
          <table:table-cell office:value-type="float" office:value="25.266658092673794" table:style-name="ce62">
            <text:p>25.3</text:p>
          </table:table-cell>
          <table:table-cell office:value-type="string" table:style-name="ce63">
            <text:p>-3.9 , +4.4</text:p>
          </table:table-cell>
          <table:table-cell table:style-name="ce4"/>
          <table:table-cell table:style-name="ce43"/>
          <table:table-cell table:number-columns-repeated="16369" table:style-name="ce6"/>
        </table:table-row>
        <table:table-row table:style-name="ro9">
          <table:table-cell office:value-type="string" table:style-name="ce60">
            <text:p>E07000103</text:p>
          </table:table-cell>
          <table:table-cell office:value-type="string" table:style-name="ce61">
            <text:p>Watford</text:p>
          </table:table-cell>
          <table:table-cell office:value-type="float" office:value="772" table:style-name="ce45">
            <text:p>772</text:p>
          </table:table-cell>
          <table:table-cell office:value-type="float" office:value="1.0768136359198248" table:style-name="ce46">
            <text:p>1.1</text:p>
          </table:table-cell>
          <table:table-cell table:style-name="ce47"/>
          <table:table-cell office:value-type="float" office:value="2.7550066103408462" table:style-name="ce62">
            <text:p>2.8</text:p>
          </table:table-cell>
          <table:table-cell office:value-type="string" table:style-name="ce63">
            <text:p>-1.2 , +2.0</text:p>
          </table:table-cell>
          <table:table-cell table:style-name="ce4"/>
          <table:table-cell office:value-type="float" office:value="3979" table:style-name="ce50">
            <text:p>3,979</text:p>
          </table:table-cell>
          <table:table-cell office:value-type="float" office:value="5.5500537011981645" table:style-name="ce51">
            <text:p>5.6</text:p>
          </table:table-cell>
          <table:table-cell table:style-name="ce4"/>
          <table:table-cell office:value-type="float" office:value="29.522726470948342" table:style-name="ce62">
            <text:p>29.5</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9">
          <table:table-cell office:value-type="string" table:style-name="ce60">
            <text:p>E07000104</text:p>
          </table:table-cell>
          <table:table-cell office:value-type="string" table:style-name="ce61">
            <text:p>Welwyn Hatfield</text:p>
          </table:table-cell>
          <table:table-cell office:value-type="float" office:value="1013" table:style-name="ce45">
            <text:p>1,013</text:p>
          </table:table-cell>
          <table:table-cell office:value-type="float" office:value="1.1209596211090087" table:style-name="ce46">
            <text:p>1.1</text:p>
          </table:table-cell>
          <table:table-cell table:style-name="ce47"/>
          <table:table-cell office:value-type="float" office:value="2.4867295871293966" table:style-name="ce62">
            <text:p>2.5</text:p>
          </table:table-cell>
          <table:table-cell office:value-type="string" table:style-name="ce63">
            <text:p>-1.1 , +1.9</text:p>
          </table:table-cell>
          <table:table-cell table:style-name="ce4"/>
          <table:table-cell office:value-type="float" office:value="3048" table:style-name="ce50">
            <text:p>3,048</text:p>
          </table:table-cell>
          <table:table-cell office:value-type="float" office:value="3.3728380307406303" table:style-name="ce51">
            <text:p>3.4</text:p>
          </table:table-cell>
          <table:table-cell table:style-name="ce4"/>
          <table:table-cell office:value-type="float" office:value="27.339262325035214" table:style-name="ce62">
            <text:p>27.3</text:p>
          </table:table-cell>
          <table:table-cell office:value-type="string" table:style-name="ce63">
            <text:p>-4.0 , +4.4</text:p>
          </table:table-cell>
          <table:table-cell table:style-name="ce4"/>
          <table:table-cell table:style-name="ce58"/>
          <table:table-cell table:number-columns-repeated="16369" table:style-name="ce6"/>
        </table:table-row>
        <table:table-row table:style-name="ro9">
          <table:table-cell office:value-type="string" table:style-name="ce44">
            <text:p>E10000020</text:p>
          </table:table-cell>
          <table:table-cell office:value-type="string" table:style-name="ce55">
            <text:p>Norfolk</text:p>
          </table:table-cell>
          <table:table-cell office:value-type="float" office:value="11808" table:style-name="ce45">
            <text:p>11,808</text:p>
          </table:table-cell>
          <table:table-cell office:value-type="float" office:value="1.6563263164834487" table:style-name="ce46">
            <text:p>1.7</text:p>
          </table:table-cell>
          <table:table-cell table:style-name="ce47"/>
          <table:table-cell office:value-type="float" office:value="2.5304896940609178" table:style-name="ce48">
            <text:p>2.5</text:p>
          </table:table-cell>
          <table:table-cell office:value-type="string" table:style-name="ce49">
            <text:p>-0.5 , +0.6</text:p>
          </table:table-cell>
          <table:table-cell table:style-name="ce4"/>
          <table:table-cell office:value-type="float" office:value="22602" table:style-name="ce59">
            <text:p>22,602</text:p>
          </table:table-cell>
          <table:table-cell office:value-type="float" office:value="3.1704172937973327" table:style-name="ce46">
            <text:p>3.2</text:p>
          </table:table-cell>
          <table:table-cell table:style-name="ce4"/>
          <table:table-cell office:value-type="float" office:value="20.81664637474649" table:style-name="ce48">
            <text:p>20.8</text:p>
          </table:table-cell>
          <table:table-cell office:value-type="string" table:style-name="ce49">
            <text:p>-1.3 , +1.4</text:p>
          </table:table-cell>
          <table:table-cell table:style-name="ce4"/>
          <table:table-cell table:style-name="ce45"/>
          <table:table-cell table:number-columns-repeated="16369" table:style-name="ce6"/>
        </table:table-row>
        <table:table-row table:style-name="ro9">
          <table:table-cell office:value-type="string" table:style-name="ce60">
            <text:p>E07000143</text:p>
          </table:table-cell>
          <table:table-cell office:value-type="string" table:style-name="ce61">
            <text:p>Breckland</text:p>
          </table:table-cell>
          <table:table-cell office:value-type="float" office:value="1030" table:style-name="ce45">
            <text:p>1,030</text:p>
          </table:table-cell>
          <table:table-cell office:value-type="float" office:value="0.95807714846475112" table:style-name="ce46">
            <text:p>1.0</text:p>
          </table:table-cell>
          <table:table-cell table:style-name="ce47"/>
          <table:table-cell office:value-type="float" office:value="1.769299161158143" table:style-name="ce62">
            <text:p>1.8</text:p>
          </table:table-cell>
          <table:table-cell office:value-type="string" table:style-name="ce63">
            <text:p>-0.9 , +1.7</text:p>
          </table:table-cell>
          <table:table-cell table:style-name="ce4"/>
          <table:table-cell office:value-type="float" office:value="3189" table:style-name="ce50">
            <text:p>3,189</text:p>
          </table:table-cell>
          <table:table-cell office:value-type="float" office:value="2.9663184722855256" table:style-name="ce51">
            <text:p>3.0</text:p>
          </table:table-cell>
          <table:table-cell table:style-name="ce4"/>
          <table:table-cell office:value-type="float" office:value="19.617453746626591" table:style-name="ce62">
            <text:p>19.6</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60">
            <text:p>E07000144</text:p>
          </table:table-cell>
          <table:table-cell office:value-type="string" table:style-name="ce61">
            <text:p>Broadland</text:p>
          </table:table-cell>
          <table:table-cell office:value-type="float" office:value="1703" table:style-name="ce45">
            <text:p>1,703</text:p>
          </table:table-cell>
          <table:table-cell office:value-type="float" office:value="1.6429184714973424" table:style-name="ce46">
            <text:p>1.6</text:p>
          </table:table-cell>
          <table:table-cell table:style-name="ce47"/>
          <table:table-cell office:value-type="float" office:value="2.0644529617556802" table:style-name="ce62">
            <text:p>2.1</text:p>
          </table:table-cell>
          <table:table-cell office:value-type="string" table:style-name="ce63">
            <text:p>-1.0 , +1.8</text:p>
          </table:table-cell>
          <table:table-cell table:style-name="ce4"/>
          <table:table-cell office:value-type="float" office:value="1472" table:style-name="ce50">
            <text:p>1,472</text:p>
          </table:table-cell>
          <table:table-cell office:value-type="float" office:value="1.4200681092449134" table:style-name="ce51">
            <text:p>1.4</text:p>
          </table:table-cell>
          <table:table-cell table:style-name="ce4"/>
          <table:table-cell office:value-type="float" office:value="18.508059987953406" table:style-name="ce62">
            <text:p>18.5</text:p>
          </table:table-cell>
          <table:table-cell office:value-type="string" table:style-name="ce63">
            <text:p>-3.4 , +3.9</text:p>
          </table:table-cell>
          <table:table-cell table:style-name="ce4"/>
          <table:table-cell table:style-name="ce43"/>
          <table:table-cell table:number-columns-repeated="16369" table:style-name="ce6"/>
        </table:table-row>
        <table:table-row table:style-name="ro9">
          <table:table-cell office:value-type="string" table:style-name="ce60">
            <text:p>E07000145</text:p>
          </table:table-cell>
          <table:table-cell office:value-type="string" table:style-name="ce61">
            <text:p>Great Yarmouth</text:p>
          </table:table-cell>
          <table:table-cell office:value-type="float" office:value="1114" table:style-name="ce45">
            <text:p>1,114</text:p>
          </table:table-cell>
          <table:table-cell office:value-type="float" office:value="1.3969002357425893" table:style-name="ce46">
            <text:p>1.4</text:p>
          </table:table-cell>
          <table:table-cell table:style-name="ce47"/>
          <table:table-cell office:value-type="float" office:value="1.1814444201431458" table:style-name="ce62">
            <text:p>1.2</text:p>
          </table:table-cell>
          <table:table-cell office:value-type="string" table:style-name="ce63">
            <text:p>-0.7 , +1.6</text:p>
          </table:table-cell>
          <table:table-cell table:style-name="ce4"/>
          <table:table-cell office:value-type="float" office:value="2241" table:style-name="ce50">
            <text:p>2,241</text:p>
          </table:table-cell>
          <table:table-cell office:value-type="float" office:value="2.8101018207353161" table:style-name="ce51">
            <text:p>2.8</text:p>
          </table:table-cell>
          <table:table-cell table:style-name="ce4"/>
          <table:table-cell office:value-type="float" office:value="19.201356951611483" table:style-name="ce62">
            <text:p>19.2</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60">
            <text:p>E07000146</text:p>
          </table:table-cell>
          <table:table-cell office:value-type="string" table:style-name="ce61">
            <text:p>King's Lynn and West Norfolk</text:p>
          </table:table-cell>
          <table:table-cell office:value-type="float" office:value="2240" table:style-name="ce45">
            <text:p>2,240</text:p>
          </table:table-cell>
          <table:table-cell office:value-type="float" office:value="1.8264989114392647" table:style-name="ce46">
            <text:p>1.8</text:p>
          </table:table-cell>
          <table:table-cell table:style-name="ce47"/>
          <table:table-cell office:value-type="float" office:value="2.2745048217596544" table:style-name="ce62">
            <text:p>2.3</text:p>
          </table:table-cell>
          <table:table-cell office:value-type="string" table:style-name="ce63">
            <text:p>-1.1 , +2.0</text:p>
          </table:table-cell>
          <table:table-cell table:style-name="ce4"/>
          <table:table-cell office:value-type="float" office:value="3037" table:style-name="ce50">
            <text:p>3,037</text:p>
          </table:table-cell>
          <table:table-cell office:value-type="float" office:value="2.4763737473397534" table:style-name="ce51">
            <text:p>2.5</text:p>
          </table:table-cell>
          <table:table-cell table:style-name="ce4"/>
          <table:table-cell office:value-type="float" office:value="18.867854414831026" table:style-name="ce62">
            <text:p>18.9</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60">
            <text:p>E07000147</text:p>
          </table:table-cell>
          <table:table-cell office:value-type="string" table:style-name="ce61">
            <text:p>North Norfolk</text:p>
          </table:table-cell>
          <table:table-cell office:value-type="float" office:value="787" table:style-name="ce45">
            <text:p>787</text:p>
          </table:table-cell>
          <table:table-cell office:value-type="float" office:value="0.90636876655533805" table:style-name="ce46">
            <text:p>0.9</text:p>
          </table:table-cell>
          <table:table-cell table:style-name="ce47"/>
          <table:table-cell office:value-type="float" office:value="1.4755588073328443" table:style-name="ce62">
            <text:p>1.5</text:p>
          </table:table-cell>
          <table:table-cell office:value-type="string" table:style-name="ce63">
            <text:p>-0.8 , +1.7</text:p>
          </table:table-cell>
          <table:table-cell table:style-name="ce4"/>
          <table:table-cell office:value-type="float" office:value="2266" table:style-name="ce50">
            <text:p>2,266</text:p>
          </table:table-cell>
          <table:table-cell office:value-type="float" office:value="2.6096971092940229" table:style-name="ce51">
            <text:p>2.6</text:p>
          </table:table-cell>
          <table:table-cell table:style-name="ce4"/>
          <table:table-cell office:value-type="float" office:value="16.192508490865702" table:style-name="ce62">
            <text:p>16.2</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11">
          <table:table-cell office:value-type="string" table:style-name="ce60">
            <text:p>E07000148</text:p>
          </table:table-cell>
          <table:table-cell office:value-type="string" table:style-name="ce61">
            <text:p>Norwich</text:p>
          </table:table-cell>
          <table:table-cell office:value-type="float" office:value="3735" table:style-name="ce36">
            <text:p>3,735</text:p>
          </table:table-cell>
          <table:table-cell office:value-type="float" office:value="3.3707865168539324" table:style-name="ce46">
            <text:p>3.4</text:p>
          </table:table-cell>
          <table:table-cell table:style-name="ce38"/>
          <table:table-cell office:value-type="float" office:value="6.7431572639630595" table:style-name="ce62">
            <text:p>6.7</text:p>
          </table:table-cell>
          <table:table-cell office:value-type="string" table:style-name="ce63">
            <text:p>-2.1 , +2.9</text:p>
          </table:table-cell>
          <table:table-cell table:style-name="ce41"/>
          <table:table-cell office:value-type="float" office:value="8911" table:style-name="ce50">
            <text:p>8,911</text:p>
          </table:table-cell>
          <table:table-cell office:value-type="float" office:value="8.0420558639050572" table:style-name="ce51">
            <text:p>8.0</text:p>
          </table:table-cell>
          <table:table-cell table:style-name="ce41"/>
          <table:table-cell office:value-type="float" office:value="35.482675117342822" table:style-name="ce62">
            <text:p>35.5</text:p>
          </table:table-cell>
          <table:table-cell office:value-type="string" table:style-name="ce63">
            <text:p>-4.6 , +4.9</text:p>
          </table:table-cell>
          <table:table-cell table:style-name="ce41"/>
          <table:table-cell table:style-name="ce43"/>
          <table:table-cell table:number-columns-repeated="16369" table:style-name="ce41"/>
        </table:table-row>
        <table:table-row table:style-name="ro9">
          <table:table-cell office:value-type="string" table:style-name="ce60">
            <text:p>E07000149</text:p>
          </table:table-cell>
          <table:table-cell office:value-type="string" table:style-name="ce61">
            <text:p>South Norfolk</text:p>
          </table:table-cell>
          <table:table-cell office:value-type="float" office:value="1199" table:style-name="ce45">
            <text:p>1,199</text:p>
          </table:table-cell>
          <table:table-cell office:value-type="float" office:value="1.1787606791391803" table:style-name="ce46">
            <text:p>1.2</text:p>
          </table:table-cell>
          <table:table-cell table:style-name="ce47"/>
          <table:table-cell office:value-type="float" office:value="1.4559647844950439" table:style-name="ce62">
            <text:p>1.5</text:p>
          </table:table-cell>
          <table:table-cell office:value-type="string" table:style-name="ce63">
            <text:p>-0.8 , +1.7</text:p>
          </table:table-cell>
          <table:table-cell table:style-name="ce4"/>
          <table:table-cell office:value-type="float" office:value="1486" table:style-name="ce50">
            <text:p>1,486</text:p>
          </table:table-cell>
          <table:table-cell office:value-type="float" office:value="1.4609160710599014" table:style-name="ce51">
            <text:p>1.5</text:p>
          </table:table-cell>
          <table:table-cell table:style-name="ce4"/>
          <table:table-cell office:value-type="float" office:value="15.735056151174842" table:style-name="ce62">
            <text:p>15.7</text:p>
          </table:table-cell>
          <table:table-cell office:value-type="string" table:style-name="ce63">
            <text:p>-3.2 , +3.8</text:p>
          </table:table-cell>
          <table:table-cell table:style-name="ce4"/>
          <table:table-cell table:style-name="ce43"/>
          <table:table-cell table:number-columns-repeated="16369" table:style-name="ce6"/>
        </table:table-row>
        <table:table-row table:style-name="ro9">
          <table:table-cell office:value-type="string" table:style-name="ce44">
            <text:p>E10000029</text:p>
          </table:table-cell>
          <table:table-cell office:value-type="string" table:style-name="ce55">
            <text:p>Suffolk</text:p>
          </table:table-cell>
          <table:table-cell office:value-type="float" office:value="9159" table:style-name="ce45">
            <text:p>9,159</text:p>
          </table:table-cell>
          <table:table-cell office:value-type="float" office:value="1.5386527926405391" table:style-name="ce46">
            <text:p>1.5</text:p>
          </table:table-cell>
          <table:table-cell table:style-name="ce47"/>
          <table:table-cell office:value-type="float" office:value="1.6140055979777155" table:style-name="ce48">
            <text:p>1.6</text:p>
          </table:table-cell>
          <table:table-cell office:value-type="string" table:style-name="ce49">
            <text:p>-0.4 , +0.5</text:p>
          </table:table-cell>
          <table:table-cell table:style-name="ce4"/>
          <table:table-cell office:value-type="float" office:value="20183" table:style-name="ce59">
            <text:p>20,183</text:p>
          </table:table-cell>
          <table:table-cell office:value-type="float" office:value="3.390613529191397" table:style-name="ce46">
            <text:p>3.4</text:p>
          </table:table-cell>
          <table:table-cell table:style-name="ce4"/>
          <table:table-cell office:value-type="float" office:value="19.716588529922454" table:style-name="ce48">
            <text:p>19.7</text:p>
          </table:table-cell>
          <table:table-cell office:value-type="string" table:style-name="ce49">
            <text:p>-1.3 , +1.3</text:p>
          </table:table-cell>
          <table:table-cell table:style-name="ce4"/>
          <table:table-cell table:style-name="ce45"/>
          <table:table-cell table:number-columns-repeated="16369" table:style-name="ce6"/>
        </table:table-row>
        <table:table-row table:style-name="ro9">
          <table:table-cell office:value-type="string" table:style-name="ce60">
            <text:p>E07000200</text:p>
          </table:table-cell>
          <table:table-cell office:value-type="string" table:style-name="ce61">
            <text:p>Babergh</text:p>
          </table:table-cell>
          <table:table-cell office:value-type="float" office:value="564" table:style-name="ce45">
            <text:p>564</text:p>
          </table:table-cell>
          <table:table-cell office:value-type="float" office:value="0.78528564069004891" table:style-name="ce46">
            <text:p>0.8</text:p>
          </table:table-cell>
          <table:table-cell table:style-name="ce47"/>
          <table:table-cell office:value-type="float" office:value="0.97271430174583584" table:style-name="ce62">
            <text:p>1.0</text:p>
          </table:table-cell>
          <table:table-cell office:value-type="string" table:style-name="ce63">
            <text:p>-0.6 , +1.5</text:p>
          </table:table-cell>
          <table:table-cell table:style-name="ce4"/>
          <table:table-cell office:value-type="float" office:value="1973" table:style-name="ce50">
            <text:p>1,973</text:p>
          </table:table-cell>
          <table:table-cell office:value-type="float" office:value="2.7471073919884157" table:style-name="ce51">
            <text:p>2.7</text:p>
          </table:table-cell>
          <table:table-cell table:style-name="ce4"/>
          <table:table-cell office:value-type="float" office:value="17.951235849134616" table:style-name="ce62">
            <text:p>18.0</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9">
          <table:table-cell office:value-type="string" table:style-name="ce60">
            <text:p>E07000201</text:p>
          </table:table-cell>
          <table:table-cell office:value-type="string" table:style-name="ce61">
            <text:p>Forest Heath</text:p>
          </table:table-cell>
          <table:table-cell office:value-type="float" office:value="829" table:style-name="ce45">
            <text:p>829</text:p>
          </table:table-cell>
          <table:table-cell office:value-type="float" office:value="1.7028181743488622" table:style-name="ce46">
            <text:p>1.7</text:p>
          </table:table-cell>
          <table:table-cell table:style-name="ce47"/>
          <table:table-cell office:value-type="float" office:value="2.2710006886603877" table:style-name="ce62">
            <text:p>2.3</text:p>
          </table:table-cell>
          <table:table-cell office:value-type="string" table:style-name="ce63">
            <text:p>-1.1 , +1.9</text:p>
          </table:table-cell>
          <table:table-cell table:style-name="ce4"/>
          <table:table-cell office:value-type="float" office:value="1735" table:style-name="ce50">
            <text:p>1,735</text:p>
          </table:table-cell>
          <table:table-cell office:value-type="float" office:value="3.5637991948073289" table:style-name="ce51">
            <text:p>3.6</text:p>
          </table:table-cell>
          <table:table-cell table:style-name="ce4"/>
          <table:table-cell office:value-type="float" office:value="25.425328104403928" table:style-name="ce62">
            <text:p>25.4</text:p>
          </table:table-cell>
          <table:table-cell office:value-type="string" table:style-name="ce63">
            <text:p>-4.0 , +4.5</text:p>
          </table:table-cell>
          <table:table-cell table:style-name="ce4"/>
          <table:table-cell table:style-name="ce43"/>
          <table:table-cell table:number-columns-repeated="16369" table:style-name="ce6"/>
        </table:table-row>
        <table:table-row table:style-name="ro9">
          <table:table-cell office:value-type="string" table:style-name="ce60">
            <text:p>E07000202</text:p>
          </table:table-cell>
          <table:table-cell office:value-type="string" table:style-name="ce61">
            <text:p>Ipswich</text:p>
          </table:table-cell>
          <table:table-cell office:value-type="float" office:value="2112" table:style-name="ce45">
            <text:p>2,112</text:p>
          </table:table-cell>
          <table:table-cell office:value-type="float" office:value="1.966553689150434" table:style-name="ce46">
            <text:p>2.0</text:p>
          </table:table-cell>
          <table:table-cell table:style-name="ce47"/>
          <table:table-cell office:value-type="float" office:value="3.5157591829604145" table:style-name="ce62">
            <text:p>3.5</text:p>
          </table:table-cell>
          <table:table-cell office:value-type="string" table:style-name="ce63">
            <text:p>-1.4 , +2.2</text:p>
          </table:table-cell>
          <table:table-cell table:style-name="ce4"/>
          <table:table-cell office:value-type="float" office:value="5980" table:style-name="ce50">
            <text:p>5,980</text:p>
          </table:table-cell>
          <table:table-cell office:value-type="float" office:value="5.5681775857573843" table:style-name="ce51">
            <text:p>5.6</text:p>
          </table:table-cell>
          <table:table-cell table:style-name="ce4"/>
          <table:table-cell office:value-type="float" office:value="21.68935575075211" table:style-name="ce62">
            <text:p>21.7</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203</text:p>
          </table:table-cell>
          <table:table-cell office:value-type="string" table:style-name="ce61">
            <text:p>Mid Suffolk</text:p>
          </table:table-cell>
          <table:table-cell office:value-type="float" office:value="938" table:style-name="ce45">
            <text:p>938</text:p>
          </table:table-cell>
          <table:table-cell office:value-type="float" office:value="1.1887411763214923" table:style-name="ce46">
            <text:p>1.2</text:p>
          </table:table-cell>
          <table:table-cell table:style-name="ce47"/>
          <table:table-cell office:value-type="float" office:value="0.27141330478291875" table:style-name="ce62">
            <text:p>0.3</text:p>
          </table:table-cell>
          <table:table-cell office:value-type="string" table:style-name="ce63">
            <text:p>-0.2 , +1.1</text:p>
          </table:table-cell>
          <table:table-cell table:style-name="ce4"/>
          <table:table-cell office:value-type="float" office:value="1708" table:style-name="ce50">
            <text:p>1,708</text:p>
          </table:table-cell>
          <table:table-cell office:value-type="float" office:value="2.1645734852421206" table:style-name="ce51">
            <text:p>2.2</text:p>
          </table:table-cell>
          <table:table-cell table:style-name="ce4"/>
          <table:table-cell office:value-type="float" office:value="15.927177124118339" table:style-name="ce62">
            <text:p>15.9</text:p>
          </table:table-cell>
          <table:table-cell office:value-type="string" table:style-name="ce63">
            <text:p>-3.1 , +3.8</text:p>
          </table:table-cell>
          <table:table-cell table:style-name="ce4"/>
          <table:table-cell table:style-name="ce43"/>
          <table:table-cell table:number-columns-repeated="16369" table:style-name="ce6"/>
        </table:table-row>
        <table:table-row table:style-name="ro9">
          <table:table-cell office:value-type="string" table:style-name="ce60">
            <text:p>E07000204</text:p>
          </table:table-cell>
          <table:table-cell office:value-type="string" table:style-name="ce61">
            <text:p>St Edmundsbury</text:p>
          </table:table-cell>
          <table:table-cell office:value-type="float" office:value="1268" table:style-name="ce45">
            <text:p>1,268</text:p>
          </table:table-cell>
          <table:table-cell office:value-type="float" office:value="1.3982775161827465" table:style-name="ce46">
            <text:p>1.4</text:p>
          </table:table-cell>
          <table:table-cell table:style-name="ce47"/>
          <table:table-cell office:value-type="float" office:value="0.14917105211094847" table:style-name="ce62">
            <text:p>0.1</text:p>
          </table:table-cell>
          <table:table-cell office:value-type="string" table:style-name="ce63">
            <text:p>-0.1 , +1.0</text:p>
          </table:table-cell>
          <table:table-cell table:style-name="ce4"/>
          <table:table-cell office:value-type="float" office:value="4347" table:style-name="ce50">
            <text:p>4,347</text:p>
          </table:table-cell>
          <table:table-cell office:value-type="float" office:value="4.7936217372605672" table:style-name="ce51">
            <text:p>4.8</text:p>
          </table:table-cell>
          <table:table-cell table:style-name="ce4"/>
          <table:table-cell office:value-type="float" office:value="23.576135774224287" table:style-name="ce62">
            <text:p>23.6</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205</text:p>
          </table:table-cell>
          <table:table-cell office:value-type="string" table:style-name="ce61">
            <text:p>Suffolk Coastal</text:p>
          </table:table-cell>
          <table:table-cell office:value-type="float" office:value="1699" table:style-name="ce45">
            <text:p>1,699</text:p>
          </table:table-cell>
          <table:table-cell office:value-type="float" office:value="1.6591634847315944" table:style-name="ce46">
            <text:p>1.7</text:p>
          </table:table-cell>
          <table:table-cell table:style-name="ce47"/>
          <table:table-cell office:value-type="float" office:value="1.8306281148796715" table:style-name="ce62">
            <text:p>1.8</text:p>
          </table:table-cell>
          <table:table-cell office:value-type="string" table:style-name="ce63">
            <text:p>-0.9 , +1.7</text:p>
          </table:table-cell>
          <table:table-cell table:style-name="ce4"/>
          <table:table-cell office:value-type="float" office:value="2190" table:style-name="ce50">
            <text:p>2,190</text:p>
          </table:table-cell>
          <table:table-cell office:value-type="float" office:value="2.1386509897364285" table:style-name="ce51">
            <text:p>2.1</text:p>
          </table:table-cell>
          <table:table-cell table:style-name="ce4"/>
          <table:table-cell office:value-type="float" office:value="13.310169531977184" table:style-name="ce62">
            <text:p>13.3</text:p>
          </table:table-cell>
          <table:table-cell office:value-type="string" table:style-name="ce63">
            <text:p>-2.9 , +3.5</text:p>
          </table:table-cell>
          <table:table-cell table:style-name="ce4"/>
          <table:table-cell table:style-name="ce43"/>
          <table:table-cell table:number-columns-repeated="16369" table:style-name="ce6"/>
        </table:table-row>
        <table:table-row table:style-name="ro9">
          <table:table-cell office:value-type="string" table:style-name="ce60">
            <text:p>E07000206</text:p>
          </table:table-cell>
          <table:table-cell office:value-type="string" table:style-name="ce61">
            <text:p>Waveney</text:p>
          </table:table-cell>
          <table:table-cell office:value-type="float" office:value="1749" table:style-name="ce45">
            <text:p>1,749</text:p>
          </table:table-cell>
          <table:table-cell office:value-type="float" office:value="1.8339292642263207" table:style-name="ce46">
            <text:p>1.8</text:p>
          </table:table-cell>
          <table:table-cell table:style-name="ce47"/>
          <table:table-cell office:value-type="float" office:value="1.9137524985651804" table:style-name="ce62">
            <text:p>1.9</text:p>
          </table:table-cell>
          <table:table-cell office:value-type="string" table:style-name="ce63">
            <text:p>-0.9 , +1.8</text:p>
          </table:table-cell>
          <table:table-cell table:style-name="ce4"/>
          <table:table-cell office:value-type="float" office:value="2250" table:style-name="ce50">
            <text:p>2,250</text:p>
          </table:table-cell>
          <table:table-cell office:value-type="float" office:value="2.3592572009772566" table:style-name="ce51">
            <text:p>2.4</text:p>
          </table:table-cell>
          <table:table-cell table:style-name="ce4"/>
          <table:table-cell office:value-type="float" office:value="22.330929792803101" table:style-name="ce62">
            <text:p>22.3</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8">
          <table:table-cell office:value-type="string" table:style-name="ce53">
            <text:p>E12000007</text:p>
          </table:table-cell>
          <table:table-cell office:value-type="string" table:style-name="ce66">
            <text:p>London</text:p>
          </table:table-cell>
          <table:table-cell office:value-type="float" office:value="131336" table:style-name="ce45">
            <text:p>131,336</text:p>
          </table:table-cell>
          <table:table-cell office:value-type="float" office:value="2.005382969727628" table:style-name="ce46">
            <text:p>2.0</text:p>
          </table:table-cell>
          <table:table-cell table:style-name="ce47"/>
          <table:table-cell office:value-type="float" office:value="2.3241963261912812" table:style-name="ce54">
            <text:p>2.3</text:p>
          </table:table-cell>
          <table:table-cell office:value-type="string" table:style-name="ce40">
            <text:p>-0.2 , +0.2</text:p>
          </table:table-cell>
          <table:table-cell table:style-name="ce4"/>
          <table:table-cell office:value-type="float" office:value="210988" table:style-name="ce50">
            <text:p>210,988</text:p>
          </table:table-cell>
          <table:table-cell office:value-type="float" office:value="3.221597597131729" table:style-name="ce51">
            <text:p>3.2</text:p>
          </table:table-cell>
          <table:table-cell table:style-name="ce4"/>
          <table:table-cell office:value-type="float" office:value="36.212377499788261" table:style-name="ce54">
            <text:p>36.2</text:p>
          </table:table-cell>
          <table:table-cell office:value-type="string" table:style-name="ce40">
            <text:p>-0.7 , +0.7</text:p>
          </table:table-cell>
          <table:table-cell table:style-name="ce4"/>
          <table:table-cell table:style-name="ce43"/>
          <table:table-cell table:number-columns-repeated="16369" table:style-name="ce6"/>
        </table:table-row>
        <table:table-row table:style-name="ro9">
          <table:table-cell office:value-type="string" table:style-name="ce44">
            <text:p>E09000002</text:p>
          </table:table-cell>
          <table:table-cell office:value-type="string" table:style-name="ce56">
            <text:p>Barking and Dagenham</text:p>
          </table:table-cell>
          <table:table-cell office:value-type="float" office:value="852" table:style-name="ce45">
            <text:p>852</text:p>
          </table:table-cell>
          <table:table-cell office:value-type="float" office:value="0.61912755335615099" table:style-name="ce46">
            <text:p>0.6</text:p>
          </table:table-cell>
          <table:table-cell table:style-name="ce47"/>
          <table:table-cell office:value-type="float" office:value="1.0983690162701492" table:style-name="ce48">
            <text:p>1.1</text:p>
          </table:table-cell>
          <table:table-cell office:value-type="string" table:style-name="ce49">
            <text:p>-0.7 , +1.6</text:p>
          </table:table-cell>
          <table:table-cell table:style-name="ce4"/>
          <table:table-cell office:value-type="float" office:value="1994" table:style-name="ce50">
            <text:p>1,994</text:p>
          </table:table-cell>
          <table:table-cell office:value-type="float" office:value="1.4489910110236677" table:style-name="ce51">
            <text:p>1.4</text:p>
          </table:table-cell>
          <table:table-cell table:style-name="ce4"/>
          <table:table-cell office:value-type="float" office:value="31.42367333897268" table:style-name="ce48">
            <text:p>31.4</text:p>
          </table:table-cell>
          <table:table-cell office:value-type="string" table:style-name="ce49">
            <text:p>-4.5 , +4.9</text:p>
          </table:table-cell>
          <table:table-cell table:style-name="ce4"/>
          <table:table-cell table:style-name="ce43"/>
          <table:table-cell table:number-columns-repeated="16369" table:style-name="ce6"/>
        </table:table-row>
        <table:table-row table:style-name="ro9">
          <table:table-cell office:value-type="string" table:style-name="ce44">
            <text:p>E09000003</text:p>
          </table:table-cell>
          <table:table-cell office:value-type="string" table:style-name="ce56">
            <text:p>Barnet</text:p>
          </table:table-cell>
          <table:table-cell office:value-type="float" office:value="2000" table:style-name="ce45">
            <text:p>2,000</text:p>
          </table:table-cell>
          <table:table-cell office:value-type="float" office:value="0.70883778956023713" table:style-name="ce46">
            <text:p>0.7</text:p>
          </table:table-cell>
          <table:table-cell table:style-name="ce47"/>
          <table:table-cell office:value-type="float" office:value="0.77548295525191713" table:style-name="ce48">
            <text:p>0.8</text:p>
          </table:table-cell>
          <table:table-cell office:value-type="string" table:style-name="ce49">
            <text:p>-0.5 , +1.3</text:p>
          </table:table-cell>
          <table:table-cell table:style-name="ce4"/>
          <table:table-cell office:value-type="float" office:value="5493" table:style-name="ce50">
            <text:p>5,493</text:p>
          </table:table-cell>
          <table:table-cell office:value-type="float" office:value="1.9468229890271911" table:style-name="ce51">
            <text:p>1.9</text:p>
          </table:table-cell>
          <table:table-cell table:style-name="ce4"/>
          <table:table-cell office:value-type="float" office:value="31.412226492361619" table:style-name="ce48">
            <text:p>31.4</text:p>
          </table:table-cell>
          <table:table-cell office:value-type="string" table:style-name="ce49">
            <text:p>-4.1 , +4.4</text:p>
          </table:table-cell>
          <table:table-cell table:style-name="ce4"/>
          <table:table-cell table:style-name="ce43"/>
          <table:table-cell table:number-columns-repeated="16369" table:style-name="ce6"/>
        </table:table-row>
        <table:table-row table:style-name="ro9">
          <table:table-cell office:value-type="string" table:style-name="ce44">
            <text:p>E09000004</text:p>
          </table:table-cell>
          <table:table-cell office:value-type="string" table:style-name="ce56">
            <text:p>Bexley</text:p>
          </table:table-cell>
          <table:table-cell office:value-type="float" office:value="1059" table:style-name="ce45">
            <text:p>1,059</text:p>
          </table:table-cell>
          <table:table-cell office:value-type="float" office:value="0.57419848073263169" table:style-name="ce46">
            <text:p>0.6</text:p>
          </table:table-cell>
          <table:table-cell table:style-name="ce47"/>
          <table:table-cell office:value-type="float" office:value="2.0867250537723852" table:style-name="ce48">
            <text:p>2.1</text:p>
          </table:table-cell>
          <table:table-cell office:value-type="string" table:style-name="ce49">
            <text:p>-1.0 , +1.8</text:p>
          </table:table-cell>
          <table:table-cell table:style-name="ce4"/>
          <table:table-cell office:value-type="float" office:value="2590" table:style-name="ce50">
            <text:p>2,590</text:p>
          </table:table-cell>
          <table:table-cell office:value-type="float" office:value="1.4043192304981267" table:style-name="ce51">
            <text:p>1.4</text:p>
          </table:table-cell>
          <table:table-cell table:style-name="ce4"/>
          <table:table-cell office:value-type="float" office:value="31.011679194254587" table:style-name="ce48">
            <text:p>31.0</text:p>
          </table:table-cell>
          <table:table-cell office:value-type="string" table:style-name="ce49">
            <text:p>-4.2 , +4.5</text:p>
          </table:table-cell>
          <table:table-cell table:style-name="ce4"/>
          <table:table-cell table:style-name="ce43"/>
          <table:table-cell table:number-columns-repeated="16369" table:style-name="ce6"/>
        </table:table-row>
        <table:table-row table:style-name="ro9">
          <table:table-cell office:value-type="string" table:style-name="ce44">
            <text:p>E09000005</text:p>
          </table:table-cell>
          <table:table-cell office:value-type="string" table:style-name="ce56">
            <text:p>Brent</text:p>
          </table:table-cell>
          <table:table-cell office:value-type="float" office:value="3138" table:style-name="ce45">
            <text:p>3,138</text:p>
          </table:table-cell>
          <table:table-cell office:value-type="float" office:value="1.2629901230791523" table:style-name="ce46">
            <text:p>1.3</text:p>
          </table:table-cell>
          <table:table-cell table:style-name="ce47"/>
          <table:table-cell office:value-type="float" office:value="1.4537214034654995" table:style-name="ce48">
            <text:p>1.5</text:p>
          </table:table-cell>
          <table:table-cell office:value-type="string" table:style-name="ce49">
            <text:p>-0.8 , +1.6</text:p>
          </table:table-cell>
          <table:table-cell table:style-name="ce4"/>
          <table:table-cell office:value-type="float" office:value="6138" table:style-name="ce50">
            <text:p>6,138</text:p>
          </table:table-cell>
          <table:table-cell office:value-type="float" office:value="2.4704376594836952" table:style-name="ce51">
            <text:p>2.5</text:p>
          </table:table-cell>
          <table:table-cell table:style-name="ce4"/>
          <table:table-cell office:value-type="float" office:value="32.125578816800754" table:style-name="ce48">
            <text:p>32.1</text:p>
          </table:table-cell>
          <table:table-cell office:value-type="string" table:style-name="ce49">
            <text:p>-4.2 , +4.5</text:p>
          </table:table-cell>
          <table:table-cell table:style-name="ce4"/>
          <table:table-cell table:style-name="ce43"/>
          <table:table-cell table:number-columns-repeated="16369" table:style-name="ce6"/>
        </table:table-row>
        <table:table-row table:style-name="ro9">
          <table:table-cell office:value-type="string" table:style-name="ce44">
            <text:p>E09000006</text:p>
          </table:table-cell>
          <table:table-cell office:value-type="string" table:style-name="ce56">
            <text:p>Bromley</text:p>
          </table:table-cell>
          <table:table-cell office:value-type="float" office:value="1816" table:style-name="ce45">
            <text:p>1,816</text:p>
          </table:table-cell>
          <table:table-cell office:value-type="float" office:value="0.72988593522664247" table:style-name="ce46">
            <text:p>0.7</text:p>
          </table:table-cell>
          <table:table-cell table:style-name="ce47"/>
          <table:table-cell office:value-type="float" office:value="0.69239758923226113" table:style-name="ce48">
            <text:p>0.7</text:p>
          </table:table-cell>
          <table:table-cell office:value-type="string" table:style-name="ce49">
            <text:p>-0.5 , +1.3</text:p>
          </table:table-cell>
          <table:table-cell table:style-name="ce4"/>
          <table:table-cell office:value-type="float" office:value="4385" table:style-name="ce50">
            <text:p>4,385</text:p>
          </table:table-cell>
          <table:table-cell office:value-type="float" office:value="1.7624173050489138" table:style-name="ce51">
            <text:p>1.8</text:p>
          </table:table-cell>
          <table:table-cell table:style-name="ce4"/>
          <table:table-cell office:value-type="float" office:value="35.039083332670003" table:style-name="ce48">
            <text:p>35.0</text:p>
          </table:table-cell>
          <table:table-cell office:value-type="string" table:style-name="ce49">
            <text:p>-4.3 , +4.6</text:p>
          </table:table-cell>
          <table:table-cell table:style-name="ce4"/>
          <table:table-cell table:style-name="ce43"/>
          <table:table-cell table:number-columns-repeated="16369" table:style-name="ce6"/>
        </table:table-row>
        <table:table-row table:style-name="ro9">
          <table:table-cell office:value-type="string" table:style-name="ce44">
            <text:p>E09000007</text:p>
          </table:table-cell>
          <table:table-cell office:value-type="string" table:style-name="ce56">
            <text:p>Camden</text:p>
          </table:table-cell>
          <table:table-cell office:value-type="float" office:value="5713" table:style-name="ce45">
            <text:p>5,713</text:p>
          </table:table-cell>
          <table:table-cell office:value-type="float" office:value="3.090229508906114" table:style-name="ce46">
            <text:p>3.1</text:p>
          </table:table-cell>
          <table:table-cell table:style-name="ce47"/>
          <table:table-cell office:value-type="float" office:value="2.3430334525471896" table:style-name="ce48">
            <text:p>2.3</text:p>
          </table:table-cell>
          <table:table-cell office:value-type="string" table:style-name="ce49">
            <text:p>-1.1 , +1.9</text:p>
          </table:table-cell>
          <table:table-cell table:style-name="ce4"/>
          <table:table-cell office:value-type="float" office:value="12223" table:style-name="ce50">
            <text:p>12,223</text:p>
          </table:table-cell>
          <table:table-cell office:value-type="float" office:value="6.6115657775878578" table:style-name="ce51">
            <text:p>6.6</text:p>
          </table:table-cell>
          <table:table-cell table:style-name="ce4"/>
          <table:table-cell office:value-type="float" office:value="42.095776717449397" table:style-name="ce48">
            <text:p>42.1</text:p>
          </table:table-cell>
          <table:table-cell office:value-type="string" table:style-name="ce49">
            <text:p>-4.7 , +4.8</text:p>
          </table:table-cell>
          <table:table-cell table:style-name="ce4"/>
          <table:table-cell table:style-name="ce43"/>
          <table:table-cell table:number-columns-repeated="16369" table:style-name="ce6"/>
        </table:table-row>
        <table:table-row table:style-name="ro9">
          <table:table-cell office:value-type="string" table:style-name="ce44">
            <text:p>E09000001</text:p>
          </table:table-cell>
          <table:table-cell office:value-type="string" table:style-name="ce56">
            <text:p>City of London</text:p>
          </table:table-cell>
          <table:table-cell office:value-type="string" table:style-name="ce45">
            <text:p>-</text:p>
          </table:table-cell>
          <table:table-cell office:value-type="string" table:style-name="ce45">
            <text:p>-</text:p>
          </table:table-cell>
          <table:table-cell table:style-name="ce47"/>
          <table:table-cell office:value-type="float" office:value="9.4341477113170455" table:style-name="ce48">
            <text:p>9.4</text:p>
          </table:table-cell>
          <table:table-cell office:value-type="string" table:style-name="ce49">
            <text:p>-5.6 , +11.9</text:p>
          </table:table-cell>
          <table:table-cell table:style-name="ce4"/>
          <table:table-cell office:value-type="string" table:style-name="ce45">
            <text:p>-</text:p>
          </table:table-cell>
          <table:table-cell office:value-type="string" table:style-name="ce45">
            <text:p>-</text:p>
          </table:table-cell>
          <table:table-cell table:style-name="ce4"/>
          <table:table-cell office:value-type="float" office:value="37.930741087381939" table:style-name="ce48">
            <text:p>37.9</text:p>
          </table:table-cell>
          <table:table-cell office:value-type="string" table:style-name="ce49">
            <text:p>-12.7 , +14.6</text:p>
          </table:table-cell>
          <table:table-cell table:style-name="ce4"/>
          <table:table-cell table:style-name="ce43"/>
          <table:table-cell table:number-columns-repeated="16369" table:style-name="ce6"/>
        </table:table-row>
        <table:table-row table:style-name="ro9">
          <table:table-cell office:value-type="string" table:style-name="ce44">
            <text:p>E09000008</text:p>
          </table:table-cell>
          <table:table-cell office:value-type="string" table:style-name="ce56">
            <text:p>Croydon</text:p>
          </table:table-cell>
          <table:table-cell office:value-type="float" office:value="1751" table:style-name="ce45">
            <text:p>1,751</text:p>
          </table:table-cell>
          <table:table-cell office:value-type="float" office:value="0.61596803016871404" table:style-name="ce46">
            <text:p>0.6</text:p>
          </table:table-cell>
          <table:table-cell table:style-name="ce47"/>
          <table:table-cell office:value-type="float" office:value="0.9690198265417973" table:style-name="ce48">
            <text:p>1.0</text:p>
          </table:table-cell>
          <table:table-cell office:value-type="string" table:style-name="ce49">
            <text:p>-0.6 , +1.4</text:p>
          </table:table-cell>
          <table:table-cell table:style-name="ce4"/>
          <table:table-cell office:value-type="float" office:value="7310" table:style-name="ce50">
            <text:p>7,310</text:p>
          </table:table-cell>
          <table:table-cell office:value-type="float" office:value="2.5715170191509422" table:style-name="ce51">
            <text:p>2.6</text:p>
          </table:table-cell>
          <table:table-cell table:style-name="ce4"/>
          <table:table-cell office:value-type="float" office:value="32.703002007712165" table:style-name="ce48">
            <text:p>32.7</text:p>
          </table:table-cell>
          <table:table-cell office:value-type="string" table:style-name="ce49">
            <text:p>-4.3 , +4.6</text:p>
          </table:table-cell>
          <table:table-cell table:style-name="ce4"/>
          <table:table-cell table:style-name="ce43"/>
          <table:table-cell table:number-columns-repeated="16369" table:style-name="ce6"/>
        </table:table-row>
        <table:table-row table:style-name="ro9">
          <table:table-cell office:value-type="string" table:style-name="ce44">
            <text:p>E09000009</text:p>
          </table:table-cell>
          <table:table-cell office:value-type="string" table:style-name="ce56">
            <text:p>Ealing</text:p>
          </table:table-cell>
          <table:table-cell office:value-type="float" office:value="4010" table:style-name="ce45">
            <text:p>4,010</text:p>
          </table:table-cell>
          <table:table-cell office:value-type="float" office:value="1.4875432166545486" table:style-name="ce46">
            <text:p>1.5</text:p>
          </table:table-cell>
          <table:table-cell table:style-name="ce47"/>
          <table:table-cell office:value-type="float" office:value="1.1689761607670586" table:style-name="ce48">
            <text:p>1.2</text:p>
          </table:table-cell>
          <table:table-cell office:value-type="string" table:style-name="ce49">
            <text:p>-0.6 , +1.4</text:p>
          </table:table-cell>
          <table:table-cell table:style-name="ce4"/>
          <table:table-cell office:value-type="float" office:value="7022" table:style-name="ce50">
            <text:p>7,022</text:p>
          </table:table-cell>
          <table:table-cell office:value-type="float" office:value="2.6048699419821051" table:style-name="ce51">
            <text:p>2.6</text:p>
          </table:table-cell>
          <table:table-cell table:style-name="ce4"/>
          <table:table-cell office:value-type="float" office:value="37.756375232980332" table:style-name="ce48">
            <text:p>37.8</text:p>
          </table:table-cell>
          <table:table-cell office:value-type="string" table:style-name="ce49">
            <text:p>-4.3 , +4.5</text:p>
          </table:table-cell>
          <table:table-cell table:style-name="ce4"/>
          <table:table-cell table:style-name="ce43"/>
          <table:table-cell table:number-columns-repeated="16369" table:style-name="ce6"/>
        </table:table-row>
        <table:table-row table:style-name="ro9">
          <table:table-cell office:value-type="string" table:style-name="ce44">
            <text:p>E09000010</text:p>
          </table:table-cell>
          <table:table-cell office:value-type="string" table:style-name="ce56">
            <text:p>Enfield</text:p>
          </table:table-cell>
          <table:table-cell office:value-type="float" office:value="1525" table:style-name="ce45">
            <text:p>1,525</text:p>
          </table:table-cell>
          <table:table-cell office:value-type="float" office:value="0.62895675664528905" table:style-name="ce46">
            <text:p>0.6</text:p>
          </table:table-cell>
          <table:table-cell table:style-name="ce47"/>
          <table:table-cell office:value-type="float" office:value="1.1624526627104259" table:style-name="ce48">
            <text:p>1.2</text:p>
          </table:table-cell>
          <table:table-cell office:value-type="string" table:style-name="ce49">
            <text:p>-0.7 , +1.5</text:p>
          </table:table-cell>
          <table:table-cell table:style-name="ce4"/>
          <table:table-cell office:value-type="float" office:value="4469" table:style-name="ce50">
            <text:p>4,469</text:p>
          </table:table-cell>
          <table:table-cell office:value-type="float" office:value="1.8431526199657684" table:style-name="ce51">
            <text:p>1.8</text:p>
          </table:table-cell>
          <table:table-cell table:style-name="ce4"/>
          <table:table-cell office:value-type="float" office:value="33.840291225158268" table:style-name="ce48">
            <text:p>33.8</text:p>
          </table:table-cell>
          <table:table-cell office:value-type="string" table:style-name="ce49">
            <text:p>-4.4 , +4.7</text:p>
          </table:table-cell>
          <table:table-cell table:style-name="ce4"/>
          <table:table-cell table:style-name="ce43"/>
          <table:table-cell table:number-columns-repeated="16369" table:style-name="ce6"/>
        </table:table-row>
        <table:table-row table:style-name="ro9">
          <table:table-cell office:value-type="string" table:style-name="ce44">
            <text:p>E09000011</text:p>
          </table:table-cell>
          <table:table-cell office:value-type="string" table:style-name="ce56">
            <text:p>Greenwich</text:p>
          </table:table-cell>
          <table:table-cell office:value-type="float" office:value="2290" table:style-name="ce45">
            <text:p>2,290</text:p>
          </table:table-cell>
          <table:table-cell office:value-type="float" office:value="1.1498119630654289" table:style-name="ce46">
            <text:p>1.1</text:p>
          </table:table-cell>
          <table:table-cell table:style-name="ce47"/>
          <table:table-cell office:value-type="float" office:value="1.7240100411092072" table:style-name="ce48">
            <text:p>1.7</text:p>
          </table:table-cell>
          <table:table-cell office:value-type="string" table:style-name="ce49">
            <text:p>-0.9 , +1.8</text:p>
          </table:table-cell>
          <table:table-cell table:style-name="ce4"/>
          <table:table-cell office:value-type="float" office:value="3837" table:style-name="ce50">
            <text:p>3,837</text:p>
          </table:table-cell>
          <table:table-cell office:value-type="float" office:value="1.9265626647519871" table:style-name="ce51">
            <text:p>1.9</text:p>
          </table:table-cell>
          <table:table-cell table:style-name="ce4"/>
          <table:table-cell office:value-type="float" office:value="36.323902539039779" table:style-name="ce48">
            <text:p>36.3</text:p>
          </table:table-cell>
          <table:table-cell office:value-type="string" table:style-name="ce49">
            <text:p>-4.5 , +4.7</text:p>
          </table:table-cell>
          <table:table-cell table:style-name="ce4"/>
          <table:table-cell table:style-name="ce43"/>
          <table:table-cell table:number-columns-repeated="16369" table:style-name="ce6"/>
        </table:table-row>
        <table:table-row table:style-name="ro9">
          <table:table-cell office:value-type="string" table:style-name="ce44">
            <text:p>E09000012</text:p>
          </table:table-cell>
          <table:table-cell office:value-type="string" table:style-name="ce56">
            <text:p>Hackney</text:p>
          </table:table-cell>
          <table:table-cell office:value-type="float" office:value="13580" table:style-name="ce45">
            <text:p>13,580</text:p>
          </table:table-cell>
          <table:table-cell office:value-type="float" office:value="6.9589279766327605" table:style-name="ce46">
            <text:p>7.0</text:p>
          </table:table-cell>
          <table:table-cell table:style-name="ce47"/>
          <table:table-cell office:value-type="float" office:value="7.1942833511257298" table:style-name="ce48">
            <text:p>7.2</text:p>
          </table:table-cell>
          <table:table-cell office:value-type="string" table:style-name="ce49">
            <text:p>-2.1 , +2.9</text:p>
          </table:table-cell>
          <table:table-cell table:style-name="ce4"/>
          <table:table-cell office:value-type="float" office:value="8319" table:style-name="ce50">
            <text:p>8,319</text:p>
          </table:table-cell>
          <table:table-cell office:value-type="float" office:value="4.2629839350226755" table:style-name="ce51">
            <text:p>4.3</text:p>
          </table:table-cell>
          <table:table-cell table:style-name="ce4"/>
          <table:table-cell office:value-type="float" office:value="38.970025967405334" table:style-name="ce48">
            <text:p>39.0</text:p>
          </table:table-cell>
          <table:table-cell office:value-type="string" table:style-name="ce49">
            <text:p>-4.7 , +4.9</text:p>
          </table:table-cell>
          <table:table-cell table:style-name="ce4"/>
          <table:table-cell table:style-name="ce43"/>
          <table:table-cell table:number-columns-repeated="16369" table:style-name="ce6"/>
        </table:table-row>
        <table:table-row table:style-name="ro9">
          <table:table-cell office:value-type="string" table:style-name="ce44">
            <text:p>E09000013</text:p>
          </table:table-cell>
          <table:table-cell office:value-type="string" table:style-name="ce56">
            <text:p>Hammersmith and Fulham</text:p>
          </table:table-cell>
          <table:table-cell office:value-type="float" office:value="6077" table:style-name="ce45">
            <text:p>6,077</text:p>
          </table:table-cell>
          <table:table-cell office:value-type="float" office:value="3.9754551461112237" table:style-name="ce46">
            <text:p>4.0</text:p>
          </table:table-cell>
          <table:table-cell table:style-name="ce47"/>
          <table:table-cell office:value-type="float" office:value="3.8537809384313926" table:style-name="ce48">
            <text:p>3.9</text:p>
          </table:table-cell>
          <table:table-cell office:value-type="string" table:style-name="ce49">
            <text:p>-1.4 , +2.2</text:p>
          </table:table-cell>
          <table:table-cell table:style-name="ce4"/>
          <table:table-cell office:value-type="float" office:value="9011" table:style-name="ce50">
            <text:p>9,011</text:p>
          </table:table-cell>
          <table:table-cell office:value-type="float" office:value="5.894820852658917" table:style-name="ce51">
            <text:p>5.9</text:p>
          </table:table-cell>
          <table:table-cell table:style-name="ce4"/>
          <table:table-cell office:value-type="float" office:value="45.425970128618538" table:style-name="ce48">
            <text:p>45.4</text:p>
          </table:table-cell>
          <table:table-cell office:value-type="string" table:style-name="ce49">
            <text:p>-4.6 , +4.7</text:p>
          </table:table-cell>
          <table:table-cell table:style-name="ce4"/>
          <table:table-cell table:style-name="ce43"/>
          <table:table-cell table:number-columns-repeated="16369" table:style-name="ce6"/>
        </table:table-row>
        <table:table-row table:style-name="ro9">
          <table:table-cell office:value-type="string" table:style-name="ce44">
            <text:p>E09000014</text:p>
          </table:table-cell>
          <table:table-cell office:value-type="string" table:style-name="ce56">
            <text:p>Haringey</text:p>
          </table:table-cell>
          <table:table-cell office:value-type="float" office:value="4985" table:style-name="ce45">
            <text:p>4,985</text:p>
          </table:table-cell>
          <table:table-cell office:value-type="float" office:value="2.4574082107504833" table:style-name="ce46">
            <text:p>2.5</text:p>
          </table:table-cell>
          <table:table-cell table:style-name="ce47"/>
          <table:table-cell office:value-type="float" office:value="2.273365308196293" table:style-name="ce48">
            <text:p>2.3</text:p>
          </table:table-cell>
          <table:table-cell office:value-type="string" table:style-name="ce49">
            <text:p>-1.1 , +2.0</text:p>
          </table:table-cell>
          <table:table-cell table:style-name="ce4"/>
          <table:table-cell office:value-type="float" office:value="3937" table:style-name="ce50">
            <text:p>3,937</text:p>
          </table:table-cell>
          <table:table-cell office:value-type="float" office:value="1.9407855818906021" table:style-name="ce51">
            <text:p>1.9</text:p>
          </table:table-cell>
          <table:table-cell table:style-name="ce4"/>
          <table:table-cell office:value-type="float" office:value="30.520646688475011" table:style-name="ce48">
            <text:p>30.5</text:p>
          </table:table-cell>
          <table:table-cell office:value-type="string" table:style-name="ce49">
            <text:p>-4.4 , +4.7</text:p>
          </table:table-cell>
          <table:table-cell table:style-name="ce4"/>
          <table:table-cell table:style-name="ce43"/>
          <table:table-cell table:number-columns-repeated="16369" table:style-name="ce6"/>
        </table:table-row>
        <table:table-row table:style-name="ro9">
          <table:table-cell office:value-type="string" table:style-name="ce44">
            <text:p>E09000015</text:p>
          </table:table-cell>
          <table:table-cell office:value-type="string" table:style-name="ce56">
            <text:p>Harrow</text:p>
          </table:table-cell>
          <table:table-cell office:value-type="float" office:value="689" table:style-name="ce45">
            <text:p>689</text:p>
          </table:table-cell>
          <table:table-cell office:value-type="float" office:value="0.36073676164148316" table:style-name="ce46">
            <text:p>0.4</text:p>
          </table:table-cell>
          <table:table-cell table:style-name="ce47"/>
          <table:table-cell office:value-type="float" office:value="0.71508101051984951" table:style-name="ce48">
            <text:p>0.7</text:p>
          </table:table-cell>
          <table:table-cell office:value-type="string" table:style-name="ce49">
            <text:p>-0.5 , +1.3</text:p>
          </table:table-cell>
          <table:table-cell table:style-name="ce4"/>
          <table:table-cell office:value-type="float" office:value="3765" table:style-name="ce50">
            <text:p>3,765</text:p>
          </table:table-cell>
          <table:table-cell office:value-type="float" office:value="1.9712248295793673" table:style-name="ce51">
            <text:p>2.0</text:p>
          </table:table-cell>
          <table:table-cell table:style-name="ce4"/>
          <table:table-cell office:value-type="float" office:value="27.739687886502761" table:style-name="ce48">
            <text:p>27.7</text:p>
          </table:table-cell>
          <table:table-cell office:value-type="string" table:style-name="ce49">
            <text:p>-3.9 , +4.3</text:p>
          </table:table-cell>
          <table:table-cell table:style-name="ce4"/>
          <table:table-cell table:style-name="ce43"/>
          <table:table-cell table:number-columns-repeated="16369" table:style-name="ce6"/>
        </table:table-row>
        <table:table-row table:style-name="ro9">
          <table:table-cell office:value-type="string" table:style-name="ce44">
            <text:p>E09000016</text:p>
          </table:table-cell>
          <table:table-cell office:value-type="string" table:style-name="ce56">
            <text:p>Havering</text:p>
          </table:table-cell>
          <table:table-cell office:value-type="float" office:value="743" table:style-name="ce45">
            <text:p>743</text:p>
          </table:table-cell>
          <table:table-cell office:value-type="float" office:value="0.38528551575366615" table:style-name="ce46">
            <text:p>0.4</text:p>
          </table:table-cell>
          <table:table-cell table:style-name="ce47"/>
          <table:table-cell office:value-type="float" office:value="0.79374096161659735" table:style-name="ce48">
            <text:p>0.8</text:p>
          </table:table-cell>
          <table:table-cell office:value-type="string" table:style-name="ce49">
            <text:p>-0.5 , +1.3</text:p>
          </table:table-cell>
          <table:table-cell table:style-name="ce4"/>
          <table:table-cell office:value-type="float" office:value="2990" table:style-name="ce50">
            <text:p>2,990</text:p>
          </table:table-cell>
          <table:table-cell office:value-type="float" office:value="1.5504760324407294" table:style-name="ce51">
            <text:p>1.6</text:p>
          </table:table-cell>
          <table:table-cell table:style-name="ce4"/>
          <table:table-cell office:value-type="float" office:value="26.658811356496663" table:style-name="ce48">
            <text:p>26.7</text:p>
          </table:table-cell>
          <table:table-cell office:value-type="string" table:style-name="ce49">
            <text:p>-3.9 , +4.3</text:p>
          </table:table-cell>
          <table:table-cell table:style-name="ce4"/>
          <table:table-cell table:style-name="ce43"/>
          <table:table-cell table:number-columns-repeated="16369" table:style-name="ce6"/>
        </table:table-row>
        <table:table-row table:style-name="ro9">
          <table:table-cell office:value-type="string" table:style-name="ce44">
            <text:p>E09000017</text:p>
          </table:table-cell>
          <table:table-cell office:value-type="string" table:style-name="ce56">
            <text:p>Hillingdon</text:p>
          </table:table-cell>
          <table:table-cell office:value-type="float" office:value="1532" table:style-name="ce45">
            <text:p>1,532</text:p>
          </table:table-cell>
          <table:table-cell office:value-type="float" office:value="0.70585091433494751" table:style-name="ce46">
            <text:p>0.7</text:p>
          </table:table-cell>
          <table:table-cell table:style-name="ce47"/>
          <table:table-cell office:value-type="float" office:value="0.83952454573143709" table:style-name="ce48">
            <text:p>0.8</text:p>
          </table:table-cell>
          <table:table-cell office:value-type="string" table:style-name="ce49">
            <text:p>-0.5 , +1.3</text:p>
          </table:table-cell>
          <table:table-cell table:style-name="ce4"/>
          <table:table-cell office:value-type="float" office:value="4700" table:style-name="ce50">
            <text:p>4,700</text:p>
          </table:table-cell>
          <table:table-cell office:value-type="float" office:value="2.1654695152573451" table:style-name="ce51">
            <text:p>2.2</text:p>
          </table:table-cell>
          <table:table-cell table:style-name="ce4"/>
          <table:table-cell office:value-type="float" office:value="30.332399916012065" table:style-name="ce48">
            <text:p>30.3</text:p>
          </table:table-cell>
          <table:table-cell office:value-type="string" table:style-name="ce49">
            <text:p>-4.1 , +4.4</text:p>
          </table:table-cell>
          <table:table-cell table:style-name="ce4"/>
          <table:table-cell table:style-name="ce43"/>
          <table:table-cell table:number-columns-repeated="16369" table:style-name="ce6"/>
        </table:table-row>
        <table:table-row table:style-name="ro9">
          <table:table-cell office:value-type="string" table:style-name="ce44">
            <text:p>E09000018</text:p>
          </table:table-cell>
          <table:table-cell office:value-type="string" table:style-name="ce56">
            <text:p>Hounslow</text:p>
          </table:table-cell>
          <table:table-cell office:value-type="float" office:value="3324" table:style-name="ce45">
            <text:p>3,324</text:p>
          </table:table-cell>
          <table:table-cell office:value-type="float" office:value="1.6420977749673951" table:style-name="ce46">
            <text:p>1.6</text:p>
          </table:table-cell>
          <table:table-cell table:style-name="ce47"/>
          <table:table-cell office:value-type="float" office:value="1.9709401188016131" table:style-name="ce48">
            <text:p>2.0</text:p>
          </table:table-cell>
          <table:table-cell office:value-type="string" table:style-name="ce49">
            <text:p>-0.9 , +1.7</text:p>
          </table:table-cell>
          <table:table-cell table:style-name="ce4"/>
          <table:table-cell office:value-type="float" office:value="5383" table:style-name="ce50">
            <text:p>5,383</text:p>
          </table:table-cell>
          <table:table-cell office:value-type="float" office:value="2.6592696518199421" table:style-name="ce51">
            <text:p>2.7</text:p>
          </table:table-cell>
          <table:table-cell table:style-name="ce4"/>
          <table:table-cell office:value-type="float" office:value="30.166269365923931" table:style-name="ce48">
            <text:p>30.2</text:p>
          </table:table-cell>
          <table:table-cell office:value-type="string" table:style-name="ce49">
            <text:p>-4.1 , +4.4</text:p>
          </table:table-cell>
          <table:table-cell table:style-name="ce4"/>
          <table:table-cell table:style-name="ce43"/>
          <table:table-cell table:number-columns-repeated="16369" table:style-name="ce6"/>
        </table:table-row>
        <table:table-row table:style-name="ro9">
          <table:table-cell office:value-type="string" table:style-name="ce44">
            <text:p>E09000019</text:p>
          </table:table-cell>
          <table:table-cell office:value-type="string" table:style-name="ce56">
            <text:p>Islington</text:p>
          </table:table-cell>
          <table:table-cell office:value-type="float" office:value="8586" table:style-name="ce45">
            <text:p>8,586</text:p>
          </table:table-cell>
          <table:table-cell office:value-type="float" office:value="4.9544143104443163" table:style-name="ce46">
            <text:p>5.0</text:p>
          </table:table-cell>
          <table:table-cell table:style-name="ce47"/>
          <table:table-cell office:value-type="float" office:value="3.3494290324218947" table:style-name="ce48">
            <text:p>3.3</text:p>
          </table:table-cell>
          <table:table-cell office:value-type="string" table:style-name="ce49">
            <text:p>-1.3 , +2.1</text:p>
          </table:table-cell>
          <table:table-cell table:style-name="ce4"/>
          <table:table-cell office:value-type="float" office:value="12518" table:style-name="ce50">
            <text:p>12,518</text:p>
          </table:table-cell>
          <table:table-cell office:value-type="float" office:value="7.2233121754183491" table:style-name="ce51">
            <text:p>7.2</text:p>
          </table:table-cell>
          <table:table-cell table:style-name="ce4"/>
          <table:table-cell office:value-type="float" office:value="42.901471509773458" table:style-name="ce48">
            <text:p>42.9</text:p>
          </table:table-cell>
          <table:table-cell office:value-type="string" table:style-name="ce49">
            <text:p>-4.6 , +4.8</text:p>
          </table:table-cell>
          <table:table-cell table:style-name="ce4"/>
          <table:table-cell table:style-name="ce43"/>
          <table:table-cell table:number-columns-repeated="16369" table:style-name="ce6"/>
        </table:table-row>
        <table:table-row table:style-name="ro9">
          <table:table-cell office:value-type="string" table:style-name="ce44">
            <text:p>E09000020</text:p>
          </table:table-cell>
          <table:table-cell office:value-type="string" table:style-name="ce56">
            <text:p>Kensington and Chelsea</text:p>
          </table:table-cell>
          <table:table-cell office:value-type="float" office:value="3155" table:style-name="ce45">
            <text:p>3,155</text:p>
          </table:table-cell>
          <table:table-cell office:value-type="float" office:value="2.3497955566148048" table:style-name="ce46">
            <text:p>2.3</text:p>
          </table:table-cell>
          <table:table-cell table:style-name="ce47"/>
          <table:table-cell office:value-type="float" office:value="3.5847807344789859" table:style-name="ce48">
            <text:p>3.6</text:p>
          </table:table-cell>
          <table:table-cell office:value-type="string" table:style-name="ce49">
            <text:p>-1.4 , +2.3</text:p>
          </table:table-cell>
          <table:table-cell table:style-name="ce4"/>
          <table:table-cell office:value-type="float" office:value="6835" table:style-name="ce50">
            <text:p>6,835</text:p>
          </table:table-cell>
          <table:table-cell office:value-type="float" office:value="5.0906030521274772" table:style-name="ce51">
            <text:p>5.1</text:p>
          </table:table-cell>
          <table:table-cell table:style-name="ce4"/>
          <table:table-cell office:value-type="float" office:value="40.135767318416988" table:style-name="ce48">
            <text:p>40.1</text:p>
          </table:table-cell>
          <table:table-cell office:value-type="string" table:style-name="ce49">
            <text:p>-4.7 , +4.9</text:p>
          </table:table-cell>
          <table:table-cell table:style-name="ce4"/>
          <table:table-cell table:style-name="ce43"/>
          <table:table-cell table:number-columns-repeated="16369" table:style-name="ce6"/>
        </table:table-row>
        <table:table-row table:style-name="ro9">
          <table:table-cell office:value-type="string" table:style-name="ce44">
            <text:p>E09000021</text:p>
          </table:table-cell>
          <table:table-cell office:value-type="string" table:style-name="ce56">
            <text:p>Kingston upon Thames</text:p>
          </table:table-cell>
          <table:table-cell office:value-type="float" office:value="2456" table:style-name="ce45">
            <text:p>2,456</text:p>
          </table:table-cell>
          <table:table-cell office:value-type="float" office:value="1.8922875414130518" table:style-name="ce46">
            <text:p>1.9</text:p>
          </table:table-cell>
          <table:table-cell table:style-name="ce47"/>
          <table:table-cell office:value-type="float" office:value="1.8075092789742515" table:style-name="ce48">
            <text:p>1.8</text:p>
          </table:table-cell>
          <table:table-cell office:value-type="string" table:style-name="ce49">
            <text:p>-0.9 , +1.7</text:p>
          </table:table-cell>
          <table:table-cell table:style-name="ce4"/>
          <table:table-cell office:value-type="float" office:value="4341" table:style-name="ce50">
            <text:p>4,341</text:p>
          </table:table-cell>
          <table:table-cell office:value-type="float" office:value="3.3446336389552354" table:style-name="ce51">
            <text:p>3.3</text:p>
          </table:table-cell>
          <table:table-cell table:style-name="ce4"/>
          <table:table-cell office:value-type="float" office:value="39.774448712757874" table:style-name="ce48">
            <text:p>39.8</text:p>
          </table:table-cell>
          <table:table-cell office:value-type="string" table:style-name="ce49">
            <text:p>-4.5 , +4.7</text:p>
          </table:table-cell>
          <table:table-cell table:style-name="ce4"/>
          <table:table-cell table:style-name="ce43"/>
          <table:table-cell table:number-columns-repeated="16369" table:style-name="ce6"/>
        </table:table-row>
        <table:table-row table:style-name="ro9">
          <table:table-cell office:value-type="string" table:style-name="ce44">
            <text:p>E09000022</text:p>
          </table:table-cell>
          <table:table-cell office:value-type="string" table:style-name="ce56">
            <text:p>Lambeth</text:p>
          </table:table-cell>
          <table:table-cell office:value-type="float" office:value="11282" table:style-name="ce45">
            <text:p>11,282</text:p>
          </table:table-cell>
          <table:table-cell office:value-type="float" office:value="4.5436971405557793" table:style-name="ce46">
            <text:p>4.5</text:p>
          </table:table-cell>
          <table:table-cell table:style-name="ce47"/>
          <table:table-cell office:value-type="float" office:value="5.1751147024847244" table:style-name="ce48">
            <text:p>5.2</text:p>
          </table:table-cell>
          <table:table-cell office:value-type="string" table:style-name="ce49">
            <text:p>-1.7 , +2.5</text:p>
          </table:table-cell>
          <table:table-cell table:style-name="ce4"/>
          <table:table-cell office:value-type="float" office:value="8715" table:style-name="ce50">
            <text:p>8,715</text:p>
          </table:table-cell>
          <table:table-cell office:value-type="float" office:value="3.5098670962545304" table:style-name="ce51">
            <text:p>3.5</text:p>
          </table:table-cell>
          <table:table-cell table:style-name="ce4"/>
          <table:table-cell office:value-type="float" office:value="39.97558326127691" table:style-name="ce48">
            <text:p>40.0</text:p>
          </table:table-cell>
          <table:table-cell office:value-type="string" table:style-name="ce49">
            <text:p>-4.5 , +4.7</text:p>
          </table:table-cell>
          <table:table-cell table:style-name="ce4"/>
          <table:table-cell table:style-name="ce43"/>
          <table:table-cell table:number-columns-repeated="16369" table:style-name="ce6"/>
        </table:table-row>
        <table:table-row table:style-name="ro9">
          <table:table-cell office:value-type="string" table:style-name="ce44">
            <text:p>E09000023</text:p>
          </table:table-cell>
          <table:table-cell office:value-type="string" table:style-name="ce56">
            <text:p>Lewisham</text:p>
          </table:table-cell>
          <table:table-cell office:value-type="float" office:value="4262" table:style-name="ce45">
            <text:p>4,262</text:p>
          </table:table-cell>
          <table:table-cell office:value-type="float" office:value="1.9483517638937777" table:style-name="ce46">
            <text:p>1.9</text:p>
          </table:table-cell>
          <table:table-cell table:style-name="ce47"/>
          <table:table-cell office:value-type="float" office:value="2.5735371377590304" table:style-name="ce48">
            <text:p>2.6</text:p>
          </table:table-cell>
          <table:table-cell office:value-type="string" table:style-name="ce49">
            <text:p>-1.1 , +1.9</text:p>
          </table:table-cell>
          <table:table-cell table:style-name="ce4"/>
          <table:table-cell office:value-type="float" office:value="4507" table:style-name="ce50">
            <text:p>4,507</text:p>
          </table:table-cell>
          <table:table-cell office:value-type="float" office:value="2.0603522758961184" table:style-name="ce51">
            <text:p>2.1</text:p>
          </table:table-cell>
          <table:table-cell table:style-name="ce4"/>
          <table:table-cell office:value-type="float" office:value="42.279769405670095" table:style-name="ce48">
            <text:p>42.3</text:p>
          </table:table-cell>
          <table:table-cell office:value-type="string" table:style-name="ce49">
            <text:p>-4.5 , +4.6</text:p>
          </table:table-cell>
          <table:table-cell table:style-name="ce4"/>
          <table:table-cell table:style-name="ce43"/>
          <table:table-cell table:number-columns-repeated="16369" table:style-name="ce6"/>
        </table:table-row>
        <table:table-row table:style-name="ro12">
          <table:table-cell office:value-type="string" table:style-name="ce44">
            <text:p>E09000024</text:p>
          </table:table-cell>
          <table:table-cell office:value-type="string" table:style-name="ce56">
            <text:p>Merton</text:p>
          </table:table-cell>
          <table:table-cell office:value-type="float" office:value="2851" table:style-name="ce36">
            <text:p>2,851</text:p>
          </table:table-cell>
          <table:table-cell office:value-type="float" office:value="1.7725690126834122" table:style-name="ce46">
            <text:p>1.8</text:p>
          </table:table-cell>
          <table:table-cell table:style-name="ce38"/>
          <table:table-cell office:value-type="float" office:value="1.2344948666081448" table:style-name="ce48">
            <text:p>1.2</text:p>
          </table:table-cell>
          <table:table-cell office:value-type="string" table:style-name="ce49">
            <text:p>-0.7 , +1.5</text:p>
          </table:table-cell>
          <table:table-cell table:style-name="ce41"/>
          <table:table-cell office:value-type="float" office:value="4265" table:style-name="ce50">
            <text:p>4,265</text:p>
          </table:table-cell>
          <table:table-cell office:value-type="float" office:value="2.651703556329271" table:style-name="ce51">
            <text:p>2.7</text:p>
          </table:table-cell>
          <table:table-cell table:style-name="ce41"/>
          <table:table-cell office:value-type="float" office:value="30.338960848215883" table:style-name="ce48">
            <text:p>30.3</text:p>
          </table:table-cell>
          <table:table-cell office:value-type="string" table:style-name="ce49">
            <text:p>-4.1 , +4.5</text:p>
          </table:table-cell>
          <table:table-cell table:style-name="ce41"/>
          <table:table-cell table:style-name="ce43"/>
          <table:table-cell table:number-columns-repeated="16369" table:style-name="ce41"/>
        </table:table-row>
        <table:table-row table:style-name="ro9">
          <table:table-cell office:value-type="string" table:style-name="ce44">
            <text:p>E09000025</text:p>
          </table:table-cell>
          <table:table-cell office:value-type="string" table:style-name="ce56">
            <text:p>Newham</text:p>
          </table:table-cell>
          <table:table-cell office:value-type="float" office:value="1708" table:style-name="ce45">
            <text:p>1,708</text:p>
          </table:table-cell>
          <table:table-cell office:value-type="float" office:value="0.71737578226720988" table:style-name="ce46">
            <text:p>0.7</text:p>
          </table:table-cell>
          <table:table-cell table:style-name="ce47"/>
          <table:table-cell office:value-type="float" office:value="0.29596433132709793" table:style-name="ce48">
            <text:p>0.3</text:p>
          </table:table-cell>
          <table:table-cell office:value-type="string" table:style-name="ce49">
            <text:p>-0.2 , +1.1</text:p>
          </table:table-cell>
          <table:table-cell table:style-name="ce4"/>
          <table:table-cell office:value-type="float" office:value="4624" table:style-name="ce50">
            <text:p>4,624</text:p>
          </table:table-cell>
          <table:table-cell office:value-type="float" office:value="1.9421227266999872" table:style-name="ce51">
            <text:p>1.9</text:p>
          </table:table-cell>
          <table:table-cell table:style-name="ce4"/>
          <table:table-cell office:value-type="float" office:value="41.814755086543656" table:style-name="ce48">
            <text:p>41.8</text:p>
          </table:table-cell>
          <table:table-cell office:value-type="string" table:style-name="ce49">
            <text:p>-4.6 , +4.7</text:p>
          </table:table-cell>
          <table:table-cell table:style-name="ce4"/>
          <table:table-cell table:style-name="ce43"/>
          <table:table-cell table:number-columns-repeated="16369" table:style-name="ce6"/>
        </table:table-row>
        <table:table-row table:style-name="ro9">
          <table:table-cell office:value-type="string" table:style-name="ce44">
            <text:p>E09000026</text:p>
          </table:table-cell>
          <table:table-cell office:value-type="string" table:style-name="ce56">
            <text:p>Redbridge</text:p>
          </table:table-cell>
          <table:table-cell office:value-type="float" office:value="1131" table:style-name="ce45">
            <text:p>1,131</text:p>
          </table:table-cell>
          <table:table-cell office:value-type="float" office:value="0.52333974975938402" table:style-name="ce46">
            <text:p>0.5</text:p>
          </table:table-cell>
          <table:table-cell table:style-name="ce47"/>
          <table:table-cell office:value-type="float" office:value="1.1898660843601685" table:style-name="ce48">
            <text:p>1.2</text:p>
          </table:table-cell>
          <table:table-cell office:value-type="string" table:style-name="ce49">
            <text:p>-0.7 , +1.5</text:p>
          </table:table-cell>
          <table:table-cell table:style-name="ce4"/>
          <table:table-cell office:value-type="float" office:value="3069" table:style-name="ce50">
            <text:p>3,069</text:p>
          </table:table-cell>
          <table:table-cell office:value-type="float" office:value="1.4200969867476123" table:style-name="ce51">
            <text:p>1.4</text:p>
          </table:table-cell>
          <table:table-cell table:style-name="ce4"/>
          <table:table-cell office:value-type="float" office:value="34.38337482905601" table:style-name="ce48">
            <text:p>34.4</text:p>
          </table:table-cell>
          <table:table-cell office:value-type="string" table:style-name="ce49">
            <text:p>-4.2 , +4.5</text:p>
          </table:table-cell>
          <table:table-cell table:style-name="ce4"/>
          <table:table-cell table:style-name="ce43"/>
          <table:table-cell table:number-columns-repeated="16369" table:style-name="ce6"/>
        </table:table-row>
        <table:table-row table:style-name="ro9">
          <table:table-cell office:value-type="string" table:style-name="ce44">
            <text:p>E09000027</text:p>
          </table:table-cell>
          <table:table-cell office:value-type="string" table:style-name="ce56">
            <text:p>Richmond upon Thames</text:p>
          </table:table-cell>
          <table:table-cell office:value-type="float" office:value="4670" table:style-name="ce45">
            <text:p>4,670</text:p>
          </table:table-cell>
          <table:table-cell office:value-type="float" office:value="3.1122544184682641" table:style-name="ce46">
            <text:p>3.1</text:p>
          </table:table-cell>
          <table:table-cell table:style-name="ce47"/>
          <table:table-cell office:value-type="float" office:value="3.2980562020093673" table:style-name="ce48">
            <text:p>3.3</text:p>
          </table:table-cell>
          <table:table-cell office:value-type="string" table:style-name="ce49">
            <text:p>-1.3 , +2.1</text:p>
          </table:table-cell>
          <table:table-cell table:style-name="ce4"/>
          <table:table-cell office:value-type="float" office:value="4429" table:style-name="ce50">
            <text:p>4,429</text:p>
          </table:table-cell>
          <table:table-cell office:value-type="float" office:value="2.9516434302775041" table:style-name="ce51">
            <text:p>3.0</text:p>
          </table:table-cell>
          <table:table-cell table:style-name="ce4"/>
          <table:table-cell office:value-type="float" office:value="35.311681831464981" table:style-name="ce48">
            <text:p>35.3</text:p>
          </table:table-cell>
          <table:table-cell office:value-type="string" table:style-name="ce49">
            <text:p>-4.4 , +4.6</text:p>
          </table:table-cell>
          <table:table-cell table:style-name="ce4"/>
          <table:table-cell table:style-name="ce43"/>
          <table:table-cell table:number-columns-repeated="16369" table:style-name="ce6"/>
        </table:table-row>
        <table:table-row table:style-name="ro9">
          <table:table-cell office:value-type="string" table:style-name="ce44">
            <text:p>E09000028</text:p>
          </table:table-cell>
          <table:table-cell office:value-type="string" table:style-name="ce56">
            <text:p>Southwark</text:p>
          </table:table-cell>
          <table:table-cell office:value-type="float" office:value="8864" table:style-name="ce45">
            <text:p>8,864</text:p>
          </table:table-cell>
          <table:table-cell office:value-type="float" office:value="3.7735045827816824" table:style-name="ce46">
            <text:p>3.8</text:p>
          </table:table-cell>
          <table:table-cell table:style-name="ce47"/>
          <table:table-cell office:value-type="float" office:value="2.1660545640283728" table:style-name="ce48">
            <text:p>2.2</text:p>
          </table:table-cell>
          <table:table-cell office:value-type="string" table:style-name="ce49">
            <text:p>-1.0 , +1.9</text:p>
          </table:table-cell>
          <table:table-cell table:style-name="ce4"/>
          <table:table-cell office:value-type="float" office:value="13147" table:style-name="ce50">
            <text:p>13,147</text:p>
          </table:table-cell>
          <table:table-cell office:value-type="float" office:value="5.5968258968671902" table:style-name="ce51">
            <text:p>5.6</text:p>
          </table:table-cell>
          <table:table-cell table:style-name="ce4"/>
          <table:table-cell office:value-type="float" office:value="44.564123867218186" table:style-name="ce48">
            <text:p>44.6</text:p>
          </table:table-cell>
          <table:table-cell office:value-type="string" table:style-name="ce49">
            <text:p>-4.7 , +4.8</text:p>
          </table:table-cell>
          <table:table-cell table:style-name="ce4"/>
          <table:table-cell table:style-name="ce43"/>
          <table:table-cell table:number-columns-repeated="16369" table:style-name="ce6"/>
        </table:table-row>
        <table:table-row table:style-name="ro9">
          <table:table-cell office:value-type="string" table:style-name="ce44">
            <text:p>E09000029</text:p>
          </table:table-cell>
          <table:table-cell office:value-type="string" table:style-name="ce56">
            <text:p>Sutton</text:p>
          </table:table-cell>
          <table:table-cell office:value-type="float" office:value="1715" table:style-name="ce45">
            <text:p>1,715</text:p>
          </table:table-cell>
          <table:table-cell office:value-type="float" office:value="1.1271178643252409" table:style-name="ce46">
            <text:p>1.1</text:p>
          </table:table-cell>
          <table:table-cell table:style-name="ce47"/>
          <table:table-cell office:value-type="float" office:value="1.0751496758588048" table:style-name="ce48">
            <text:p>1.1</text:p>
          </table:table-cell>
          <table:table-cell office:value-type="string" table:style-name="ce49">
            <text:p>-0.6 , +1.4</text:p>
          </table:table-cell>
          <table:table-cell table:style-name="ce4"/>
          <table:table-cell office:value-type="float" office:value="4150" table:style-name="ce50">
            <text:p>4,150</text:p>
          </table:table-cell>
          <table:table-cell office:value-type="float" office:value="2.7274280681922738" table:style-name="ce51">
            <text:p>2.7</text:p>
          </table:table-cell>
          <table:table-cell table:style-name="ce4"/>
          <table:table-cell office:value-type="float" office:value="33.691553580636942" table:style-name="ce48">
            <text:p>33.7</text:p>
          </table:table-cell>
          <table:table-cell office:value-type="string" table:style-name="ce49">
            <text:p>-4.2 , +4.5</text:p>
          </table:table-cell>
          <table:table-cell table:style-name="ce4"/>
          <table:table-cell table:style-name="ce43"/>
          <table:table-cell table:number-columns-repeated="16369" table:style-name="ce6"/>
        </table:table-row>
        <table:table-row table:style-name="ro9">
          <table:table-cell office:value-type="string" table:style-name="ce44">
            <text:p>E09000030</text:p>
          </table:table-cell>
          <table:table-cell office:value-type="string" table:style-name="ce56">
            <text:p>Tower Hamlets</text:p>
          </table:table-cell>
          <table:table-cell office:value-type="float" office:value="6686" table:style-name="ce45">
            <text:p>6,686</text:p>
          </table:table-cell>
          <table:table-cell office:value-type="float" office:value="3.2782062534015188" table:style-name="ce46">
            <text:p>3.3</text:p>
          </table:table-cell>
          <table:table-cell table:style-name="ce47"/>
          <table:table-cell office:value-type="float" office:value="6.1775214752950651" table:style-name="ce48">
            <text:p>6.2</text:p>
          </table:table-cell>
          <table:table-cell office:value-type="string" table:style-name="ce49">
            <text:p>-1.9 , +2.6</text:p>
          </table:table-cell>
          <table:table-cell table:style-name="ce4"/>
          <table:table-cell office:value-type="float" office:value="16059" table:style-name="ce50">
            <text:p>16,059</text:p>
          </table:table-cell>
          <table:table-cell office:value-type="float" office:value="7.873872902090187" table:style-name="ce51">
            <text:p>7.9</text:p>
          </table:table-cell>
          <table:table-cell table:style-name="ce4"/>
          <table:table-cell office:value-type="float" office:value="48.450709235274815" table:style-name="ce48">
            <text:p>48.5</text:p>
          </table:table-cell>
          <table:table-cell office:value-type="string" table:style-name="ce49">
            <text:p>-4.7 , +4.7</text:p>
          </table:table-cell>
          <table:table-cell table:style-name="ce4"/>
          <table:table-cell table:style-name="ce43"/>
          <table:table-cell table:number-columns-repeated="16369" table:style-name="ce6"/>
        </table:table-row>
        <table:table-row table:style-name="ro9">
          <table:table-cell office:value-type="string" table:style-name="ce44">
            <text:p>E09000031</text:p>
          </table:table-cell>
          <table:table-cell office:value-type="string" table:style-name="ce56">
            <text:p>Waltham Forest</text:p>
          </table:table-cell>
          <table:table-cell office:value-type="float" office:value="2758" table:style-name="ce45">
            <text:p>2,758</text:p>
          </table:table-cell>
          <table:table-cell office:value-type="float" office:value="1.3577445097006364" table:style-name="ce46">
            <text:p>1.4</text:p>
          </table:table-cell>
          <table:table-cell table:style-name="ce47"/>
          <table:table-cell office:value-type="float" office:value="3.2528479086350321" table:style-name="ce48">
            <text:p>3.3</text:p>
          </table:table-cell>
          <table:table-cell office:value-type="string" table:style-name="ce49">
            <text:p>-1.3 , +2.1</text:p>
          </table:table-cell>
          <table:table-cell table:style-name="ce4"/>
          <table:table-cell office:value-type="float" office:value="3932" table:style-name="ce50">
            <text:p>3,932</text:p>
          </table:table-cell>
          <table:table-cell office:value-type="float" office:value="1.9356966686522492" table:style-name="ce51">
            <text:p>1.9</text:p>
          </table:table-cell>
          <table:table-cell table:style-name="ce4"/>
          <table:table-cell office:value-type="float" office:value="34.982354158171823" table:style-name="ce48">
            <text:p>35.0</text:p>
          </table:table-cell>
          <table:table-cell office:value-type="string" table:style-name="ce49">
            <text:p>-4.3 , +4.6</text:p>
          </table:table-cell>
          <table:table-cell table:style-name="ce4"/>
          <table:table-cell table:style-name="ce43"/>
          <table:table-cell table:number-columns-repeated="16369" table:style-name="ce6"/>
        </table:table-row>
        <table:table-row table:style-name="ro9">
          <table:table-cell office:value-type="string" table:style-name="ce44">
            <text:p>E09000032</text:p>
          </table:table-cell>
          <table:table-cell office:value-type="string" table:style-name="ce56">
            <text:p>Wandsworth</text:p>
          </table:table-cell>
          <table:table-cell office:value-type="float" office:value="11460" table:style-name="ce45">
            <text:p>11,460</text:p>
          </table:table-cell>
          <table:table-cell office:value-type="float" office:value="4.4767548605604146" table:style-name="ce46">
            <text:p>4.5</text:p>
          </table:table-cell>
          <table:table-cell table:style-name="ce47"/>
          <table:table-cell office:value-type="float" office:value="6.6697468915604974" table:style-name="ce48">
            <text:p>6.7</text:p>
          </table:table-cell>
          <table:table-cell office:value-type="string" table:style-name="ce49">
            <text:p>-1.9 , +2.6</text:p>
          </table:table-cell>
          <table:table-cell table:style-name="ce4"/>
          <table:table-cell office:value-type="float" office:value="8673" table:style-name="ce50">
            <text:p>8,673</text:p>
          </table:table-cell>
          <table:table-cell office:value-type="float" office:value="3.3880362046806702" table:style-name="ce51">
            <text:p>3.4</text:p>
          </table:table-cell>
          <table:table-cell table:style-name="ce4"/>
          <table:table-cell office:value-type="float" office:value="40.656354634964408" table:style-name="ce48">
            <text:p>40.7</text:p>
          </table:table-cell>
          <table:table-cell office:value-type="string" table:style-name="ce49">
            <text:p>-4.4 , +4.5</text:p>
          </table:table-cell>
          <table:table-cell table:style-name="ce4"/>
          <table:table-cell table:style-name="ce43"/>
          <table:table-cell table:number-columns-repeated="16369" table:style-name="ce6"/>
        </table:table-row>
        <table:table-row table:style-name="ro9">
          <table:table-cell office:value-type="string" table:style-name="ce44">
            <text:p>E09000033</text:p>
          </table:table-cell>
          <table:table-cell office:value-type="string" table:style-name="ce56">
            <text:p>Westminster</text:p>
          </table:table-cell>
          <table:table-cell office:value-type="float" office:value="4668" table:style-name="ce45">
            <text:p>4,668</text:p>
          </table:table-cell>
          <table:table-cell office:value-type="float" office:value="2.4987688157077703" table:style-name="ce46">
            <text:p>2.5</text:p>
          </table:table-cell>
          <table:table-cell table:style-name="ce47"/>
          <table:table-cell office:value-type="float" office:value="2.2315690392289471" table:style-name="ce48">
            <text:p>2.2</text:p>
          </table:table-cell>
          <table:table-cell office:value-type="string" table:style-name="ce49">
            <text:p>-1.0 , +1.9</text:p>
          </table:table-cell>
          <table:table-cell table:style-name="ce4"/>
          <table:table-cell office:value-type="float" office:value="18158" table:style-name="ce50">
            <text:p>18,158</text:p>
          </table:table-cell>
          <table:table-cell office:value-type="float" office:value="9.7199323383936793" table:style-name="ce46">
            <text:p>9.7</text:p>
          </table:table-cell>
          <table:table-cell table:style-name="ce4"/>
          <table:table-cell office:value-type="float" office:value="37.589406297304244" table:style-name="ce48">
            <text:p>37.6</text:p>
          </table:table-cell>
          <table:table-cell office:value-type="string" table:style-name="ce49">
            <text:p>-4.5 , +4.7</text:p>
          </table:table-cell>
          <table:table-cell table:style-name="ce4"/>
          <table:table-cell table:style-name="ce43"/>
          <table:table-cell table:number-columns-repeated="16369" table:style-name="ce6"/>
        </table:table-row>
        <table:table-row table:style-name="ro8">
          <table:table-cell office:value-type="string" table:style-name="ce53">
            <text:p>E12000008</text:p>
          </table:table-cell>
          <table:table-cell office:value-type="string" table:style-name="ce41">
            <text:p>South East</text:p>
          </table:table-cell>
          <table:table-cell office:value-type="float" office:value="92871" table:style-name="ce45">
            <text:p>92,871</text:p>
          </table:table-cell>
          <table:table-cell office:value-type="float" office:value="1.3281200617904529" table:style-name="ce46">
            <text:p>1.3</text:p>
          </table:table-cell>
          <table:table-cell table:style-name="ce47"/>
          <table:table-cell office:value-type="float" office:value="1.6138421909987335" table:style-name="ce54">
            <text:p>1.6</text:p>
          </table:table-cell>
          <table:table-cell office:value-type="string" table:style-name="ce40">
            <text:p>-0.1 , +0.2</text:p>
          </table:table-cell>
          <table:table-cell table:style-name="ce4"/>
          <table:table-cell office:value-type="float" office:value="235332" table:style-name="ce50">
            <text:p>235,332</text:p>
          </table:table-cell>
          <table:table-cell office:value-type="float" office:value="3.3654117042055205" table:style-name="ce51">
            <text:p>3.4</text:p>
          </table:table-cell>
          <table:table-cell table:style-name="ce4"/>
          <table:table-cell office:value-type="float" office:value="22.701294120318487" table:style-name="ce54">
            <text:p>22.7</text:p>
          </table:table-cell>
          <table:table-cell office:value-type="string" table:style-name="ce40">
            <text:p>-0.5 , +0.5</text:p>
          </table:table-cell>
          <table:table-cell table:style-name="ce4"/>
          <table:table-cell table:style-name="ce43"/>
          <table:table-cell table:number-columns-repeated="16369" table:style-name="ce6"/>
        </table:table-row>
        <table:table-row table:style-name="ro9">
          <table:table-cell office:value-type="string" table:style-name="ce44">
            <text:p>E06000036</text:p>
          </table:table-cell>
          <table:table-cell office:value-type="string" table:style-name="ce55">
            <text:p>Bracknell Forest</text:p>
          </table:table-cell>
          <table:table-cell office:value-type="float" office:value="1052" table:style-name="ce45">
            <text:p>1,052</text:p>
          </table:table-cell>
          <table:table-cell office:value-type="float" office:value="1.1722362746955195" table:style-name="ce46">
            <text:p>1.2</text:p>
          </table:table-cell>
          <table:table-cell table:style-name="ce47"/>
          <table:table-cell office:value-type="float" office:value="3.1266218483337966" table:style-name="ce48">
            <text:p>3.1</text:p>
          </table:table-cell>
          <table:table-cell office:value-type="string" table:style-name="ce49">
            <text:p>-1.3 , +2.0</text:p>
          </table:table-cell>
          <table:table-cell table:style-name="ce4"/>
          <table:table-cell office:value-type="float" office:value="2804" table:style-name="ce50">
            <text:p>2,804</text:p>
          </table:table-cell>
          <table:table-cell office:value-type="float" office:value="3.124477675139008" table:style-name="ce51">
            <text:p>3.1</text:p>
          </table:table-cell>
          <table:table-cell table:style-name="ce4"/>
          <table:table-cell office:value-type="float" office:value="17.327944710426618" table:style-name="ce48">
            <text:p>17.3</text:p>
          </table:table-cell>
          <table:table-cell office:value-type="string" table:style-name="ce49">
            <text:p>-3.2 , +3.8</text:p>
          </table:table-cell>
          <table:table-cell table:style-name="ce4"/>
          <table:table-cell table:style-name="ce43"/>
          <table:table-cell table:number-columns-repeated="16369" table:style-name="ce6"/>
        </table:table-row>
        <table:table-row table:style-name="ro9">
          <table:table-cell office:value-type="string" table:style-name="ce44">
            <text:p>E06000043</text:p>
          </table:table-cell>
          <table:table-cell office:value-type="string" table:style-name="ce55">
            <text:p>Brighton and Hove</text:p>
          </table:table-cell>
          <table:table-cell office:value-type="float" office:value="4697" table:style-name="ce45">
            <text:p>4,697</text:p>
          </table:table-cell>
          <table:table-cell office:value-type="float" office:value="2.0508767640072656" table:style-name="ce46">
            <text:p>2.1</text:p>
          </table:table-cell>
          <table:table-cell table:style-name="ce47"/>
          <table:table-cell office:value-type="float" office:value="1.7815079096272228" table:style-name="ce48">
            <text:p>1.8</text:p>
          </table:table-cell>
          <table:table-cell office:value-type="string" table:style-name="ce49">
            <text:p>-0.9 , +1.7</text:p>
          </table:table-cell>
          <table:table-cell table:style-name="ce4"/>
          <table:table-cell office:value-type="float" office:value="17602" table:style-name="ce50">
            <text:p>17,602</text:p>
          </table:table-cell>
          <table:table-cell office:value-type="float" office:value="7.6856573983512639" table:style-name="ce51">
            <text:p>7.7</text:p>
          </table:table-cell>
          <table:table-cell table:style-name="ce4"/>
          <table:table-cell office:value-type="float" office:value="29.488404360753222" table:style-name="ce48">
            <text:p>29.5</text:p>
          </table:table-cell>
          <table:table-cell office:value-type="string" table:style-name="ce49">
            <text:p>-4.0 , +4.4</text:p>
          </table:table-cell>
          <table:table-cell table:style-name="ce4"/>
          <table:table-cell table:style-name="ce43"/>
          <table:table-cell table:number-columns-repeated="16369" table:style-name="ce6"/>
        </table:table-row>
        <table:table-row table:style-name="ro9">
          <table:table-cell office:value-type="string" table:style-name="ce44">
            <text:p>E06000046</text:p>
          </table:table-cell>
          <table:table-cell office:value-type="string" table:style-name="ce55">
            <text:p>Isle of Wight</text:p>
          </table:table-cell>
          <table:table-cell office:value-type="float" office:value="1367" table:style-name="ce45">
            <text:p>1,367</text:p>
          </table:table-cell>
          <table:table-cell office:value-type="float" office:value="1.182638486361159" table:style-name="ce46">
            <text:p>1.2</text:p>
          </table:table-cell>
          <table:table-cell table:style-name="ce47"/>
          <table:table-cell office:value-type="float" office:value="1.4269801785348804" table:style-name="ce48">
            <text:p>1.4</text:p>
          </table:table-cell>
          <table:table-cell office:value-type="string" table:style-name="ce49">
            <text:p>-0.8 , +1.6</text:p>
          </table:table-cell>
          <table:table-cell table:style-name="ce4"/>
          <table:table-cell office:value-type="float" office:value="4863" table:style-name="ce50">
            <text:p>4,863</text:p>
          </table:table-cell>
          <table:table-cell office:value-type="float" office:value="4.2071477389717016" table:style-name="ce51">
            <text:p>4.2</text:p>
          </table:table-cell>
          <table:table-cell table:style-name="ce4"/>
          <table:table-cell office:value-type="float" office:value="17.670987175207813" table:style-name="ce48">
            <text:p>17.7</text:p>
          </table:table-cell>
          <table:table-cell office:value-type="string" table:style-name="ce49">
            <text:p>-3.4 , +4.0</text:p>
          </table:table-cell>
          <table:table-cell table:style-name="ce4"/>
          <table:table-cell table:style-name="ce43"/>
          <table:table-cell table:number-columns-repeated="16369" table:style-name="ce6"/>
        </table:table-row>
        <table:table-row table:style-name="ro9">
          <table:table-cell office:value-type="string" table:style-name="ce44">
            <text:p>E06000035</text:p>
          </table:table-cell>
          <table:table-cell office:value-type="string" table:style-name="ce55">
            <text:p>Medway</text:p>
          </table:table-cell>
          <table:table-cell office:value-type="float" office:value="1173" table:style-name="ce45">
            <text:p>1,173</text:p>
          </table:table-cell>
          <table:table-cell office:value-type="float" office:value="0.55721553743034802" table:style-name="ce46">
            <text:p>0.6</text:p>
          </table:table-cell>
          <table:table-cell table:style-name="ce47"/>
          <table:table-cell office:value-type="float" office:value="0.60796044576016361" table:style-name="ce48">
            <text:p>0.6</text:p>
          </table:table-cell>
          <table:table-cell office:value-type="string" table:style-name="ce49">
            <text:p>-0.4 , +1.2</text:p>
          </table:table-cell>
          <table:table-cell table:style-name="ce4"/>
          <table:table-cell office:value-type="float" office:value="5619" table:style-name="ce50">
            <text:p>5,619</text:p>
          </table:table-cell>
          <table:table-cell office:value-type="float" office:value="2.6692191856957592" table:style-name="ce51">
            <text:p>2.7</text:p>
          </table:table-cell>
          <table:table-cell table:style-name="ce4"/>
          <table:table-cell office:value-type="float" office:value="28.104606297337209" table:style-name="ce48">
            <text:p>28.1</text:p>
          </table:table-cell>
          <table:table-cell office:value-type="string" table:style-name="ce49">
            <text:p>-4.0 , +4.3</text:p>
          </table:table-cell>
          <table:table-cell table:style-name="ce4"/>
          <table:table-cell table:style-name="ce43"/>
          <table:table-cell table:number-columns-repeated="16369" table:style-name="ce6"/>
        </table:table-row>
        <table:table-row table:style-name="ro9">
          <table:table-cell office:value-type="string" table:style-name="ce44">
            <text:p>E06000042</text:p>
          </table:table-cell>
          <table:table-cell office:value-type="string" table:style-name="ce55">
            <text:p>Milton Keynes</text:p>
          </table:table-cell>
          <table:table-cell office:value-type="float" office:value="2906" table:style-name="ce45">
            <text:p>2,906</text:p>
          </table:table-cell>
          <table:table-cell office:value-type="float" office:value="1.5023600390841083" table:style-name="ce46">
            <text:p>1.5</text:p>
          </table:table-cell>
          <table:table-cell table:style-name="ce47"/>
          <table:table-cell office:value-type="float" office:value="1.6873074529628236" table:style-name="ce48">
            <text:p>1.7</text:p>
          </table:table-cell>
          <table:table-cell office:value-type="string" table:style-name="ce49">
            <text:p>-0.8 , +1.6</text:p>
          </table:table-cell>
          <table:table-cell table:style-name="ce4"/>
          <table:table-cell office:value-type="float" office:value="5432" table:style-name="ce50">
            <text:p>5,432</text:p>
          </table:table-cell>
          <table:table-cell office:value-type="float" office:value="2.8082655651427655" table:style-name="ce51">
            <text:p>2.8</text:p>
          </table:table-cell>
          <table:table-cell table:style-name="ce4"/>
          <table:table-cell office:value-type="float" office:value="19.799671586285665" table:style-name="ce48">
            <text:p>19.8</text:p>
          </table:table-cell>
          <table:table-cell office:value-type="string" table:style-name="ce49">
            <text:p>-3.4 , +3.9</text:p>
          </table:table-cell>
          <table:table-cell table:style-name="ce4"/>
          <table:table-cell table:style-name="ce43"/>
          <table:table-cell table:number-columns-repeated="16369" table:style-name="ce6"/>
        </table:table-row>
        <table:table-row table:style-name="ro9">
          <table:table-cell office:value-type="string" table:style-name="ce44">
            <text:p>E06000044</text:p>
          </table:table-cell>
          <table:table-cell office:value-type="string" table:style-name="ce55">
            <text:p>Portsmouth</text:p>
          </table:table-cell>
          <table:table-cell office:value-type="float" office:value="5243" table:style-name="ce45">
            <text:p>5,243</text:p>
          </table:table-cell>
          <table:table-cell office:value-type="float" office:value="3.1347156454775913" table:style-name="ce46">
            <text:p>3.1</text:p>
          </table:table-cell>
          <table:table-cell table:style-name="ce47"/>
          <table:table-cell office:value-type="float" office:value="4.586334291151994" table:style-name="ce48">
            <text:p>4.6</text:p>
          </table:table-cell>
          <table:table-cell office:value-type="string" table:style-name="ce49">
            <text:p>-1.6 , +2.5</text:p>
          </table:table-cell>
          <table:table-cell table:style-name="ce4"/>
          <table:table-cell office:value-type="float" office:value="8009" table:style-name="ce50">
            <text:p>8,009</text:p>
          </table:table-cell>
          <table:table-cell office:value-type="float" office:value="4.7884679772325054" table:style-name="ce51">
            <text:p>4.8</text:p>
          </table:table-cell>
          <table:table-cell table:style-name="ce4"/>
          <table:table-cell office:value-type="float" office:value="32.488248875386574" table:style-name="ce48">
            <text:p>32.5</text:p>
          </table:table-cell>
          <table:table-cell office:value-type="string" table:style-name="ce49">
            <text:p>-4.4 , +4.7</text:p>
          </table:table-cell>
          <table:table-cell table:style-name="ce4"/>
          <table:table-cell table:style-name="ce43"/>
          <table:table-cell table:number-columns-repeated="16369" table:style-name="ce6"/>
        </table:table-row>
        <table:table-row table:style-name="ro9">
          <table:table-cell office:value-type="string" table:style-name="ce44">
            <text:p>E06000038</text:p>
          </table:table-cell>
          <table:table-cell office:value-type="string" table:style-name="ce55">
            <text:p>Reading</text:p>
          </table:table-cell>
          <table:table-cell office:value-type="float" office:value="2578" table:style-name="ce45">
            <text:p>2,578</text:p>
          </table:table-cell>
          <table:table-cell office:value-type="float" office:value="2.0528419677979328" table:style-name="ce46">
            <text:p>2.1</text:p>
          </table:table-cell>
          <table:table-cell table:style-name="ce47"/>
          <table:table-cell office:value-type="float" office:value="3.5325278315895678" table:style-name="ce48">
            <text:p>3.5</text:p>
          </table:table-cell>
          <table:table-cell office:value-type="string" table:style-name="ce49">
            <text:p>-1.4 , +2.2</text:p>
          </table:table-cell>
          <table:table-cell table:style-name="ce4"/>
          <table:table-cell office:value-type="float" office:value="8583" table:style-name="ce50">
            <text:p>8,583</text:p>
          </table:table-cell>
          <table:table-cell office:value-type="float" office:value="6.8345782038827227" table:style-name="ce51">
            <text:p>6.8</text:p>
          </table:table-cell>
          <table:table-cell table:style-name="ce4"/>
          <table:table-cell office:value-type="float" office:value="29.6384482727468" table:style-name="ce48">
            <text:p>29.6</text:p>
          </table:table-cell>
          <table:table-cell office:value-type="string" table:style-name="ce49">
            <text:p>-4.1 , +4.5</text:p>
          </table:table-cell>
          <table:table-cell table:style-name="ce4"/>
          <table:table-cell table:style-name="ce43"/>
          <table:table-cell table:number-columns-repeated="16369" table:style-name="ce6"/>
        </table:table-row>
        <table:table-row table:style-name="ro9">
          <table:table-cell office:value-type="string" table:style-name="ce44">
            <text:p>E06000039</text:p>
          </table:table-cell>
          <table:table-cell office:value-type="string" table:style-name="ce55">
            <text:p>Slough</text:p>
          </table:table-cell>
          <table:table-cell office:value-type="float" office:value="1193" table:style-name="ce45">
            <text:p>1,193</text:p>
          </table:table-cell>
          <table:table-cell office:value-type="float" office:value="1.118664728773032" table:style-name="ce46">
            <text:p>1.1</text:p>
          </table:table-cell>
          <table:table-cell table:style-name="ce47"/>
          <table:table-cell office:value-type="float" office:value="2.5502609480339768" table:style-name="ce48">
            <text:p>2.6</text:p>
          </table:table-cell>
          <table:table-cell office:value-type="string" table:style-name="ce49">
            <text:p>-1.1 , +1.9</text:p>
          </table:table-cell>
          <table:table-cell table:style-name="ce4"/>
          <table:table-cell office:value-type="float" office:value="3748" table:style-name="ce50">
            <text:p>3,748</text:p>
          </table:table-cell>
          <table:table-cell office:value-type="float" office:value="3.5144638754747057" table:style-name="ce51">
            <text:p>3.5</text:p>
          </table:table-cell>
          <table:table-cell table:style-name="ce4"/>
          <table:table-cell office:value-type="float" office:value="29.447018170667207" table:style-name="ce48">
            <text:p>29.4</text:p>
          </table:table-cell>
          <table:table-cell office:value-type="string" table:style-name="ce49">
            <text:p>-4.1 , +4.5</text:p>
          </table:table-cell>
          <table:table-cell table:style-name="ce4"/>
          <table:table-cell table:style-name="ce43"/>
          <table:table-cell table:number-columns-repeated="16369" table:style-name="ce6"/>
        </table:table-row>
        <table:table-row table:style-name="ro9">
          <table:table-cell office:value-type="string" table:style-name="ce44">
            <text:p>E06000045</text:p>
          </table:table-cell>
          <table:table-cell office:value-type="string" table:style-name="ce55">
            <text:p>Southampton</text:p>
          </table:table-cell>
          <table:table-cell office:value-type="float" office:value="3824" table:style-name="ce45">
            <text:p>3,824</text:p>
          </table:table-cell>
          <table:table-cell office:value-type="float" office:value="1.9556701136375261" table:style-name="ce46">
            <text:p>2.0</text:p>
          </table:table-cell>
          <table:table-cell table:style-name="ce47"/>
          <table:table-cell office:value-type="float" office:value="0.55474543869456949" table:style-name="ce48">
            <text:p>0.6</text:p>
          </table:table-cell>
          <table:table-cell office:value-type="string" table:style-name="ce49">
            <text:p>-0.4 , +1.4</text:p>
          </table:table-cell>
          <table:table-cell table:style-name="ce4"/>
          <table:table-cell office:value-type="float" office:value="9919" table:style-name="ce50">
            <text:p>9,919</text:p>
          </table:table-cell>
          <table:table-cell office:value-type="float" office:value="5.0727750672517313" table:style-name="ce51">
            <text:p>5.1</text:p>
          </table:table-cell>
          <table:table-cell table:style-name="ce4"/>
          <table:table-cell office:value-type="float" office:value="28.710585078153951" table:style-name="ce48">
            <text:p>28.7</text:p>
          </table:table-cell>
          <table:table-cell office:value-type="string" table:style-name="ce49">
            <text:p>-4.3 , +4.8</text:p>
          </table:table-cell>
          <table:table-cell table:style-name="ce4"/>
          <table:table-cell table:style-name="ce43"/>
          <table:table-cell table:number-columns-repeated="16369" table:style-name="ce6"/>
        </table:table-row>
        <table:table-row table:style-name="ro9">
          <table:table-cell office:value-type="string" table:style-name="ce44">
            <text:p>E06000037</text:p>
          </table:table-cell>
          <table:table-cell office:value-type="string" table:style-name="ce55">
            <text:p>West Berkshire</text:p>
          </table:table-cell>
          <table:table-cell office:value-type="float" office:value="1622" table:style-name="ce45">
            <text:p>1,622</text:p>
          </table:table-cell>
          <table:table-cell office:value-type="float" office:value="1.3215894924672658" table:style-name="ce46">
            <text:p>1.3</text:p>
          </table:table-cell>
          <table:table-cell table:style-name="ce47"/>
          <table:table-cell office:value-type="float" office:value="1.4760889831000188" table:style-name="ce48">
            <text:p>1.5</text:p>
          </table:table-cell>
          <table:table-cell office:value-type="string" table:style-name="ce49">
            <text:p>-0.8 , +1.6</text:p>
          </table:table-cell>
          <table:table-cell table:style-name="ce4"/>
          <table:table-cell office:value-type="float" office:value="3864" table:style-name="ce50">
            <text:p>3,864</text:p>
          </table:table-cell>
          <table:table-cell office:value-type="float" office:value="3.1483488279244853" table:style-name="ce51">
            <text:p>3.1</text:p>
          </table:table-cell>
          <table:table-cell table:style-name="ce4"/>
          <table:table-cell office:value-type="float" office:value="22.631704789989634" table:style-name="ce48">
            <text:p>22.6</text:p>
          </table:table-cell>
          <table:table-cell office:value-type="string" table:style-name="ce49">
            <text:p>-3.6 , +4.1</text:p>
          </table:table-cell>
          <table:table-cell table:style-name="ce4"/>
          <table:table-cell table:style-name="ce43"/>
          <table:table-cell table:number-columns-repeated="16369" table:style-name="ce6"/>
        </table:table-row>
        <table:table-row table:style-name="ro9">
          <table:table-cell office:value-type="string" table:style-name="ce44">
            <text:p>E06000040</text:p>
          </table:table-cell>
          <table:table-cell office:value-type="string" table:style-name="ce55">
            <text:p>Windsor and Maidenhead</text:p>
          </table:table-cell>
          <table:table-cell office:value-type="float" office:value="1235" table:style-name="ce45">
            <text:p>1,235</text:p>
          </table:table-cell>
          <table:table-cell office:value-type="float" office:value="1.0655737704918031" table:style-name="ce46">
            <text:p>1.1</text:p>
          </table:table-cell>
          <table:table-cell table:style-name="ce47"/>
          <table:table-cell office:value-type="float" office:value="0.44837307161164119" table:style-name="ce48">
            <text:p>0.4</text:p>
          </table:table-cell>
          <table:table-cell office:value-type="string" table:style-name="ce49">
            <text:p>-0.3 , +1.2</text:p>
          </table:table-cell>
          <table:table-cell table:style-name="ce4"/>
          <table:table-cell office:value-type="float" office:value="3941" table:style-name="ce50">
            <text:p>3,941</text:p>
          </table:table-cell>
          <table:table-cell office:value-type="float" office:value="3.4003451251078518" table:style-name="ce51">
            <text:p>3.4</text:p>
          </table:table-cell>
          <table:table-cell table:style-name="ce4"/>
          <table:table-cell office:value-type="float" office:value="20.031928685890982" table:style-name="ce48">
            <text:p>20.0</text:p>
          </table:table-cell>
          <table:table-cell office:value-type="string" table:style-name="ce49">
            <text:p>-3.5 , +4.0</text:p>
          </table:table-cell>
          <table:table-cell table:style-name="ce4"/>
          <table:table-cell table:style-name="ce43"/>
          <table:table-cell table:number-columns-repeated="16369" table:style-name="ce6"/>
        </table:table-row>
        <table:table-row table:style-name="ro9">
          <table:table-cell office:value-type="string" table:style-name="ce44">
            <text:p>E06000041</text:p>
          </table:table-cell>
          <table:table-cell office:value-type="string" table:style-name="ce55">
            <text:p>Wokingham</text:p>
          </table:table-cell>
          <table:table-cell office:value-type="float" office:value="1428" table:style-name="ce45">
            <text:p>1,428</text:p>
          </table:table-cell>
          <table:table-cell office:value-type="float" office:value="1.1608812291683601" table:style-name="ce46">
            <text:p>1.2</text:p>
          </table:table-cell>
          <table:table-cell table:style-name="ce47"/>
          <table:table-cell office:value-type="float" office:value="1.5177576432966713" table:style-name="ce48">
            <text:p>1.5</text:p>
          </table:table-cell>
          <table:table-cell office:value-type="string" table:style-name="ce49">
            <text:p>-0.8 , +1.8</text:p>
          </table:table-cell>
          <table:table-cell table:style-name="ce4"/>
          <table:table-cell office:value-type="float" office:value="2229" table:style-name="ce50">
            <text:p>2,229</text:p>
          </table:table-cell>
          <table:table-cell office:value-type="float" office:value="1.8120478009917891" table:style-name="ce51">
            <text:p>1.8</text:p>
          </table:table-cell>
          <table:table-cell table:style-name="ce4"/>
          <table:table-cell office:value-type="float" office:value="17.911303512097131" table:style-name="ce48">
            <text:p>17.9</text:p>
          </table:table-cell>
          <table:table-cell office:value-type="string" table:style-name="ce49">
            <text:p>-3.5 , +4.1</text:p>
          </table:table-cell>
          <table:table-cell table:style-name="ce4"/>
          <table:table-cell table:style-name="ce43"/>
          <table:table-cell table:number-columns-repeated="16369" table:style-name="ce6"/>
        </table:table-row>
        <table:table-row table:style-name="ro9">
          <table:table-cell office:value-type="string" table:style-name="ce44">
            <text:p>E10000002</text:p>
          </table:table-cell>
          <table:table-cell office:value-type="string" table:style-name="ce55">
            <text:p>Buckinghamshire</text:p>
          </table:table-cell>
          <table:table-cell office:value-type="float" office:value="2580" table:style-name="ce45">
            <text:p>2,580</text:p>
          </table:table-cell>
          <table:table-cell office:value-type="float" office:value="0.63982699871538606" table:style-name="ce46">
            <text:p>0.6</text:p>
          </table:table-cell>
          <table:table-cell table:style-name="ce47"/>
          <table:table-cell office:value-type="float" office:value="0.92497369206090396" table:style-name="ce48">
            <text:p>0.9</text:p>
          </table:table-cell>
          <table:table-cell office:value-type="string" table:style-name="ce49">
            <text:p>-0.4 , +0.6</text:p>
          </table:table-cell>
          <table:table-cell table:style-name="ce4"/>
          <table:table-cell office:value-type="float" office:value="11102" table:style-name="ce59">
            <text:p>11,102</text:p>
          </table:table-cell>
          <table:table-cell office:value-type="float" office:value="2.7532400541620992" table:style-name="ce46">
            <text:p>2.8</text:p>
          </table:table-cell>
          <table:table-cell table:style-name="ce4"/>
          <table:table-cell office:value-type="float" office:value="22.001446228942733" table:style-name="ce48">
            <text:p>22.0</text:p>
          </table:table-cell>
          <table:table-cell office:value-type="string" table:style-name="ce49">
            <text:p>-1.9 , +2.0</text:p>
          </table:table-cell>
          <table:table-cell table:style-name="ce4"/>
          <table:table-cell table:style-name="ce45"/>
          <table:table-cell table:number-columns-repeated="16369" table:style-name="ce6"/>
        </table:table-row>
        <table:table-row table:style-name="ro9">
          <table:table-cell office:value-type="string" table:style-name="ce60">
            <text:p>E07000004</text:p>
          </table:table-cell>
          <table:table-cell office:value-type="string" table:style-name="ce61">
            <text:p>Aylesbury Vale</text:p>
          </table:table-cell>
          <table:table-cell office:value-type="float" office:value="1099" table:style-name="ce45">
            <text:p>1,099</text:p>
          </table:table-cell>
          <table:table-cell office:value-type="float" office:value="0.79311813057943092" table:style-name="ce46">
            <text:p>0.8</text:p>
          </table:table-cell>
          <table:table-cell table:style-name="ce47"/>
          <table:table-cell office:value-type="float" office:value="2.019482705905574" table:style-name="ce62">
            <text:p>2.0</text:p>
          </table:table-cell>
          <table:table-cell office:value-type="string" table:style-name="ce63">
            <text:p>-0.9 , +1.7</text:p>
          </table:table-cell>
          <table:table-cell table:style-name="ce4"/>
          <table:table-cell office:value-type="float" office:value="4553" table:style-name="ce50">
            <text:p>4,553</text:p>
          </table:table-cell>
          <table:table-cell office:value-type="float" office:value="3.2857751124004992" table:style-name="ce51">
            <text:p>3.3</text:p>
          </table:table-cell>
          <table:table-cell table:style-name="ce4"/>
          <table:table-cell office:value-type="float" office:value="24.222598476759071" table:style-name="ce62">
            <text:p>24.2</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05</text:p>
          </table:table-cell>
          <table:table-cell office:value-type="string" table:style-name="ce61">
            <text:p>Chiltern</text:p>
          </table:table-cell>
          <table:table-cell office:value-type="float" office:value="285" table:style-name="ce45">
            <text:p>285</text:p>
          </table:table-cell>
          <table:table-cell office:value-type="float" office:value="0.38681306749548722" table:style-name="ce46">
            <text:p>0.4</text:p>
          </table:table-cell>
          <table:table-cell table:style-name="ce47"/>
          <table:table-cell office:value-type="float" office:value="7.8787964935294372E-2" table:style-name="ce62">
            <text:p>0.1</text:p>
          </table:table-cell>
          <table:table-cell office:value-type="string" table:style-name="ce63">
            <text:p>-0.1 , +0.9</text:p>
          </table:table-cell>
          <table:table-cell table:style-name="ce4"/>
          <table:table-cell office:value-type="float" office:value="1405" table:style-name="ce50">
            <text:p>1,405</text:p>
          </table:table-cell>
          <table:table-cell office:value-type="float" office:value="1.906920560811086" table:style-name="ce51">
            <text:p>1.9</text:p>
          </table:table-cell>
          <table:table-cell table:style-name="ce4"/>
          <table:table-cell office:value-type="float" office:value="15.746820369482162" table:style-name="ce62">
            <text:p>15.7</text:p>
          </table:table-cell>
          <table:table-cell office:value-type="string" table:style-name="ce63">
            <text:p>-3.1 , +3.7</text:p>
          </table:table-cell>
          <table:table-cell table:style-name="ce4"/>
          <table:table-cell table:style-name="ce43"/>
          <table:table-cell table:number-columns-repeated="16369" table:style-name="ce6"/>
        </table:table-row>
        <table:table-row table:style-name="ro9">
          <table:table-cell office:value-type="string" table:style-name="ce60">
            <text:p>E07000006</text:p>
          </table:table-cell>
          <table:table-cell office:value-type="string" table:style-name="ce61">
            <text:p>South Bucks</text:p>
          </table:table-cell>
          <table:table-cell office:value-type="float" office:value="339" table:style-name="ce45">
            <text:p>339</text:p>
          </table:table-cell>
          <table:table-cell office:value-type="float" office:value="0.62544971494990875" table:style-name="ce46">
            <text:p>0.6</text:p>
          </table:table-cell>
          <table:table-cell table:style-name="ce47"/>
          <table:table-cell office:value-type="float" office:value="0.13420859502657817" table:style-name="ce62">
            <text:p>0.1</text:p>
          </table:table-cell>
          <table:table-cell office:value-type="string" table:style-name="ce63">
            <text:p>-0.1 , +1.0</text:p>
          </table:table-cell>
          <table:table-cell table:style-name="ce4"/>
          <table:table-cell office:value-type="float" office:value="954" table:style-name="ce50">
            <text:p>954</text:p>
          </table:table-cell>
          <table:table-cell office:value-type="float" office:value="1.7601151270271767" table:style-name="ce51">
            <text:p>1.8</text:p>
          </table:table-cell>
          <table:table-cell table:style-name="ce4"/>
          <table:table-cell office:value-type="float" office:value="21.30415456340387" table:style-name="ce62">
            <text:p>21.3</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07</text:p>
          </table:table-cell>
          <table:table-cell office:value-type="string" table:style-name="ce61">
            <text:p>Wycombe</text:p>
          </table:table-cell>
          <table:table-cell office:value-type="float" office:value="857" table:style-name="ce45">
            <text:p>857</text:p>
          </table:table-cell>
          <table:table-cell office:value-type="float" office:value="0.62652152616842238" table:style-name="ce46">
            <text:p>0.6</text:p>
          </table:table-cell>
          <table:table-cell table:style-name="ce47"/>
          <table:table-cell office:value-type="float" office:value="0.55380404039604891" table:style-name="ce62">
            <text:p>0.6</text:p>
          </table:table-cell>
          <table:table-cell office:value-type="string" table:style-name="ce63">
            <text:p>-0.4 , +1.2</text:p>
          </table:table-cell>
          <table:table-cell table:style-name="ce4"/>
          <table:table-cell office:value-type="float" office:value="4190" table:style-name="ce50">
            <text:p>4,190</text:p>
          </table:table-cell>
          <table:table-cell office:value-type="float" office:value="3.0631565865177244" table:style-name="ce51">
            <text:p>3.1</text:p>
          </table:table-cell>
          <table:table-cell table:style-name="ce4"/>
          <table:table-cell office:value-type="float" office:value="23.340840471267761" table:style-name="ce62">
            <text:p>23.3</text:p>
          </table:table-cell>
          <table:table-cell office:value-type="string" table:style-name="ce63">
            <text:p>-3.8 , +4.2</text:p>
          </table:table-cell>
          <table:table-cell table:style-name="ce4"/>
          <table:table-cell table:style-name="ce43"/>
          <table:table-cell table:number-columns-repeated="16369" table:style-name="ce6"/>
        </table:table-row>
        <table:table-row table:style-name="ro9">
          <table:table-cell office:value-type="string" table:style-name="ce44">
            <text:p>E10000011</text:p>
          </table:table-cell>
          <table:table-cell office:value-type="string" table:style-name="ce55">
            <text:p>East Sussex</text:p>
          </table:table-cell>
          <table:table-cell office:value-type="float" office:value="2768" table:style-name="ce45">
            <text:p>2,768</text:p>
          </table:table-cell>
          <table:table-cell office:value-type="float" office:value="0.63556938337370694" table:style-name="ce46">
            <text:p>0.6</text:p>
          </table:table-cell>
          <table:table-cell table:style-name="ce47"/>
          <table:table-cell office:value-type="float" office:value="0.47495547666929527" table:style-name="ce48">
            <text:p>0.5</text:p>
          </table:table-cell>
          <table:table-cell office:value-type="string" table:style-name="ce49">
            <text:p>-0.2 , +0.4</text:p>
          </table:table-cell>
          <table:table-cell table:style-name="ce4"/>
          <table:table-cell office:value-type="float" office:value="13175" table:style-name="ce59">
            <text:p>13,175</text:p>
          </table:table-cell>
          <table:table-cell office:value-type="float" office:value="3.0251541278716001" table:style-name="ce46">
            <text:p>3.0</text:p>
          </table:table-cell>
          <table:table-cell table:style-name="ce4"/>
          <table:table-cell office:value-type="float" office:value="21.39040956849443" table:style-name="ce48">
            <text:p>21.4</text:p>
          </table:table-cell>
          <table:table-cell office:value-type="string" table:style-name="ce49">
            <text:p>-1.6 , +1.7</text:p>
          </table:table-cell>
          <table:table-cell table:style-name="ce4"/>
          <table:table-cell table:style-name="ce45"/>
          <table:table-cell table:number-columns-repeated="16369" table:style-name="ce6"/>
        </table:table-row>
        <table:table-row table:style-name="ro9">
          <table:table-cell office:value-type="string" table:style-name="ce60">
            <text:p>E07000061</text:p>
          </table:table-cell>
          <table:table-cell office:value-type="string" table:style-name="ce61">
            <text:p>Eastbourne</text:p>
          </table:table-cell>
          <table:table-cell office:value-type="float" office:value="950" table:style-name="ce45">
            <text:p>950</text:p>
          </table:table-cell>
          <table:table-cell office:value-type="float" office:value="1.1488553772478263" table:style-name="ce46">
            <text:p>1.1</text:p>
          </table:table-cell>
          <table:table-cell table:style-name="ce47"/>
          <table:table-cell office:value-type="float" office:value="0" table:style-name="ce62">
            <text:p>0.0</text:p>
          </table:table-cell>
          <table:table-cell office:value-type="string" table:style-name="ce63">
            <text:p>0.0 , +0.9</text:p>
          </table:table-cell>
          <table:table-cell table:style-name="ce4"/>
          <table:table-cell office:value-type="float" office:value="3551" table:style-name="ce50">
            <text:p>3,551</text:p>
          </table:table-cell>
          <table:table-cell office:value-type="float" office:value="4.2943004680074015" table:style-name="ce51">
            <text:p>4.3</text:p>
          </table:table-cell>
          <table:table-cell table:style-name="ce4"/>
          <table:table-cell office:value-type="float" office:value="25.961630198913177" table:style-name="ce62">
            <text:p>26.0</text:p>
          </table:table-cell>
          <table:table-cell office:value-type="string" table:style-name="ce63">
            <text:p>-4.0 , +4.5</text:p>
          </table:table-cell>
          <table:table-cell table:style-name="ce4"/>
          <table:table-cell table:style-name="ce43"/>
          <table:table-cell table:number-columns-repeated="16369" table:style-name="ce6"/>
        </table:table-row>
        <table:table-row table:style-name="ro9">
          <table:table-cell office:value-type="string" table:style-name="ce60">
            <text:p>E07000062</text:p>
          </table:table-cell>
          <table:table-cell office:value-type="string" table:style-name="ce61">
            <text:p>Hastings</text:p>
          </table:table-cell>
          <table:table-cell office:value-type="float" office:value="429" table:style-name="ce45">
            <text:p>429</text:p>
          </table:table-cell>
          <table:table-cell office:value-type="float" office:value="0.58376877857609411" table:style-name="ce46">
            <text:p>0.6</text:p>
          </table:table-cell>
          <table:table-cell table:style-name="ce47"/>
          <table:table-cell office:value-type="float" office:value="0.55120337169540035" table:style-name="ce62">
            <text:p>0.6</text:p>
          </table:table-cell>
          <table:table-cell office:value-type="string" table:style-name="ce63">
            <text:p>-0.4 , +1.2</text:p>
          </table:table-cell>
          <table:table-cell table:style-name="ce4"/>
          <table:table-cell office:value-type="float" office:value="3464" table:style-name="ce50">
            <text:p>3,464</text:p>
          </table:table-cell>
          <table:table-cell office:value-type="float" office:value="4.713694752884825" table:style-name="ce51">
            <text:p>4.7</text:p>
          </table:table-cell>
          <table:table-cell table:style-name="ce4"/>
          <table:table-cell office:value-type="float" office:value="22.205605058983068" table:style-name="ce62">
            <text:p>22.2</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63</text:p>
          </table:table-cell>
          <table:table-cell office:value-type="string" table:style-name="ce61">
            <text:p>Lewes</text:p>
          </table:table-cell>
          <table:table-cell office:value-type="float" office:value="572" table:style-name="ce45">
            <text:p>572</text:p>
          </table:table-cell>
          <table:table-cell office:value-type="float" office:value="0.71025902103459404" table:style-name="ce46">
            <text:p>0.7</text:p>
          </table:table-cell>
          <table:table-cell table:style-name="ce47"/>
          <table:table-cell office:value-type="float" office:value="1.0900769793555363" table:style-name="ce62">
            <text:p>1.1</text:p>
          </table:table-cell>
          <table:table-cell office:value-type="string" table:style-name="ce63">
            <text:p>-0.6 , +1.5</text:p>
          </table:table-cell>
          <table:table-cell table:style-name="ce4"/>
          <table:table-cell office:value-type="float" office:value="2187" table:style-name="ce50">
            <text:p>2,187</text:p>
          </table:table-cell>
          <table:table-cell office:value-type="float" office:value="2.7156232150396109" table:style-name="ce51">
            <text:p>2.7</text:p>
          </table:table-cell>
          <table:table-cell table:style-name="ce4"/>
          <table:table-cell office:value-type="float" office:value="23.826278685685562" table:style-name="ce62">
            <text:p>23.8</text:p>
          </table:table-cell>
          <table:table-cell office:value-type="string" table:style-name="ce63">
            <text:p>-3.9 , +4.4</text:p>
          </table:table-cell>
          <table:table-cell table:style-name="ce4"/>
          <table:table-cell table:style-name="ce43"/>
          <table:table-cell table:number-columns-repeated="16369" table:style-name="ce6"/>
        </table:table-row>
        <table:table-row table:style-name="ro9">
          <table:table-cell office:value-type="string" table:style-name="ce60">
            <text:p>E07000064</text:p>
          </table:table-cell>
          <table:table-cell office:value-type="string" table:style-name="ce61">
            <text:p>Rother</text:p>
          </table:table-cell>
          <table:table-cell office:value-type="float" office:value="318" table:style-name="ce45">
            <text:p>318</text:p>
          </table:table-cell>
          <table:table-cell office:value-type="float" office:value="0.41645385612697916" table:style-name="ce46">
            <text:p>0.4</text:p>
          </table:table-cell>
          <table:table-cell table:style-name="ce47"/>
          <table:table-cell office:value-type="float" office:value="0.424663078475079" table:style-name="ce62">
            <text:p>0.4</text:p>
          </table:table-cell>
          <table:table-cell office:value-type="string" table:style-name="ce63">
            <text:p>-0.3 , +1.2</text:p>
          </table:table-cell>
          <table:table-cell table:style-name="ce4"/>
          <table:table-cell office:value-type="float" office:value="1747" table:style-name="ce50">
            <text:p>1,747</text:p>
          </table:table-cell>
          <table:table-cell office:value-type="float" office:value="2.287877002056077" table:style-name="ce51">
            <text:p>2.3</text:p>
          </table:table-cell>
          <table:table-cell table:style-name="ce4"/>
          <table:table-cell office:value-type="float" office:value="20.876676773901298" table:style-name="ce62">
            <text:p>20.9</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65</text:p>
          </table:table-cell>
          <table:table-cell office:value-type="string" table:style-name="ce61">
            <text:p>Wealden</text:p>
          </table:table-cell>
          <table:table-cell office:value-type="float" office:value="499" table:style-name="ce45">
            <text:p>499</text:p>
          </table:table-cell>
          <table:table-cell office:value-type="float" office:value="0.40753656803573912" table:style-name="ce46">
            <text:p>0.4</text:p>
          </table:table-cell>
          <table:table-cell table:style-name="ce47"/>
          <table:table-cell office:value-type="float" office:value="0.37894905864878969" table:style-name="ce62">
            <text:p>0.4</text:p>
          </table:table-cell>
          <table:table-cell office:value-type="string" table:style-name="ce63">
            <text:p>-0.3 , +1.2</text:p>
          </table:table-cell>
          <table:table-cell table:style-name="ce4"/>
          <table:table-cell office:value-type="float" office:value="2226" table:style-name="ce50">
            <text:p>2,226</text:p>
          </table:table-cell>
          <table:table-cell office:value-type="float" office:value="1.8179887784520146" table:style-name="ce51">
            <text:p>1.8</text:p>
          </table:table-cell>
          <table:table-cell table:style-name="ce4"/>
          <table:table-cell office:value-type="float" office:value="16.597718846862907" table:style-name="ce62">
            <text:p>16.6</text:p>
          </table:table-cell>
          <table:table-cell office:value-type="string" table:style-name="ce63">
            <text:p>-3.2 , +3.8</text:p>
          </table:table-cell>
          <table:table-cell table:style-name="ce4"/>
          <table:table-cell table:style-name="ce43"/>
          <table:table-cell table:number-columns-repeated="16369" table:style-name="ce6"/>
        </table:table-row>
        <table:table-row table:style-name="ro9">
          <table:table-cell office:value-type="string" table:style-name="ce44">
            <text:p>E10000014</text:p>
          </table:table-cell>
          <table:table-cell office:value-type="string" table:style-name="ce55">
            <text:p>Hampshire</text:p>
          </table:table-cell>
          <table:table-cell office:value-type="float" office:value="15560" table:style-name="ce45">
            <text:p>15,560</text:p>
          </table:table-cell>
          <table:table-cell office:value-type="float" office:value="1.4523284390362736" table:style-name="ce46">
            <text:p>1.5</text:p>
          </table:table-cell>
          <table:table-cell table:style-name="ce47"/>
          <table:table-cell office:value-type="float" office:value="1.8229002350513848" table:style-name="ce48">
            <text:p>1.8</text:p>
          </table:table-cell>
          <table:table-cell office:value-type="string" table:style-name="ce49">
            <text:p>-0.3 , +0.4</text:p>
          </table:table-cell>
          <table:table-cell table:style-name="ce4"/>
          <table:table-cell office:value-type="float" office:value="28953" table:style-name="ce59">
            <text:p>28,953</text:p>
          </table:table-cell>
          <table:table-cell office:value-type="float" office:value="2.7023949418648607" table:style-name="ce46">
            <text:p>2.7</text:p>
          </table:table-cell>
          <table:table-cell table:style-name="ce4"/>
          <table:table-cell office:value-type="float" office:value="18.938167727834955" table:style-name="ce48">
            <text:p>18.9</text:p>
          </table:table-cell>
          <table:table-cell office:value-type="string" table:style-name="ce49">
            <text:p>-1.0 , +1.1</text:p>
          </table:table-cell>
          <table:table-cell table:style-name="ce4"/>
          <table:table-cell table:style-name="ce45"/>
          <table:table-cell table:number-columns-repeated="16369" table:style-name="ce6"/>
        </table:table-row>
        <table:table-row table:style-name="ro9">
          <table:table-cell office:value-type="string" table:style-name="ce60">
            <text:p>E07000084</text:p>
          </table:table-cell>
          <table:table-cell office:value-type="string" table:style-name="ce61">
            <text:p>Basingstoke and Deane</text:p>
          </table:table-cell>
          <table:table-cell office:value-type="float" office:value="1567" table:style-name="ce45">
            <text:p>1,567</text:p>
          </table:table-cell>
          <table:table-cell office:value-type="float" office:value="1.1698656931472895" table:style-name="ce46">
            <text:p>1.2</text:p>
          </table:table-cell>
          <table:table-cell table:style-name="ce47"/>
          <table:table-cell office:value-type="float" office:value="0.10405482559125161" table:style-name="ce62">
            <text:p>0.1</text:p>
          </table:table-cell>
          <table:table-cell office:value-type="string" table:style-name="ce63">
            <text:p>-0.1 , +0.9</text:p>
          </table:table-cell>
          <table:table-cell table:style-name="ce4"/>
          <table:table-cell office:value-type="float" office:value="4867" table:style-name="ce50">
            <text:p>4,867</text:p>
          </table:table-cell>
          <table:table-cell office:value-type="float" office:value="3.6335266933936556" table:style-name="ce51">
            <text:p>3.6</text:p>
          </table:table-cell>
          <table:table-cell table:style-name="ce4"/>
          <table:table-cell office:value-type="float" office:value="16.647728081212986" table:style-name="ce62">
            <text:p>16.6</text:p>
          </table:table-cell>
          <table:table-cell office:value-type="string" table:style-name="ce63">
            <text:p>-3.2 , +3.8</text:p>
          </table:table-cell>
          <table:table-cell table:style-name="ce4"/>
          <table:table-cell table:style-name="ce43"/>
          <table:table-cell table:number-columns-repeated="16369" table:style-name="ce6"/>
        </table:table-row>
        <table:table-row table:style-name="ro9">
          <table:table-cell office:value-type="string" table:style-name="ce60">
            <text:p>E07000085</text:p>
          </table:table-cell>
          <table:table-cell office:value-type="string" table:style-name="ce61">
            <text:p>East Hampshire</text:p>
          </table:table-cell>
          <table:table-cell office:value-type="float" office:value="690" table:style-name="ce45">
            <text:p>690</text:p>
          </table:table-cell>
          <table:table-cell office:value-type="float" office:value="0.7338942128718664" table:style-name="ce46">
            <text:p>0.7</text:p>
          </table:table-cell>
          <table:table-cell table:style-name="ce47"/>
          <table:table-cell office:value-type="float" office:value="1.0954062213405442" table:style-name="ce62">
            <text:p>1.1</text:p>
          </table:table-cell>
          <table:table-cell office:value-type="string" table:style-name="ce63">
            <text:p>-0.6 , +1.5</text:p>
          </table:table-cell>
          <table:table-cell table:style-name="ce4"/>
          <table:table-cell office:value-type="float" office:value="2517" table:style-name="ce50">
            <text:p>2,517</text:p>
          </table:table-cell>
          <table:table-cell office:value-type="float" office:value="2.6771184547804165" table:style-name="ce51">
            <text:p>2.7</text:p>
          </table:table-cell>
          <table:table-cell table:style-name="ce4"/>
          <table:table-cell office:value-type="float" office:value="16.699448896889674" table:style-name="ce62">
            <text:p>16.7</text:p>
          </table:table-cell>
          <table:table-cell office:value-type="string" table:style-name="ce63">
            <text:p>-3.2 , +3.8</text:p>
          </table:table-cell>
          <table:table-cell table:style-name="ce4"/>
          <table:table-cell table:style-name="ce43"/>
          <table:table-cell table:number-columns-repeated="16369" table:style-name="ce6"/>
        </table:table-row>
        <table:table-row table:style-name="ro9">
          <table:table-cell office:value-type="string" table:style-name="ce60">
            <text:p>E07000086</text:p>
          </table:table-cell>
          <table:table-cell office:value-type="string" table:style-name="ce61">
            <text:p>Eastleigh</text:p>
          </table:table-cell>
          <table:table-cell office:value-type="float" office:value="1250" table:style-name="ce45">
            <text:p>1,250</text:p>
          </table:table-cell>
          <table:table-cell office:value-type="float" office:value="1.2317455312272125" table:style-name="ce46">
            <text:p>1.2</text:p>
          </table:table-cell>
          <table:table-cell table:style-name="ce47"/>
          <table:table-cell office:value-type="float" office:value="3.2186600244525425" table:style-name="ce62">
            <text:p>3.2</text:p>
          </table:table-cell>
          <table:table-cell office:value-type="string" table:style-name="ce63">
            <text:p>-1.3 , +2.2</text:p>
          </table:table-cell>
          <table:table-cell table:style-name="ce4"/>
          <table:table-cell office:value-type="float" office:value="2171" table:style-name="ce50">
            <text:p>2,171</text:p>
          </table:table-cell>
          <table:table-cell office:value-type="float" office:value="2.1392956386354229" table:style-name="ce51">
            <text:p>2.1</text:p>
          </table:table-cell>
          <table:table-cell table:style-name="ce4"/>
          <table:table-cell office:value-type="float" office:value="18.500483303240866" table:style-name="ce62">
            <text:p>18.5</text:p>
          </table:table-cell>
          <table:table-cell office:value-type="string" table:style-name="ce63">
            <text:p>-3.5 , +4.0</text:p>
          </table:table-cell>
          <table:table-cell table:style-name="ce4"/>
          <table:table-cell table:style-name="ce43"/>
          <table:table-cell table:number-columns-repeated="16369" table:style-name="ce6"/>
        </table:table-row>
        <table:table-row table:style-name="ro9">
          <table:table-cell office:value-type="string" table:style-name="ce60">
            <text:p>E07000087</text:p>
          </table:table-cell>
          <table:table-cell office:value-type="string" table:style-name="ce61">
            <text:p>Fareham</text:p>
          </table:table-cell>
          <table:table-cell office:value-type="float" office:value="1543" table:style-name="ce45">
            <text:p>1,543</text:p>
          </table:table-cell>
          <table:table-cell office:value-type="float" office:value="1.6743893307868434" table:style-name="ce46">
            <text:p>1.7</text:p>
          </table:table-cell>
          <table:table-cell table:style-name="ce47"/>
          <table:table-cell office:value-type="float" office:value="1.9885031555465991" table:style-name="ce62">
            <text:p>2.0</text:p>
          </table:table-cell>
          <table:table-cell office:value-type="string" table:style-name="ce63">
            <text:p>-0.9 , +1.8</text:p>
          </table:table-cell>
          <table:table-cell table:style-name="ce4"/>
          <table:table-cell office:value-type="float" office:value="1728" table:style-name="ce50">
            <text:p>1,728</text:p>
          </table:table-cell>
          <table:table-cell office:value-type="float" office:value="1.8751424261825442" table:style-name="ce51">
            <text:p>1.9</text:p>
          </table:table-cell>
          <table:table-cell table:style-name="ce4"/>
          <table:table-cell office:value-type="float" office:value="20.520712988942066" table:style-name="ce62">
            <text:p>20.5</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088</text:p>
          </table:table-cell>
          <table:table-cell office:value-type="string" table:style-name="ce61">
            <text:p>Gosport</text:p>
          </table:table-cell>
          <table:table-cell office:value-type="float" office:value="3260" table:style-name="ce45">
            <text:p>3,260</text:p>
          </table:table-cell>
          <table:table-cell office:value-type="float" office:value="4.9094906779916263" table:style-name="ce46">
            <text:p>4.9</text:p>
          </table:table-cell>
          <table:table-cell table:style-name="ce47"/>
          <table:table-cell office:value-type="float" office:value="6.0476476476476471" table:style-name="ce62">
            <text:p>6.0</text:p>
          </table:table-cell>
          <table:table-cell office:value-type="string" table:style-name="ce63">
            <text:p>-1.9 , +2.7</text:p>
          </table:table-cell>
          <table:table-cell table:style-name="ce4"/>
          <table:table-cell office:value-type="float" office:value="2044" table:style-name="ce50">
            <text:p>2,044</text:p>
          </table:table-cell>
          <table:table-cell office:value-type="float" office:value="3.0782205355260386" table:style-name="ce51">
            <text:p>3.1</text:p>
          </table:table-cell>
          <table:table-cell table:style-name="ce4"/>
          <table:table-cell office:value-type="float" office:value="23.334848111248551" table:style-name="ce62">
            <text:p>23.3</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089</text:p>
          </table:table-cell>
          <table:table-cell office:value-type="string" table:style-name="ce61">
            <text:p>Hart</text:p>
          </table:table-cell>
          <table:table-cell office:value-type="float" office:value="724" table:style-name="ce45">
            <text:p>724</text:p>
          </table:table-cell>
          <table:table-cell office:value-type="float" office:value="0.9961337901239663" table:style-name="ce46">
            <text:p>1.0</text:p>
          </table:table-cell>
          <table:table-cell table:style-name="ce47"/>
          <table:table-cell office:value-type="float" office:value="0.76103378604778082" table:style-name="ce62">
            <text:p>0.8</text:p>
          </table:table-cell>
          <table:table-cell office:value-type="string" table:style-name="ce63">
            <text:p>-0.5 , +1.3</text:p>
          </table:table-cell>
          <table:table-cell table:style-name="ce4"/>
          <table:table-cell office:value-type="float" office:value="1467" table:style-name="ce50">
            <text:p>1,467</text:p>
          </table:table-cell>
          <table:table-cell office:value-type="float" office:value="2.0184092128616835" table:style-name="ce51">
            <text:p>2.0</text:p>
          </table:table-cell>
          <table:table-cell table:style-name="ce4"/>
          <table:table-cell office:value-type="float" office:value="19.126512484959417" table:style-name="ce62">
            <text:p>19.1</text:p>
          </table:table-cell>
          <table:table-cell office:value-type="string" table:style-name="ce63">
            <text:p>-3.4 , +3.9</text:p>
          </table:table-cell>
          <table:table-cell table:style-name="ce4"/>
          <table:table-cell table:style-name="ce43"/>
          <table:table-cell table:number-columns-repeated="16369" table:style-name="ce6"/>
        </table:table-row>
        <table:table-row table:style-name="ro9">
          <table:table-cell office:value-type="string" table:style-name="ce60">
            <text:p>E07000090</text:p>
          </table:table-cell>
          <table:table-cell office:value-type="string" table:style-name="ce61">
            <text:p>Havant</text:p>
          </table:table-cell>
          <table:table-cell office:value-type="float" office:value="1162" table:style-name="ce45">
            <text:p>1,162</text:p>
          </table:table-cell>
          <table:table-cell office:value-type="float" office:value="1.1760300383576063" table:style-name="ce46">
            <text:p>1.2</text:p>
          </table:table-cell>
          <table:table-cell table:style-name="ce47"/>
          <table:table-cell office:value-type="float" office:value="0.91711064704670597" table:style-name="ce62">
            <text:p>0.9</text:p>
          </table:table-cell>
          <table:table-cell office:value-type="string" table:style-name="ce63">
            <text:p>-0.6 , +1.5</text:p>
          </table:table-cell>
          <table:table-cell table:style-name="ce4"/>
          <table:table-cell office:value-type="float" office:value="1745" table:style-name="ce50">
            <text:p>1,745</text:p>
          </table:table-cell>
          <table:table-cell office:value-type="float" office:value="1.7660692056230836" table:style-name="ce51">
            <text:p>1.8</text:p>
          </table:table-cell>
          <table:table-cell table:style-name="ce4"/>
          <table:table-cell office:value-type="float" office:value="18.845147961126266" table:style-name="ce62">
            <text:p>18.8</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60">
            <text:p>E07000091</text:p>
          </table:table-cell>
          <table:table-cell office:value-type="string" table:style-name="ce61">
            <text:p>New Forest</text:p>
          </table:table-cell>
          <table:table-cell office:value-type="float" office:value="2088" table:style-name="ce45">
            <text:p>2,088</text:p>
          </table:table-cell>
          <table:table-cell office:value-type="float" office:value="1.4154588717003131" table:style-name="ce46">
            <text:p>1.4</text:p>
          </table:table-cell>
          <table:table-cell table:style-name="ce47"/>
          <table:table-cell office:value-type="float" office:value="2.1015566651938107" table:style-name="ce62">
            <text:p>2.1</text:p>
          </table:table-cell>
          <table:table-cell office:value-type="string" table:style-name="ce63">
            <text:p>-1.0 , +1.8</text:p>
          </table:table-cell>
          <table:table-cell table:style-name="ce4"/>
          <table:table-cell office:value-type="float" office:value="2681" table:style-name="ce50">
            <text:p>2,681</text:p>
          </table:table-cell>
          <table:table-cell office:value-type="float" office:value="1.8174546144772701" table:style-name="ce51">
            <text:p>1.8</text:p>
          </table:table-cell>
          <table:table-cell table:style-name="ce4"/>
          <table:table-cell office:value-type="float" office:value="13.08498123129894" table:style-name="ce62">
            <text:p>13.1</text:p>
          </table:table-cell>
          <table:table-cell office:value-type="string" table:style-name="ce63">
            <text:p>-2.9 , +3.5</text:p>
          </table:table-cell>
          <table:table-cell table:style-name="ce4"/>
          <table:table-cell table:style-name="ce43"/>
          <table:table-cell table:number-columns-repeated="16369" table:style-name="ce6"/>
        </table:table-row>
        <table:table-row table:style-name="ro9">
          <table:table-cell office:value-type="string" table:style-name="ce60">
            <text:p>E07000092</text:p>
          </table:table-cell>
          <table:table-cell office:value-type="string" table:style-name="ce61">
            <text:p>Rushmoor</text:p>
          </table:table-cell>
          <table:table-cell office:value-type="float" office:value="1182" table:style-name="ce45">
            <text:p>1,182</text:p>
          </table:table-cell>
          <table:table-cell office:value-type="float" office:value="1.579073930584872" table:style-name="ce46">
            <text:p>1.6</text:p>
          </table:table-cell>
          <table:table-cell table:style-name="ce47"/>
          <table:table-cell office:value-type="float" office:value="3.0785562632696393" table:style-name="ce62">
            <text:p>3.1</text:p>
          </table:table-cell>
          <table:table-cell office:value-type="string" table:style-name="ce63">
            <text:p>-1.3 , +2.1</text:p>
          </table:table-cell>
          <table:table-cell table:style-name="ce4"/>
          <table:table-cell office:value-type="float" office:value="3034" table:style-name="ce50">
            <text:p>3,034</text:p>
          </table:table-cell>
          <table:table-cell office:value-type="float" office:value="4.0532236086247897" table:style-name="ce51">
            <text:p>4.1</text:p>
          </table:table-cell>
          <table:table-cell table:style-name="ce4"/>
          <table:table-cell office:value-type="float" office:value="23.645171056615197" table:style-name="ce62">
            <text:p>23.6</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093</text:p>
          </table:table-cell>
          <table:table-cell office:value-type="string" table:style-name="ce61">
            <text:p>Test Valley</text:p>
          </table:table-cell>
          <table:table-cell office:value-type="float" office:value="1320" table:style-name="ce45">
            <text:p>1,320</text:p>
          </table:table-cell>
          <table:table-cell office:value-type="float" office:value="1.3980977397419874" table:style-name="ce46">
            <text:p>1.4</text:p>
          </table:table-cell>
          <table:table-cell table:style-name="ce47"/>
          <table:table-cell office:value-type="float" office:value="1.8523540790077171" table:style-name="ce62">
            <text:p>1.9</text:p>
          </table:table-cell>
          <table:table-cell office:value-type="string" table:style-name="ce63">
            <text:p>-0.9 , +1.8</text:p>
          </table:table-cell>
          <table:table-cell table:style-name="ce4"/>
          <table:table-cell office:value-type="float" office:value="3083" table:style-name="ce50">
            <text:p>3,083</text:p>
          </table:table-cell>
          <table:table-cell office:value-type="float" office:value="3.265405554261021" table:style-name="ce51">
            <text:p>3.3</text:p>
          </table:table-cell>
          <table:table-cell table:style-name="ce4"/>
          <table:table-cell office:value-type="float" office:value="23.622574848475619" table:style-name="ce62">
            <text:p>23.6</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094</text:p>
          </table:table-cell>
          <table:table-cell office:value-type="string" table:style-name="ce61">
            <text:p>Winchester</text:p>
          </table:table-cell>
          <table:table-cell office:value-type="float" office:value="774" table:style-name="ce45">
            <text:p>774</text:p>
          </table:table-cell>
          <table:table-cell office:value-type="float" office:value="0.81379455367469256" table:style-name="ce46">
            <text:p>0.8</text:p>
          </table:table-cell>
          <table:table-cell table:style-name="ce47"/>
          <table:table-cell office:value-type="float" office:value="0.74062675489171381" table:style-name="ce62">
            <text:p>0.7</text:p>
          </table:table-cell>
          <table:table-cell office:value-type="string" table:style-name="ce63">
            <text:p>-0.5 , +1.4</text:p>
          </table:table-cell>
          <table:table-cell table:style-name="ce4"/>
          <table:table-cell office:value-type="float" office:value="3616" table:style-name="ce50">
            <text:p>3,616</text:p>
          </table:table-cell>
          <table:table-cell office:value-type="float" office:value="3.8019135737567029" table:style-name="ce51">
            <text:p>3.8</text:p>
          </table:table-cell>
          <table:table-cell table:style-name="ce4"/>
          <table:table-cell office:value-type="float" office:value="20.808592792475228" table:style-name="ce62">
            <text:p>20.8</text:p>
          </table:table-cell>
          <table:table-cell office:value-type="string" table:style-name="ce63">
            <text:p>-3.7 , +4.3</text:p>
          </table:table-cell>
          <table:table-cell table:style-name="ce4"/>
          <table:table-cell table:style-name="ce43"/>
          <table:table-cell table:number-columns-repeated="16369" table:style-name="ce6"/>
        </table:table-row>
        <table:table-row table:style-name="ro9">
          <table:table-cell office:value-type="string" table:style-name="ce44">
            <text:p>E10000016</text:p>
          </table:table-cell>
          <table:table-cell office:value-type="string" table:style-name="ce55">
            <text:p>Kent</text:p>
          </table:table-cell>
          <table:table-cell office:value-type="float" office:value="8522" table:style-name="ce45">
            <text:p>8,522</text:p>
          </table:table-cell>
          <table:table-cell office:value-type="float" office:value="0.72208956893235476" table:style-name="ce46">
            <text:p>0.7</text:p>
          </table:table-cell>
          <table:table-cell table:style-name="ce47"/>
          <table:table-cell office:value-type="float" office:value="0.5980467781322284" table:style-name="ce48">
            <text:p>0.6</text:p>
          </table:table-cell>
          <table:table-cell office:value-type="string" table:style-name="ce49">
            <text:p>-0.2 , +0.2</text:p>
          </table:table-cell>
          <table:table-cell table:style-name="ce4"/>
          <table:table-cell office:value-type="float" office:value="36856" table:style-name="ce59">
            <text:p>36,856</text:p>
          </table:table-cell>
          <table:table-cell office:value-type="float" office:value="3.1228975771615661" table:style-name="ce46">
            <text:p>3.1</text:p>
          </table:table-cell>
          <table:table-cell table:style-name="ce4"/>
          <table:table-cell office:value-type="float" office:value="22.391178606317656" table:style-name="ce48">
            <text:p>22.4</text:p>
          </table:table-cell>
          <table:table-cell office:value-type="string" table:style-name="ce49">
            <text:p>-1.0 , +1.0</text:p>
          </table:table-cell>
          <table:table-cell table:style-name="ce4"/>
          <table:table-cell table:style-name="ce45"/>
          <table:table-cell table:number-columns-repeated="16369" table:style-name="ce6"/>
        </table:table-row>
        <table:table-row table:style-name="ro9">
          <table:table-cell office:value-type="string" table:style-name="ce60">
            <text:p>E07000105</text:p>
          </table:table-cell>
          <table:table-cell office:value-type="string" table:style-name="ce61">
            <text:p>Ashford</text:p>
          </table:table-cell>
          <table:table-cell office:value-type="float" office:value="1090" table:style-name="ce45">
            <text:p>1,090</text:p>
          </table:table-cell>
          <table:table-cell office:value-type="float" office:value="1.1668861269015427" table:style-name="ce46">
            <text:p>1.2</text:p>
          </table:table-cell>
          <table:table-cell table:style-name="ce47"/>
          <table:table-cell office:value-type="float" office:value="0.29508009175886274" table:style-name="ce62">
            <text:p>0.3</text:p>
          </table:table-cell>
          <table:table-cell office:value-type="string" table:style-name="ce63">
            <text:p>-0.2 , +1.1</text:p>
          </table:table-cell>
          <table:table-cell table:style-name="ce4"/>
          <table:table-cell office:value-type="float" office:value="2829" table:style-name="ce50">
            <text:p>2,829</text:p>
          </table:table-cell>
          <table:table-cell office:value-type="float" office:value="3.0285512412884992" table:style-name="ce51">
            <text:p>3.0</text:p>
          </table:table-cell>
          <table:table-cell table:style-name="ce4"/>
          <table:table-cell office:value-type="float" office:value="21.317960707340859" table:style-name="ce62">
            <text:p>21.3</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106</text:p>
          </table:table-cell>
          <table:table-cell office:value-type="string" table:style-name="ce61">
            <text:p>Canterbury</text:p>
          </table:table-cell>
          <table:table-cell office:value-type="float" office:value="1127" table:style-name="ce45">
            <text:p>1,127</text:p>
          </table:table-cell>
          <table:table-cell office:value-type="float" office:value="0.89465035603432541" table:style-name="ce46">
            <text:p>0.9</text:p>
          </table:table-cell>
          <table:table-cell table:style-name="ce47"/>
          <table:table-cell office:value-type="float" office:value="0.30714626987918914" table:style-name="ce62">
            <text:p>0.3</text:p>
          </table:table-cell>
          <table:table-cell office:value-type="string" table:style-name="ce63">
            <text:p>-0.2 , +1.2</text:p>
          </table:table-cell>
          <table:table-cell table:style-name="ce4"/>
          <table:table-cell office:value-type="float" office:value="4683" table:style-name="ce50">
            <text:p>4,683</text:p>
          </table:table-cell>
          <table:table-cell office:value-type="float" office:value="3.7175222868755506" table:style-name="ce51">
            <text:p>3.7</text:p>
          </table:table-cell>
          <table:table-cell table:style-name="ce4"/>
          <table:table-cell office:value-type="float" office:value="24.117393613290446" table:style-name="ce62">
            <text:p>24.1</text:p>
          </table:table-cell>
          <table:table-cell office:value-type="string" table:style-name="ce63">
            <text:p>-4.0 , +4.5</text:p>
          </table:table-cell>
          <table:table-cell table:style-name="ce4"/>
          <table:table-cell table:style-name="ce43"/>
          <table:table-cell table:number-columns-repeated="16369" table:style-name="ce6"/>
        </table:table-row>
        <table:table-row table:style-name="ro9">
          <table:table-cell office:value-type="string" table:style-name="ce60">
            <text:p>E07000107</text:p>
          </table:table-cell>
          <table:table-cell office:value-type="string" table:style-name="ce61">
            <text:p>Dartford</text:p>
          </table:table-cell>
          <table:table-cell office:value-type="float" office:value="436" table:style-name="ce45">
            <text:p>436</text:p>
          </table:table-cell>
          <table:table-cell office:value-type="float" office:value="0.56372992681854617" table:style-name="ce46">
            <text:p>0.6</text:p>
          </table:table-cell>
          <table:table-cell table:style-name="ce47"/>
          <table:table-cell office:value-type="float" office:value="0.10928347007159675" table:style-name="ce62">
            <text:p>0.1</text:p>
          </table:table-cell>
          <table:table-cell office:value-type="string" table:style-name="ce63">
            <text:p>-0.1 , +0.9</text:p>
          </table:table-cell>
          <table:table-cell table:style-name="ce4"/>
          <table:table-cell office:value-type="float" office:value="1724" table:style-name="ce50">
            <text:p>1,724</text:p>
          </table:table-cell>
          <table:table-cell office:value-type="float" office:value="2.2290605363192055" table:style-name="ce51">
            <text:p>2.2</text:p>
          </table:table-cell>
          <table:table-cell table:style-name="ce4"/>
          <table:table-cell office:value-type="float" office:value="31.079703827404558" table:style-name="ce62">
            <text:p>31.1</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9">
          <table:table-cell office:value-type="string" table:style-name="ce60">
            <text:p>E07000108</text:p>
          </table:table-cell>
          <table:table-cell office:value-type="string" table:style-name="ce61">
            <text:p>Dover</text:p>
          </table:table-cell>
          <table:table-cell office:value-type="float" office:value="738" table:style-name="ce45">
            <text:p>738</text:p>
          </table:table-cell>
          <table:table-cell office:value-type="float" office:value="0.80759887067475" table:style-name="ce46">
            <text:p>0.8</text:p>
          </table:table-cell>
          <table:table-cell table:style-name="ce47"/>
          <table:table-cell office:value-type="float" office:value="0.16832906541553999" table:style-name="ce62">
            <text:p>0.2</text:p>
          </table:table-cell>
          <table:table-cell office:value-type="string" table:style-name="ce63">
            <text:p>-0.1 , +1.0</text:p>
          </table:table-cell>
          <table:table-cell table:style-name="ce4"/>
          <table:table-cell office:value-type="float" office:value="2907" table:style-name="ce50">
            <text:p>2,907</text:p>
          </table:table-cell>
          <table:table-cell office:value-type="float" office:value="3.1811516491212712" table:style-name="ce51">
            <text:p>3.2</text:p>
          </table:table-cell>
          <table:table-cell table:style-name="ce4"/>
          <table:table-cell office:value-type="float" office:value="17.600480246984166" table:style-name="ce62">
            <text:p>17.6</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9">
          <table:table-cell office:value-type="string" table:style-name="ce60">
            <text:p>E07000109</text:p>
          </table:table-cell>
          <table:table-cell office:value-type="string" table:style-name="ce61">
            <text:p>Gravesham</text:p>
          </table:table-cell>
          <table:table-cell office:value-type="float" office:value="349" table:style-name="ce45">
            <text:p>349</text:p>
          </table:table-cell>
          <table:table-cell office:value-type="float" office:value="0.43105577787658711" table:style-name="ce46">
            <text:p>0.4</text:p>
          </table:table-cell>
          <table:table-cell table:style-name="ce47"/>
          <table:table-cell office:value-type="float" office:value="0.18871864218030682" table:style-name="ce62">
            <text:p>0.2</text:p>
          </table:table-cell>
          <table:table-cell office:value-type="string" table:style-name="ce63">
            <text:p>-0.2 , +1.0</text:p>
          </table:table-cell>
          <table:table-cell table:style-name="ce4"/>
          <table:table-cell office:value-type="float" office:value="1661" table:style-name="ce50">
            <text:p>1,661</text:p>
          </table:table-cell>
          <table:table-cell office:value-type="float" office:value="2.0515290746504622" table:style-name="ce51">
            <text:p>2.1</text:p>
          </table:table-cell>
          <table:table-cell table:style-name="ce4"/>
          <table:table-cell office:value-type="float" office:value="21.896445052994572" table:style-name="ce62">
            <text:p>21.9</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110</text:p>
          </table:table-cell>
          <table:table-cell office:value-type="string" table:style-name="ce61">
            <text:p>Maidstone</text:p>
          </table:table-cell>
          <table:table-cell office:value-type="float" office:value="718" table:style-name="ce45">
            <text:p>718</text:p>
          </table:table-cell>
          <table:table-cell office:value-type="float" office:value="0.57222098249864517" table:style-name="ce46">
            <text:p>0.6</text:p>
          </table:table-cell>
          <table:table-cell table:style-name="ce47"/>
          <table:table-cell office:value-type="float" office:value="0.23825544288755365" table:style-name="ce62">
            <text:p>0.2</text:p>
          </table:table-cell>
          <table:table-cell office:value-type="string" table:style-name="ce63">
            <text:p>-0.2 , +1.1</text:p>
          </table:table-cell>
          <table:table-cell table:style-name="ce4"/>
          <table:table-cell office:value-type="float" office:value="4612" table:style-name="ce50">
            <text:p>4,612</text:p>
          </table:table-cell>
          <table:table-cell office:value-type="float" office:value="3.675603302623609" table:style-name="ce51">
            <text:p>3.7</text:p>
          </table:table-cell>
          <table:table-cell table:style-name="ce4"/>
          <table:table-cell office:value-type="float" office:value="23.5113310439868" table:style-name="ce62">
            <text:p>23.5</text:p>
          </table:table-cell>
          <table:table-cell office:value-type="string" table:style-name="ce63">
            <text:p>-3.9 , +4.4</text:p>
          </table:table-cell>
          <table:table-cell table:style-name="ce4"/>
          <table:table-cell table:style-name="ce43"/>
          <table:table-cell table:number-columns-repeated="16369" table:style-name="ce6"/>
        </table:table-row>
        <table:table-row table:style-name="ro9">
          <table:table-cell office:value-type="string" table:style-name="ce60">
            <text:p>E07000111</text:p>
          </table:table-cell>
          <table:table-cell office:value-type="string" table:style-name="ce61">
            <text:p>Sevenoaks</text:p>
          </table:table-cell>
          <table:table-cell office:value-type="float" office:value="351" table:style-name="ce45">
            <text:p>351</text:p>
          </table:table-cell>
          <table:table-cell office:value-type="float" office:value="0.37953741849677231" table:style-name="ce46">
            <text:p>0.4</text:p>
          </table:table-cell>
          <table:table-cell table:style-name="ce47"/>
          <table:table-cell office:value-type="float" office:value="1.3549626330927484" table:style-name="ce62">
            <text:p>1.4</text:p>
          </table:table-cell>
          <table:table-cell office:value-type="string" table:style-name="ce63">
            <text:p>-0.7 , +1.6</text:p>
          </table:table-cell>
          <table:table-cell table:style-name="ce4"/>
          <table:table-cell office:value-type="float" office:value="1830" table:style-name="ce50">
            <text:p>1,830</text:p>
          </table:table-cell>
          <table:table-cell office:value-type="float" office:value="1.9787848314788983" table:style-name="ce51">
            <text:p>2.0</text:p>
          </table:table-cell>
          <table:table-cell table:style-name="ce4"/>
          <table:table-cell office:value-type="float" office:value="21.174066672518357" table:style-name="ce62">
            <text:p>21.2</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112</text:p>
          </table:table-cell>
          <table:table-cell office:value-type="string" table:style-name="ce61">
            <text:p>Shepway</text:p>
          </table:table-cell>
          <table:table-cell office:value-type="float" office:value="591" table:style-name="ce45">
            <text:p>591</text:p>
          </table:table-cell>
          <table:table-cell office:value-type="float" office:value="0.66584046867958546" table:style-name="ce46">
            <text:p>0.7</text:p>
          </table:table-cell>
          <table:table-cell table:style-name="ce47"/>
          <table:table-cell office:value-type="float" office:value="1.0627544462175811" table:style-name="ce62">
            <text:p>1.1</text:p>
          </table:table-cell>
          <table:table-cell office:value-type="string" table:style-name="ce63">
            <text:p>-0.6 , +1.5</text:p>
          </table:table-cell>
          <table:table-cell table:style-name="ce4"/>
          <table:table-cell office:value-type="float" office:value="3083" table:style-name="ce50">
            <text:p>3,083</text:p>
          </table:table-cell>
          <table:table-cell office:value-type="float" office:value="3.4734114465975665" table:style-name="ce51">
            <text:p>3.5</text:p>
          </table:table-cell>
          <table:table-cell table:style-name="ce4"/>
          <table:table-cell office:value-type="float" office:value="20.363843208158539" table:style-name="ce62">
            <text:p>20.4</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113</text:p>
          </table:table-cell>
          <table:table-cell office:value-type="string" table:style-name="ce61">
            <text:p>Swale</text:p>
          </table:table-cell>
          <table:table-cell office:value-type="float" office:value="1020" table:style-name="ce45">
            <text:p>1,020</text:p>
          </table:table-cell>
          <table:table-cell office:value-type="float" office:value="0.93975437400381434" table:style-name="ce46">
            <text:p>0.9</text:p>
          </table:table-cell>
          <table:table-cell table:style-name="ce47"/>
          <table:table-cell office:value-type="float" office:value="1.1919418130324011" table:style-name="ce62">
            <text:p>1.2</text:p>
          </table:table-cell>
          <table:table-cell office:value-type="string" table:style-name="ce63">
            <text:p>-0.7 , +1.5</text:p>
          </table:table-cell>
          <table:table-cell table:style-name="ce4"/>
          <table:table-cell office:value-type="float" office:value="3121" table:style-name="ce50">
            <text:p>3,121</text:p>
          </table:table-cell>
          <table:table-cell office:value-type="float" office:value="2.8754641188881416" table:style-name="ce51">
            <text:p>2.9</text:p>
          </table:table-cell>
          <table:table-cell table:style-name="ce4"/>
          <table:table-cell office:value-type="float" office:value="19.190601588176452" table:style-name="ce62">
            <text:p>19.2</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60">
            <text:p>E07000114</text:p>
          </table:table-cell>
          <table:table-cell office:value-type="string" table:style-name="ce61">
            <text:p>Thanet</text:p>
          </table:table-cell>
          <table:table-cell office:value-type="float" office:value="995" table:style-name="ce45">
            <text:p>995</text:p>
          </table:table-cell>
          <table:table-cell office:value-type="float" office:value="0.91657761892479461" table:style-name="ce46">
            <text:p>0.9</text:p>
          </table:table-cell>
          <table:table-cell table:style-name="ce47"/>
          <table:table-cell office:value-type="float" office:value="0.27668611106215746" table:style-name="ce62">
            <text:p>0.3</text:p>
          </table:table-cell>
          <table:table-cell office:value-type="string" table:style-name="ce63">
            <text:p>-0.2 , +1.1</text:p>
          </table:table-cell>
          <table:table-cell table:style-name="ce4"/>
          <table:table-cell office:value-type="float" office:value="3269" table:style-name="ce50">
            <text:p>3,269</text:p>
          </table:table-cell>
          <table:table-cell office:value-type="float" office:value="3.0113489811710084" table:style-name="ce51">
            <text:p>3.0</text:p>
          </table:table-cell>
          <table:table-cell table:style-name="ce4"/>
          <table:table-cell office:value-type="float" office:value="27.17220696227367" table:style-name="ce62">
            <text:p>27.2</text:p>
          </table:table-cell>
          <table:table-cell office:value-type="string" table:style-name="ce63">
            <text:p>-4.0 , +4.4</text:p>
          </table:table-cell>
          <table:table-cell table:style-name="ce4"/>
          <table:table-cell table:style-name="ce43"/>
          <table:table-cell table:number-columns-repeated="16369" table:style-name="ce6"/>
        </table:table-row>
        <table:table-row table:style-name="ro9">
          <table:table-cell office:value-type="string" table:style-name="ce60">
            <text:p>E07000115</text:p>
          </table:table-cell>
          <table:table-cell office:value-type="string" table:style-name="ce61">
            <text:p>Tonbridge and Malling</text:p>
          </table:table-cell>
          <table:table-cell office:value-type="float" office:value="610" table:style-name="ce45">
            <text:p>610</text:p>
          </table:table-cell>
          <table:table-cell office:value-type="float" office:value="0.63660366725456841" table:style-name="ce46">
            <text:p>0.6</text:p>
          </table:table-cell>
          <table:table-cell table:style-name="ce47"/>
          <table:table-cell office:value-type="float" office:value="0.61202107049650156" table:style-name="ce62">
            <text:p>0.6</text:p>
          </table:table-cell>
          <table:table-cell office:value-type="string" table:style-name="ce63">
            <text:p>-0.4 , +1.3</text:p>
          </table:table-cell>
          <table:table-cell table:style-name="ce4"/>
          <table:table-cell office:value-type="float" office:value="2299" table:style-name="ce50">
            <text:p>2,299</text:p>
          </table:table-cell>
          <table:table-cell office:value-type="float" office:value="2.399265296751234" table:style-name="ce51">
            <text:p>2.4</text:p>
          </table:table-cell>
          <table:table-cell table:style-name="ce4"/>
          <table:table-cell office:value-type="float" office:value="20.834731897771288" table:style-name="ce62">
            <text:p>20.8</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116</text:p>
          </table:table-cell>
          <table:table-cell office:value-type="string" table:style-name="ce61">
            <text:p>Tunbridge Wells</text:p>
          </table:table-cell>
          <table:table-cell office:value-type="float" office:value="497" table:style-name="ce45">
            <text:p>497</text:p>
          </table:table-cell>
          <table:table-cell office:value-type="float" office:value="0.54327033437906491" table:style-name="ce46">
            <text:p>0.5</text:p>
          </table:table-cell>
          <table:table-cell table:style-name="ce47"/>
          <table:table-cell office:value-type="float" office:value="1.5039931328543981" table:style-name="ce62">
            <text:p>1.5</text:p>
          </table:table-cell>
          <table:table-cell office:value-type="string" table:style-name="ce63">
            <text:p>-0.8 , +1.7</text:p>
          </table:table-cell>
          <table:table-cell table:style-name="ce4"/>
          <table:table-cell office:value-type="float" office:value="4838" table:style-name="ce50">
            <text:p>4,838</text:p>
          </table:table-cell>
          <table:table-cell office:value-type="float" office:value="5.2884142408972155" table:style-name="ce51">
            <text:p>5.3</text:p>
          </table:table-cell>
          <table:table-cell table:style-name="ce4"/>
          <table:table-cell office:value-type="float" office:value="19.949430060334457" table:style-name="ce62">
            <text:p>19.9</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44">
            <text:p>E10000025</text:p>
          </table:table-cell>
          <table:table-cell office:value-type="string" table:style-name="ce55">
            <text:p>Oxfordshire</text:p>
          </table:table-cell>
          <table:table-cell office:value-type="float" office:value="17528" table:style-name="ce45">
            <text:p>17,528</text:p>
          </table:table-cell>
          <table:table-cell office:value-type="float" office:value="3.2974764748155425" table:style-name="ce46">
            <text:p>3.3</text:p>
          </table:table-cell>
          <table:table-cell table:style-name="ce47"/>
          <table:table-cell office:value-type="float" office:value="4.2808878074171295" table:style-name="ce48">
            <text:p>4.3</text:p>
          </table:table-cell>
          <table:table-cell office:value-type="string" table:style-name="ce49">
            <text:p>-0.8 , +0.9</text:p>
          </table:table-cell>
          <table:table-cell table:style-name="ce4"/>
          <table:table-cell office:value-type="float" office:value="22456" table:style-name="ce59">
            <text:p>22,456</text:p>
          </table:table-cell>
          <table:table-cell office:value-type="float" office:value="4.2245625124633621" table:style-name="ce46">
            <text:p>4.2</text:p>
          </table:table-cell>
          <table:table-cell table:style-name="ce4"/>
          <table:table-cell office:value-type="float" office:value="23.332760667525253" table:style-name="ce48">
            <text:p>23.3</text:p>
          </table:table-cell>
          <table:table-cell office:value-type="string" table:style-name="ce49">
            <text:p>-1.7 , +1.8</text:p>
          </table:table-cell>
          <table:table-cell table:style-name="ce4"/>
          <table:table-cell table:style-name="ce45"/>
          <table:table-cell table:number-columns-repeated="16369" table:style-name="ce6"/>
        </table:table-row>
        <table:table-row table:style-name="ro9">
          <table:table-cell office:value-type="string" table:style-name="ce60">
            <text:p>E07000177</text:p>
          </table:table-cell>
          <table:table-cell office:value-type="string" table:style-name="ce61">
            <text:p>Cherwell</text:p>
          </table:table-cell>
          <table:table-cell office:value-type="float" office:value="2010" table:style-name="ce45">
            <text:p>2,010</text:p>
          </table:table-cell>
          <table:table-cell office:value-type="float" office:value="1.7721429704995504" table:style-name="ce46">
            <text:p>1.8</text:p>
          </table:table-cell>
          <table:table-cell table:style-name="ce47"/>
          <table:table-cell office:value-type="float" office:value="2.0072424649599458" table:style-name="ce62">
            <text:p>2.0</text:p>
          </table:table-cell>
          <table:table-cell office:value-type="string" table:style-name="ce63">
            <text:p>-1.0 , +1.8</text:p>
          </table:table-cell>
          <table:table-cell table:style-name="ce4"/>
          <table:table-cell office:value-type="float" office:value="4804" table:style-name="ce50">
            <text:p>4,804</text:p>
          </table:table-cell>
          <table:table-cell office:value-type="float" office:value="4.2355098658108661" table:style-name="ce51">
            <text:p>4.2</text:p>
          </table:table-cell>
          <table:table-cell table:style-name="ce4"/>
          <table:table-cell office:value-type="float" office:value="22.087462347971528" table:style-name="ce62">
            <text:p>22.1</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178</text:p>
          </table:table-cell>
          <table:table-cell office:value-type="string" table:style-name="ce61">
            <text:p>Oxford</text:p>
          </table:table-cell>
          <table:table-cell office:value-type="float" office:value="9092" table:style-name="ce45">
            <text:p>9,092</text:p>
          </table:table-cell>
          <table:table-cell office:value-type="float" office:value="7.1745906490432043" table:style-name="ce46">
            <text:p>7.2</text:p>
          </table:table-cell>
          <table:table-cell table:style-name="ce47"/>
          <table:table-cell office:value-type="float" office:value="9.7955534529796999" table:style-name="ce62">
            <text:p>9.8</text:p>
          </table:table-cell>
          <table:table-cell office:value-type="string" table:style-name="ce63">
            <text:p>-2.9 , +3.9</text:p>
          </table:table-cell>
          <table:table-cell table:style-name="ce4"/>
          <table:table-cell office:value-type="float" office:value="7961" table:style-name="ce50">
            <text:p>7,961</text:p>
          </table:table-cell>
          <table:table-cell office:value-type="float" office:value="6.2821069244426901" table:style-name="ce51">
            <text:p>6.3</text:p>
          </table:table-cell>
          <table:table-cell table:style-name="ce4"/>
          <table:table-cell office:value-type="float" office:value="24.050453398225873" table:style-name="ce62">
            <text:p>24.1</text:p>
          </table:table-cell>
          <table:table-cell office:value-type="string" table:style-name="ce63">
            <text:p>-4.5 , +5.2</text:p>
          </table:table-cell>
          <table:table-cell table:style-name="ce4"/>
          <table:table-cell table:style-name="ce43"/>
          <table:table-cell table:number-columns-repeated="16369" table:style-name="ce6"/>
        </table:table-row>
        <table:table-row table:style-name="ro9">
          <table:table-cell office:value-type="string" table:style-name="ce60">
            <text:p>E07000179</text:p>
          </table:table-cell>
          <table:table-cell office:value-type="string" table:style-name="ce61">
            <text:p>South Oxfordshire</text:p>
          </table:table-cell>
          <table:table-cell office:value-type="float" office:value="1868" table:style-name="ce45">
            <text:p>1,868</text:p>
          </table:table-cell>
          <table:table-cell office:value-type="float" office:value="1.7259220932810997" table:style-name="ce46">
            <text:p>1.7</text:p>
          </table:table-cell>
          <table:table-cell table:style-name="ce47"/>
          <table:table-cell office:value-type="float" office:value="2.9262975654887891" table:style-name="ce62">
            <text:p>2.9</text:p>
          </table:table-cell>
          <table:table-cell office:value-type="string" table:style-name="ce63">
            <text:p>-1.2 , +2.0</text:p>
          </table:table-cell>
          <table:table-cell table:style-name="ce4"/>
          <table:table-cell office:value-type="float" office:value="3758" table:style-name="ce50">
            <text:p>3,758</text:p>
          </table:table-cell>
          <table:table-cell office:value-type="float" office:value="3.4721708921575876" table:style-name="ce51">
            <text:p>3.5</text:p>
          </table:table-cell>
          <table:table-cell table:style-name="ce4"/>
          <table:table-cell office:value-type="float" office:value="25.912950417478569" table:style-name="ce62">
            <text:p>25.9</text:p>
          </table:table-cell>
          <table:table-cell office:value-type="string" table:style-name="ce63">
            <text:p>-3.9 , +4.3</text:p>
          </table:table-cell>
          <table:table-cell table:style-name="ce4"/>
          <table:table-cell table:style-name="ce43"/>
          <table:table-cell table:number-columns-repeated="16369" table:style-name="ce6"/>
        </table:table-row>
        <table:table-row table:style-name="ro9">
          <table:table-cell office:value-type="string" table:style-name="ce60">
            <text:p>E07000180</text:p>
          </table:table-cell>
          <table:table-cell office:value-type="string" table:style-name="ce61">
            <text:p>Vale of White Horse</text:p>
          </table:table-cell>
          <table:table-cell office:value-type="float" office:value="2866" table:style-name="ce45">
            <text:p>2,866</text:p>
          </table:table-cell>
          <table:table-cell office:value-type="float" office:value="2.928464140108515" table:style-name="ce46">
            <text:p>2.9</text:p>
          </table:table-cell>
          <table:table-cell table:style-name="ce47"/>
          <table:table-cell office:value-type="float" office:value="4.292713070591371" table:style-name="ce62">
            <text:p>4.3</text:p>
          </table:table-cell>
          <table:table-cell office:value-type="string" table:style-name="ce63">
            <text:p>-1.6 , +2.4</text:p>
          </table:table-cell>
          <table:table-cell table:style-name="ce4"/>
          <table:table-cell office:value-type="float" office:value="3076" table:style-name="ce50">
            <text:p>3,076</text:p>
          </table:table-cell>
          <table:table-cell office:value-type="float" office:value="3.1430410659364241" table:style-name="ce51">
            <text:p>3.1</text:p>
          </table:table-cell>
          <table:table-cell table:style-name="ce4"/>
          <table:table-cell office:value-type="float" office:value="22.335480280548985" table:style-name="ce62">
            <text:p>22.3</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60">
            <text:p>E07000181</text:p>
          </table:table-cell>
          <table:table-cell office:value-type="string" table:style-name="ce61">
            <text:p>West Oxfordshire</text:p>
          </table:table-cell>
          <table:table-cell office:value-type="float" office:value="1692" table:style-name="ce45">
            <text:p>1,692</text:p>
          </table:table-cell>
          <table:table-cell office:value-type="float" office:value="1.9833083270817702" table:style-name="ce46">
            <text:p>2.0</text:p>
          </table:table-cell>
          <table:table-cell table:style-name="ce47"/>
          <table:table-cell office:value-type="float" office:value="0.95666212542236573" table:style-name="ce62">
            <text:p>1.0</text:p>
          </table:table-cell>
          <table:table-cell office:value-type="string" table:style-name="ce63">
            <text:p>-0.6 , +1.4</text:p>
          </table:table-cell>
          <table:table-cell table:style-name="ce4"/>
          <table:table-cell office:value-type="float" office:value="2857" table:style-name="ce50">
            <text:p>2,857</text:p>
          </table:table-cell>
          <table:table-cell office:value-type="float" office:value="3.3488840960240061" table:style-name="ce51">
            <text:p>3.3</text:p>
          </table:table-cell>
          <table:table-cell table:style-name="ce4"/>
          <table:table-cell office:value-type="float" office:value="21.86439053633292" table:style-name="ce62">
            <text:p>21.9</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44">
            <text:p>E10000030</text:p>
          </table:table-cell>
          <table:table-cell office:value-type="string" table:style-name="ce55">
            <text:p>Surrey</text:p>
          </table:table-cell>
          <table:table-cell office:value-type="float" office:value="9407" table:style-name="ce45">
            <text:p>9,407</text:p>
          </table:table-cell>
          <table:table-cell office:value-type="float" office:value="1.0293259977306026" table:style-name="ce46">
            <text:p>1.0</text:p>
          </table:table-cell>
          <table:table-cell table:style-name="ce47"/>
          <table:table-cell office:value-type="float" office:value="1.4273567730883339" table:style-name="ce48">
            <text:p>1.4</text:p>
          </table:table-cell>
          <table:table-cell office:value-type="string" table:style-name="ce49">
            <text:p>-0.3 , +0.3</text:p>
          </table:table-cell>
          <table:table-cell table:style-name="ce4"/>
          <table:table-cell office:value-type="float" office:value="25031" table:style-name="ce59">
            <text:p>25,031</text:p>
          </table:table-cell>
          <table:table-cell office:value-type="float" office:value="2.7389241043047425" table:style-name="ce46">
            <text:p>2.7</text:p>
          </table:table-cell>
          <table:table-cell table:style-name="ce4"/>
          <table:table-cell office:value-type="float" office:value="23.693156575347018" table:style-name="ce48">
            <text:p>23.7</text:p>
          </table:table-cell>
          <table:table-cell office:value-type="string" table:style-name="ce49">
            <text:p>-1.1 , +1.1</text:p>
          </table:table-cell>
          <table:table-cell table:style-name="ce4"/>
          <table:table-cell table:style-name="ce45"/>
          <table:table-cell table:number-columns-repeated="16369" table:style-name="ce6"/>
        </table:table-row>
        <table:table-row table:style-name="ro9">
          <table:table-cell office:value-type="string" table:style-name="ce60">
            <text:p>E07000207</text:p>
          </table:table-cell>
          <table:table-cell office:value-type="string" table:style-name="ce61">
            <text:p>Elmbridge</text:p>
          </table:table-cell>
          <table:table-cell office:value-type="float" office:value="1511" table:style-name="ce45">
            <text:p>1,511</text:p>
          </table:table-cell>
          <table:table-cell office:value-type="float" office:value="1.4669190815979807" table:style-name="ce46">
            <text:p>1.5</text:p>
          </table:table-cell>
          <table:table-cell table:style-name="ce47"/>
          <table:table-cell office:value-type="float" office:value="1.6235779100007244" table:style-name="ce62">
            <text:p>1.6</text:p>
          </table:table-cell>
          <table:table-cell office:value-type="string" table:style-name="ce63">
            <text:p>-0.8 , +1.7</text:p>
          </table:table-cell>
          <table:table-cell table:style-name="ce4"/>
          <table:table-cell office:value-type="float" office:value="2009" table:style-name="ce50">
            <text:p>2,009</text:p>
          </table:table-cell>
          <table:table-cell office:value-type="float" office:value="1.9503907577302071" table:style-name="ce51">
            <text:p>2.0</text:p>
          </table:table-cell>
          <table:table-cell table:style-name="ce4"/>
          <table:table-cell office:value-type="float" office:value="26.51691773341539" table:style-name="ce62">
            <text:p>26.5</text:p>
          </table:table-cell>
          <table:table-cell office:value-type="string" table:style-name="ce63">
            <text:p>-4.0 , +4.4</text:p>
          </table:table-cell>
          <table:table-cell table:style-name="ce4"/>
          <table:table-cell table:style-name="ce43"/>
          <table:table-cell table:number-columns-repeated="16369" table:style-name="ce6"/>
        </table:table-row>
        <table:table-row table:style-name="ro9">
          <table:table-cell office:value-type="string" table:style-name="ce60">
            <text:p>E07000208</text:p>
          </table:table-cell>
          <table:table-cell office:value-type="string" table:style-name="ce61">
            <text:p>Epsom and Ewell</text:p>
          </table:table-cell>
          <table:table-cell office:value-type="float" office:value="726" table:style-name="ce45">
            <text:p>726</text:p>
          </table:table-cell>
          <table:table-cell office:value-type="float" office:value="1.2025641450365241" table:style-name="ce46">
            <text:p>1.2</text:p>
          </table:table-cell>
          <table:table-cell table:style-name="ce47"/>
          <table:table-cell office:value-type="float" office:value="0.47881341403645361" table:style-name="ce62">
            <text:p>0.5</text:p>
          </table:table-cell>
          <table:table-cell office:value-type="string" table:style-name="ce63">
            <text:p>-0.3 , +1.2</text:p>
          </table:table-cell>
          <table:table-cell table:style-name="ce4"/>
          <table:table-cell office:value-type="float" office:value="1555" table:style-name="ce50">
            <text:p>1,555</text:p>
          </table:table-cell>
          <table:table-cell office:value-type="float" office:value="2.5757400076195527" table:style-name="ce51">
            <text:p>2.6</text:p>
          </table:table-cell>
          <table:table-cell table:style-name="ce4"/>
          <table:table-cell office:value-type="float" office:value="31.42614663214966" table:style-name="ce62">
            <text:p>31.4</text:p>
          </table:table-cell>
          <table:table-cell office:value-type="string" table:style-name="ce63">
            <text:p>-4.3 , +4.6</text:p>
          </table:table-cell>
          <table:table-cell table:style-name="ce4"/>
          <table:table-cell table:style-name="ce43"/>
          <table:table-cell table:number-columns-repeated="16369" table:style-name="ce6"/>
        </table:table-row>
        <table:table-row table:style-name="ro9">
          <table:table-cell office:value-type="string" table:style-name="ce60">
            <text:p>E07000209</text:p>
          </table:table-cell>
          <table:table-cell office:value-type="string" table:style-name="ce61">
            <text:p>Guildford</text:p>
          </table:table-cell>
          <table:table-cell office:value-type="float" office:value="1376" table:style-name="ce45">
            <text:p>1,376</text:p>
          </table:table-cell>
          <table:table-cell office:value-type="float" office:value="1.2221442592082707" table:style-name="ce46">
            <text:p>1.2</text:p>
          </table:table-cell>
          <table:table-cell table:style-name="ce47"/>
          <table:table-cell office:value-type="float" office:value="1.8982689916290232" table:style-name="ce62">
            <text:p>1.9</text:p>
          </table:table-cell>
          <table:table-cell office:value-type="string" table:style-name="ce63">
            <text:p>-0.9 , +1.8</text:p>
          </table:table-cell>
          <table:table-cell table:style-name="ce4"/>
          <table:table-cell office:value-type="float" office:value="4645" table:style-name="ce50">
            <text:p>4,645</text:p>
          </table:table-cell>
          <table:table-cell office:value-type="float" office:value="4.1256250610628031" table:style-name="ce51">
            <text:p>4.1</text:p>
          </table:table-cell>
          <table:table-cell table:style-name="ce4"/>
          <table:table-cell office:value-type="float" office:value="29.995044031870687" table:style-name="ce62">
            <text:p>30.0</text:p>
          </table:table-cell>
          <table:table-cell office:value-type="string" table:style-name="ce63">
            <text:p>-4.2 , +4.5</text:p>
          </table:table-cell>
          <table:table-cell table:style-name="ce4"/>
          <table:table-cell table:style-name="ce43"/>
          <table:table-cell table:number-columns-repeated="16369" table:style-name="ce6"/>
        </table:table-row>
        <table:table-row table:style-name="ro9">
          <table:table-cell office:value-type="string" table:style-name="ce60">
            <text:p>E07000210</text:p>
          </table:table-cell>
          <table:table-cell office:value-type="string" table:style-name="ce61">
            <text:p>Mole Valley</text:p>
          </table:table-cell>
          <table:table-cell office:value-type="float" office:value="579" table:style-name="ce45">
            <text:p>579</text:p>
          </table:table-cell>
          <table:table-cell office:value-type="float" office:value="0.83213567116987641" table:style-name="ce46">
            <text:p>0.8</text:p>
          </table:table-cell>
          <table:table-cell table:style-name="ce47"/>
          <table:table-cell office:value-type="float" office:value="5.6940045954439911E-2" table:style-name="ce62">
            <text:p>0.1</text:p>
          </table:table-cell>
          <table:table-cell office:value-type="string" table:style-name="ce63">
            <text:p>-0.1 , +0.9</text:p>
          </table:table-cell>
          <table:table-cell table:style-name="ce4"/>
          <table:table-cell office:value-type="float" office:value="1989" table:style-name="ce50">
            <text:p>1,989</text:p>
          </table:table-cell>
          <table:table-cell office:value-type="float" office:value="2.8585800517390054" table:style-name="ce51">
            <text:p>2.9</text:p>
          </table:table-cell>
          <table:table-cell table:style-name="ce4"/>
          <table:table-cell office:value-type="float" office:value="20.234817002953989" table:style-name="ce62">
            <text:p>20.2</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211</text:p>
          </table:table-cell>
          <table:table-cell office:value-type="string" table:style-name="ce61">
            <text:p>Reigate and Banstead</text:p>
          </table:table-cell>
          <table:table-cell office:value-type="float" office:value="912" table:style-name="ce45">
            <text:p>912</text:p>
          </table:table-cell>
          <table:table-cell office:value-type="float" office:value="0.8236622262361708" table:style-name="ce46">
            <text:p>0.8</text:p>
          </table:table-cell>
          <table:table-cell table:style-name="ce47"/>
          <table:table-cell office:value-type="float" office:value="2.047319756439546" table:style-name="ce62">
            <text:p>2.0</text:p>
          </table:table-cell>
          <table:table-cell office:value-type="string" table:style-name="ce63">
            <text:p>-0.9 , +1.7</text:p>
          </table:table-cell>
          <table:table-cell table:style-name="ce4"/>
          <table:table-cell office:value-type="float" office:value="3563" table:style-name="ce50">
            <text:p>3,563</text:p>
          </table:table-cell>
          <table:table-cell office:value-type="float" office:value="3.217882140438022" table:style-name="ce51">
            <text:p>3.2</text:p>
          </table:table-cell>
          <table:table-cell table:style-name="ce4"/>
          <table:table-cell office:value-type="float" office:value="22.710753423428628" table:style-name="ce62">
            <text:p>22.7</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212</text:p>
          </table:table-cell>
          <table:table-cell office:value-type="string" table:style-name="ce61">
            <text:p>Runnymede</text:p>
          </table:table-cell>
          <table:table-cell office:value-type="float" office:value="858" table:style-name="ce45">
            <text:p>858</text:p>
          </table:table-cell>
          <table:table-cell office:value-type="float" office:value="1.287263889097265" table:style-name="ce46">
            <text:p>1.3</text:p>
          </table:table-cell>
          <table:table-cell table:style-name="ce47"/>
          <table:table-cell office:value-type="float" office:value="1.9721685007900736" table:style-name="ce62">
            <text:p>2.0</text:p>
          </table:table-cell>
          <table:table-cell office:value-type="string" table:style-name="ce63">
            <text:p>-1.0 , +1.9</text:p>
          </table:table-cell>
          <table:table-cell table:style-name="ce4"/>
          <table:table-cell office:value-type="float" office:value="1951" table:style-name="ce50">
            <text:p>1,951</text:p>
          </table:table-cell>
          <table:table-cell office:value-type="float" office:value="2.9271000555113798" table:style-name="ce51">
            <text:p>2.9</text:p>
          </table:table-cell>
          <table:table-cell table:style-name="ce4"/>
          <table:table-cell office:value-type="float" office:value="22.94157540440068" table:style-name="ce62">
            <text:p>22.9</text:p>
          </table:table-cell>
          <table:table-cell office:value-type="string" table:style-name="ce63">
            <text:p>-3.9 , +4.5</text:p>
          </table:table-cell>
          <table:table-cell table:style-name="ce4"/>
          <table:table-cell table:style-name="ce43"/>
          <table:table-cell table:number-columns-repeated="16369" table:style-name="ce6"/>
        </table:table-row>
        <table:table-row table:style-name="ro9">
          <table:table-cell office:value-type="string" table:style-name="ce60">
            <text:p>E07000213</text:p>
          </table:table-cell>
          <table:table-cell office:value-type="string" table:style-name="ce61">
            <text:p>Spelthorne</text:p>
          </table:table-cell>
          <table:table-cell office:value-type="float" office:value="1039" table:style-name="ce45">
            <text:p>1,039</text:p>
          </table:table-cell>
          <table:table-cell office:value-type="float" office:value="1.3305331096569299" table:style-name="ce46">
            <text:p>1.3</text:p>
          </table:table-cell>
          <table:table-cell table:style-name="ce47"/>
          <table:table-cell office:value-type="float" office:value="1.900986748684234" table:style-name="ce62">
            <text:p>1.9</text:p>
          </table:table-cell>
          <table:table-cell office:value-type="string" table:style-name="ce63">
            <text:p>-0.9 , +1.8</text:p>
          </table:table-cell>
          <table:table-cell table:style-name="ce4"/>
          <table:table-cell office:value-type="float" office:value="1629" table:style-name="ce50">
            <text:p>1,629</text:p>
          </table:table-cell>
          <table:table-cell office:value-type="float" office:value="2.0860812662474868" table:style-name="ce51">
            <text:p>2.1</text:p>
          </table:table-cell>
          <table:table-cell table:style-name="ce4"/>
          <table:table-cell office:value-type="float" office:value="20.367238612516971" table:style-name="ce62">
            <text:p>20.4</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60">
            <text:p>E07000214</text:p>
          </table:table-cell>
          <table:table-cell office:value-type="string" table:style-name="ce61">
            <text:p>Surrey Heath</text:p>
          </table:table-cell>
          <table:table-cell office:value-type="float" office:value="590" table:style-name="ce45">
            <text:p>590</text:p>
          </table:table-cell>
          <table:table-cell office:value-type="float" office:value="0.85134628149259772" table:style-name="ce46">
            <text:p>0.9</text:p>
          </table:table-cell>
          <table:table-cell table:style-name="ce47"/>
          <table:table-cell office:value-type="float" office:value="1.0964060099895223" table:style-name="ce62">
            <text:p>1.1</text:p>
          </table:table-cell>
          <table:table-cell office:value-type="string" table:style-name="ce63">
            <text:p>-0.6 , +1.5</text:p>
          </table:table-cell>
          <table:table-cell table:style-name="ce4"/>
          <table:table-cell office:value-type="float" office:value="1517" table:style-name="ce50">
            <text:p>1,517</text:p>
          </table:table-cell>
          <table:table-cell office:value-type="float" office:value="2.1889700152953737" table:style-name="ce51">
            <text:p>2.2</text:p>
          </table:table-cell>
          <table:table-cell table:style-name="ce4"/>
          <table:table-cell office:value-type="float" office:value="20.629550682734312" table:style-name="ce62">
            <text:p>20.6</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215</text:p>
          </table:table-cell>
          <table:table-cell office:value-type="string" table:style-name="ce61">
            <text:p>Tandridge</text:p>
          </table:table-cell>
          <table:table-cell office:value-type="float" office:value="259" table:style-name="ce45">
            <text:p>259</text:p>
          </table:table-cell>
          <table:table-cell office:value-type="float" office:value="0.38701772212426405" table:style-name="ce46">
            <text:p>0.4</text:p>
          </table:table-cell>
          <table:table-cell table:style-name="ce47"/>
          <table:table-cell office:value-type="float" office:value="0.12255123909565638" table:style-name="ce62">
            <text:p>0.1</text:p>
          </table:table-cell>
          <table:table-cell office:value-type="string" table:style-name="ce63">
            <text:p>-0.1 , +1.0</text:p>
          </table:table-cell>
          <table:table-cell table:style-name="ce4"/>
          <table:table-cell office:value-type="float" office:value="1103" table:style-name="ce50">
            <text:p>1,103</text:p>
          </table:table-cell>
          <table:table-cell office:value-type="float" office:value="1.6481874420967695" table:style-name="ce51">
            <text:p>1.6</text:p>
          </table:table-cell>
          <table:table-cell table:style-name="ce4"/>
          <table:table-cell office:value-type="float" office:value="18.225829447049076" table:style-name="ce62">
            <text:p>18.2</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12">
          <table:table-cell office:value-type="string" table:style-name="ce60">
            <text:p>E07000216</text:p>
          </table:table-cell>
          <table:table-cell office:value-type="string" table:style-name="ce61">
            <text:p>Waverley</text:p>
          </table:table-cell>
          <table:table-cell office:value-type="float" office:value="592" table:style-name="ce36">
            <text:p>592</text:p>
          </table:table-cell>
          <table:table-cell office:value-type="float" office:value="0.60731652270255854" table:style-name="ce46">
            <text:p>0.6</text:p>
          </table:table-cell>
          <table:table-cell table:style-name="ce38"/>
          <table:table-cell office:value-type="float" office:value="1.1740658721929575" table:style-name="ce62">
            <text:p>1.2</text:p>
          </table:table-cell>
          <table:table-cell office:value-type="string" table:style-name="ce63">
            <text:p>-0.7 , +1.5</text:p>
          </table:table-cell>
          <table:table-cell table:style-name="ce41"/>
          <table:table-cell office:value-type="float" office:value="2429" table:style-name="ce50">
            <text:p>2,429</text:p>
          </table:table-cell>
          <table:table-cell office:value-type="float" office:value="2.4918443135887069" table:style-name="ce51">
            <text:p>2.5</text:p>
          </table:table-cell>
          <table:table-cell table:style-name="ce41"/>
          <table:table-cell office:value-type="float" office:value="20.924458392918012" table:style-name="ce62">
            <text:p>20.9</text:p>
          </table:table-cell>
          <table:table-cell office:value-type="string" table:style-name="ce63">
            <text:p>-3.6 , +4.1</text:p>
          </table:table-cell>
          <table:table-cell table:style-name="ce41"/>
          <table:table-cell table:style-name="ce43"/>
          <table:table-cell table:number-columns-repeated="16369" table:style-name="ce41"/>
        </table:table-row>
        <table:table-row table:style-name="ro9">
          <table:table-cell office:value-type="string" table:style-name="ce60">
            <text:p>E07000217</text:p>
          </table:table-cell>
          <table:table-cell office:value-type="string" table:style-name="ce61">
            <text:p>Woking</text:p>
          </table:table-cell>
          <table:table-cell office:value-type="float" office:value="965" table:style-name="ce45">
            <text:p>965</text:p>
          </table:table-cell>
          <table:table-cell office:value-type="float" office:value="1.2186651512281366" table:style-name="ce46">
            <text:p>1.2</text:p>
          </table:table-cell>
          <table:table-cell table:style-name="ce47"/>
          <table:table-cell office:value-type="float" office:value="2.3343573671471032" table:style-name="ce62">
            <text:p>2.3</text:p>
          </table:table-cell>
          <table:table-cell office:value-type="string" table:style-name="ce63">
            <text:p>-1.0 , +1.8</text:p>
          </table:table-cell>
          <table:table-cell table:style-name="ce4"/>
          <table:table-cell office:value-type="float" office:value="2641" table:style-name="ce50">
            <text:p>2,641</text:p>
          </table:table-cell>
          <table:table-cell office:value-type="float" office:value="3.3352276314958642" table:style-name="ce51">
            <text:p>3.3</text:p>
          </table:table-cell>
          <table:table-cell table:style-name="ce4"/>
          <table:table-cell office:value-type="float" office:value="23.935600792346271" table:style-name="ce62">
            <text:p>23.9</text:p>
          </table:table-cell>
          <table:table-cell office:value-type="string" table:style-name="ce63">
            <text:p>-3.8 , +4.3</text:p>
          </table:table-cell>
          <table:table-cell table:style-name="ce4"/>
          <table:table-cell table:style-name="ce43"/>
          <table:table-cell table:number-columns-repeated="16369" table:style-name="ce6"/>
        </table:table-row>
        <table:table-row table:style-name="ro9">
          <table:table-cell office:value-type="string" table:style-name="ce44">
            <text:p>E10000032</text:p>
          </table:table-cell>
          <table:table-cell office:value-type="string" table:style-name="ce56">
            <text:p>West Sussex</text:p>
          </table:table-cell>
          <table:table-cell office:value-type="float" office:value="8188" table:style-name="ce45">
            <text:p>8,188</text:p>
          </table:table-cell>
          <table:table-cell office:value-type="float" office:value="1.2369757242758752" table:style-name="ce46">
            <text:p>1.2</text:p>
          </table:table-cell>
          <table:table-cell table:style-name="ce47"/>
          <table:table-cell office:value-type="float" office:value="1.7777393814060329" table:style-name="ce48">
            <text:p>1.8</text:p>
          </table:table-cell>
          <table:table-cell office:value-type="string" table:style-name="ce49">
            <text:p>-0.4 , +0.5</text:p>
          </table:table-cell>
          <table:table-cell table:style-name="ce4"/>
          <table:table-cell office:value-type="float" office:value="21146" table:style-name="ce59">
            <text:p>21,146</text:p>
          </table:table-cell>
          <table:table-cell office:value-type="float" office:value="3.1945638331140271" table:style-name="ce46">
            <text:p>3.2</text:p>
          </table:table-cell>
          <table:table-cell table:style-name="ce4"/>
          <table:table-cell office:value-type="float" office:value="21.941448615718677" table:style-name="ce48">
            <text:p>21.9</text:p>
          </table:table-cell>
          <table:table-cell office:value-type="string" table:style-name="ce49">
            <text:p>-1.3 , +1.4</text:p>
          </table:table-cell>
          <table:table-cell table:style-name="ce4"/>
          <table:table-cell table:style-name="ce45"/>
          <table:table-cell table:number-columns-repeated="16369" table:style-name="ce6"/>
        </table:table-row>
        <table:table-row table:style-name="ro9">
          <table:table-cell office:value-type="string" table:style-name="ce60">
            <text:p>E07000223</text:p>
          </table:table-cell>
          <table:table-cell office:value-type="string" table:style-name="ce61">
            <text:p>Adur</text:p>
          </table:table-cell>
          <table:table-cell office:value-type="float" office:value="794" table:style-name="ce45">
            <text:p>794</text:p>
          </table:table-cell>
          <table:table-cell office:value-type="float" office:value="1.5698214674074222" table:style-name="ce46">
            <text:p>1.6</text:p>
          </table:table-cell>
          <table:table-cell table:style-name="ce47"/>
          <table:table-cell office:value-type="float" office:value="1.6472671448181753" table:style-name="ce62">
            <text:p>1.6</text:p>
          </table:table-cell>
          <table:table-cell office:value-type="string" table:style-name="ce63">
            <text:p>-0.9 , +1.7</text:p>
          </table:table-cell>
          <table:table-cell table:style-name="ce4"/>
          <table:table-cell office:value-type="float" office:value="1088" table:style-name="ce50">
            <text:p>1,088</text:p>
          </table:table-cell>
          <table:table-cell office:value-type="float" office:value="2.1510903734751579" table:style-name="ce51">
            <text:p>2.2</text:p>
          </table:table-cell>
          <table:table-cell table:style-name="ce4"/>
          <table:table-cell office:value-type="float" office:value="27.595393262446422" table:style-name="ce62">
            <text:p>27.6</text:p>
          </table:table-cell>
          <table:table-cell office:value-type="string" table:style-name="ce63">
            <text:p>-4.1 , +4.6</text:p>
          </table:table-cell>
          <table:table-cell table:style-name="ce4"/>
          <table:table-cell table:style-name="ce43"/>
          <table:table-cell table:number-columns-repeated="16369" table:style-name="ce6"/>
        </table:table-row>
        <table:table-row table:style-name="ro9">
          <table:table-cell office:value-type="string" table:style-name="ce60">
            <text:p>E07000224</text:p>
          </table:table-cell>
          <table:table-cell office:value-type="string" table:style-name="ce61">
            <text:p>Arun</text:p>
          </table:table-cell>
          <table:table-cell office:value-type="float" office:value="1611" table:style-name="ce45">
            <text:p>1,611</text:p>
          </table:table-cell>
          <table:table-cell office:value-type="float" office:value="1.2769094194857489" table:style-name="ce46">
            <text:p>1.3</text:p>
          </table:table-cell>
          <table:table-cell table:style-name="ce47"/>
          <table:table-cell office:value-type="float" office:value="2.0555409272709451" table:style-name="ce62">
            <text:p>2.1</text:p>
          </table:table-cell>
          <table:table-cell office:value-type="string" table:style-name="ce63">
            <text:p>-1.0 , +1.8</text:p>
          </table:table-cell>
          <table:table-cell table:style-name="ce4"/>
          <table:table-cell office:value-type="float" office:value="2870" table:style-name="ce50">
            <text:p>2,870</text:p>
          </table:table-cell>
          <table:table-cell office:value-type="float" office:value="2.2748169049808187" table:style-name="ce51">
            <text:p>2.3</text:p>
          </table:table-cell>
          <table:table-cell table:style-name="ce4"/>
          <table:table-cell office:value-type="float" office:value="21.97960695540765" table:style-name="ce62">
            <text:p>22.0</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225</text:p>
          </table:table-cell>
          <table:table-cell office:value-type="string" table:style-name="ce61">
            <text:p>Chichester</text:p>
          </table:table-cell>
          <table:table-cell office:value-type="float" office:value="1460" table:style-name="ce45">
            <text:p>1,460</text:p>
          </table:table-cell>
          <table:table-cell office:value-type="float" office:value="1.5342419688738034" table:style-name="ce46">
            <text:p>1.5</text:p>
          </table:table-cell>
          <table:table-cell table:style-name="ce47"/>
          <table:table-cell office:value-type="float" office:value="1.8269266914504021" table:style-name="ce62">
            <text:p>1.8</text:p>
          </table:table-cell>
          <table:table-cell office:value-type="string" table:style-name="ce63">
            <text:p>-0.9 , +1.7</text:p>
          </table:table-cell>
          <table:table-cell table:style-name="ce4"/>
          <table:table-cell office:value-type="float" office:value="3473" table:style-name="ce50">
            <text:p>3,473</text:p>
          </table:table-cell>
          <table:table-cell office:value-type="float" office:value="3.6496043547251498" table:style-name="ce51">
            <text:p>3.6</text:p>
          </table:table-cell>
          <table:table-cell table:style-name="ce4"/>
          <table:table-cell office:value-type="float" office:value="19.234270613064378" table:style-name="ce62">
            <text:p>19.2</text:p>
          </table:table-cell>
          <table:table-cell office:value-type="string" table:style-name="ce63">
            <text:p>-3.5 , +4.0</text:p>
          </table:table-cell>
          <table:table-cell table:style-name="ce4"/>
          <table:table-cell table:style-name="ce43"/>
          <table:table-cell table:number-columns-repeated="16369" table:style-name="ce6"/>
        </table:table-row>
        <table:table-row table:style-name="ro9">
          <table:table-cell office:value-type="string" table:style-name="ce60">
            <text:p>E07000226</text:p>
          </table:table-cell>
          <table:table-cell office:value-type="string" table:style-name="ce61">
            <text:p>Crawley</text:p>
          </table:table-cell>
          <table:table-cell office:value-type="float" office:value="1070" table:style-name="ce45">
            <text:p>1,070</text:p>
          </table:table-cell>
          <table:table-cell office:value-type="float" office:value="1.265538326887367" table:style-name="ce46">
            <text:p>1.3</text:p>
          </table:table-cell>
          <table:table-cell table:style-name="ce47"/>
          <table:table-cell office:value-type="float" office:value="2.1964280311816133" table:style-name="ce62">
            <text:p>2.2</text:p>
          </table:table-cell>
          <table:table-cell office:value-type="string" table:style-name="ce63">
            <text:p>-1.0 , +1.8</text:p>
          </table:table-cell>
          <table:table-cell table:style-name="ce4"/>
          <table:table-cell office:value-type="float" office:value="2615" table:style-name="ce50">
            <text:p>2,615</text:p>
          </table:table-cell>
          <table:table-cell office:value-type="float" office:value="3.0928810512247336" table:style-name="ce51">
            <text:p>3.1</text:p>
          </table:table-cell>
          <table:table-cell table:style-name="ce4"/>
          <table:table-cell office:value-type="float" office:value="29.664015588502668" table:style-name="ce62">
            <text:p>29.7</text:p>
          </table:table-cell>
          <table:table-cell office:value-type="string" table:style-name="ce63">
            <text:p>-4.1 , +4.5</text:p>
          </table:table-cell>
          <table:table-cell table:style-name="ce4"/>
          <table:table-cell table:style-name="ce43"/>
          <table:table-cell table:number-columns-repeated="16369" table:style-name="ce6"/>
        </table:table-row>
        <table:table-row table:style-name="ro9">
          <table:table-cell office:value-type="string" table:style-name="ce60">
            <text:p>E07000227</text:p>
          </table:table-cell>
          <table:table-cell office:value-type="string" table:style-name="ce61">
            <text:p>Horsham</text:p>
          </table:table-cell>
          <table:table-cell office:value-type="float" office:value="730" table:style-name="ce45">
            <text:p>730</text:p>
          </table:table-cell>
          <table:table-cell office:value-type="float" office:value="0.68378950523614157" table:style-name="ce46">
            <text:p>0.7</text:p>
          </table:table-cell>
          <table:table-cell table:style-name="ce47"/>
          <table:table-cell office:value-type="float" office:value="6.8123576167167244E-2" table:style-name="ce62">
            <text:p>0.1</text:p>
          </table:table-cell>
          <table:table-cell office:value-type="string" table:style-name="ce63">
            <text:p>-0.1 , +0.9</text:p>
          </table:table-cell>
          <table:table-cell table:style-name="ce4"/>
          <table:table-cell office:value-type="float" office:value="3053" table:style-name="ce50">
            <text:p>3,053</text:p>
          </table:table-cell>
          <table:table-cell office:value-type="float" office:value="2.8597388486108768" table:style-name="ce51">
            <text:p>2.9</text:p>
          </table:table-cell>
          <table:table-cell table:style-name="ce4"/>
          <table:table-cell office:value-type="float" office:value="17.130365012259396" table:style-name="ce62">
            <text:p>17.1</text:p>
          </table:table-cell>
          <table:table-cell office:value-type="string" table:style-name="ce63">
            <text:p>-3.2 , +3.8</text:p>
          </table:table-cell>
          <table:table-cell table:style-name="ce4"/>
          <table:table-cell table:style-name="ce43"/>
          <table:table-cell table:number-columns-repeated="16369" table:style-name="ce6"/>
        </table:table-row>
        <table:table-row table:style-name="ro9">
          <table:table-cell office:value-type="string" table:style-name="ce60">
            <text:p>E07000228</text:p>
          </table:table-cell>
          <table:table-cell office:value-type="string" table:style-name="ce61">
            <text:p>Mid Sussex</text:p>
          </table:table-cell>
          <table:table-cell office:value-type="float" office:value="714" table:style-name="ce45">
            <text:p>714</text:p>
          </table:table-cell>
          <table:table-cell office:value-type="float" office:value="0.63323134229080746" table:style-name="ce46">
            <text:p>0.6</text:p>
          </table:table-cell>
          <table:table-cell table:style-name="ce47"/>
          <table:table-cell office:value-type="float" office:value="1.4733838433533406" table:style-name="ce62">
            <text:p>1.5</text:p>
          </table:table-cell>
          <table:table-cell office:value-type="string" table:style-name="ce63">
            <text:p>-0.8 , +1.6</text:p>
          </table:table-cell>
          <table:table-cell table:style-name="ce4"/>
          <table:table-cell office:value-type="float" office:value="3894" table:style-name="ce50">
            <text:p>3,894</text:p>
          </table:table-cell>
          <table:table-cell office:value-type="float" office:value="3.4535053877876818" table:style-name="ce51">
            <text:p>3.5</text:p>
          </table:table-cell>
          <table:table-cell table:style-name="ce4"/>
          <table:table-cell office:value-type="float" office:value="21.57514656064264" table:style-name="ce62">
            <text:p>21.6</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9">
          <table:table-cell office:value-type="string" table:style-name="ce60">
            <text:p>E07000229</text:p>
          </table:table-cell>
          <table:table-cell office:value-type="string" table:style-name="ce61">
            <text:p>Worthing</text:p>
          </table:table-cell>
          <table:table-cell office:value-type="float" office:value="1809" table:style-name="ce45">
            <text:p>1,809</text:p>
          </table:table-cell>
          <table:table-cell office:value-type="float" office:value="2.1041979272080122" table:style-name="ce46">
            <text:p>2.1</text:p>
          </table:table-cell>
          <table:table-cell table:style-name="ce47"/>
          <table:table-cell office:value-type="float" office:value="3.4921058861378027" table:style-name="ce62">
            <text:p>3.5</text:p>
          </table:table-cell>
          <table:table-cell office:value-type="string" table:style-name="ce63">
            <text:p>-1.4 , +2.2</text:p>
          </table:table-cell>
          <table:table-cell table:style-name="ce4"/>
          <table:table-cell office:value-type="float" office:value="4153" table:style-name="ce50">
            <text:p>4,153</text:p>
          </table:table-cell>
          <table:table-cell office:value-type="float" office:value="4.8306987239883217" table:style-name="ce51">
            <text:p>4.8</text:p>
          </table:table-cell>
          <table:table-cell table:style-name="ce4"/>
          <table:table-cell office:value-type="float" office:value="20.311697530219838" table:style-name="ce62">
            <text:p>20.3</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8">
          <table:table-cell office:value-type="string" table:style-name="ce53">
            <text:p>E12000009</text:p>
          </table:table-cell>
          <table:table-cell office:value-type="string" table:style-name="ce41">
            <text:p>South West</text:p>
          </table:table-cell>
          <table:table-cell office:value-type="float" office:value="67508" table:style-name="ce45">
            <text:p>67,508</text:p>
          </table:table-cell>
          <table:table-cell office:value-type="float" office:value="1.5486125273183022" table:style-name="ce46">
            <text:p>1.5</text:p>
          </table:table-cell>
          <table:table-cell table:style-name="ce47"/>
          <table:table-cell office:value-type="float" office:value="1.4914721989291777" table:style-name="ce54">
            <text:p>1.5</text:p>
          </table:table-cell>
          <table:table-cell office:value-type="string" table:style-name="ce40">
            <text:p>-0.2 , +0.3</text:p>
          </table:table-cell>
          <table:table-cell table:style-name="ce4"/>
          <table:table-cell office:value-type="float" office:value="172766" table:style-name="ce50">
            <text:p>172,766</text:p>
          </table:table-cell>
          <table:table-cell office:value-type="float" office:value="3.9631983156762725" table:style-name="ce51">
            <text:p>4.0</text:p>
          </table:table-cell>
          <table:table-cell table:style-name="ce4"/>
          <table:table-cell office:value-type="float" office:value="20.725403136670565" table:style-name="ce54">
            <text:p>20.7</text:p>
          </table:table-cell>
          <table:table-cell office:value-type="string" table:style-name="ce40">
            <text:p>-0.8 , +0.8</text:p>
          </table:table-cell>
          <table:table-cell table:style-name="ce4"/>
          <table:table-cell table:style-name="ce43"/>
          <table:table-cell table:number-columns-repeated="16369" table:style-name="ce6"/>
        </table:table-row>
        <table:table-row table:style-name="ro9">
          <table:table-cell office:value-type="string" table:style-name="ce64">
            <text:p>E06000022</text:p>
          </table:table-cell>
          <table:table-cell office:value-type="string" table:style-name="ce55">
            <text:p>Bath and North East Somerset</text:p>
          </table:table-cell>
          <table:table-cell office:value-type="float" office:value="1848" table:style-name="ce45">
            <text:p>1,848</text:p>
          </table:table-cell>
          <table:table-cell office:value-type="float" office:value="1.261958904390224" table:style-name="ce46">
            <text:p>1.3</text:p>
          </table:table-cell>
          <table:table-cell table:style-name="ce47"/>
          <table:table-cell office:value-type="float" office:value="0.15951152082898257" table:style-name="ce48">
            <text:p>0.2</text:p>
          </table:table-cell>
          <table:table-cell office:value-type="string" table:style-name="ce49">
            <text:p>-0.1 , +1.1</text:p>
          </table:table-cell>
          <table:table-cell table:style-name="ce4"/>
          <table:table-cell office:value-type="float" office:value="7852" table:style-name="ce50">
            <text:p>7,852</text:p>
          </table:table-cell>
          <table:table-cell office:value-type="float" office:value="5.3619595872684185" table:style-name="ce51">
            <text:p>5.4</text:p>
          </table:table-cell>
          <table:table-cell table:style-name="ce4"/>
          <table:table-cell office:value-type="float" office:value="26.403178370569115" table:style-name="ce48">
            <text:p>26.4</text:p>
          </table:table-cell>
          <table:table-cell office:value-type="string" table:style-name="ce49">
            <text:p>-4.2 , +4.6</text:p>
          </table:table-cell>
          <table:table-cell table:style-name="ce4"/>
          <table:table-cell table:style-name="ce43"/>
          <table:table-cell table:number-columns-repeated="16369" table:style-name="ce6"/>
        </table:table-row>
        <table:table-row table:style-name="ro9">
          <table:table-cell office:value-type="string" table:style-name="ce44">
            <text:p>E06000028</text:p>
          </table:table-cell>
          <table:table-cell office:value-type="string" table:style-name="ce55">
            <text:p>Bournemouth</text:p>
          </table:table-cell>
          <table:table-cell office:value-type="float" office:value="2987" table:style-name="ce45">
            <text:p>2,987</text:p>
          </table:table-cell>
          <table:table-cell office:value-type="float" office:value="1.9243158274493637" table:style-name="ce46">
            <text:p>1.9</text:p>
          </table:table-cell>
          <table:table-cell table:style-name="ce47"/>
          <table:table-cell office:value-type="float" office:value="0.3505456439229549" table:style-name="ce48">
            <text:p>0.4</text:p>
          </table:table-cell>
          <table:table-cell office:value-type="string" table:style-name="ce49">
            <text:p>-0.3 , +1.2</text:p>
          </table:table-cell>
          <table:table-cell table:style-name="ce4"/>
          <table:table-cell office:value-type="float" office:value="6362" table:style-name="ce50">
            <text:p>6,362</text:p>
          </table:table-cell>
          <table:table-cell office:value-type="float" office:value="4.0985930010823068" table:style-name="ce51">
            <text:p>4.1</text:p>
          </table:table-cell>
          <table:table-cell table:style-name="ce4"/>
          <table:table-cell office:value-type="float" office:value="26.30501409581057" table:style-name="ce48">
            <text:p>26.3</text:p>
          </table:table-cell>
          <table:table-cell office:value-type="string" table:style-name="ce49">
            <text:p>-4.0 , +4.5</text:p>
          </table:table-cell>
          <table:table-cell table:style-name="ce4"/>
          <table:table-cell table:style-name="ce43"/>
          <table:table-cell table:number-columns-repeated="16369" table:style-name="ce6"/>
        </table:table-row>
        <table:table-row table:style-name="ro9">
          <table:table-cell office:value-type="string" table:style-name="ce44">
            <text:p>E06000023</text:p>
          </table:table-cell>
          <table:table-cell office:value-type="string" table:style-name="ce55">
            <text:p>Bristol, City of</text:p>
          </table:table-cell>
          <table:table-cell office:value-type="float" office:value="12324" table:style-name="ce45">
            <text:p>12,324</text:p>
          </table:table-cell>
          <table:table-cell office:value-type="float" office:value="3.5246372832493931" table:style-name="ce46">
            <text:p>3.5</text:p>
          </table:table-cell>
          <table:table-cell table:style-name="ce47"/>
          <table:table-cell office:value-type="float" office:value="3.7546435690155833" table:style-name="ce48">
            <text:p>3.8</text:p>
          </table:table-cell>
          <table:table-cell office:value-type="string" table:style-name="ce49">
            <text:p>-1.5 , +2.3</text:p>
          </table:table-cell>
          <table:table-cell table:style-name="ce4"/>
          <table:table-cell office:value-type="float" office:value="25367" table:style-name="ce50">
            <text:p>25,367</text:p>
          </table:table-cell>
          <table:table-cell office:value-type="float" office:value="7.2549070078048814" table:style-name="ce51">
            <text:p>7.3</text:p>
          </table:table-cell>
          <table:table-cell table:style-name="ce4"/>
          <table:table-cell office:value-type="float" office:value="29.063118386919427" table:style-name="ce48">
            <text:p>29.1</text:p>
          </table:table-cell>
          <table:table-cell office:value-type="string" table:style-name="ce49">
            <text:p>-4.3 , +4.7</text:p>
          </table:table-cell>
          <table:table-cell table:style-name="ce4"/>
          <table:table-cell table:style-name="ce43"/>
          <table:table-cell table:number-columns-repeated="16369" table:style-name="ce6"/>
        </table:table-row>
        <table:table-row table:style-name="ro9">
          <table:table-cell office:value-type="string" table:style-name="ce44">
            <text:p>E06000052</text:p>
          </table:table-cell>
          <table:table-cell office:value-type="string" table:style-name="ce55">
            <text:p>Cornwall</text:p>
          </table:table-cell>
          <table:table-cell office:value-type="float" office:value="3076" table:style-name="ce45">
            <text:p>3,076</text:p>
          </table:table-cell>
          <table:table-cell office:value-type="float" office:value="0.69540526120651458" table:style-name="ce46">
            <text:p>0.7</text:p>
          </table:table-cell>
          <table:table-cell table:style-name="ce47"/>
          <table:table-cell office:value-type="float" office:value="0.58307541108650052" table:style-name="ce48">
            <text:p>0.6</text:p>
          </table:table-cell>
          <table:table-cell office:value-type="string" table:style-name="ce49">
            <text:p>-0.4 , +1.2</text:p>
          </table:table-cell>
          <table:table-cell table:style-name="ce4"/>
          <table:table-cell office:value-type="float" office:value="14428" table:style-name="ce50">
            <text:p>14,428</text:p>
          </table:table-cell>
          <table:table-cell office:value-type="float" office:value="3.261803351328866" table:style-name="ce46">
            <text:p>3.3</text:p>
          </table:table-cell>
          <table:table-cell table:style-name="ce4"/>
          <table:table-cell office:value-type="float" office:value="15.562030817858554" table:style-name="ce48">
            <text:p>15.6</text:p>
          </table:table-cell>
          <table:table-cell office:value-type="string" table:style-name="ce49">
            <text:p>-3.1 , +3.7</text:p>
          </table:table-cell>
          <table:table-cell table:style-name="ce4"/>
          <table:table-cell table:style-name="ce43"/>
          <table:table-cell table:number-columns-repeated="16369" table:style-name="ce6"/>
        </table:table-row>
        <table:table-row table:style-name="ro9">
          <table:table-cell office:value-type="string" table:style-name="ce44">
            <text:p>E06000053</text:p>
          </table:table-cell>
          <table:table-cell office:value-type="string" table:style-name="ce55">
            <text:p>Isles of Scilly</text:p>
          </table:table-cell>
          <table:table-cell office:value-type="string" table:style-name="ce45">
            <text:p>-</text:p>
          </table:table-cell>
          <table:table-cell office:value-type="string" table:style-name="ce45">
            <text:p>-</text:p>
          </table:table-cell>
          <table:table-cell table:style-name="ce47"/>
          <table:table-cell office:value-type="float" office:value="11.106844916052916" table:style-name="ce48">
            <text:p>11.1</text:p>
          </table:table-cell>
          <table:table-cell office:value-type="string" table:style-name="ce49">
            <text:p>-6.5 , +13.4</text:p>
          </table:table-cell>
          <table:table-cell table:style-name="ce4"/>
          <table:table-cell office:value-type="string" table:style-name="ce45">
            <text:p>-</text:p>
          </table:table-cell>
          <table:table-cell office:value-type="string" table:style-name="ce45">
            <text:p>-</text:p>
          </table:table-cell>
          <table:table-cell table:style-name="ce4"/>
          <table:table-cell office:value-type="float" office:value="29.186788652413426" table:style-name="ce48">
            <text:p>29.2</text:p>
          </table:table-cell>
          <table:table-cell office:value-type="string" table:style-name="ce49">
            <text:p>-12.0 , +15.8</text:p>
          </table:table-cell>
          <table:table-cell table:style-name="ce4"/>
          <table:table-cell table:style-name="ce43"/>
          <table:table-cell table:number-columns-repeated="16369" table:style-name="ce6"/>
        </table:table-row>
        <table:table-row table:style-name="ro9">
          <table:table-cell office:value-type="string" table:style-name="ce44">
            <text:p>E06000024</text:p>
          </table:table-cell>
          <table:table-cell office:value-type="string" table:style-name="ce55">
            <text:p>North Somerset</text:p>
          </table:table-cell>
          <table:table-cell office:value-type="float" office:value="1878" table:style-name="ce45">
            <text:p>1,878</text:p>
          </table:table-cell>
          <table:table-cell office:value-type="float" office:value="1.1319117132972505" table:style-name="ce46">
            <text:p>1.1</text:p>
          </table:table-cell>
          <table:table-cell table:style-name="ce47"/>
          <table:table-cell office:value-type="float" office:value="0.6389953562384767" table:style-name="ce48">
            <text:p>0.6</text:p>
          </table:table-cell>
          <table:table-cell office:value-type="string" table:style-name="ce49">
            <text:p>-0.4 , +1.3</text:p>
          </table:table-cell>
          <table:table-cell table:style-name="ce4"/>
          <table:table-cell office:value-type="float" office:value="3866" table:style-name="ce50">
            <text:p>3,866</text:p>
          </table:table-cell>
          <table:table-cell office:value-type="float" office:value="2.3301228347216028" table:style-name="ce51">
            <text:p>2.3</text:p>
          </table:table-cell>
          <table:table-cell table:style-name="ce4"/>
          <table:table-cell office:value-type="float" office:value="18.876371386758077" table:style-name="ce48">
            <text:p>18.9</text:p>
          </table:table-cell>
          <table:table-cell office:value-type="string" table:style-name="ce49">
            <text:p>-3.4 , +4.0</text:p>
          </table:table-cell>
          <table:table-cell table:style-name="ce4"/>
          <table:table-cell table:style-name="ce43"/>
          <table:table-cell table:number-columns-repeated="16369" table:style-name="ce6"/>
        </table:table-row>
        <table:table-row table:style-name="ro9">
          <table:table-cell office:value-type="string" table:style-name="ce44">
            <text:p>E06000026</text:p>
          </table:table-cell>
          <table:table-cell office:value-type="string" table:style-name="ce55">
            <text:p>Plymouth</text:p>
          </table:table-cell>
          <table:table-cell office:value-type="float" office:value="2573" table:style-name="ce45">
            <text:p>2,573</text:p>
          </table:table-cell>
          <table:table-cell office:value-type="float" office:value="1.2165369594613764" table:style-name="ce46">
            <text:p>1.2</text:p>
          </table:table-cell>
          <table:table-cell table:style-name="ce47"/>
          <table:table-cell office:value-type="float" office:value="0" table:style-name="ce48">
            <text:p>0.0</text:p>
          </table:table-cell>
          <table:table-cell office:value-type="string" table:style-name="ce49">
            <text:p>0.0 , +0.9</text:p>
          </table:table-cell>
          <table:table-cell table:style-name="ce4"/>
          <table:table-cell office:value-type="float" office:value="8852" table:style-name="ce50">
            <text:p>8,852</text:p>
          </table:table-cell>
          <table:table-cell office:value-type="float" office:value="4.1853032122627685" table:style-name="ce51">
            <text:p>4.2</text:p>
          </table:table-cell>
          <table:table-cell table:style-name="ce4"/>
          <table:table-cell office:value-type="float" office:value="24.368680057302811" table:style-name="ce48">
            <text:p>24.4</text:p>
          </table:table-cell>
          <table:table-cell office:value-type="string" table:style-name="ce49">
            <text:p>-3.8 , +4.3</text:p>
          </table:table-cell>
          <table:table-cell table:style-name="ce4"/>
          <table:table-cell table:style-name="ce43"/>
          <table:table-cell table:number-columns-repeated="16369" table:style-name="ce6"/>
        </table:table-row>
        <table:table-row table:style-name="ro9">
          <table:table-cell office:value-type="string" table:style-name="ce44">
            <text:p>E06000029</text:p>
          </table:table-cell>
          <table:table-cell office:value-type="string" table:style-name="ce56">
            <text:p>Poole</text:p>
          </table:table-cell>
          <table:table-cell office:value-type="float" office:value="2683" table:style-name="ce45">
            <text:p>2,683</text:p>
          </table:table-cell>
          <table:table-cell office:value-type="float" office:value="2.1994327217877458" table:style-name="ce46">
            <text:p>2.2</text:p>
          </table:table-cell>
          <table:table-cell table:style-name="ce47"/>
          <table:table-cell office:value-type="float" office:value="1.5468304850321348" table:style-name="ce48">
            <text:p>1.5</text:p>
          </table:table-cell>
          <table:table-cell office:value-type="string" table:style-name="ce49">
            <text:p>-0.8 , +1.6</text:p>
          </table:table-cell>
          <table:table-cell table:style-name="ce4"/>
          <table:table-cell office:value-type="float" office:value="4138" table:style-name="ce50">
            <text:p>4,138</text:p>
          </table:table-cell>
          <table:table-cell office:value-type="float" office:value="3.3921925466856848" table:style-name="ce51">
            <text:p>3.4</text:p>
          </table:table-cell>
          <table:table-cell table:style-name="ce4"/>
          <table:table-cell office:value-type="float" office:value="18.688246197177264" table:style-name="ce48">
            <text:p>18.7</text:p>
          </table:table-cell>
          <table:table-cell office:value-type="string" table:style-name="ce49">
            <text:p>-3.4 , +3.9</text:p>
          </table:table-cell>
          <table:table-cell table:style-name="ce4"/>
          <table:table-cell table:style-name="ce43"/>
          <table:table-cell table:number-columns-repeated="16369" table:style-name="ce6"/>
        </table:table-row>
        <table:table-row table:style-name="ro9">
          <table:table-cell office:value-type="string" table:style-name="ce44">
            <text:p>E06000025</text:p>
          </table:table-cell>
          <table:table-cell office:value-type="string" table:style-name="ce55">
            <text:p>South Gloucestershire</text:p>
          </table:table-cell>
          <table:table-cell office:value-type="float" office:value="4378" table:style-name="ce45">
            <text:p>4,378</text:p>
          </table:table-cell>
          <table:table-cell office:value-type="float" office:value="2.0569731766563142" table:style-name="ce46">
            <text:p>2.1</text:p>
          </table:table-cell>
          <table:table-cell table:style-name="ce47"/>
          <table:table-cell office:value-type="float" office:value="1.8635046379094296" table:style-name="ce48">
            <text:p>1.9</text:p>
          </table:table-cell>
          <table:table-cell office:value-type="string" table:style-name="ce49">
            <text:p>-0.9 , +1.7</text:p>
          </table:table-cell>
          <table:table-cell table:style-name="ce4"/>
          <table:table-cell office:value-type="float" office:value="5180" table:style-name="ce50">
            <text:p>5,180</text:p>
          </table:table-cell>
          <table:table-cell office:value-type="float" office:value="2.4337873584010299" table:style-name="ce51">
            <text:p>2.4</text:p>
          </table:table-cell>
          <table:table-cell table:style-name="ce4"/>
          <table:table-cell office:value-type="float" office:value="23.279781091847966" table:style-name="ce48">
            <text:p>23.3</text:p>
          </table:table-cell>
          <table:table-cell office:value-type="string" table:style-name="ce49">
            <text:p>-3.7 , +4.2</text:p>
          </table:table-cell>
          <table:table-cell table:style-name="ce4"/>
          <table:table-cell table:style-name="ce43"/>
          <table:table-cell table:number-columns-repeated="16369" table:style-name="ce6"/>
        </table:table-row>
        <table:table-row table:style-name="ro9">
          <table:table-cell office:value-type="string" table:style-name="ce44">
            <text:p>E06000030</text:p>
          </table:table-cell>
          <table:table-cell office:value-type="string" table:style-name="ce55">
            <text:p>Swindon</text:p>
          </table:table-cell>
          <table:table-cell office:value-type="float" office:value="3704" table:style-name="ce45">
            <text:p>3,704</text:p>
          </table:table-cell>
          <table:table-cell office:value-type="float" office:value="2.2077318297233179" table:style-name="ce46">
            <text:p>2.2</text:p>
          </table:table-cell>
          <table:table-cell table:style-name="ce47"/>
          <table:table-cell office:value-type="float" office:value="2.5329084549338234" table:style-name="ce48">
            <text:p>2.5</text:p>
          </table:table-cell>
          <table:table-cell office:value-type="string" table:style-name="ce49">
            <text:p>-1.1 , +1.9</text:p>
          </table:table-cell>
          <table:table-cell table:style-name="ce4"/>
          <table:table-cell office:value-type="float" office:value="6279" table:style-name="ce50">
            <text:p>6,279</text:p>
          </table:table-cell>
          <table:table-cell office:value-type="float" office:value="3.7425346001168238" table:style-name="ce51">
            <text:p>3.7</text:p>
          </table:table-cell>
          <table:table-cell table:style-name="ce4"/>
          <table:table-cell office:value-type="float" office:value="20.356049245429659" table:style-name="ce48">
            <text:p>20.4</text:p>
          </table:table-cell>
          <table:table-cell office:value-type="string" table:style-name="ce49">
            <text:p>-3.5 , +4.0</text:p>
          </table:table-cell>
          <table:table-cell table:style-name="ce4"/>
          <table:table-cell table:style-name="ce43"/>
          <table:table-cell table:number-columns-repeated="16369" table:style-name="ce6"/>
        </table:table-row>
        <table:table-row table:style-name="ro9">
          <table:table-cell office:value-type="string" table:style-name="ce44">
            <text:p>E06000027</text:p>
          </table:table-cell>
          <table:table-cell office:value-type="string" table:style-name="ce55">
            <text:p>Torbay</text:p>
          </table:table-cell>
          <table:table-cell office:value-type="float" office:value="611" table:style-name="ce45">
            <text:p>611</text:p>
          </table:table-cell>
          <table:table-cell office:value-type="float" office:value="0.55906304327934853" table:style-name="ce46">
            <text:p>0.6</text:p>
          </table:table-cell>
          <table:table-cell table:style-name="ce47"/>
          <table:table-cell office:value-type="float" office:value="0.16280538343134546" table:style-name="ce48">
            <text:p>0.2</text:p>
          </table:table-cell>
          <table:table-cell office:value-type="string" table:style-name="ce49">
            <text:p>-0.1 , +1.0</text:p>
          </table:table-cell>
          <table:table-cell table:style-name="ce4"/>
          <table:table-cell office:value-type="float" office:value="4280" table:style-name="ce50">
            <text:p>4,280</text:p>
          </table:table-cell>
          <table:table-cell office:value-type="float" office:value="3.9161862933479732" table:style-name="ce51">
            <text:p>3.9</text:p>
          </table:table-cell>
          <table:table-cell table:style-name="ce4"/>
          <table:table-cell office:value-type="float" office:value="20.915419071062509" table:style-name="ce48">
            <text:p>20.9</text:p>
          </table:table-cell>
          <table:table-cell office:value-type="string" table:style-name="ce49">
            <text:p>-3.6 , +4.2</text:p>
          </table:table-cell>
          <table:table-cell table:style-name="ce4"/>
          <table:table-cell table:style-name="ce43"/>
          <table:table-cell table:number-columns-repeated="16369" table:style-name="ce6"/>
        </table:table-row>
        <table:table-row table:style-name="ro9">
          <table:table-cell office:value-type="string" table:style-name="ce44">
            <text:p>E06000054</text:p>
          </table:table-cell>
          <table:table-cell office:value-type="string" table:style-name="ce55">
            <text:p>Wiltshire</text:p>
          </table:table-cell>
          <table:table-cell office:value-type="float" office:value="5235" table:style-name="ce45">
            <text:p>5,235</text:p>
          </table:table-cell>
          <table:table-cell office:value-type="float" office:value="1.3775844510582533" table:style-name="ce46">
            <text:p>1.4</text:p>
          </table:table-cell>
          <table:table-cell table:style-name="ce47"/>
          <table:table-cell office:value-type="float" office:value="2.4608131478360487" table:style-name="ce48">
            <text:p>2.5</text:p>
          </table:table-cell>
          <table:table-cell office:value-type="string" table:style-name="ce49">
            <text:p>-1.1 , +1.9</text:p>
          </table:table-cell>
          <table:table-cell table:style-name="ce4"/>
          <table:table-cell office:value-type="float" office:value="15663" table:style-name="ce50">
            <text:p>15,663</text:p>
          </table:table-cell>
          <table:table-cell office:value-type="float" office:value="4.1217010996992212" table:style-name="ce51">
            <text:p>4.1</text:p>
          </table:table-cell>
          <table:table-cell table:style-name="ce4"/>
          <table:table-cell office:value-type="float" office:value="20.326784635040127" table:style-name="ce48">
            <text:p>20.3</text:p>
          </table:table-cell>
          <table:table-cell office:value-type="string" table:style-name="ce49">
            <text:p>-3.5 , +4.0</text:p>
          </table:table-cell>
          <table:table-cell table:style-name="ce4"/>
          <table:table-cell table:style-name="ce43"/>
          <table:table-cell table:number-columns-repeated="16369" table:style-name="ce6"/>
        </table:table-row>
        <table:table-row table:style-name="ro9">
          <table:table-cell office:value-type="string" table:style-name="ce44">
            <text:p>E10000008</text:p>
          </table:table-cell>
          <table:table-cell office:value-type="string" table:style-name="ce55">
            <text:p>Devon</text:p>
          </table:table-cell>
          <table:table-cell office:value-type="float" office:value="6935" table:style-name="ce45">
            <text:p>6,935</text:p>
          </table:table-cell>
          <table:table-cell office:value-type="float" office:value="1.1127602390789844" table:style-name="ce46">
            <text:p>1.1</text:p>
          </table:table-cell>
          <table:table-cell table:style-name="ce47"/>
          <table:table-cell office:value-type="float" office:value="1.0514325855550459" table:style-name="ce48">
            <text:p>1.1</text:p>
          </table:table-cell>
          <table:table-cell office:value-type="string" table:style-name="ce49">
            <text:p>-0.3 , +0.4</text:p>
          </table:table-cell>
          <table:table-cell table:style-name="ce4"/>
          <table:table-cell office:value-type="float" office:value="24444" table:style-name="ce59">
            <text:p>24,444</text:p>
          </table:table-cell>
          <table:table-cell office:value-type="float" office:value="3.9221789883268481" table:style-name="ce46">
            <text:p>3.9</text:p>
          </table:table-cell>
          <table:table-cell table:style-name="ce4"/>
          <table:table-cell office:value-type="float" office:value="20.346548976214891" table:style-name="ce48">
            <text:p>20.3</text:p>
          </table:table-cell>
          <table:table-cell office:value-type="string" table:style-name="ce49">
            <text:p>-1.3 , +1.4</text:p>
          </table:table-cell>
          <table:table-cell table:style-name="ce4"/>
          <table:table-cell table:style-name="ce45"/>
          <table:table-cell table:number-columns-repeated="16369" table:style-name="ce6"/>
        </table:table-row>
        <table:table-row table:style-name="ro9">
          <table:table-cell office:value-type="string" table:style-name="ce60">
            <text:p>E07000040</text:p>
          </table:table-cell>
          <table:table-cell office:value-type="string" table:style-name="ce61">
            <text:p>East Devon</text:p>
          </table:table-cell>
          <table:table-cell office:value-type="float" office:value="907" table:style-name="ce45">
            <text:p>907</text:p>
          </table:table-cell>
          <table:table-cell office:value-type="float" office:value="0.80980696773271899" table:style-name="ce46">
            <text:p>0.8</text:p>
          </table:table-cell>
          <table:table-cell table:style-name="ce47"/>
          <table:table-cell office:value-type="float" office:value="0.64801160898403765" table:style-name="ce62">
            <text:p>0.6</text:p>
          </table:table-cell>
          <table:table-cell office:value-type="string" table:style-name="ce63">
            <text:p>-0.4 , +1.3</text:p>
          </table:table-cell>
          <table:table-cell table:style-name="ce4"/>
          <table:table-cell office:value-type="float" office:value="3262" table:style-name="ce50">
            <text:p>3,262</text:p>
          </table:table-cell>
          <table:table-cell office:value-type="float" office:value="2.9124479920001427" table:style-name="ce51">
            <text:p>2.9</text:p>
          </table:table-cell>
          <table:table-cell table:style-name="ce4"/>
          <table:table-cell office:value-type="float" office:value="18.828440127631396" table:style-name="ce62">
            <text:p>18.8</text:p>
          </table:table-cell>
          <table:table-cell office:value-type="string" table:style-name="ce63">
            <text:p>-3.5 , +4.0</text:p>
          </table:table-cell>
          <table:table-cell table:style-name="ce4"/>
          <table:table-cell table:style-name="ce43"/>
          <table:table-cell table:number-columns-repeated="16369" table:style-name="ce6"/>
        </table:table-row>
        <table:table-row table:style-name="ro9">
          <table:table-cell office:value-type="string" table:style-name="ce60">
            <text:p>E07000041</text:p>
          </table:table-cell>
          <table:table-cell office:value-type="string" table:style-name="ce61">
            <text:p>Exeter</text:p>
          </table:table-cell>
          <table:table-cell office:value-type="float" office:value="2721" table:style-name="ce45">
            <text:p>2,721</text:p>
          </table:table-cell>
          <table:table-cell office:value-type="float" office:value="2.7466537459875235" table:style-name="ce46">
            <text:p>2.7</text:p>
          </table:table-cell>
          <table:table-cell table:style-name="ce47"/>
          <table:table-cell office:value-type="float" office:value="2.7488140341940213" table:style-name="ce62">
            <text:p>2.7</text:p>
          </table:table-cell>
          <table:table-cell office:value-type="string" table:style-name="ce63">
            <text:p>-1.2 , +2.2</text:p>
          </table:table-cell>
          <table:table-cell table:style-name="ce4"/>
          <table:table-cell office:value-type="float" office:value="7229" table:style-name="ce50">
            <text:p>7,229</text:p>
          </table:table-cell>
          <table:table-cell office:value-type="float" office:value="7.2971554317323797" table:style-name="ce51">
            <text:p>7.3</text:p>
          </table:table-cell>
          <table:table-cell table:style-name="ce4"/>
          <table:table-cell office:value-type="float" office:value="32.375454272459287" table:style-name="ce62">
            <text:p>32.4</text:p>
          </table:table-cell>
          <table:table-cell office:value-type="string" table:style-name="ce63">
            <text:p>-4.6 , +4.9</text:p>
          </table:table-cell>
          <table:table-cell table:style-name="ce4"/>
          <table:table-cell table:style-name="ce43"/>
          <table:table-cell table:number-columns-repeated="16369" table:style-name="ce6"/>
        </table:table-row>
        <table:table-row table:style-name="ro9">
          <table:table-cell office:value-type="string" table:style-name="ce60">
            <text:p>E07000042</text:p>
          </table:table-cell>
          <table:table-cell office:value-type="string" table:style-name="ce61">
            <text:p>Mid Devon</text:p>
          </table:table-cell>
          <table:table-cell office:value-type="float" office:value="518" table:style-name="ce45">
            <text:p>518</text:p>
          </table:table-cell>
          <table:table-cell office:value-type="float" office:value="0.81962025316455689" table:style-name="ce46">
            <text:p>0.8</text:p>
          </table:table-cell>
          <table:table-cell table:style-name="ce47"/>
          <table:table-cell office:value-type="float" office:value="0.8089083937247592" table:style-name="ce62">
            <text:p>0.8</text:p>
          </table:table-cell>
          <table:table-cell office:value-type="string" table:style-name="ce63">
            <text:p>-0.5 , +1.4</text:p>
          </table:table-cell>
          <table:table-cell table:style-name="ce4"/>
          <table:table-cell office:value-type="float" office:value="1984" table:style-name="ce50">
            <text:p>1,984</text:p>
          </table:table-cell>
          <table:table-cell office:value-type="float" office:value="3.1392405063291142" table:style-name="ce51">
            <text:p>3.1</text:p>
          </table:table-cell>
          <table:table-cell table:style-name="ce4"/>
          <table:table-cell office:value-type="float" office:value="15.06927158290045" table:style-name="ce62">
            <text:p>15.1</text:p>
          </table:table-cell>
          <table:table-cell office:value-type="string" table:style-name="ce63">
            <text:p>-3.2 , +3.8</text:p>
          </table:table-cell>
          <table:table-cell table:style-name="ce4"/>
          <table:table-cell table:style-name="ce43"/>
          <table:table-cell table:number-columns-repeated="16369" table:style-name="ce6"/>
        </table:table-row>
        <table:table-row table:style-name="ro9">
          <table:table-cell office:value-type="string" table:style-name="ce60">
            <text:p>E07000043</text:p>
          </table:table-cell>
          <table:table-cell office:value-type="string" table:style-name="ce61">
            <text:p>North Devon</text:p>
          </table:table-cell>
          <table:table-cell office:value-type="float" office:value="1197" table:style-name="ce45">
            <text:p>1,197</text:p>
          </table:table-cell>
          <table:table-cell office:value-type="float" office:value="1.5469513298353537" table:style-name="ce46">
            <text:p>1.5</text:p>
          </table:table-cell>
          <table:table-cell table:style-name="ce47"/>
          <table:table-cell office:value-type="float" office:value="1.5093364603933339" table:style-name="ce62">
            <text:p>1.5</text:p>
          </table:table-cell>
          <table:table-cell office:value-type="string" table:style-name="ce63">
            <text:p>-0.8 , +1.7</text:p>
          </table:table-cell>
          <table:table-cell table:style-name="ce4"/>
          <table:table-cell office:value-type="float" office:value="3867" table:style-name="ce50">
            <text:p>3,867</text:p>
          </table:table-cell>
          <table:table-cell office:value-type="float" office:value="4.997544521698674" table:style-name="ce51">
            <text:p>5.0</text:p>
          </table:table-cell>
          <table:table-cell table:style-name="ce4"/>
          <table:table-cell office:value-type="float" office:value="22.318572505654689" table:style-name="ce62">
            <text:p>22.3</text:p>
          </table:table-cell>
          <table:table-cell office:value-type="string" table:style-name="ce63">
            <text:p>-3.7 , +4.3</text:p>
          </table:table-cell>
          <table:table-cell table:style-name="ce4"/>
          <table:table-cell table:style-name="ce43"/>
          <table:table-cell table:number-columns-repeated="16369" table:style-name="ce6"/>
        </table:table-row>
        <table:table-row table:style-name="ro9">
          <table:table-cell office:value-type="string" table:style-name="ce60">
            <text:p>E07000044</text:p>
          </table:table-cell>
          <table:table-cell office:value-type="string" table:style-name="ce61">
            <text:p>South Hams</text:p>
          </table:table-cell>
          <table:table-cell office:value-type="float" office:value="372" table:style-name="ce45">
            <text:p>372</text:p>
          </table:table-cell>
          <table:table-cell office:value-type="float" office:value="0.53243258716436703" table:style-name="ce46">
            <text:p>0.5</text:p>
          </table:table-cell>
          <table:table-cell table:style-name="ce47"/>
          <table:table-cell office:value-type="float" office:value="0.23766249160377734" table:style-name="ce62">
            <text:p>0.2</text:p>
          </table:table-cell>
          <table:table-cell office:value-type="string" table:style-name="ce63">
            <text:p>-0.2 , +1.1</text:p>
          </table:table-cell>
          <table:table-cell table:style-name="ce4"/>
          <table:table-cell office:value-type="float" office:value="2351" table:style-name="ce50">
            <text:p>2,351</text:p>
          </table:table-cell>
          <table:table-cell office:value-type="float" office:value="3.3649167000629761" table:style-name="ce51">
            <text:p>3.4</text:p>
          </table:table-cell>
          <table:table-cell table:style-name="ce4"/>
          <table:table-cell office:value-type="float" office:value="20.478611443929921" table:style-name="ce62">
            <text:p>20.5</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60">
            <text:p>E07000045</text:p>
          </table:table-cell>
          <table:table-cell office:value-type="string" table:style-name="ce61">
            <text:p>Teignbridge</text:p>
          </table:table-cell>
          <table:table-cell office:value-type="float" office:value="730" table:style-name="ce45">
            <text:p>730</text:p>
          </table:table-cell>
          <table:table-cell office:value-type="float" office:value="0.70369584915845684" table:style-name="ce46">
            <text:p>0.7</text:p>
          </table:table-cell>
          <table:table-cell table:style-name="ce47"/>
          <table:table-cell office:value-type="float" office:value="0.2097429759802818" table:style-name="ce62">
            <text:p>0.2</text:p>
          </table:table-cell>
          <table:table-cell office:value-type="string" table:style-name="ce63">
            <text:p>-0.2 , +1.0</text:p>
          </table:table-cell>
          <table:table-cell table:style-name="ce4"/>
          <table:table-cell office:value-type="float" office:value="2752" table:style-name="ce50">
            <text:p>2,752</text:p>
          </table:table-cell>
          <table:table-cell office:value-type="float" office:value="2.6528369546357169" table:style-name="ce51">
            <text:p>2.7</text:p>
          </table:table-cell>
          <table:table-cell table:style-name="ce4"/>
          <table:table-cell office:value-type="float" office:value="15.172635467779866" table:style-name="ce62">
            <text:p>15.2</text:p>
          </table:table-cell>
          <table:table-cell office:value-type="string" table:style-name="ce63">
            <text:p>-3.1 , +3.7</text:p>
          </table:table-cell>
          <table:table-cell table:style-name="ce4"/>
          <table:table-cell table:style-name="ce43"/>
          <table:table-cell table:number-columns-repeated="16369" table:style-name="ce6"/>
        </table:table-row>
        <table:table-row table:style-name="ro9">
          <table:table-cell office:value-type="string" table:style-name="ce60">
            <text:p>E07000046</text:p>
          </table:table-cell>
          <table:table-cell office:value-type="string" table:style-name="ce61">
            <text:p>Torridge</text:p>
          </table:table-cell>
          <table:table-cell office:value-type="float" office:value="288" table:style-name="ce45">
            <text:p>288</text:p>
          </table:table-cell>
          <table:table-cell office:value-type="float" office:value="0.54012490388402312" table:style-name="ce46">
            <text:p>0.5</text:p>
          </table:table-cell>
          <table:table-cell table:style-name="ce47"/>
          <table:table-cell office:value-type="float" office:value="1.1582996153654026" table:style-name="ce62">
            <text:p>1.2</text:p>
          </table:table-cell>
          <table:table-cell office:value-type="string" table:style-name="ce63">
            <text:p>-0.7 , +1.6</text:p>
          </table:table-cell>
          <table:table-cell table:style-name="ce4"/>
          <table:table-cell office:value-type="float" office:value="1643" table:style-name="ce50">
            <text:p>1,643</text:p>
          </table:table-cell>
          <table:table-cell office:value-type="float" office:value="3.0813375593105907" table:style-name="ce51">
            <text:p>3.1</text:p>
          </table:table-cell>
          <table:table-cell table:style-name="ce4"/>
          <table:table-cell office:value-type="float" office:value="19.377697355421748" table:style-name="ce62">
            <text:p>19.4</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9">
          <table:table-cell office:value-type="string" table:style-name="ce60">
            <text:p>E07000047</text:p>
          </table:table-cell>
          <table:table-cell office:value-type="string" table:style-name="ce61">
            <text:p>West Devon</text:p>
          </table:table-cell>
          <table:table-cell office:value-type="float" office:value="202" table:style-name="ce45">
            <text:p>202</text:p>
          </table:table-cell>
          <table:table-cell office:value-type="float" office:value="0.45238735107050071" table:style-name="ce46">
            <text:p>0.5</text:p>
          </table:table-cell>
          <table:table-cell table:style-name="ce47"/>
          <table:table-cell office:value-type="float" office:value="0.87672262296621883" table:style-name="ce62">
            <text:p>0.9</text:p>
          </table:table-cell>
          <table:table-cell office:value-type="string" table:style-name="ce63">
            <text:p>-0.5 , +1.4</text:p>
          </table:table-cell>
          <table:table-cell table:style-name="ce4"/>
          <table:table-cell office:value-type="float" office:value="1356" table:style-name="ce50">
            <text:p>1,356</text:p>
          </table:table-cell>
          <table:table-cell office:value-type="float" office:value="3.0368180596613814" table:style-name="ce51">
            <text:p>3.0</text:p>
          </table:table-cell>
          <table:table-cell table:style-name="ce4"/>
          <table:table-cell office:value-type="float" office:value="13.841239559453001" table:style-name="ce62">
            <text:p>13.8</text:p>
          </table:table-cell>
          <table:table-cell office:value-type="string" table:style-name="ce63">
            <text:p>-3.0 , +3.7</text:p>
          </table:table-cell>
          <table:table-cell table:style-name="ce4"/>
          <table:table-cell table:style-name="ce43"/>
          <table:table-cell table:number-columns-repeated="16369" table:style-name="ce6"/>
        </table:table-row>
        <table:table-row table:style-name="ro9">
          <table:table-cell office:value-type="string" table:style-name="ce44">
            <text:p>E10000009</text:p>
          </table:table-cell>
          <table:table-cell office:value-type="string" table:style-name="ce55">
            <text:p>Dorset</text:p>
          </table:table-cell>
          <table:table-cell office:value-type="float" office:value="3823" table:style-name="ce45">
            <text:p>3,823</text:p>
          </table:table-cell>
          <table:table-cell office:value-type="float" office:value="1.1062049329274646" table:style-name="ce46">
            <text:p>1.1</text:p>
          </table:table-cell>
          <table:table-cell table:style-name="ce47"/>
          <table:table-cell office:value-type="float" office:value="1.4076927899749581" table:style-name="ce48">
            <text:p>1.4</text:p>
          </table:table-cell>
          <table:table-cell office:value-type="string" table:style-name="ce49">
            <text:p>-0.4 , +0.5</text:p>
          </table:table-cell>
          <table:table-cell table:style-name="ce4"/>
          <table:table-cell office:value-type="float" office:value="10989" table:style-name="ce59">
            <text:p>10,989</text:p>
          </table:table-cell>
          <table:table-cell office:value-type="float" office:value="3.1797243023646109" table:style-name="ce46">
            <text:p>3.2</text:p>
          </table:table-cell>
          <table:table-cell table:style-name="ce4"/>
          <table:table-cell office:value-type="float" office:value="16.600532254174517" table:style-name="ce48">
            <text:p>16.6</text:p>
          </table:table-cell>
          <table:table-cell office:value-type="string" table:style-name="ce49">
            <text:p>-1.4 , +1.5</text:p>
          </table:table-cell>
          <table:table-cell table:style-name="ce4"/>
          <table:table-cell table:style-name="ce45"/>
          <table:table-cell table:number-columns-repeated="16369" table:style-name="ce6"/>
        </table:table-row>
        <table:table-row table:style-name="ro9">
          <table:table-cell office:value-type="string" table:style-name="ce60">
            <text:p>E07000048</text:p>
          </table:table-cell>
          <table:table-cell office:value-type="string" table:style-name="ce61">
            <text:p>Christchurch</text:p>
          </table:table-cell>
          <table:table-cell office:value-type="float" office:value="617" table:style-name="ce45">
            <text:p>617</text:p>
          </table:table-cell>
          <table:table-cell office:value-type="float" office:value="1.5314353793839508" table:style-name="ce46">
            <text:p>1.5</text:p>
          </table:table-cell>
          <table:table-cell table:style-name="ce47"/>
          <table:table-cell office:value-type="float" office:value="1.9280493638769294" table:style-name="ce62">
            <text:p>1.9</text:p>
          </table:table-cell>
          <table:table-cell office:value-type="string" table:style-name="ce63">
            <text:p>-1.0 , +1.9</text:p>
          </table:table-cell>
          <table:table-cell table:style-name="ce4"/>
          <table:table-cell office:value-type="float" office:value="761" table:style-name="ce50">
            <text:p>761</text:p>
          </table:table-cell>
          <table:table-cell office:value-type="float" office:value="1.8888530368090546" table:style-name="ce51">
            <text:p>1.9</text:p>
          </table:table-cell>
          <table:table-cell table:style-name="ce4"/>
          <table:table-cell office:value-type="float" office:value="14.7922932090614" table:style-name="ce62">
            <text:p>14.8</text:p>
          </table:table-cell>
          <table:table-cell office:value-type="string" table:style-name="ce63">
            <text:p>-3.2 , +3.9</text:p>
          </table:table-cell>
          <table:table-cell table:style-name="ce4"/>
          <table:table-cell table:style-name="ce43"/>
          <table:table-cell table:number-columns-repeated="16369" table:style-name="ce6"/>
        </table:table-row>
        <table:table-row table:style-name="ro9">
          <table:table-cell office:value-type="string" table:style-name="ce60">
            <text:p>E07000049</text:p>
          </table:table-cell>
          <table:table-cell office:value-type="string" table:style-name="ce61">
            <text:p>East Dorset</text:p>
          </table:table-cell>
          <table:table-cell office:value-type="float" office:value="661" table:style-name="ce45">
            <text:p>661</text:p>
          </table:table-cell>
          <table:table-cell office:value-type="float" office:value="0.89862283671166576" table:style-name="ce46">
            <text:p>0.9</text:p>
          </table:table-cell>
          <table:table-cell table:style-name="ce47"/>
          <table:table-cell office:value-type="float" office:value="1.460561264586214" table:style-name="ce62">
            <text:p>1.5</text:p>
          </table:table-cell>
          <table:table-cell office:value-type="string" table:style-name="ce63">
            <text:p>-0.8 , +1.7</text:p>
          </table:table-cell>
          <table:table-cell table:style-name="ce4"/>
          <table:table-cell office:value-type="float" office:value="781" table:style-name="ce50">
            <text:p>781</text:p>
          </table:table-cell>
          <table:table-cell office:value-type="float" office:value="1.0617616270375356" table:style-name="ce51">
            <text:p>1.1</text:p>
          </table:table-cell>
          <table:table-cell table:style-name="ce4"/>
          <table:table-cell office:value-type="float" office:value="14.531991872340688" table:style-name="ce62">
            <text:p>14.5</text:p>
          </table:table-cell>
          <table:table-cell office:value-type="string" table:style-name="ce63">
            <text:p>-3.1 , +3.8</text:p>
          </table:table-cell>
          <table:table-cell table:style-name="ce4"/>
          <table:table-cell table:style-name="ce43"/>
          <table:table-cell table:number-columns-repeated="16369" table:style-name="ce6"/>
        </table:table-row>
        <table:table-row table:style-name="ro9">
          <table:table-cell office:value-type="string" table:style-name="ce60">
            <text:p>E07000050</text:p>
          </table:table-cell>
          <table:table-cell office:value-type="string" table:style-name="ce61">
            <text:p>North Dorset</text:p>
          </table:table-cell>
          <table:table-cell office:value-type="float" office:value="532" table:style-name="ce45">
            <text:p>532</text:p>
          </table:table-cell>
          <table:table-cell office:value-type="float" office:value="0.94611417392850783" table:style-name="ce46">
            <text:p>0.9</text:p>
          </table:table-cell>
          <table:table-cell table:style-name="ce47"/>
          <table:table-cell office:value-type="float" office:value="0.24831471979072342" table:style-name="ce62">
            <text:p>0.2</text:p>
          </table:table-cell>
          <table:table-cell office:value-type="string" table:style-name="ce63">
            <text:p>-0.2 , +1.1</text:p>
          </table:table-cell>
          <table:table-cell table:style-name="ce4"/>
          <table:table-cell office:value-type="float" office:value="2714" table:style-name="ce50">
            <text:p>2,714</text:p>
          </table:table-cell>
          <table:table-cell office:value-type="float" office:value="4.8266050151164857" table:style-name="ce51">
            <text:p>4.8</text:p>
          </table:table-cell>
          <table:table-cell table:style-name="ce4"/>
          <table:table-cell office:value-type="float" office:value="20.284493088411505" table:style-name="ce62">
            <text:p>20.3</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9">
          <table:table-cell office:value-type="string" table:style-name="ce60">
            <text:p>E07000051</text:p>
          </table:table-cell>
          <table:table-cell office:value-type="string" table:style-name="ce61">
            <text:p>Purbeck</text:p>
          </table:table-cell>
          <table:table-cell office:value-type="float" office:value="481" table:style-name="ce45">
            <text:p>481</text:p>
          </table:table-cell>
          <table:table-cell office:value-type="float" office:value="1.2766070385901587" table:style-name="ce46">
            <text:p>1.3</text:p>
          </table:table-cell>
          <table:table-cell table:style-name="ce47"/>
          <table:table-cell office:value-type="float" office:value="0.9657707885141753" table:style-name="ce62">
            <text:p>1.0</text:p>
          </table:table-cell>
          <table:table-cell office:value-type="string" table:style-name="ce63">
            <text:p>-0.6 , +1.5</text:p>
          </table:table-cell>
          <table:table-cell table:style-name="ce4"/>
          <table:table-cell office:value-type="float" office:value="1277" table:style-name="ce50">
            <text:p>1,277</text:p>
          </table:table-cell>
          <table:table-cell office:value-type="float" office:value="3.3892457136790699" table:style-name="ce51">
            <text:p>3.4</text:p>
          </table:table-cell>
          <table:table-cell table:style-name="ce4"/>
          <table:table-cell office:value-type="float" office:value="14.281525421583558" table:style-name="ce62">
            <text:p>14.3</text:p>
          </table:table-cell>
          <table:table-cell office:value-type="string" table:style-name="ce63">
            <text:p>-3.1 , +3.9</text:p>
          </table:table-cell>
          <table:table-cell table:style-name="ce4"/>
          <table:table-cell table:style-name="ce43"/>
          <table:table-cell table:number-columns-repeated="16369" table:style-name="ce6"/>
        </table:table-row>
        <table:table-row table:style-name="ro9">
          <table:table-cell office:value-type="string" table:style-name="ce60">
            <text:p>E07000052</text:p>
          </table:table-cell>
          <table:table-cell office:value-type="string" table:style-name="ce61">
            <text:p>West Dorset</text:p>
          </table:table-cell>
          <table:table-cell office:value-type="float" office:value="771" table:style-name="ce45">
            <text:p>771</text:p>
          </table:table-cell>
          <table:table-cell office:value-type="float" office:value="0.9229553725339974" table:style-name="ce46">
            <text:p>0.9</text:p>
          </table:table-cell>
          <table:table-cell table:style-name="ce47"/>
          <table:table-cell office:value-type="float" office:value="2.3119552449135972" table:style-name="ce62">
            <text:p>2.3</text:p>
          </table:table-cell>
          <table:table-cell office:value-type="string" table:style-name="ce63">
            <text:p>-1.1 , +2.0</text:p>
          </table:table-cell>
          <table:table-cell table:style-name="ce4"/>
          <table:table-cell office:value-type="float" office:value="3489" table:style-name="ce50">
            <text:p>3,489</text:p>
          </table:table-cell>
          <table:table-cell office:value-type="float" office:value="4.176642405669412" table:style-name="ce51">
            <text:p>4.2</text:p>
          </table:table-cell>
          <table:table-cell table:style-name="ce4"/>
          <table:table-cell office:value-type="float" office:value="16.075663326752835" table:style-name="ce62">
            <text:p>16.1</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9">
          <table:table-cell office:value-type="string" table:style-name="ce60">
            <text:p>E07000053</text:p>
          </table:table-cell>
          <table:table-cell office:value-type="string" table:style-name="ce61">
            <text:p>Weymouth and Portland</text:p>
          </table:table-cell>
          <table:table-cell office:value-type="float" office:value="761" table:style-name="ce45">
            <text:p>761</text:p>
          </table:table-cell>
          <table:table-cell office:value-type="float" office:value="1.4013184546827238" table:style-name="ce46">
            <text:p>1.4</text:p>
          </table:table-cell>
          <table:table-cell table:style-name="ce47"/>
          <table:table-cell office:value-type="float" office:value="1.0957565466046966" table:style-name="ce62">
            <text:p>1.1</text:p>
          </table:table-cell>
          <table:table-cell office:value-type="string" table:style-name="ce63">
            <text:p>-0.6 , +1.5</text:p>
          </table:table-cell>
          <table:table-cell table:style-name="ce4"/>
          <table:table-cell office:value-type="float" office:value="1967" table:style-name="ce50">
            <text:p>1,967</text:p>
          </table:table-cell>
          <table:table-cell office:value-type="float" office:value="3.6220675431812324" table:style-name="ce51">
            <text:p>3.6</text:p>
          </table:table-cell>
          <table:table-cell table:style-name="ce4"/>
          <table:table-cell office:value-type="float" office:value="19.184578356540786" table:style-name="ce62">
            <text:p>19.2</text:p>
          </table:table-cell>
          <table:table-cell office:value-type="string" table:style-name="ce63">
            <text:p>-3.5 , +4.1</text:p>
          </table:table-cell>
          <table:table-cell table:style-name="ce4"/>
          <table:table-cell table:style-name="ce43"/>
          <table:table-cell table:number-columns-repeated="16369" table:style-name="ce6"/>
        </table:table-row>
        <table:table-row table:style-name="ro9">
          <table:table-cell office:value-type="string" table:style-name="ce44">
            <text:p>E10000013</text:p>
          </table:table-cell>
          <table:table-cell office:value-type="string" table:style-name="ce55">
            <text:p>Gloucestershire</text:p>
          </table:table-cell>
          <table:table-cell office:value-type="float" office:value="8350" table:style-name="ce45">
            <text:p>8,350</text:p>
          </table:table-cell>
          <table:table-cell office:value-type="float" office:value="1.7032717095748349" table:style-name="ce46">
            <text:p>1.7</text:p>
          </table:table-cell>
          <table:table-cell table:style-name="ce47"/>
          <table:table-cell office:value-type="float" office:value="1.9411957152101089" table:style-name="ce48">
            <text:p>1.9</text:p>
          </table:table-cell>
          <table:table-cell office:value-type="string" table:style-name="ce49">
            <text:p>-0.4 , +0.5</text:p>
          </table:table-cell>
          <table:table-cell table:style-name="ce4"/>
          <table:table-cell office:value-type="float" office:value="17952" table:style-name="ce59">
            <text:p>17,952</text:p>
          </table:table-cell>
          <table:table-cell office:value-type="float" office:value="3.6619321832679561" table:style-name="ce46">
            <text:p>3.7</text:p>
          </table:table-cell>
          <table:table-cell table:style-name="ce4"/>
          <table:table-cell office:value-type="float" office:value="18.77953666230815" table:style-name="ce48">
            <text:p>18.8</text:p>
          </table:table-cell>
          <table:table-cell office:value-type="string" table:style-name="ce49">
            <text:p>-1.3 , +1.4</text:p>
          </table:table-cell>
          <table:table-cell table:style-name="ce4"/>
          <table:table-cell table:style-name="ce45"/>
          <table:table-cell table:number-columns-repeated="16369" table:style-name="ce6"/>
        </table:table-row>
        <table:table-row table:style-name="ro9">
          <table:table-cell office:value-type="string" table:style-name="ce60">
            <text:p>E07000078</text:p>
          </table:table-cell>
          <table:table-cell office:value-type="string" table:style-name="ce61">
            <text:p>Cheltenham</text:p>
          </table:table-cell>
          <table:table-cell office:value-type="float" office:value="2829" table:style-name="ce45">
            <text:p>2,829</text:p>
          </table:table-cell>
          <table:table-cell office:value-type="float" office:value="2.9466294475460382" table:style-name="ce46">
            <text:p>2.9</text:p>
          </table:table-cell>
          <table:table-cell table:style-name="ce47"/>
          <table:table-cell office:value-type="float" office:value="3.8439306358381513" table:style-name="ce62">
            <text:p>3.8</text:p>
          </table:table-cell>
          <table:table-cell office:value-type="string" table:style-name="ce63">
            <text:p>-1.5 , +2.4</text:p>
          </table:table-cell>
          <table:table-cell table:style-name="ce4"/>
          <table:table-cell office:value-type="float" office:value="6504" table:style-name="ce50">
            <text:p>6,504</text:p>
          </table:table-cell>
          <table:table-cell office:value-type="float" office:value="6.7744354637113577" table:style-name="ce51">
            <text:p>6.8</text:p>
          </table:table-cell>
          <table:table-cell table:style-name="ce4"/>
          <table:table-cell office:value-type="float" office:value="24.709956640789617" table:style-name="ce62">
            <text:p>24.7</text:p>
          </table:table-cell>
          <table:table-cell office:value-type="string" table:style-name="ce63">
            <text:p>-4.0 , +4.5</text:p>
          </table:table-cell>
          <table:table-cell table:style-name="ce4"/>
          <table:table-cell table:style-name="ce43"/>
          <table:table-cell table:number-columns-repeated="16369" table:style-name="ce6"/>
        </table:table-row>
        <table:table-row table:style-name="ro9">
          <table:table-cell office:value-type="string" table:style-name="ce60">
            <text:p>E07000079</text:p>
          </table:table-cell>
          <table:table-cell office:value-type="string" table:style-name="ce61">
            <text:p>Cotswold</text:p>
          </table:table-cell>
          <table:table-cell office:value-type="float" office:value="571" table:style-name="ce45">
            <text:p>571</text:p>
          </table:table-cell>
          <table:table-cell office:value-type="float" office:value="0.82588446295814166" table:style-name="ce46">
            <text:p>0.8</text:p>
          </table:table-cell>
          <table:table-cell table:style-name="ce47"/>
          <table:table-cell office:value-type="float" office:value="0.87626503050178084" table:style-name="ce62">
            <text:p>0.9</text:p>
          </table:table-cell>
          <table:table-cell office:value-type="string" table:style-name="ce63">
            <text:p>-0.5 , +1.4</text:p>
          </table:table-cell>
          <table:table-cell table:style-name="ce4"/>
          <table:table-cell office:value-type="float" office:value="2492" table:style-name="ce50">
            <text:p>2,492</text:p>
          </table:table-cell>
          <table:table-cell office:value-type="float" office:value="3.6043854320344821" table:style-name="ce51">
            <text:p>3.6</text:p>
          </table:table-cell>
          <table:table-cell table:style-name="ce4"/>
          <table:table-cell office:value-type="float" office:value="19.316609996532026" table:style-name="ce62">
            <text:p>19.3</text:p>
          </table:table-cell>
          <table:table-cell office:value-type="string" table:style-name="ce63">
            <text:p>-3.5 , +4.0</text:p>
          </table:table-cell>
          <table:table-cell table:style-name="ce4"/>
          <table:table-cell table:style-name="ce43"/>
          <table:table-cell table:number-columns-repeated="16369" table:style-name="ce6"/>
        </table:table-row>
        <table:table-row table:style-name="ro11">
          <table:table-cell office:value-type="string" table:style-name="ce60">
            <text:p>E07000080</text:p>
          </table:table-cell>
          <table:table-cell office:value-type="string" table:style-name="ce61">
            <text:p>Forest of Dean</text:p>
          </table:table-cell>
          <table:table-cell office:value-type="float" office:value="342" table:style-name="ce45">
            <text:p>342</text:p>
          </table:table-cell>
          <table:table-cell office:value-type="float" office:value="0.50333348050686566" table:style-name="ce46">
            <text:p>0.5</text:p>
          </table:table-cell>
          <table:table-cell table:style-name="ce38"/>
          <table:table-cell office:value-type="float" office:value="0.33999099203233302" table:style-name="ce62">
            <text:p>0.3</text:p>
          </table:table-cell>
          <table:table-cell office:value-type="string" table:style-name="ce63">
            <text:p>-0.3 , +1.2</text:p>
          </table:table-cell>
          <table:table-cell table:style-name="ce41"/>
          <table:table-cell office:value-type="float" office:value="1475" table:style-name="ce50">
            <text:p>1,475</text:p>
          </table:table-cell>
          <table:table-cell office:value-type="float" office:value="2.1708096016012481" table:style-name="ce51">
            <text:p>2.2</text:p>
          </table:table-cell>
          <table:table-cell table:style-name="ce41"/>
          <table:table-cell office:value-type="float" office:value="12.452435546570015" table:style-name="ce62">
            <text:p>12.5</text:p>
          </table:table-cell>
          <table:table-cell office:value-type="string" table:style-name="ce63">
            <text:p>-2.8 , +3.5</text:p>
          </table:table-cell>
          <table:table-cell table:style-name="ce41"/>
          <table:table-cell table:style-name="ce43"/>
          <table:table-cell table:number-columns-repeated="16369" table:style-name="ce41"/>
        </table:table-row>
        <table:table-row table:style-name="ro11">
          <table:table-cell office:value-type="string" table:style-name="ce60">
            <text:p>E07000081</text:p>
          </table:table-cell>
          <table:table-cell office:value-type="string" table:style-name="ce61">
            <text:p>Gloucester</text:p>
          </table:table-cell>
          <table:table-cell office:value-type="float" office:value="2280" table:style-name="ce45">
            <text:p>2,280</text:p>
          </table:table-cell>
          <table:table-cell office:value-type="float" office:value="2.3377182639365945" table:style-name="ce46">
            <text:p>2.3</text:p>
          </table:table-cell>
          <table:table-cell table:style-name="ce5"/>
          <table:table-cell office:value-type="float" office:value="2.0717337822089861" table:style-name="ce62">
            <text:p>2.1</text:p>
          </table:table-cell>
          <table:table-cell office:value-type="string" table:style-name="ce63">
            <text:p>-1.0 , +1.8</text:p>
          </table:table-cell>
          <table:table-cell table:style-name="ce4"/>
          <table:table-cell office:value-type="float" office:value="3645" table:style-name="ce50">
            <text:p>3,645</text:p>
          </table:table-cell>
          <table:table-cell office:value-type="float" office:value="3.7372732772144244" table:style-name="ce51">
            <text:p>3.7</text:p>
          </table:table-cell>
          <table:table-cell table:style-name="ce4"/>
          <table:table-cell office:value-type="float" office:value="22.228465890437722" table:style-name="ce62">
            <text:p>22.2</text:p>
          </table:table-cell>
          <table:table-cell office:value-type="string" table:style-name="ce63">
            <text:p>-3.6 , +4.1</text:p>
          </table:table-cell>
          <table:table-cell table:style-name="ce4"/>
          <table:table-cell table:style-name="ce43"/>
          <table:table-cell table:number-columns-repeated="16369" table:style-name="ce6"/>
        </table:table-row>
        <table:table-row table:style-name="ro11">
          <table:table-cell office:value-type="string" table:style-name="ce60">
            <text:p>E07000082</text:p>
          </table:table-cell>
          <table:table-cell office:value-type="string" table:style-name="ce61">
            <text:p>Stroud</text:p>
          </table:table-cell>
          <table:table-cell office:value-type="float" office:value="903" table:style-name="ce45">
            <text:p>903</text:p>
          </table:table-cell>
          <table:table-cell office:value-type="float" office:value="0.97885117776501074" table:style-name="ce46">
            <text:p>1.0</text:p>
          </table:table-cell>
          <table:table-cell table:style-name="ce33"/>
          <table:table-cell office:value-type="float" office:value="1.4409070372505337" table:style-name="ce62">
            <text:p>1.4</text:p>
          </table:table-cell>
          <table:table-cell office:value-type="string" table:style-name="ce63">
            <text:p>-0.8 , +1.7</text:p>
          </table:table-cell>
          <table:table-cell table:style-name="ce33"/>
          <table:table-cell office:value-type="float" office:value="2135" table:style-name="ce67">
            <text:p>2,135</text:p>
          </table:table-cell>
          <table:table-cell office:value-type="float" office:value="2.3143380559560329" table:style-name="ce51">
            <text:p>2.3</text:p>
          </table:table-cell>
          <table:table-cell table:style-name="ce33"/>
          <table:table-cell office:value-type="float" office:value="14.140804545149747" table:style-name="ce62">
            <text:p>14.1</text:p>
          </table:table-cell>
          <table:table-cell office:value-type="string" table:style-name="ce63">
            <text:p>-3.1 , +3.7</text:p>
          </table:table-cell>
          <table:table-cell table:style-name="ce4"/>
          <table:table-cell table:style-name="ce43"/>
          <table:table-cell table:number-columns-repeated="16369" table:style-name="ce6"/>
        </table:table-row>
        <table:table-row table:style-name="ro13">
          <table:table-cell office:value-type="string" table:style-name="ce60">
            <text:p>E07000083</text:p>
          </table:table-cell>
          <table:table-cell office:value-type="string" table:style-name="ce61">
            <text:p>Tewkesbury</text:p>
          </table:table-cell>
          <table:table-cell office:value-type="float" office:value="1425" table:style-name="ce45">
            <text:p>1,425</text:p>
          </table:table-cell>
          <table:table-cell office:value-type="float" office:value="2.1155616259390126" table:style-name="ce46">
            <text:p>2.1</text:p>
          </table:table-cell>
          <table:table-cell table:style-name="ce33"/>
          <table:table-cell office:value-type="float" office:value="2.4597733596806064" table:style-name="ce62">
            <text:p>2.5</text:p>
          </table:table-cell>
          <table:table-cell office:value-type="string" table:style-name="ce63">
            <text:p>-1.1 , +2.0</text:p>
          </table:table-cell>
          <table:table-cell table:style-name="ce33"/>
          <table:table-cell office:value-type="float" office:value="1701" table:style-name="ce67">
            <text:p>1,701</text:p>
          </table:table-cell>
          <table:table-cell office:value-type="float" office:value="2.5253125092787787" table:style-name="ce51">
            <text:p>2.5</text:p>
          </table:table-cell>
          <table:table-cell table:style-name="ce33"/>
          <table:table-cell office:value-type="float" office:value="17.114425569154886" table:style-name="ce62">
            <text:p>17.1</text:p>
          </table:table-cell>
          <table:table-cell office:value-type="string" table:style-name="ce63">
            <text:p>-3.4 , +4.0</text:p>
          </table:table-cell>
          <table:table-cell table:style-name="ce4"/>
          <table:table-cell table:style-name="ce43"/>
          <table:table-cell table:number-columns-repeated="16369" table:style-name="ce6"/>
        </table:table-row>
        <table:table-row table:style-name="ro1">
          <table:table-cell office:value-type="string" table:style-name="ce44">
            <text:p>E10000027</text:p>
          </table:table-cell>
          <table:table-cell office:value-type="string" table:style-name="ce55">
            <text:p>Somerset</text:p>
          </table:table-cell>
          <table:table-cell office:value-type="float" office:value="7103" table:style-name="ce45">
            <text:p>7,103</text:p>
          </table:table-cell>
          <table:table-cell office:value-type="float" office:value="1.6314408955813513" table:style-name="ce46">
            <text:p>1.6</text:p>
          </table:table-cell>
          <table:table-cell table:style-name="ce35"/>
          <table:table-cell office:value-type="float" office:value="1.5266849860889629" table:style-name="ce48">
            <text:p>1.5</text:p>
          </table:table-cell>
          <table:table-cell office:value-type="string" table:style-name="ce49">
            <text:p>-0.5 , +0.6</text:p>
          </table:table-cell>
          <table:table-cell table:style-name="ce68"/>
          <table:table-cell office:value-type="float" office:value="17114" table:style-name="ce59">
            <text:p>17,114</text:p>
          </table:table-cell>
          <table:table-cell office:value-type="float" office:value="3.9308009977445093" table:style-name="ce46">
            <text:p>3.9</text:p>
          </table:table-cell>
          <table:table-cell table:style-name="ce5"/>
          <table:table-cell office:value-type="float" office:value="20.024227294584666" table:style-name="ce48">
            <text:p>20.0</text:p>
          </table:table-cell>
          <table:table-cell office:value-type="string" table:style-name="ce49">
            <text:p>-1.7 , +1.8</text:p>
          </table:table-cell>
          <table:table-cell table:style-name="ce4"/>
          <table:table-cell table:style-name="ce45"/>
          <table:table-cell table:number-columns-repeated="16369" table:style-name="ce6"/>
        </table:table-row>
        <table:table-row table:style-name="ro1">
          <table:table-cell office:value-type="string" table:style-name="ce60">
            <text:p>E07000187</text:p>
          </table:table-cell>
          <table:table-cell office:value-type="string" table:style-name="ce61">
            <text:p>Mendip</text:p>
          </table:table-cell>
          <table:table-cell office:value-type="float" office:value="851" table:style-name="ce45">
            <text:p>851</text:p>
          </table:table-cell>
          <table:table-cell office:value-type="float" office:value="0.9574492023131792" table:style-name="ce46">
            <text:p>1.0</text:p>
          </table:table-cell>
          <table:table-cell table:style-name="ce20"/>
          <table:table-cell office:value-type="float" office:value="0.73252897195506661" table:style-name="ce62">
            <text:p>0.7</text:p>
          </table:table-cell>
          <table:table-cell office:value-type="string" table:style-name="ce63">
            <text:p>-0.5 , +1.4</text:p>
          </table:table-cell>
          <table:table-cell table:style-name="ce69"/>
          <table:table-cell office:value-type="float" office:value="3192" table:style-name="ce50">
            <text:p>3,192</text:p>
          </table:table-cell>
          <table:table-cell office:value-type="float" office:value="3.5912783240701156" table:style-name="ce51">
            <text:p>3.6</text:p>
          </table:table-cell>
          <table:table-cell table:style-name="ce5"/>
          <table:table-cell office:value-type="float" office:value="16.886592804680689" table:style-name="ce62">
            <text:p>16.9</text:p>
          </table:table-cell>
          <table:table-cell office:value-type="string" table:style-name="ce63">
            <text:p>-3.3 , +4.0</text:p>
          </table:table-cell>
          <table:table-cell table:style-name="ce4"/>
          <table:table-cell table:style-name="ce43"/>
          <table:table-cell table:number-columns-repeated="16369" table:style-name="ce6"/>
        </table:table-row>
        <table:table-row table:style-name="ro1">
          <table:table-cell office:value-type="string" table:style-name="ce60">
            <text:p>E07000188</text:p>
          </table:table-cell>
          <table:table-cell office:value-type="string" table:style-name="ce61">
            <text:p>Sedgemoor</text:p>
          </table:table-cell>
          <table:table-cell office:value-type="float" office:value="1702" table:style-name="ce45">
            <text:p>1,702</text:p>
          </table:table-cell>
          <table:table-cell office:value-type="float" office:value="1.8121419901620492" table:style-name="ce46">
            <text:p>1.8</text:p>
          </table:table-cell>
          <table:table-cell table:style-name="ce20"/>
          <table:table-cell office:value-type="float" office:value="2.6457420944325163" table:style-name="ce62">
            <text:p>2.6</text:p>
          </table:table-cell>
          <table:table-cell office:value-type="string" table:style-name="ce63">
            <text:p>-1.2 , +2.0</text:p>
          </table:table-cell>
          <table:table-cell table:style-name="ce69"/>
          <table:table-cell office:value-type="float" office:value="2369" table:style-name="ce50">
            <text:p>2,369</text:p>
          </table:table-cell>
          <table:table-cell office:value-type="float" office:value="2.5223057430633933" table:style-name="ce51">
            <text:p>2.5</text:p>
          </table:table-cell>
          <table:table-cell table:style-name="ce5"/>
          <table:table-cell office:value-type="float" office:value="16.140683431373557" table:style-name="ce62">
            <text:p>16.1</text:p>
          </table:table-cell>
          <table:table-cell office:value-type="string" table:style-name="ce63">
            <text:p>-3.3 , +3.9</text:p>
          </table:table-cell>
          <table:table-cell table:style-name="ce4"/>
          <table:table-cell table:style-name="ce43"/>
          <table:table-cell table:number-columns-repeated="16369" table:style-name="ce6"/>
        </table:table-row>
        <table:table-row table:style-name="ro1">
          <table:table-cell office:value-type="string" table:style-name="ce60">
            <text:p>E07000189</text:p>
          </table:table-cell>
          <table:table-cell office:value-type="string" table:style-name="ce61">
            <text:p>South Somerset</text:p>
          </table:table-cell>
          <table:table-cell office:value-type="float" office:value="1864" table:style-name="ce45">
            <text:p>1,864</text:p>
          </table:table-cell>
          <table:table-cell office:value-type="float" office:value="1.4054665409990574" table:style-name="ce46">
            <text:p>1.4</text:p>
          </table:table-cell>
          <table:table-cell table:style-name="ce4"/>
          <table:table-cell office:value-type="float" office:value="1.6592615587590465" table:style-name="ce62">
            <text:p>1.7</text:p>
          </table:table-cell>
          <table:table-cell office:value-type="string" table:style-name="ce63">
            <text:p>-0.8 , +1.7</text:p>
          </table:table-cell>
          <table:table-cell table:style-name="ce69"/>
          <table:table-cell office:value-type="float" office:value="5805" table:style-name="ce50">
            <text:p>5,805</text:p>
          </table:table-cell>
          <table:table-cell office:value-type="float" office:value="4.3770028275212063" table:style-name="ce51">
            <text:p>4.4</text:p>
          </table:table-cell>
          <table:table-cell table:style-name="ce5"/>
          <table:table-cell office:value-type="float" office:value="21.343508129565517" table:style-name="ce62">
            <text:p>21.3</text:p>
          </table:table-cell>
          <table:table-cell office:value-type="string" table:style-name="ce63">
            <text:p>-3.6 , +4.2</text:p>
          </table:table-cell>
          <table:table-cell table:style-name="ce4"/>
          <table:table-cell table:style-name="ce43"/>
          <table:table-cell table:number-columns-repeated="16369" table:style-name="ce6"/>
        </table:table-row>
        <table:table-row table:style-name="ro1">
          <table:table-cell office:value-type="string" table:style-name="ce60">
            <text:p>E07000190</text:p>
          </table:table-cell>
          <table:table-cell office:value-type="string" table:style-name="ce61">
            <text:p>Taunton Deane</text:p>
          </table:table-cell>
          <table:table-cell office:value-type="float" office:value="2411" table:style-name="ce45">
            <text:p>2,411</text:p>
          </table:table-cell>
          <table:table-cell office:value-type="float" office:value="2.6756483814047431" table:style-name="ce46">
            <text:p>2.7</text:p>
          </table:table-cell>
          <table:table-cell table:style-name="ce20"/>
          <table:table-cell office:value-type="float" office:value="1.270951314634732" table:style-name="ce62">
            <text:p>1.3</text:p>
          </table:table-cell>
          <table:table-cell office:value-type="string" table:style-name="ce63">
            <text:p>-0.7 , +1.5</text:p>
          </table:table-cell>
          <table:table-cell table:style-name="ce69"/>
          <table:table-cell office:value-type="float" office:value="4676" table:style-name="ce50">
            <text:p>4,676</text:p>
          </table:table-cell>
          <table:table-cell office:value-type="float" office:value="5.189270772064944" table:style-name="ce51">
            <text:p>5.2</text:p>
          </table:table-cell>
          <table:table-cell table:style-name="ce5"/>
          <table:table-cell office:value-type="float" office:value="23.62528731937055" table:style-name="ce62">
            <text:p>23.6</text:p>
          </table:table-cell>
          <table:table-cell office:value-type="string" table:style-name="ce63">
            <text:p>-3.7 , +4.2</text:p>
          </table:table-cell>
          <table:table-cell table:style-name="ce4"/>
          <table:table-cell table:style-name="ce43"/>
          <table:table-cell table:number-columns-repeated="16369" table:style-name="ce6"/>
        </table:table-row>
        <table:table-row table:style-name="ro1">
          <table:table-cell office:value-type="string" table:style-name="ce70">
            <text:p>E07000191</text:p>
          </table:table-cell>
          <table:table-cell office:value-type="string" table:style-name="ce71">
            <text:p>West Somerset</text:p>
          </table:table-cell>
          <table:table-cell office:value-type="float" office:value="275" table:style-name="ce72">
            <text:p>275</text:p>
          </table:table-cell>
          <table:table-cell office:value-type="float" office:value="0.92145824956440159" table:style-name="ce73">
            <text:p>0.9</text:p>
          </table:table-cell>
          <table:table-cell table:style-name="ce74"/>
          <table:table-cell office:value-type="float" office:value="0.58529973507485678" table:style-name="ce75">
            <text:p>0.6</text:p>
          </table:table-cell>
          <table:table-cell office:value-type="string" table:style-name="ce76">
            <text:p>-0.4 , +1.3</text:p>
          </table:table-cell>
          <table:table-cell table:style-name="ce77"/>
          <table:table-cell office:value-type="float" office:value="1072" table:style-name="ce78">
            <text:p>1,072</text:p>
          </table:table-cell>
          <table:table-cell office:value-type="float" office:value="3.5920117946655941" table:style-name="ce79">
            <text:p>3.6</text:p>
          </table:table-cell>
          <table:table-cell table:style-name="ce80"/>
          <table:table-cell office:value-type="float" office:value="24.711058389564382" table:style-name="ce75">
            <text:p>24.7</text:p>
          </table:table-cell>
          <table:table-cell office:value-type="string" table:style-name="ce76">
            <text:p>-3.9 , +4.4</text:p>
          </table:table-cell>
          <table:table-cell table:style-name="ce4"/>
          <table:table-cell table:style-name="ce43"/>
          <table:table-cell table:number-columns-repeated="16369" table:style-name="ce6"/>
        </table:table-row>
        <table:table-row table:style-name="ro1">
          <table:table-cell table:style-name="ce20"/>
          <table:table-cell table:style-name="ce4"/>
          <table:table-cell table:style-name="ce81"/>
          <table:table-cell table:style-name="ce4"/>
          <table:table-cell table:number-columns-repeated="2" table:style-name="ce20"/>
          <table:table-cell table:style-name="ce4"/>
          <table:table-cell table:style-name="ce69"/>
          <table:table-cell table:style-name="ce82"/>
          <table:table-cell table:style-name="ce51"/>
          <table:table-cell table:style-name="ce5"/>
          <table:table-cell table:number-columns-repeated="4" table:style-name="ce4"/>
          <table:table-cell table:number-columns-repeated="16369" table:style-name="ce6"/>
        </table:table-row>
        <table:table-row table:style-name="ro14">
          <table:table-cell office:value-type="string" table:number-columns-spanned="13" table:number-rows-spanned="1" table:style-name="ce83">
            <text:p><text:a xlink:href="https://www.nomisweb.co.uk/customerrors/nodataset.asp"><text:span text:style-name="T1">1. 2011 Census data available from</text:span><text:s/>https://www.nomisweb.co.uk/customerrors/nodataset.asp</text:a></text:p>
          </table:table-cell>
          <table:covered-table-cell table:number-columns-repeated="12"/>
          <table:table-cell table:number-columns-repeated="2" table:style-name="ce4"/>
          <table:table-cell table:number-columns-repeated="16369" table:style-name="ce6"/>
        </table:table-row>
        <table:table-row table:style-name="ro1">
          <table:table-cell office:value-type="string" table:style-name="ce4">
            <text:p>2. Results are grouped by where respondents live, which may not be same as where they work or where they cycle.</text:p>
          </table:table-cell>
          <table:table-cell table:style-name="ce4"/>
          <table:table-cell table:style-name="ce81"/>
          <table:table-cell table:number-columns-repeated="4" table:style-name="ce4"/>
          <table:table-cell table:style-name="ce69"/>
          <table:table-cell table:style-name="ce82"/>
          <table:table-cell table:style-name="ce51"/>
          <table:table-cell table:style-name="ce5"/>
          <table:table-cell table:number-columns-repeated="4" table:style-name="ce4"/>
          <table:table-cell table:number-columns-repeated="16369" table:style-name="ce6"/>
        </table:table-row>
        <table:table-row table:style-name="ro1">
          <table:table-cell office:value-type="string" table:style-name="ce4">
            <text:p>3. The DfT statistics refer to all adults aged 16 and over and include all cycling, regardless of length or purpose.</text:p>
          </table:table-cell>
          <table:table-cell table:style-name="ce4"/>
          <table:table-cell table:style-name="ce81"/>
          <table:table-cell table:number-columns-repeated="4" table:style-name="ce4"/>
          <table:table-cell table:style-name="ce69"/>
          <table:table-cell table:style-name="ce84"/>
          <table:table-cell table:style-name="ce85"/>
          <table:table-cell table:style-name="ce5"/>
          <table:table-cell table:number-columns-repeated="4" table:style-name="ce4"/>
          <table:table-cell table:number-columns-repeated="16369" table:style-name="ce6"/>
        </table:table-row>
        <table:table-row table:style-name="ro2">
          <table:table-cell office:value-type="string" table:style-name="ce4">
            <text:p>4. "95% CI" refers to 95% confidence interval. See accompanying Notes and Definitions document for more details.</text:p>
          </table:table-cell>
          <table:table-cell table:style-name="ce4"/>
          <table:table-cell table:style-name="ce81"/>
          <table:table-cell table:number-columns-repeated="12" table:style-name="ce4"/>
          <table:table-cell table:number-columns-repeated="16369" table:style-name="ce6"/>
        </table:table-row>
        <table:table-row table:style-name="ro2">
          <table:table-cell office:value-type="string" table:style-name="ce20">
            <text:p>5.Utility purposes as measured in the APS can include walking to work but also other types of walking behaviour. This is likely to be why APS walking for utility purposes figures tend to be considerably higher than Census walk to work figures.</text:p>
          </table:table-cell>
          <table:table-cell table:style-name="ce4"/>
          <table:table-cell table:style-name="ce81"/>
          <table:table-cell table:number-columns-repeated="12" table:style-name="ce4"/>
          <table:table-cell table:number-columns-repeated="16369" table:style-name="ce6"/>
        </table:table-row>
        <table:table-row table:style-name="ro2">
          <table:table-cell office:value-type="string" table:style-name="ce4">
            <text:p>6. Census figures include all persons aged 16 to 74 who were in full time employment the week before the 2011 Census (March 2011). Percentages of population based on population aged 16+</text:p>
          </table:table-cell>
          <table:table-cell table:style-name="ce4"/>
          <table:table-cell table:style-name="ce81"/>
          <table:table-cell table:number-columns-repeated="12" table:style-name="ce4"/>
          <table:table-cell table:number-columns-repeated="16369" table:style-name="ce6"/>
        </table:table-row>
        <table:table-row table:style-name="ro1">
          <table:table-cell office:value-type="string" table:style-name="ce20">
            <text:p>7. Cycling/walking to work for full time employment Census data for City of London and Isles of Scilly are placed in with Westminster and Cornwall for data protection purposes.</text:p>
          </table:table-cell>
          <table:table-cell table:style-name="ce4"/>
          <table:table-cell table:style-name="ce81"/>
          <table:table-cell table:number-columns-repeated="3" table:style-name="ce4"/>
          <table:table-cell table:style-name="ce69"/>
          <table:table-cell table:style-name="ce84"/>
          <table:table-cell table:style-name="ce86"/>
          <table:table-cell table:style-name="ce5"/>
          <table:table-cell table:number-columns-repeated="5" table:style-name="ce4"/>
          <table:table-cell table:number-columns-repeated="16369" table:style-name="ce6"/>
        </table:table-row>
        <table:table-row table:style-name="ro1">
          <table:table-cell table:style-name="ce20"/>
          <table:table-cell table:style-name="ce4"/>
          <table:table-cell table:style-name="ce81"/>
          <table:table-cell table:number-columns-repeated="3" table:style-name="ce4"/>
          <table:table-cell table:style-name="ce69"/>
          <table:table-cell table:style-name="ce84"/>
          <table:table-cell table:style-name="ce86"/>
          <table:table-cell table:style-name="ce5"/>
          <table:table-cell table:number-columns-repeated="5" table:style-name="ce4"/>
          <table:table-cell table:number-columns-repeated="16369" table:style-name="ce6"/>
        </table:table-row>
        <table:table-row table:style-name="ro1">
          <table:table-cell office:value-type="string" table:style-name="ce87">
            <text:p>Source: Active People Survey - Sport England</text:p>
          </table:table-cell>
          <table:table-cell table:style-name="ce86"/>
          <table:table-cell table:style-name="ce81"/>
          <table:table-cell table:number-columns-repeated="3" table:style-name="ce4"/>
          <table:table-cell table:style-name="ce69"/>
          <table:table-cell table:style-name="ce84"/>
          <table:table-cell table:number-columns-repeated="7" table:style-name="ce4"/>
          <table:table-cell table:number-columns-repeated="16369" table:style-name="ce6"/>
        </table:table-row>
        <table:table-row table:style-name="ro1">
          <table:table-cell office:value-type="string" table:style-name="ce88">
            <text:p>Last updated: July 2016</text:p>
          </table:table-cell>
          <table:table-cell table:style-name="ce4"/>
          <table:table-cell table:style-name="ce81"/>
          <table:table-cell table:number-columns-repeated="3" table:style-name="ce4"/>
          <table:table-cell table:style-name="ce69"/>
          <table:table-cell table:style-name="ce84"/>
          <table:table-cell table:number-columns-repeated="7" table:style-name="ce4"/>
          <table:table-cell table:number-columns-repeated="16369" table:style-name="ce6"/>
        </table:table-row>
        <table:table-row table:style-name="ro1">
          <table:table-cell office:value-type="string" table:style-name="ce88">
            <text:p>Next update: Spring 2017</text:p>
          </table:table-cell>
          <table:table-cell table:style-name="ce4"/>
          <table:table-cell table:style-name="ce81"/>
          <table:table-cell table:style-name="ce85"/>
          <table:table-cell table:number-columns-repeated="2" table:style-name="ce4"/>
          <table:table-cell table:style-name="ce69"/>
          <table:table-cell table:style-name="ce81"/>
          <table:table-cell table:style-name="ce85"/>
          <table:table-cell table:style-name="ce5"/>
          <table:table-cell table:number-columns-repeated="5" table:style-name="ce4"/>
          <table:table-cell table:number-columns-repeated="16369" table:style-name="ce6"/>
        </table:table-row>
        <table:table-row table:style-name="ro2">
          <table:table-cell table:style-name="ce88"/>
          <table:table-cell table:style-name="ce4"/>
          <table:table-cell table:style-name="ce81"/>
          <table:table-cell table:style-name="ce85"/>
          <table:table-cell table:number-columns-repeated="8" table:style-name="ce4"/>
          <table:table-cell table:style-name="ce85"/>
          <table:table-cell table:number-columns-repeated="2" table:style-name="ce4"/>
          <table:table-cell table:number-columns-repeated="16369" table:style-name="ce6"/>
        </table:table-row>
        <table:table-row table:style-name="ro2">
          <table:table-cell office:value-type="string" table:style-name="ce89">
            <text:p><text:a xlink:href="http://www.gov.uk/transport-statistics-notes-and-guidance-walking-and-cycling">Notes &amp; Definitions (www.gov.uk/transport-statistics-notes-and-guidance-walking-and-cycling)</text:a></text:p>
          </table:table-cell>
          <table:table-cell table:style-name="ce4"/>
          <table:table-cell table:style-name="ce81"/>
          <table:table-cell table:style-name="ce85"/>
          <table:table-cell table:number-columns-repeated="11" table:style-name="ce4"/>
          <table:table-cell table:number-columns-repeated="16369" table:style-name="ce6"/>
        </table:table-row>
        <table:table-row table:style-name="ro2">
          <table:table-cell office:value-type="string" table:style-name="ce90">
            <text:p>Telephone: 020 7944 6104</text:p>
          </table:table-cell>
          <table:table-cell table:style-name="ce4"/>
          <table:table-cell table:style-name="ce81"/>
          <table:table-cell table:style-name="ce85"/>
          <table:table-cell table:style-name="ce5"/>
          <table:table-cell table:number-columns-repeated="16379" table:style-name="ce6"/>
        </table:table-row>
        <table:table-row table:style-name="ro2">
          <table:table-cell office:value-type="string" table:style-name="ce88">
            <text:p>Email: subnational.stats@dft.gsi.gov.uk</text:p>
          </table:table-cell>
          <table:table-cell table:style-name="ce4"/>
          <table:table-cell table:style-name="ce81"/>
          <table:table-cell table:style-name="ce85"/>
          <table:table-cell table:style-name="ce5"/>
          <table:table-cell table:number-columns-repeated="16379" table:style-name="ce6"/>
        </table:table-row>
        <table:table-row table:number-rows-repeated="2" table:style-name="ro2">
          <table:table-cell table:style-name="ce2"/>
          <table:table-cell table:style-name="ce4"/>
          <table:table-cell table:style-name="ce81"/>
          <table:table-cell table:style-name="ce85"/>
          <table:table-cell table:style-name="ce5"/>
          <table:table-cell table:number-columns-repeated="16379" table:style-name="ce6"/>
        </table:table-row>
        <table:table-row table:number-rows-repeated="48" table:style-name="ro2">
          <table:table-cell table:style-name="ce20"/>
          <table:table-cell table:style-name="ce4"/>
          <table:table-cell table:style-name="ce81"/>
          <table:table-cell table:style-name="ce85"/>
          <table:table-cell table:style-name="ce5"/>
          <table:table-cell table:number-columns-repeated="16379" table:style-name="ce6"/>
        </table:table-row>
        <table:table-row table:number-rows-repeated="1048124" table:style-name="ro2">
          <table:table-cell table:number-columns-repeated="16384"/>
        </table:table-row>
        <table:named-expressions>
          <table:named-range table:name="Print_Area" table:cell-range-address="CW0901.$A$1:CW0901.$I$393" table:base-cell-address="CW0901.$A$1"/>
          <table:named-range table:name="Print_Titles" table:cell-range-address="CW0901.$A$1:CW0901.$IV$8" table:base-cell-address="CW0901.$A$1"/>
        </table:named-expressions>
      </table:table>
      <table:table table:name="'file://virago/u/temp/Working%20files/6.11.9%20DW%20LHA%20&amp;%20HA%20roads%20casulties_1WIP.xls'#Sheet1" table:style-name="ta2">
        <table:table-source xlink:href="file://virago/u/temp/Working%20files/6.11.9%20DW%20LHA%20&amp;%20HA%20roads%20casulties_1WIP.xls" table:table-name="Sheet1" table:mode="copy-results-only"/>
        <table:table-column/>
        <table:table-row table:number-rows-repeated="1048576">
          <table:table-cell table:number-columns-repeated="16384"/>
        </table:table-row>
      </table:table>
      <table:named-expressions>
        <table:named-expression table:name="\a" table:expression="of:=[.#REF!]" table:base-cell-address="CW0901.$A$1"/>
        <table:named-expression table:name="\b" table:expression="of:=#N/A" table:base-cell-address="CW0901.$A$1"/>
        <table:named-expression table:name="\p" table:expression="of:=[.#REF!]" table:base-cell-address="CW0901.$A$1"/>
        <table:named-expression table:name="\s" table:expression="of:=[.#REF!]" table:base-cell-address="CW0901.$A$1"/>
        <table:named-expression table:name="\z" table:expression="of:=[.#REF!]" table:base-cell-address="CW0901.$A$1"/>
        <table:named-expression table:name="_PRv2" table:expression="of:=[.#REF!]" table:base-cell-address="CW0901.$A$1"/>
        <table:named-expression table:name="_PUv2" table:expression="of:=[.#REF!]" table:base-cell-address="CW0901.$A$1"/>
        <table:named-expression table:name="_QU1" table:expression="of:=[.#REF!]" table:base-cell-address="CW0901.$A$1"/>
        <table:named-expression table:name="_QU10" table:expression="of:=[.#REF!]" table:base-cell-address="CW0901.$A$1"/>
        <table:named-expression table:name="_QU11" table:expression="of:=[.#REF!]" table:base-cell-address="CW0901.$A$1"/>
        <table:named-expression table:name="_QU12" table:expression="of:=[.#REF!]" table:base-cell-address="CW0901.$A$1"/>
        <table:named-expression table:name="_QU13" table:expression="of:=[.#REF!]" table:base-cell-address="CW0901.$A$1"/>
        <table:named-expression table:name="_QU14" table:expression="of:=[.#REF!]" table:base-cell-address="CW0901.$A$1"/>
        <table:named-expression table:name="_QU15" table:expression="of:=[.#REF!]" table:base-cell-address="CW0901.$A$1"/>
        <table:named-expression table:name="_QU16" table:expression="of:=[.#REF!]" table:base-cell-address="CW0901.$A$1"/>
        <table:named-expression table:name="_qu17" table:expression="of:=[.#REF!]" table:base-cell-address="CW0901.$A$1"/>
        <table:named-expression table:name="_QU2" table:expression="of:=[.#REF!]" table:base-cell-address="CW0901.$A$1"/>
        <table:named-expression table:name="_QU3" table:expression="of:=[.#REF!]" table:base-cell-address="CW0901.$A$1"/>
        <table:named-expression table:name="_QU4" table:expression="of:=[.#REF!]" table:base-cell-address="CW0901.$A$1"/>
        <table:named-expression table:name="_QU5" table:expression="of:=[.#REF!]" table:base-cell-address="CW0901.$A$1"/>
        <table:named-expression table:name="_QU6" table:expression="of:=[.#REF!]" table:base-cell-address="CW0901.$A$1"/>
        <table:named-expression table:name="_QU7" table:expression="of:=[.#REF!]" table:base-cell-address="CW0901.$A$1"/>
        <table:named-expression table:name="_QU8" table:expression="of:=[.#REF!]" table:base-cell-address="CW0901.$A$1"/>
        <table:named-expression table:name="_QU9" table:expression="of:=[.#REF!]" table:base-cell-address="CW0901.$A$1"/>
        <table:named-expression table:name="_TAB2" table:expression="of:=[.#REF!]" table:base-cell-address="CW0901.$A$1"/>
        <table:named-expression table:name="_TAB9" table:expression="of:=[.#REF!]" table:base-cell-address="CW0901.$A$1"/>
        <table:named-expression table:name="_TRv2" table:expression="of:=[.#REF!]" table:base-cell-address="CW0901.$A$1"/>
        <table:named-expression table:name="_tuv2" table:expression="of:=[.#REF!]" table:base-cell-address="CW0901.$A$1"/>
        <table:named-expression table:name="_Yr01" table:expression="of:=[.#REF!]" table:base-cell-address="CW0901.$A$1"/>
        <table:named-expression table:name="_Yr02" table:expression="of:=[.#REF!]" table:base-cell-address="CW0901.$A$1"/>
        <table:named-expression table:name="BOTO" table:expression="of:=[.#REF!]" table:base-cell-address="CW0901.$A$1"/>
        <table:named-expression table:name="BOTO2" table:expression="of:=[.#REF!]" table:base-cell-address="CW0901.$A$1"/>
        <table:named-expression table:name="DASH" table:expression="of:=[.#REF!]" table:base-cell-address="CW0901.$A$1"/>
        <table:named-expression table:name="Data_col1" table:expression="of:=[.#REF!]" table:base-cell-address="CW0901.$A$1"/>
        <table:named-expression table:name="exchange_rate" table:expression="of:=[.#REF!]" table:base-cell-address="CW0901.$A$1"/>
        <table:named-expression table:name="GEOG9703" table:expression="of:=[.#REF!]" table:base-cell-address="CW0901.$A$1"/>
        <table:named-expression table:name="Lon" table:expression="of:=[.#REF!]" table:base-cell-address="CW0901.$A$1"/>
        <table:named-expression table:name="MIN" table:expression="of:=[.#REF!]" table:base-cell-address="CW0901.$A$1"/>
        <table:named-expression table:name="mincheck" table:expression="of:=[.#REF!]" table:base-cell-address="CW0901.$A$1"/>
        <table:named-expression table:name="name" table:expression="of:=[.#REF!]" table:base-cell-address="CW0901.$A$1"/>
        <table:named-expression table:name="other" table:expression="of:=[.#REF!]" table:base-cell-address="CW0901.$A$1"/>
        <table:named-range table:name="PM" table:cell-range-address="'file://virago/u/temp/Working%20files/6.11.9%20DW%20LHA%20&amp;%20HA%20roads%20casulties_1WIP.xls'#Sheet1.$K$1:Sheet1.$S$13" table:base-cell-address="CW0901.$A$1"/>
        <table:named-expression table:name="PR" table:expression="of:=[.#REF!]" table:base-cell-address="CW0901.$A$1"/>
        <table:named-expression table:name="Print_Area_MI" table:expression="of:=[.#REF!]" table:base-cell-address="CW0901.$A$1"/>
        <table:named-expression table:name="PU" table:expression="of:=[.#REF!]" table:base-cell-address="CW0901.$A$1"/>
        <table:named-expression table:name="R_" table:expression="of:=[.#REF!]" table:base-cell-address="CW0901.$A$1"/>
        <table:named-expression table:name="region" table:expression="of:=[.#REF!]" table:base-cell-address="CW0901.$A$1"/>
        <table:named-expression table:name="TAB5cQT" table:expression="of:=[.#REF!]" table:base-cell-address="CW0901.$A$1"/>
        <table:named-expression table:name="TB6a_bik" table:expression="of:=[.#REF!]" table:base-cell-address="CW0901.$A$1"/>
        <table:named-expression table:name="TB6a_car" table:expression="of:=[.#REF!]" table:base-cell-address="CW0901.$A$1"/>
        <table:named-expression table:name="TB6a_cyc" table:expression="of:=[.#REF!]" table:base-cell-address="CW0901.$A$1"/>
        <table:named-expression table:name="TB6a_ped" table:expression="of:=[.#REF!]" table:base-cell-address="CW0901.$A$1"/>
        <table:named-expression table:name="TB6b_bik" table:expression="of:=[.#REF!]" table:base-cell-address="CW0901.$A$1"/>
        <table:named-expression table:name="TB6b_car" table:expression="of:=[.#REF!]" table:base-cell-address="CW0901.$A$1"/>
        <table:named-expression table:name="TB6b_cyc" table:expression="of:=[.#REF!]" table:base-cell-address="CW0901.$A$1"/>
        <table:named-expression table:name="TB6b_ped" table:expression="of:=[.#REF!]" table:base-cell-address="CW0901.$A$1"/>
        <table:named-expression table:name="TB6c_bik" table:expression="of:=[.#REF!]" table:base-cell-address="CW0901.$A$1"/>
        <table:named-expression table:name="TB6c_car" table:expression="of:=[.#REF!]" table:base-cell-address="CW0901.$A$1"/>
        <table:named-expression table:name="TB6c_cyc" table:expression="of:=[.#REF!]" table:base-cell-address="CW0901.$A$1"/>
        <table:named-expression table:name="TB6c_ped" table:expression="of:=[.#REF!]" table:base-cell-address="CW0901.$A$1"/>
        <table:named-expression table:name="temp02" table:expression="of:=[.#REF!]" table:base-cell-address="CW0901.$A$1"/>
        <table:named-range table:name="TM" table:cell-range-address="'file://virago/u/temp/Working%20files/6.11.9%20DW%20LHA%20&amp;%20HA%20roads%20casulties_1WIP.xls'#Sheet1.$A$1:Sheet1.$I$119" table:base-cell-address="CW0901.$A$1"/>
        <table:named-expression table:name="TOP" table:expression="of:=[.#REF!]" table:base-cell-address="CW0901.$A$1"/>
        <table:named-range table:name="TR" table:cell-range-address="'file://virago/u/temp/Working%20files/6.11.9%20DW%20LHA%20&amp;%20HA%20roads%20casulties_1WIP.xls'#Sheet1.$U$1:Sheet1.$AB$146" table:base-cell-address="CW0901.$A$1"/>
        <table:named-range table:name="TU" table:cell-range-address="'file://virago/u/temp/Working%20files/6.11.9%20DW%20LHA%20&amp;%20HA%20roads%20casulties_1WIP.xls'#Sheet1.$AC$1:Sheet1.$AJ$133" table:base-cell-address="CW0901.$A$1"/>
        <table:named-expression table:name="v" table:expression="of:=[.#REF!]" table:base-cell-address="CW0901.$A$1"/>
        <table:named-expression table:name="Yr00" table:expression="of:=[.#REF!]" table:base-cell-address="CW090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number number:decimal-places="0" number:min-integer-digits="1" number:grouping="true"/>
    </number:number-style>
    <number:number-style style:name="N36">
      <style:text-properties fo:color="#FF0000"/>
      <number:text>-</number:text>
      <number:number number:decimal-places="0" number:min-integer-digits="1" number:grouping="true"/>
      <style:map style:condition="value()&gt;=0" style:apply-style-name="N36P0"/>
    </number:number-style>
    <number:number-style style:name="N37P0">
      <number:number number:decimal-places="2" number:min-integer-digits="1" number:grouping="true"/>
    </number:number-style>
    <number:number-style style:name="N37">
      <style:text-properties fo:color="#FF0000"/>
      <number:text>-</number:text>
      <number:number number:decimal-places="2" number:min-integer-digits="1" number:grouping="true"/>
      <style:map style:condition="value()&gt;=0" style:apply-style-name="N37P0"/>
    </number:number-style>
    <number:number-style style:name="N38P0">
      <number:number number:decimal-places="1" number:min-integer-digits="1" number:grouping="true"/>
    </number:number-style>
    <number:number-style style:name="N38">
      <style:text-properties fo:color="#FF0000"/>
      <number:text>-</number:text>
      <number:number number:decimal-places="1" number:min-integer-digits="1" number:grouping="true"/>
      <style:map style:condition="value()&gt;=0" style:apply-style-name="N38P0"/>
    </number:number-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2" number:min-integer-digits="1" number:grouping="true"/>
    </number:number-style>
    <number:number-style style:name="N41">
      <number:text>-</number:text>
      <number:number number:decimal-places="2" number:min-integer-digits="1" number:grouping="true"/>
      <style:map style:condition="value()&gt;=0" style:apply-style-name="N41P0"/>
    </number:number-style>
    <number:number-style style:name="N42P0">
      <number:number number:decimal-places="0" number:min-integer-digits="1" number:grouping="true"/>
    </number:number-style>
    <number:number-style style:name="N42P1">
      <number:text>-</number:text>
      <number:number number:decimal-places="0" number:min-integer-digits="1" number:grouping="true"/>
    </number:number-style>
    <number:text-style style:name="N42">
      <number:text>-</number:text>
      <style:map style:condition="value()&gt;0.5" style:apply-style-name="N42P0"/>
      <style:map style:condition="value()&lt;-0.5" style:apply-style-name="N42P1"/>
    </number:text-style>
    <style:style style:name="_50_0_37__32_-_32_Accent1" style:display-name="20% - Accent1"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Calculation"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40"/>
    <style:style style:name="Comma_32_2" style:display-name="Comma 2" style:family="table-cell" style:data-style-name="N40"/>
    <style:style style:name="Decimal" style:family="table-cell" style:data-style-name="N41">
      <style:table-cell-properties style:vertical-align="automatic" fo:background-color="transparent"/>
      <style:text-properties style:font-name="Times New Roman" style:font-name-asian="Times New Roman" style:font-name-complex="Times New Roman" fo:font-size="12pt" style:font-size-asian="12pt" style:font-size-complex="12pt" style:font-family-generic="roman"/>
    </style:style>
    <style:style style:name="Explanatory_32_Text" style:display-name="Explanatory Text"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Footnote" style:family="table-cell" style:data-style-name="N3">
      <style:table-cell-properties style:vertical-align="automatic" fo:background-color="transparent"/>
      <style:text-properties style:font-name="Times New Roman" style:font-name-asian="Times New Roman" style:font-name-complex="Times New Roman" fo:font-size="12pt" style:font-size-asian="12pt" style:font-size-complex="12pt" style:text-position="33%" style:font-family-generic="roman"/>
    </style:style>
    <style:style style:name="Good"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Heading" style:family="table-cell" style:data-style-name="N42">
      <style:table-cell-properties style:vertical-align="middle" fo:background-color="transparent" style:repeat-content="false"/>
      <style:paragraph-properties fo:text-align="start" fo:margin-left="0cm"/>
      <style:text-properties fo:font-size="14pt" style:font-size-asian="14pt" style:font-size-complex="14pt"/>
    </style:style>
    <style:style style:name="Heading_32_1" style:display-name="Heading 1"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Input"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te" style:family="table-cell" style:data-style-name="N0">
      <style:table-cell-properties fo:border="thin solid #C0C0C0" fo:background-color="#FFFFCC"/>
    </style:style>
    <style:style style:name="Output"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Percent_32_2" style:display-name="Percent 2" style:family="table-cell" style:data-style-name="N13"/>
    <style:style style:name="Publication_style" style:family="table-cell" style:data-style-name="N42">
      <style:text-properties style:font-name="Times New Roman" style:font-name-asian="Times New Roman" style:font-name-complex="Times New Roman" style:font-family-generic="roman"/>
    </style:style>
    <style:style style:name="Refdb_32_standard" style:display-name="Refdb standard"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Total"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21in" fo:margin-bottom="0.17in" fo:margin-left="0.22in" fo:margin-right="0.23in" style:print-orientation="portrait" style:print-page-order="ttb" style:first-page-number="continue" style:scale-to="85%" style:table-centering="none" style:print="objects charts drawings"/>
      <style:header-style>
        <style:header-footer-properties fo:min-height="0.05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ftuddenh</meta:initial-creator>
    <dc:creator>Adam Evans</dc:creator>
    <meta:creation-date>2013-03-26T15:33:23Z</meta:creation-date>
    <dc:date>2016-07-08T10:59:49Z</dc:date>
    <meta:print-date>2013-04-08T08:38:57Z</meta:print-date>
  </office:meta>
</office:document-meta>
</file>